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bold"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bold" fo:font-family="Calibri" style:font-family-asian="Calibri" style:font-family-complex="Calibri"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1.00pt" fo:font-weight="bold" fo:font-family="Calibri" style:font-family-asian="Calibri" style:font-family-complex="Calibri"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1.00pt" fo:font-weight="bold" fo:font-family="Calibri" style:font-family-asian="Calibri" style:font-family-complex="Calibri"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1.00pt" fo:font-weight="bold" fo:font-family="Calibri" style:font-family-asian="Calibri" style:font-family-complex="Calibri"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1.00pt" fo:font-weight="bold" fo:font-family="Calibri" style:font-family-asian="Calibri" style:font-family-complex="Calibri"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1.00pt" fo:font-weight="bold" fo:font-family="Calibri" style:font-family-asian="Calibri" style:font-family-complex="Calibri"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1.00pt" fo:font-weight="bold" fo:font-family="Calibri" style:font-family-asian="Calibri" style:font-family-complex="Calibri"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1.00pt" fo:font-weight="bold" fo:font-family="Calibri" style:font-family-asian="Calibri" style:font-family-complex="Calibri"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bold"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bold"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bold" fo:font-family="Calibri" style:font-family-asian="Calibri" style:font-family-complex="Calibri"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1.00pt" fo:font-weight="bold" fo:font-family="Calibri" style:font-family-asian="Calibri" style:font-family-complex="Calibri"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1.00pt" fo:font-weight="bold" fo:font-family="Calibri" style:font-family-asian="Calibri" style:font-family-complex="Calibri" fo:background-color="transparent" style:use-window-font-color="true"/>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1.00pt" fo:font-weight="bold" fo:font-family="Calibri" style:font-family-asian="Calibri" style:font-family-complex="Calibri"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1.00pt" fo:font-weight="bold" fo:font-family="Calibri" style:font-family-asian="Calibri" style:font-family-complex="Calibri"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1.00pt" fo:font-weight="bold" fo:font-family="Calibri" style:font-family-asian="Calibri" style:font-family-complex="Calibri"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1.00pt" fo:font-weight="bold" fo:font-family="Calibri" style:font-family-asian="Calibri" style:font-family-complex="Calibri"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1.00pt" fo:font-weight="bold" fo:font-family="Calibri" style:font-family-asian="Calibri" style:font-family-complex="Calibri"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1.00pt" fo:font-weight="bold" fo:font-family="Calibri" style:font-family-asian="Calibri" style:font-family-complex="Calibri" fo:background-color="transparent" style:use-window-font-color="true"/>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1.00pt" fo:font-weight="bold" fo:font-family="Calibri" style:font-family-asian="Calibri" style:font-family-complex="Calibri" fo:background-color="transparent" style:use-window-font-color="true"/>
    </style:style>
    <style:style style:name="T109" style:family="text">
      <style:text-properties fo:font-size="11.00pt" fo:font-weight="normal" fo:font-family="Calibri" style:font-family-asian="Calibri" style:font-family-complex="Calibri" fo:background-color="transparent" style:use-window-font-color="true"/>
    </style:style>
    <style:style style:name="T110" style:family="text">
      <style:text-properties fo:font-size="11.00pt" fo:font-weight="bold" fo:font-family="Calibri" style:font-family-asian="Calibri" style:font-family-complex="Calibri" fo:background-color="transparent" style:use-window-font-color="true"/>
    </style:style>
    <style:style style:name="T111" style:family="text">
      <style:text-properties fo:font-size="11.00pt" fo:font-weight="normal" fo:font-family="Calibri" style:font-family-asian="Calibri" style:font-family-complex="Calibri"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1.00pt" fo:font-weight="bold" fo:font-family="Calibri" style:font-family-asian="Calibri" style:font-family-complex="Calibri" fo:background-color="transparent" style:use-window-font-color="true"/>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00pt" fo:font-weight="normal" fo:font-family="Calibri" style:font-family-asian="Calibri" style:font-family-complex="Calibri" fo:background-color="transparent" style:use-window-font-color="true"/>
    </style:style>
    <style:style style:name="T118" style:family="text">
      <style:text-properties fo:font-size="11.00pt" fo:font-weight="bold" fo:font-family="Calibri" style:font-family-asian="Calibri" style:font-family-complex="Calibri"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1.00pt" fo:font-weight="bold" fo:font-family="Calibri" style:font-family-asian="Calibri" style:font-family-complex="Calibri"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1.00pt" fo:font-weight="bold" fo:font-family="Calibri" style:font-family-asian="Calibri" style:font-family-complex="Calibri"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1.00pt" fo:font-weight="bold" fo:font-family="Calibri" style:font-family-asian="Calibri" style:font-family-complex="Calibri"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1.00pt" fo:font-weight="bold" fo:font-family="Calibri" style:font-family-asian="Calibri" style:font-family-complex="Calibri"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1.00pt" fo:font-weight="bold" fo:font-family="Calibri" style:font-family-asian="Calibri" style:font-family-complex="Calibri" fo:background-color="transparent" style:use-window-font-color="true"/>
    </style:style>
    <style:style style:name="T136" style:family="text">
      <style:text-properties fo:font-size="11.00pt" fo:font-weight="normal" fo:font-family="Calibri" style:font-family-asian="Calibri" style:font-family-complex="Calibri" fo:background-color="transparent" style:use-window-font-color="true"/>
    </style:style>
    <style:style style:name="T137" style:family="text">
      <style:text-properties fo:font-size="11.00pt" fo:font-weight="bold" fo:font-family="Calibri" style:font-family-asian="Calibri" style:font-family-complex="Calibri" fo:background-color="transparent" style:use-window-font-color="true"/>
    </style:style>
    <style:style style:name="T138" style:family="text">
      <style:text-properties fo:font-size="11.00pt" fo:font-weight="normal" fo:font-family="Calibri" style:font-family-asian="Calibri" style:font-family-complex="Calibri" fo:background-color="transparent" style:use-window-font-color="true"/>
    </style:style>
    <style:style style:name="T139" style:family="text">
      <style:text-properties fo:font-size="11.00pt" fo:font-weight="bold" fo:font-family="Calibri" style:font-family-asian="Calibri" style:font-family-complex="Calibri"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1.00pt" fo:font-weight="normal" fo:font-family="Calibri" style:font-family-asian="Calibri" style:font-family-complex="Calibri" fo:background-color="transparent" style:use-window-font-color="true"/>
    </style:style>
    <style:style style:name="T142" style:family="text">
      <style:text-properties fo:font-size="11.00pt" fo:font-weight="bold" fo:font-family="Calibri" style:font-family-asian="Calibri" style:font-family-complex="Calibri" fo:background-color="transparent" style:use-window-font-color="true"/>
    </style:style>
    <style:style style:name="T143" style:family="text">
      <style:text-properties fo:font-size="11.00pt" fo:font-weight="normal" fo:font-family="Calibri" style:font-family-asian="Calibri" style:font-family-complex="Calibri" fo:background-color="transparent" style:use-window-font-color="true"/>
    </style:style>
    <style:style style:name="T144" style:family="text">
      <style:text-properties fo:font-size="11.00pt" fo:font-weight="bold" fo:font-family="Calibri" style:font-family-asian="Calibri" style:font-family-complex="Calibri" fo:background-color="transparent" style:use-window-font-color="true"/>
    </style:style>
    <style:style style:name="T145" style:family="text">
      <style:text-properties fo:font-size="11.00pt" fo:font-weight="normal" fo:font-family="Calibri" style:font-family-asian="Calibri" style:font-family-complex="Calibri" fo:background-color="transparent" style:use-window-font-color="true"/>
    </style:style>
    <style:style style:name="T146" style:family="text">
      <style:text-properties fo:font-size="11.00pt" fo:font-weight="bold" fo:font-family="Calibri" style:font-family-asian="Calibri" style:font-family-complex="Calibri" fo:background-color="transparent" style:use-window-font-color="true"/>
    </style:style>
    <style:style style:name="T147" style:family="text">
      <style:text-properties fo:font-size="11.00pt" fo:font-weight="normal" fo:font-family="Calibri" style:font-family-asian="Calibri" style:font-family-complex="Calibri" fo:background-color="transparent" style:use-window-font-color="true"/>
    </style:style>
    <style:style style:name="T148" style:family="text">
      <style:text-properties fo:font-size="11.00pt" fo:font-weight="normal" fo:font-family="Calibri" style:font-family-asian="Calibri" style:font-family-complex="Calibri" fo:background-color="transparent" style:use-window-font-color="true"/>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1.00pt" fo:font-weight="normal" fo:font-family="Calibri" style:font-family-asian="Calibri" style:font-family-complex="Calibri" fo:background-color="transparent" style:use-window-font-color="true"/>
    </style:style>
    <style:style style:name="T151" style:family="text">
      <style:text-properties fo:font-size="11.00pt" fo:font-weight="normal" fo:font-family="Calibri" style:font-family-asian="Calibri" style:font-family-complex="Calibri" fo:background-color="transparent" style:use-window-font-color="true"/>
    </style:style>
    <style:style style:name="T152" style:family="text">
      <style:text-properties fo:font-size="11.00pt" fo:font-weight="bold" fo:font-family="Calibri" style:font-family-asian="Calibri" style:font-family-complex="Calibri" fo:background-color="transparent" style:use-window-font-color="true"/>
    </style:style>
    <style:style style:name="T153" style:family="text">
      <style:text-properties fo:font-size="11.00pt" fo:font-weight="normal" fo:font-family="Calibri" style:font-family-asian="Calibri" style:font-family-complex="Calibri" fo:background-color="transparent" style:use-window-font-color="true"/>
    </style:style>
    <style:style style:name="T154" style:family="text">
      <style:text-properties fo:font-size="11.00pt" fo:font-weight="normal" fo:font-family="Calibri" style:font-family-asian="Calibri" style:font-family-complex="Calibri" fo:background-color="transparent" style:use-window-font-color="true"/>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1.00pt" fo:font-weight="normal" fo:font-family="Calibri" style:font-family-asian="Calibri" style:font-family-complex="Calibri" fo:background-color="transparent" style:use-window-font-color="true"/>
    </style:style>
    <style:style style:name="T157" style:family="text">
      <style:text-properties fo:font-size="11.00pt" fo:font-weight="normal" fo:font-family="Calibri" style:font-family-asian="Calibri" style:font-family-complex="Calibri" fo:background-color="transparent" style:use-window-font-color="true"/>
    </style:style>
    <style:style style:name="T158" style:family="text">
      <style:text-properties fo:font-size="11.00pt" fo:font-weight="bold" fo:font-family="Calibri" style:font-family-asian="Calibri" style:font-family-complex="Calibri" fo:background-color="transparent" style:use-window-font-color="true"/>
    </style:style>
    <style:style style:name="T159" style:family="text">
      <style:text-properties fo:font-size="11.00pt" fo:font-weight="normal" fo:font-family="Calibri" style:font-family-asian="Calibri" style:font-family-complex="Calibri" fo:background-color="transparent" style:use-window-font-color="true"/>
    </style:style>
    <style:style style:name="T160" style:family="text">
      <style:text-properties fo:font-size="11.00pt" fo:font-weight="bold" fo:font-family="Calibri" style:font-family-asian="Calibri" style:font-family-complex="Calibri" fo:background-color="transparent" style:use-window-font-color="true"/>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1.00pt" fo:font-weight="normal" fo:font-family="Calibri" style:font-family-asian="Calibri" style:font-family-complex="Calibri" fo:background-color="transparent" style:use-window-font-color="true"/>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1.00pt" fo:font-weight="bold" fo:font-family="Calibri" style:font-family-asian="Calibri" style:font-family-complex="Calibri" fo:background-color="transparent" style:use-window-font-color="true"/>
    </style:style>
    <style:style style:name="T165" style:family="text">
      <style:text-properties fo:font-size="11.00pt" fo:font-weight="normal" fo:font-family="Calibri" style:font-family-asian="Calibri" style:font-family-complex="Calibri" fo:background-color="transparent" style:use-window-font-color="true"/>
    </style:style>
    <style:style style:name="T166" style:family="text">
      <style:text-properties fo:font-size="11.00pt" fo:font-weight="bold" fo:font-family="Calibri" style:font-family-asian="Calibri" style:font-family-complex="Calibri" fo:background-color="transparent" style:use-window-font-color="true"/>
    </style:style>
    <style:style style:name="T167" style:family="text">
      <style:text-properties fo:font-size="11.00pt" fo:font-weight="normal" fo:font-family="Calibri" style:font-family-asian="Calibri" style:font-family-complex="Calibri" fo:background-color="transparent" style:use-window-font-color="true"/>
    </style:style>
    <style:style style:name="T168" style:family="text">
      <style:text-properties fo:font-size="11.00pt" fo:font-weight="normal" fo:font-family="Calibri" style:font-family-asian="Calibri" style:font-family-complex="Calibri" fo:background-color="transparent" style:use-window-font-color="true"/>
    </style:style>
    <style:style style:name="T169" style:family="text">
      <style:text-properties fo:font-size="11.00pt" fo:font-weight="bold" fo:font-family="Calibri" style:font-family-asian="Calibri" style:font-family-complex="Calibri" fo:background-color="transparent" style:use-window-font-color="true"/>
    </style:style>
    <style:style style:name="T170" style:family="text">
      <style:text-properties fo:font-size="11.00pt" fo:font-weight="normal" fo:font-family="Calibri" style:font-family-asian="Calibri" style:font-family-complex="Calibri" fo:background-color="transparent" style:use-window-font-color="true"/>
    </style:style>
    <style:style style:name="T171" style:family="text">
      <style:text-properties fo:font-size="11.00pt" fo:font-weight="bold" fo:font-family="Calibri" style:font-family-asian="Calibri" style:font-family-complex="Calibri" fo:background-color="transparent" style:use-window-font-color="true"/>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1.00pt" fo:font-weight="bold" fo:font-family="Calibri" style:font-family-asian="Calibri" style:font-family-complex="Calibri" fo:background-color="transparent" style:use-window-font-color="tru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1.00pt" fo:font-weight="bold" fo:font-family="Calibri" style:font-family-asian="Calibri" style:font-family-complex="Calibri" fo:background-color="transparent" style:use-window-font-color="true"/>
    </style:style>
    <style:style style:name="T176" style:family="text">
      <style:text-properties fo:font-size="11.00pt" fo:font-weight="normal" fo:font-family="Calibri" style:font-family-asian="Calibri" style:font-family-complex="Calibri" fo:background-color="transparent" style:use-window-font-color="true"/>
    </style:style>
    <style:style style:name="T177" style:family="text">
      <style:text-properties fo:font-size="11.00pt" fo:font-weight="bold" fo:font-family="Calibri" style:font-family-asian="Calibri" style:font-family-complex="Calibri" fo:background-color="transparent" style:use-window-font-color="true"/>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1.00pt" fo:font-weight="bold" fo:font-family="Calibri" style:font-family-asian="Calibri" style:font-family-complex="Calibri"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1.00pt" fo:font-weight="bold" fo:font-family="Calibri" style:font-family-asian="Calibri" style:font-family-complex="Calibri"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1.00pt" fo:font-weight="bold" fo:font-family="Calibri" style:font-family-asian="Calibri" style:font-family-complex="Calibri" fo:background-color="transparent" style:use-window-font-color="true"/>
    </style:style>
    <style:style style:name="T184" style:family="text">
      <style:text-properties fo:font-size="11.00pt" fo:font-weight="normal" fo:font-family="Calibri" style:font-family-asian="Calibri" style:font-family-complex="Calibri" fo:background-color="transparent" style:use-window-font-color="true"/>
    </style:style>
    <style:style style:name="T185" style:family="text">
      <style:text-properties fo:font-size="11.00pt" fo:font-weight="bold" fo:font-family="Calibri" style:font-family-asian="Calibri" style:font-family-complex="Calibri"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1.00pt" fo:font-weight="bold" fo:font-family="Calibri" style:font-family-asian="Calibri" style:font-family-complex="Calibri" fo:background-color="transparent" style:use-window-font-color="true"/>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1.00pt" fo:font-weight="bold" fo:font-family="Calibri" style:font-family-asian="Calibri" style:font-family-complex="Calibri"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1.00pt" fo:font-weight="bold" fo:font-family="Calibri" style:font-family-asian="Calibri" style:font-family-complex="Calibri" fo:background-color="transparent" style:use-window-font-color="true"/>
    </style:style>
    <style:style style:name="T192" style:family="text">
      <style:text-properties fo:font-size="11.00pt" fo:font-weight="normal" fo:font-family="Calibri" style:font-family-asian="Calibri" style:font-family-complex="Calibri" fo:background-color="transparent" style:use-window-font-color="true"/>
    </style:style>
    <style:style style:name="T193" style:family="text">
      <style:text-properties fo:font-size="11.00pt" fo:font-weight="bold" fo:font-family="Calibri" style:font-family-asian="Calibri" style:font-family-complex="Calibri" fo:background-color="transparent" style:use-window-font-color="true"/>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1.00pt" fo:font-weight="bold" fo:font-family="Calibri" style:font-family-asian="Calibri" style:font-family-complex="Calibri" fo:background-color="transparent" style:use-window-font-color="true"/>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1.00pt" fo:font-weight="bold" fo:font-family="Calibri" style:font-family-asian="Calibri" style:font-family-complex="Calibri" fo:background-color="transparent" style:use-window-font-color="true"/>
    </style:style>
    <style:style style:name="T198" style:family="text">
      <style:text-properties fo:font-size="11.00pt" fo:font-weight="normal" fo:font-family="Calibri" style:font-family-asian="Calibri" style:font-family-complex="Calibri" fo:background-color="transparent" style:use-window-font-color="true"/>
    </style:style>
    <style:style style:name="T199" style:family="text">
      <style:text-properties fo:font-size="11.00pt" fo:font-weight="bold" fo:font-family="Calibri" style:font-family-asian="Calibri" style:font-family-complex="Calibri" fo:background-color="transparent" style:use-window-font-color="true"/>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1.00pt" fo:font-weight="bold" fo:font-family="Calibri" style:font-family-asian="Calibri" style:font-family-complex="Calibri" fo:background-color="transparent" style:use-window-font-color="true"/>
    </style:style>
    <style:style style:name="T202" style:family="text">
      <style:text-properties fo:font-size="11.00pt" fo:font-weight="normal" fo:font-family="Calibri" style:font-family-asian="Calibri" style:font-family-complex="Calibri" fo:background-color="transparent" style:use-window-font-color="true"/>
    </style:style>
    <style:style style:name="T203" style:family="text">
      <style:text-properties fo:font-size="11.00pt" fo:font-weight="bold" fo:font-family="Calibri" style:font-family-asian="Calibri" style:font-family-complex="Calibri" fo:background-color="transparent" style:use-window-font-color="true"/>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1.00pt" fo:font-weight="bold" fo:font-family="Calibri" style:font-family-asian="Calibri" style:font-family-complex="Calibri" fo:background-color="transparent" style:use-window-font-color="true"/>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1.00pt" fo:font-weight="normal" fo:font-family="Calibri" style:font-family-asian="Calibri" style:font-family-complex="Calibri" fo:background-color="transparent" style:use-window-font-color="true"/>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1.00pt" fo:font-weight="normal" fo:font-family="Calibri" style:font-family-asian="Calibri" style:font-family-complex="Calibri" fo:background-color="transparent" style:use-window-font-color="true"/>
    </style:style>
    <style:style style:name="T210" style:family="text">
      <style:text-properties fo:font-size="11.00pt" fo:font-weight="bold" fo:font-family="Calibri" style:font-family-asian="Calibri" style:font-family-complex="Calibri" fo:background-color="transparent" style:use-window-font-color="true"/>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1.00pt" fo:font-weight="bold" fo:font-family="Calibri" style:font-family-asian="Calibri" style:font-family-complex="Calibri" fo:background-color="transparent" style:use-window-font-color="true"/>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1.00pt" fo:font-weight="bold" fo:font-family="Calibri" style:font-family-asian="Calibri" style:font-family-complex="Calibri" fo:background-color="transparent" style:use-window-font-color="true"/>
    </style:style>
    <style:style style:name="T215" style:family="text">
      <style:text-properties fo:font-size="11.00pt" fo:font-weight="normal" fo:font-family="Calibri" style:font-family-asian="Calibri" style:font-family-complex="Calibri" fo:background-color="transparent" style:use-window-font-color="true"/>
    </style:style>
    <style:style style:name="T216" style:family="text">
      <style:text-properties fo:font-size="11.00pt" fo:font-weight="bold" fo:font-family="Calibri" style:font-family-asian="Calibri" style:font-family-complex="Calibri" fo:background-color="transparent" style:use-window-font-color="true"/>
    </style:style>
    <style:style style:name="T217" style:family="text">
      <style:text-properties fo:font-size="11.00pt" fo:font-weight="normal" fo:font-family="Calibri" style:font-family-asian="Calibri" style:font-family-complex="Calibri" fo:background-color="transparent" style:use-window-font-color="true"/>
    </style:style>
    <style:style style:name="T218" style:family="text">
      <style:text-properties fo:font-size="11.00pt" fo:font-weight="normal" fo:font-family="Calibri" style:font-family-asian="Calibri" style:font-family-complex="Calibri" fo:background-color="transparent" style:use-window-font-color="true"/>
    </style:style>
    <style:style style:name="T219" style:family="text">
      <style:text-properties fo:font-size="11.00pt" fo:font-weight="normal" fo:font-family="Calibri" style:font-family-asian="Calibri" style:font-family-complex="Calibri" fo:background-color="transparent" style:use-window-font-color="true"/>
    </style:style>
    <style:style style:name="T220" style:family="text">
      <style:text-properties fo:font-size="11.00pt" fo:font-weight="normal" fo:font-family="Calibri" style:font-family-asian="Calibri" style:font-family-complex="Calibri" fo:background-color="transparent" style:use-window-font-color="true"/>
    </style:style>
    <style:style style:name="T221" style:family="text">
      <style:text-properties fo:font-size="11.00pt" fo:font-weight="normal" fo:font-family="Calibri" style:font-family-asian="Calibri" style:font-family-complex="Calibri" fo:background-color="transparent" style:use-window-font-color="true"/>
    </style:style>
    <style:style style:name="T222" style:family="text">
      <style:text-properties fo:font-size="11.00pt" fo:font-weight="bold" fo:font-family="Calibri" style:font-family-asian="Calibri" style:font-family-complex="Calibri" fo:background-color="transparent" style:use-window-font-color="true"/>
    </style:style>
    <style:style style:name="T223" style:family="text">
      <style:text-properties fo:font-size="11.00pt" fo:font-weight="normal" fo:font-family="Calibri" style:font-family-asian="Calibri" style:font-family-complex="Calibri" fo:background-color="transparent" style:use-window-font-color="true"/>
    </style:style>
    <style:style style:name="T224" style:family="text">
      <style:text-properties fo:font-size="11.00pt" fo:font-weight="bold" fo:font-family="Calibri" style:font-family-asian="Calibri" style:font-family-complex="Calibri" fo:background-color="transparent" style:use-window-font-color="true"/>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11.00pt" fo:font-weight="bold" fo:font-family="Calibri" style:font-family-asian="Calibri" style:font-family-complex="Calibri" fo:background-color="transparent" style:use-window-font-color="true"/>
    </style:style>
    <style:style style:name="T227" style:family="text">
      <style:text-properties fo:font-size="11.00pt" fo:font-weight="normal" fo:font-family="Calibri" style:font-family-asian="Calibri" style:font-family-complex="Calibri" fo:background-color="transparent" style:use-window-font-color="true"/>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1.00pt" fo:font-weight="bold" fo:font-family="Calibri" style:font-family-asian="Calibri" style:font-family-complex="Calibri" fo:background-color="transparent" style:use-window-font-color="true"/>
    </style:style>
    <style:style style:name="T230" style:family="text">
      <style:text-properties fo:font-size="11.00pt" fo:font-weight="normal" fo:font-family="Calibri" style:font-family-asian="Calibri" style:font-family-complex="Calibri" fo:background-color="transparent" style:use-window-font-color="true"/>
    </style:style>
    <style:style style:name="T231" style:family="text">
      <style:text-properties fo:font-size="11.00pt" fo:font-weight="bold" fo:font-family="Calibri" style:font-family-asian="Calibri" style:font-family-complex="Calibri" fo:background-color="transparent" style:use-window-font-color="true"/>
    </style:style>
    <style:style style:name="T232" style:family="text">
      <style:text-properties fo:font-size="11.00pt" fo:font-weight="normal" fo:font-family="Calibri" style:font-family-asian="Calibri" style:font-family-complex="Calibri" fo:background-color="transparent" style:use-window-font-color="true"/>
    </style:style>
    <style:style style:name="T233" style:family="text">
      <style:text-properties fo:font-size="11.00pt" fo:font-weight="bold" fo:font-family="Calibri" style:font-family-asian="Calibri" style:font-family-complex="Calibri" fo:background-color="transparent" style:use-window-font-color="true"/>
    </style:style>
    <style:style style:name="T234" style:family="text">
      <style:text-properties fo:font-size="11.00pt" fo:font-weight="normal" fo:font-family="Calibri" style:font-family-asian="Calibri" style:font-family-complex="Calibri" fo:background-color="transparent" style:use-window-font-color="true"/>
    </style:style>
    <style:style style:name="T235" style:family="text">
      <style:text-properties fo:font-size="11.00pt" fo:font-weight="normal" fo:font-family="Calibri" style:font-family-asian="Calibri" style:font-family-complex="Calibri" fo:background-color="transparent" style:use-window-font-color="true"/>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1.00pt" fo:font-weight="bold" fo:font-family="Calibri" style:font-family-asian="Calibri" style:font-family-complex="Calibri" fo:background-color="transparent" style:use-window-font-color="true"/>
    </style:style>
    <style:style style:name="T238" style:family="text">
      <style:text-properties fo:font-size="11.00pt" fo:font-weight="normal" fo:font-family="Calibri" style:font-family-asian="Calibri" style:font-family-complex="Calibri" fo:background-color="transparent" style:use-window-font-color="true"/>
    </style:style>
    <style:style style:name="T239" style:family="text">
      <style:text-properties fo:font-size="11.00pt" fo:font-weight="bold" fo:font-family="Calibri" style:font-family-asian="Calibri" style:font-family-complex="Calibri" fo:background-color="transparent" style:use-window-font-color="true"/>
    </style:style>
    <style:style style:name="T240" style:family="text">
      <style:text-properties fo:font-size="11.00pt" fo:font-weight="normal" fo:font-family="Calibri" style:font-family-asian="Calibri" style:font-family-complex="Calibri" fo:background-color="transparent" style:use-window-font-color="true"/>
    </style:style>
    <style:style style:name="T241" style:family="text">
      <style:text-properties fo:font-size="11.00pt" fo:font-weight="bold" fo:font-family="Calibri" style:font-family-asian="Calibri" style:font-family-complex="Calibri" fo:background-color="transparent" style:use-window-font-color="true"/>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1.00pt" fo:font-weight="bold" fo:font-family="Calibri" style:font-family-asian="Calibri" style:font-family-complex="Calibri" fo:background-color="transparent" style:use-window-font-color="true"/>
    </style:style>
    <style:style style:name="T244" style:family="text">
      <style:text-properties fo:font-size="11.00pt" fo:font-weight="normal" fo:font-family="Calibri" style:font-family-asian="Calibri" style:font-family-complex="Calibri" fo:background-color="transparent" style:use-window-font-color="true"/>
    </style:style>
    <style:style style:name="T245" style:family="text">
      <style:text-properties fo:font-size="11.00pt" fo:font-weight="normal" fo:font-family="Calibri" style:font-family-asian="Calibri" style:font-family-complex="Calibri" fo:background-color="transparent" style:use-window-font-color="true"/>
    </style:style>
    <style:style style:name="T246" style:family="text">
      <style:text-properties fo:font-size="11.00pt" fo:font-weight="normal" fo:font-family="Calibri" style:font-family-asian="Calibri" style:font-family-complex="Calibri" fo:background-color="transparent" style:use-window-font-color="true"/>
    </style:style>
    <style:style style:name="T247" style:family="text">
      <style:text-properties fo:font-size="11.00pt" fo:font-weight="bold" fo:font-family="Calibri" style:font-family-asian="Calibri" style:font-family-complex="Calibri" fo:background-color="transparent" style:use-window-font-color="true"/>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1.00pt" fo:font-weight="normal" fo:font-family="Calibri" style:font-family-asian="Calibri" style:font-family-complex="Calibri" fo:background-color="transparent" style:use-window-font-color="true"/>
    </style:style>
    <style:style style:name="T250" style:family="text">
      <style:text-properties fo:font-size="11.00pt" fo:font-weight="normal" fo:font-family="Calibri" style:font-family-asian="Calibri" style:font-family-complex="Calibri" fo:background-color="transparent" style:use-window-font-color="true"/>
    </style:style>
    <style:style style:name="T251" style:family="text">
      <style:text-properties fo:font-size="11.00pt" fo:font-weight="bold" fo:font-family="Calibri" style:font-family-asian="Calibri" style:font-family-complex="Calibri" fo:background-color="transparent" style:use-window-font-color="true"/>
    </style:style>
    <style:style style:name="T252" style:family="text">
      <style:text-properties fo:font-size="11.00pt" fo:font-weight="normal" fo:font-family="Calibri" style:font-family-asian="Calibri" style:font-family-complex="Calibri" fo:background-color="transparent" style:use-window-font-color="true"/>
    </style:style>
    <style:style style:name="T253" style:family="text">
      <style:text-properties fo:font-size="11.00pt" fo:font-weight="bold" fo:font-family="Calibri" style:font-family-asian="Calibri" style:font-family-complex="Calibri" fo:background-color="transparent" style:use-window-font-color="true"/>
    </style:style>
    <style:style style:name="T254" style:family="text">
      <style:text-properties fo:font-size="11.00pt" fo:font-weight="normal" fo:font-family="Calibri" style:font-family-asian="Calibri" style:font-family-complex="Calibri" fo:background-color="transparent" style:use-window-font-color="true"/>
    </style:style>
    <style:style style:name="T255" style:family="text">
      <style:text-properties fo:font-size="11.00pt" fo:font-weight="bold" fo:font-family="Calibri" style:font-family-asian="Calibri" style:font-family-complex="Calibri" fo:background-color="transparent" style:use-window-font-color="true"/>
    </style:style>
    <style:style style:name="T256" style:family="text">
      <style:text-properties fo:font-size="11.00pt" fo:font-weight="normal" fo:font-family="Calibri" style:font-family-asian="Calibri" style:font-family-complex="Calibri" fo:background-color="transparent" style:use-window-font-color="true"/>
    </style:style>
    <style:style style:name="T257" style:family="text">
      <style:text-properties fo:font-size="11.00pt" fo:font-weight="bold" fo:font-family="Calibri" style:font-family-asian="Calibri" style:font-family-complex="Calibri" fo:background-color="transparent" style:use-window-font-color="true"/>
    </style:style>
    <style:style style:name="T258" style:family="text">
      <style:text-properties fo:font-size="11.00pt" fo:font-weight="normal" fo:font-family="Calibri" style:font-family-asian="Calibri" style:font-family-complex="Calibri" fo:background-color="transparent" style:use-window-font-color="true"/>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11.00pt" fo:font-weight="bold" fo:font-family="Calibri" style:font-family-asian="Calibri" style:font-family-complex="Calibri" fo:background-color="transparent" style:use-window-font-color="true"/>
    </style:style>
    <style:style style:name="T261" style:family="text">
      <style:text-properties fo:font-size="11.00pt" fo:font-weight="normal" fo:font-family="Calibri" style:font-family-asian="Calibri" style:font-family-complex="Calibri" fo:background-color="transparent" style:use-window-font-color="true"/>
    </style:style>
    <style:style style:name="T262" style:family="text">
      <style:text-properties fo:font-size="11.00pt" fo:font-weight="bold" fo:font-family="Calibri" style:font-family-asian="Calibri" style:font-family-complex="Calibri" fo:background-color="transparent" style:use-window-font-color="true"/>
    </style:style>
    <style:style style:name="T263" style:family="text">
      <style:text-properties fo:font-size="11.00pt" fo:font-weight="normal" fo:font-family="Calibri" style:font-family-asian="Calibri" style:font-family-complex="Calibri" fo:background-color="transparent" style:use-window-font-color="true"/>
    </style:style>
    <style:style style:name="T264" style:family="text">
      <style:text-properties fo:font-size="11.00pt" fo:font-weight="bold" fo:font-family="Calibri" style:font-family-asian="Calibri" style:font-family-complex="Calibri" fo:background-color="transparent" style:use-window-font-color="true"/>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1.00pt" fo:font-weight="bold" fo:font-family="Calibri" style:font-family-asian="Calibri" style:font-family-complex="Calibri" fo:background-color="transparent" style:use-window-font-color="true"/>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1.00pt" fo:font-weight="bold" fo:font-family="Calibri" style:font-family-asian="Calibri" style:font-family-complex="Calibri" fo:background-color="transparent" style:use-window-font-color="true"/>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1.00pt" fo:font-weight="bold" fo:font-family="Calibri" style:font-family-asian="Calibri" style:font-family-complex="Calibri" fo:background-color="transparent" style:use-window-font-color="true"/>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1.00pt" fo:font-weight="bold" fo:font-family="Calibri" style:font-family-asian="Calibri" style:font-family-complex="Calibri" fo:background-color="transparent" style:use-window-font-color="true"/>
    </style:style>
    <style:style style:name="T273" style:family="text">
      <style:text-properties fo:font-size="11.00pt" fo:font-weight="normal" fo:font-family="Calibri" style:font-family-asian="Calibri" style:font-family-complex="Calibri" fo:background-color="transparent" style:use-window-font-color="true"/>
    </style:style>
    <style:style style:name="T274" style:family="text">
      <style:text-properties fo:font-size="11.00pt" fo:font-weight="bold" fo:font-family="Calibri" style:font-family-asian="Calibri" style:font-family-complex="Calibri" fo:background-color="transparent" style:use-window-font-color="true"/>
    </style:style>
    <style:style style:name="T275" style:family="text">
      <style:text-properties fo:font-size="11.00pt" fo:font-weight="normal" fo:font-family="Calibri" style:font-family-asian="Calibri" style:font-family-complex="Calibri" fo:background-color="transparent" style:use-window-font-color="true"/>
    </style:style>
    <style:style style:name="T276" style:family="text">
      <style:text-properties fo:font-size="11.00pt" fo:font-weight="bold" fo:font-family="Calibri" style:font-family-asian="Calibri" style:font-family-complex="Calibri" fo:background-color="transparent" style:use-window-font-color="true"/>
    </style:style>
    <style:style style:name="T277" style:family="text">
      <style:text-properties fo:font-size="11.00pt" fo:font-weight="normal" fo:font-family="Calibri" style:font-family-asian="Calibri" style:font-family-complex="Calibri" fo:background-color="transparent" style:use-window-font-color="true"/>
    </style:style>
    <style:style style:name="T278" style:family="text">
      <style:text-properties fo:font-size="11.00pt" fo:font-weight="normal" fo:font-family="Calibri" style:font-family-asian="Calibri" style:font-family-complex="Calibri" fo:background-color="transparent" style:use-window-font-color="true"/>
    </style:style>
    <style:style style:name="T279" style:family="text">
      <style:text-properties fo:font-size="11.00pt" fo:font-weight="normal" fo:font-family="Calibri" style:font-family-asian="Calibri" style:font-family-complex="Calibri" fo:background-color="transparent" style:use-window-font-color="true"/>
    </style:style>
    <style:style style:name="T280" style:family="text">
      <style:text-properties fo:font-size="11.00pt" fo:font-weight="bold" fo:font-family="Calibri" style:font-family-asian="Calibri" style:font-family-complex="Calibri" fo:background-color="transparent" style:use-window-font-color="true"/>
    </style:style>
    <style:style style:name="T281" style:family="text">
      <style:text-properties fo:font-size="11.00pt" fo:font-weight="normal" fo:font-family="Calibri" style:font-family-asian="Calibri" style:font-family-complex="Calibri" fo:background-color="transparent" style:use-window-font-color="true"/>
    </style:style>
    <style:style style:name="T282" style:family="text">
      <style:text-properties fo:font-size="11.00pt" fo:font-weight="bold" fo:font-family="Calibri" style:font-family-asian="Calibri" style:font-family-complex="Calibri" fo:background-color="transparent" style:use-window-font-color="true"/>
    </style:style>
    <style:style style:name="T283" style:family="text">
      <style:text-properties fo:font-size="11.00pt" fo:font-weight="normal" fo:font-family="Calibri" style:font-family-asian="Calibri" style:font-family-complex="Calibri" fo:background-color="transparent" style:use-window-font-color="true"/>
    </style:style>
    <style:style style:name="T284" style:family="text">
      <style:text-properties fo:font-size="11.00pt" fo:font-weight="normal" fo:font-family="Calibri" style:font-family-asian="Calibri" style:font-family-complex="Calibri" fo:background-color="transparent" style:use-window-font-color="true"/>
    </style:style>
    <style:style style:name="T285" style:family="text">
      <style:text-properties fo:font-size="11.00pt" fo:font-weight="normal" fo:font-family="Calibri" style:font-family-asian="Calibri" style:font-family-complex="Calibri" fo:background-color="transparent" style:use-window-font-color="true"/>
    </style:style>
    <style:style style:name="T286" style:family="text">
      <style:text-properties fo:font-size="11.00pt" fo:font-weight="bold" fo:font-family="Calibri" style:font-family-asian="Calibri" style:font-family-complex="Calibri" fo:background-color="transparent" style:use-window-font-color="true"/>
    </style:style>
    <style:style style:name="T287" style:family="text">
      <style:text-properties fo:font-size="11.00pt" fo:font-weight="normal" fo:font-family="Calibri" style:font-family-asian="Calibri" style:font-family-complex="Calibri" fo:background-color="transparent" style:use-window-font-color="true"/>
    </style:style>
    <style:style style:name="T288" style:family="text">
      <style:text-properties fo:font-size="11.00pt" fo:font-weight="normal" fo:font-family="Calibri" style:font-family-asian="Calibri" style:font-family-complex="Calibri" fo:background-color="transparent" style:use-window-font-color="true"/>
    </style:style>
    <style:style style:name="T289" style:family="text">
      <style:text-properties fo:font-size="11.00pt" fo:font-weight="bold" fo:font-family="Calibri" style:font-family-asian="Calibri" style:font-family-complex="Calibri" fo:background-color="transparent" style:use-window-font-color="true"/>
    </style:style>
    <style:style style:name="T290" style:family="text">
      <style:text-properties fo:font-size="11.00pt" fo:font-weight="normal" fo:font-family="Calibri" style:font-family-asian="Calibri" style:font-family-complex="Calibri" fo:background-color="transparent" style:use-window-font-color="true"/>
    </style:style>
    <style:style style:name="T291" style:family="text">
      <style:text-properties fo:font-size="11.00pt" fo:font-weight="normal" fo:font-family="Calibri" style:font-family-asian="Calibri" style:font-family-complex="Calibri" fo:background-color="transparent" style:use-window-font-color="true"/>
    </style:style>
    <style:style style:name="T292" style:family="text">
      <style:text-properties fo:font-size="11.00pt" fo:font-weight="normal" fo:font-family="Calibri" style:font-family-asian="Calibri" style:font-family-complex="Calibri" fo:background-color="transparent" style:use-window-font-color="true"/>
    </style:style>
    <style:style style:name="T293" style:family="text">
      <style:text-properties fo:font-size="11.00pt" fo:font-weight="bold" fo:font-family="Calibri" style:font-family-asian="Calibri" style:font-family-complex="Calibri" fo:background-color="transparent" style:use-window-font-color="true"/>
    </style:style>
    <style:style style:name="T294" style:family="text">
      <style:text-properties fo:font-size="11.00pt" fo:font-weight="normal" fo:font-family="Calibri" style:font-family-asian="Calibri" style:font-family-complex="Calibri" fo:background-color="transparent" style:use-window-font-color="true"/>
    </style:style>
    <style:style style:name="T295" style:family="text">
      <style:text-properties fo:font-size="11.00pt" fo:font-weight="normal" fo:font-family="Calibri" style:font-family-asian="Calibri" style:font-family-complex="Calibri" fo:background-color="transparent" style:use-window-font-color="true"/>
    </style:style>
    <style:style style:name="T296" style:family="text">
      <style:text-properties fo:font-size="11.00pt" fo:font-weight="bold" fo:font-family="Calibri" style:font-family-asian="Calibri" style:font-family-complex="Calibri" fo:background-color="transparent" style:use-window-font-color="true"/>
    </style:style>
    <style:style style:name="T297" style:family="text">
      <style:text-properties fo:font-size="11.00pt" fo:font-weight="normal" fo:font-family="Calibri" style:font-family-asian="Calibri" style:font-family-complex="Calibri" fo:background-color="transparent" style:use-window-font-color="true"/>
    </style:style>
    <style:style style:name="T298" style:family="text">
      <style:text-properties fo:font-size="11.00pt" fo:font-weight="normal" fo:font-family="Calibri" style:font-family-asian="Calibri" style:font-family-complex="Calibri" fo:background-color="transparent" style:use-window-font-color="true"/>
    </style:style>
    <style:style style:name="T299" style:family="text">
      <style:text-properties fo:font-size="11.00pt" fo:font-weight="bold" fo:font-family="Calibri" style:font-family-asian="Calibri" style:font-family-complex="Calibri" fo:background-color="transparent" style:use-window-font-color="true"/>
    </style:style>
    <style:style style:name="T300" style:family="text">
      <style:text-properties fo:font-size="11.00pt" fo:font-weight="normal" fo:font-family="Calibri" style:font-family-asian="Calibri" style:font-family-complex="Calibri" fo:background-color="transparent" style:use-window-font-color="true"/>
    </style:style>
    <style:style style:name="T301" style:family="text">
      <style:text-properties fo:font-size="11.00pt" fo:font-weight="normal" fo:font-family="Calibri" style:font-family-asian="Calibri" style:font-family-complex="Calibri" fo:background-color="transparent" style:use-window-font-color="true"/>
    </style:style>
    <style:style style:name="T302" style:family="text">
      <style:text-properties fo:font-size="11.00pt" fo:font-weight="normal" fo:font-family="Calibri" style:font-family-asian="Calibri" style:font-family-complex="Calibri" fo:background-color="transparent" style:use-window-font-color="true"/>
    </style:style>
    <style:style style:name="T303" style:family="text">
      <style:text-properties fo:font-size="11.00pt" fo:font-weight="bold" fo:font-family="Calibri" style:font-family-asian="Calibri" style:font-family-complex="Calibri" fo:background-color="transparent" style:use-window-font-color="true"/>
    </style:style>
    <style:style style:name="T304" style:family="text">
      <style:text-properties fo:font-size="11.00pt" fo:font-weight="normal" fo:font-family="Calibri" style:font-family-asian="Calibri" style:font-family-complex="Calibri" fo:background-color="transparent" style:use-window-font-color="true"/>
    </style:style>
    <style:style style:name="T305" style:family="text">
      <style:text-properties fo:font-size="11.00pt" fo:font-weight="bold" fo:font-family="Calibri" style:font-family-asian="Calibri" style:font-family-complex="Calibri" fo:background-color="transparent" style:use-window-font-color="true"/>
    </style:style>
    <style:style style:name="T306" style:family="text">
      <style:text-properties fo:font-size="11.00pt" fo:font-weight="normal" fo:font-family="Calibri" style:font-family-asian="Calibri" style:font-family-complex="Calibri" fo:background-color="transparent" style:use-window-font-color="true"/>
    </style:style>
    <style:style style:name="T307" style:family="text">
      <style:text-properties fo:font-size="11.00pt" fo:font-weight="bold" fo:font-family="Calibri" style:font-family-asian="Calibri" style:font-family-complex="Calibri" fo:background-color="transparent" style:use-window-font-color="true"/>
    </style:style>
    <style:style style:name="T308" style:family="text">
      <style:text-properties fo:font-size="11.00pt" fo:font-weight="normal" fo:font-family="Calibri" style:font-family-asian="Calibri" style:font-family-complex="Calibri" fo:background-color="transparent" style:use-window-font-color="true"/>
    </style:style>
    <style:style style:name="T309" style:family="text">
      <style:text-properties fo:font-size="11.00pt" fo:font-weight="bold" fo:font-family="Calibri" style:font-family-asian="Calibri" style:font-family-complex="Calibri" fo:background-color="transparent" style:use-window-font-color="true"/>
    </style:style>
    <style:style style:name="T310" style:family="text">
      <style:text-properties fo:font-size="11.00pt" fo:font-weight="normal" fo:font-family="Calibri" style:font-family-asian="Calibri" style:font-family-complex="Calibri" fo:background-color="transparent" style:use-window-font-color="true"/>
    </style:style>
    <style:style style:name="T311" style:family="text">
      <style:text-properties fo:font-size="11.00pt" fo:font-weight="bold" fo:font-family="Calibri" style:font-family-asian="Calibri" style:font-family-complex="Calibri" fo:background-color="transparent" style:use-window-font-color="true"/>
    </style:style>
    <style:style style:name="T312" style:family="text">
      <style:text-properties fo:font-size="11.00pt" fo:font-weight="normal" fo:font-family="Calibri" style:font-family-asian="Calibri" style:font-family-complex="Calibri" fo:background-color="transparent" style:use-window-font-color="true"/>
    </style:style>
    <style:style style:name="T313" style:family="text">
      <style:text-properties fo:font-size="11.00pt" fo:font-weight="bold" fo:font-family="Calibri" style:font-family-asian="Calibri" style:font-family-complex="Calibri" fo:background-color="transparent" style:use-window-font-color="true"/>
    </style:style>
    <style:style style:name="T314" style:family="text">
      <style:text-properties fo:font-size="11.00pt" fo:font-weight="normal" fo:font-family="Calibri" style:font-family-asian="Calibri" style:font-family-complex="Calibri" fo:background-color="transparent" style:use-window-font-color="true"/>
    </style:style>
    <style:style style:name="T315" style:family="text">
      <style:text-properties fo:font-size="11.00pt" fo:font-weight="normal" fo:font-family="Calibri" style:font-family-asian="Calibri" style:font-family-complex="Calibri" fo:background-color="transparent" style:use-window-font-color="true"/>
    </style:style>
    <style:style style:name="T316" style:family="text">
      <style:text-properties fo:font-size="11.00pt" fo:font-weight="normal" fo:font-family="Calibri" style:font-family-asian="Calibri" style:font-family-complex="Calibri" fo:background-color="transparent" style:use-window-font-color="true"/>
    </style:style>
    <style:style style:name="T317" style:family="text">
      <style:text-properties fo:font-size="11.00pt" fo:font-weight="normal" fo:font-family="Calibri" style:font-family-asian="Calibri" style:font-family-complex="Calibri" fo:background-color="transparent" style:use-window-font-color="true"/>
    </style:style>
    <style:style style:name="T318" style:family="text">
      <style:text-properties fo:font-size="11.00pt" fo:font-weight="normal" fo:font-family="Calibri" style:font-family-asian="Calibri" style:font-family-complex="Calibri" fo:background-color="transparent" style:use-window-font-color="true"/>
    </style:style>
    <style:style style:name="T319" style:family="text">
      <style:text-properties fo:font-size="11.00pt" fo:font-weight="bold" fo:font-family="Calibri" style:font-family-asian="Calibri" style:font-family-complex="Calibri" fo:background-color="transparent" style:use-window-font-color="true"/>
    </style:style>
    <style:style style:name="T320" style:family="text">
      <style:text-properties fo:font-size="11.00pt" fo:font-weight="normal" fo:font-family="Calibri" style:font-family-asian="Calibri" style:font-family-complex="Calibri" fo:background-color="transparent" style:use-window-font-color="true"/>
    </style:style>
    <style:style style:name="T321" style:family="text">
      <style:text-properties fo:font-size="11.00pt" fo:font-weight="bold" fo:font-family="Calibri" style:font-family-asian="Calibri" style:font-family-complex="Calibri" fo:background-color="transparent" style:use-window-font-color="true"/>
    </style:style>
    <style:style style:name="T322" style:family="text">
      <style:text-properties fo:font-size="11.00pt" fo:font-weight="normal" fo:font-family="Calibri" style:font-family-asian="Calibri" style:font-family-complex="Calibri" fo:background-color="transparent" style:use-window-font-color="true"/>
    </style:style>
    <style:style style:name="T323" style:family="text">
      <style:text-properties fo:font-size="11.00pt" fo:font-weight="bold" fo:font-family="Calibri" style:font-family-asian="Calibri" style:font-family-complex="Calibri" fo:background-color="transparent" style:use-window-font-color="true"/>
    </style:style>
    <style:style style:name="T324" style:family="text">
      <style:text-properties fo:font-size="11.00pt" fo:font-weight="normal" fo:font-family="Calibri" style:font-family-asian="Calibri" style:font-family-complex="Calibri" fo:background-color="transparent" style:use-window-font-color="true"/>
    </style:style>
    <style:style style:name="T325" style:family="text">
      <style:text-properties fo:font-size="11.00pt" fo:font-weight="bold" fo:font-family="Calibri" style:font-family-asian="Calibri" style:font-family-complex="Calibri" fo:background-color="transparent" style:use-window-font-color="true"/>
    </style:style>
    <style:style style:name="T326" style:family="text">
      <style:text-properties fo:font-size="11.00pt" fo:font-weight="normal" fo:font-family="Calibri" style:font-family-asian="Calibri" style:font-family-complex="Calibri" fo:background-color="transparent" style:use-window-font-color="true"/>
    </style:style>
    <style:style style:name="T327" style:family="text">
      <style:text-properties fo:font-size="11.00pt" fo:font-weight="normal" fo:font-family="Calibri" style:font-family-asian="Calibri" style:font-family-complex="Calibri" fo:background-color="transparent" style:use-window-font-color="true"/>
    </style:style>
    <style:style style:name="T328" style:family="text">
      <style:text-properties fo:font-size="11.00pt" fo:font-weight="normal" fo:font-family="Calibri" style:font-family-asian="Calibri" style:font-family-complex="Calibri" fo:background-color="transparent" style:use-window-font-color="true"/>
    </style:style>
    <style:style style:name="T329" style:family="text">
      <style:text-properties fo:font-size="11.00pt" fo:font-weight="bold" fo:font-family="Calibri" style:font-family-asian="Calibri" style:font-family-complex="Calibri" fo:background-color="transparent" style:use-window-font-color="true"/>
    </style:style>
    <style:style style:name="T330" style:family="text">
      <style:text-properties fo:font-size="11.00pt" fo:font-weight="normal" fo:font-family="Calibri" style:font-family-asian="Calibri" style:font-family-complex="Calibri" fo:background-color="transparent" style:use-window-font-color="true"/>
    </style:style>
    <style:style style:name="T331" style:family="text">
      <style:text-properties fo:font-size="11.00pt" fo:font-weight="bold" fo:font-family="Calibri" style:font-family-asian="Calibri" style:font-family-complex="Calibri" fo:background-color="transparent" style:use-window-font-color="true"/>
    </style:style>
    <style:style style:name="T332" style:family="text">
      <style:text-properties fo:font-size="11.00pt" fo:font-weight="normal" fo:font-family="Calibri" style:font-family-asian="Calibri" style:font-family-complex="Calibri" fo:background-color="transparent" style:use-window-font-color="true"/>
    </style:style>
    <style:style style:name="T333" style:family="text">
      <style:text-properties fo:font-size="11.00pt" fo:font-weight="bold" fo:font-family="Calibri" style:font-family-asian="Calibri" style:font-family-complex="Calibri" fo:background-color="transparent" style:use-window-font-color="true"/>
    </style:style>
    <style:style style:name="T334" style:family="text">
      <style:text-properties fo:font-size="11.00pt" fo:font-weight="normal" fo:font-family="Calibri" style:font-family-asian="Calibri" style:font-family-complex="Calibri" fo:background-color="transparent" style:use-window-font-color="true"/>
    </style:style>
    <style:style style:name="T335" style:family="text">
      <style:text-properties fo:font-size="11.00pt" fo:font-weight="bold" fo:font-family="Calibri" style:font-family-asian="Calibri" style:font-family-complex="Calibri" fo:background-color="transparent" style:use-window-font-color="true"/>
    </style:style>
    <style:style style:name="T336" style:family="text">
      <style:text-properties fo:font-size="11.00pt" fo:font-weight="normal" fo:font-family="Calibri" style:font-family-asian="Calibri" style:font-family-complex="Calibri" fo:background-color="transparent" style:use-window-font-color="true"/>
    </style:style>
    <style:style style:name="T337" style:family="text">
      <style:text-properties fo:font-size="11.00pt" fo:font-weight="normal" fo:font-family="Calibri" style:font-family-asian="Calibri" style:font-family-complex="Calibri" fo:background-color="transparent" style:use-window-font-color="true"/>
    </style:style>
    <style:style style:name="T338" style:family="text">
      <style:text-properties fo:font-size="11.00pt" fo:font-weight="normal" fo:font-family="Calibri" style:font-family-asian="Calibri" style:font-family-complex="Calibri" fo:background-color="transparent" style:use-window-font-color="true"/>
    </style:style>
    <style:style style:name="T339" style:family="text">
      <style:text-properties fo:font-size="11.00pt" fo:font-weight="normal" fo:font-family="Calibri" style:font-family-asian="Calibri" style:font-family-complex="Calibri" fo:background-color="transparent" style:use-window-font-color="true"/>
    </style:style>
    <style:style style:name="T340" style:family="text">
      <style:text-properties fo:font-size="11.00pt" fo:font-weight="normal" fo:font-family="Calibri" style:font-family-asian="Calibri" style:font-family-complex="Calibri" fo:background-color="transparent" style:use-window-font-color="true"/>
    </style:style>
    <style:style style:name="T341" style:family="text">
      <style:text-properties fo:font-size="11.00pt" fo:font-weight="bold" fo:font-family="Calibri" style:font-family-asian="Calibri" style:font-family-complex="Calibri" fo:background-color="transparent" style:use-window-font-color="true"/>
    </style:style>
    <style:style style:name="T342" style:family="text">
      <style:text-properties fo:font-size="11.00pt" fo:font-weight="normal" fo:font-family="Calibri" style:font-family-asian="Calibri" style:font-family-complex="Calibri" fo:background-color="transparent" style:use-window-font-color="true"/>
    </style:style>
    <style:style style:name="T343" style:family="text">
      <style:text-properties fo:font-size="11.00pt" fo:font-weight="normal" fo:font-family="Calibri" style:font-family-asian="Calibri" style:font-family-complex="Calibri" fo:background-color="transparent" style:use-window-font-color="true"/>
    </style:style>
    <style:style style:name="T344" style:family="text">
      <style:text-properties fo:font-size="11.00pt" fo:font-weight="normal" fo:font-family="Calibri" style:font-family-asian="Calibri" style:font-family-complex="Calibri" fo:background-color="transparent" style:use-window-font-color="true"/>
    </style:style>
    <style:style style:name="T345" style:family="text">
      <style:text-properties fo:font-size="11.00pt" fo:font-weight="bold" fo:font-family="Calibri" style:font-family-asian="Calibri" style:font-family-complex="Calibri" fo:background-color="transparent" style:use-window-font-color="true"/>
    </style:style>
    <style:style style:name="T346" style:family="text">
      <style:text-properties fo:font-size="11.00pt" fo:font-weight="normal" fo:font-family="Calibri" style:font-family-asian="Calibri" style:font-family-complex="Calibri" fo:background-color="transparent" style:use-window-font-color="true"/>
    </style:style>
    <style:style style:name="T347" style:family="text">
      <style:text-properties fo:font-size="11.00pt" fo:font-weight="normal" fo:font-family="Calibri" style:font-family-asian="Calibri" style:font-family-complex="Calibri" fo:background-color="transparent" style:use-window-font-color="true"/>
    </style:style>
    <style:style style:name="T348" style:family="text">
      <style:text-properties fo:font-size="11.00pt" fo:font-weight="normal" fo:font-family="Calibri" style:font-family-asian="Calibri" style:font-family-complex="Calibri" fo:background-color="transparent" style:use-window-font-color="true"/>
    </style:style>
    <style:style style:name="T349" style:family="text">
      <style:text-properties fo:font-size="11.00pt" fo:font-weight="normal" fo:font-family="Calibri" style:font-family-asian="Calibri" style:font-family-complex="Calibri" fo:background-color="transparent" style:use-window-font-color="true"/>
    </style:style>
    <style:style style:name="T350" style:family="text">
      <style:text-properties fo:font-size="11.00pt" fo:font-weight="normal" fo:font-family="Calibri" style:font-family-asian="Calibri" style:font-family-complex="Calibri" fo:background-color="transparent" style:use-window-font-color="true"/>
    </style:style>
    <style:style style:name="T351" style:family="text">
      <style:text-properties fo:font-size="11.00pt" fo:font-weight="bold" fo:font-family="Calibri" style:font-family-asian="Calibri" style:font-family-complex="Calibri" fo:background-color="transparent" style:use-window-font-color="true"/>
    </style:style>
    <style:style style:name="T352" style:family="text">
      <style:text-properties fo:font-size="11.00pt" fo:font-weight="normal" fo:font-family="Calibri" style:font-family-asian="Calibri" style:font-family-complex="Calibri" fo:background-color="transparent" style:use-window-font-color="true"/>
    </style:style>
    <style:style style:name="T353" style:family="text">
      <style:text-properties fo:font-size="11.00pt" fo:font-weight="bold" fo:font-family="Calibri" style:font-family-asian="Calibri" style:font-family-complex="Calibri" fo:background-color="transparent" style:use-window-font-color="true"/>
    </style:style>
    <style:style style:name="T354" style:family="text">
      <style:text-properties fo:font-size="11.00pt" fo:font-weight="normal" fo:font-family="Calibri" style:font-family-asian="Calibri" style:font-family-complex="Calibri" fo:background-color="transparent" style:use-window-font-color="true"/>
    </style:style>
    <style:style style:name="T355" style:family="text">
      <style:text-properties fo:font-size="11.00pt" fo:font-weight="bold" fo:font-family="Calibri" style:font-family-asian="Calibri" style:font-family-complex="Calibri" fo:background-color="transparent" style:use-window-font-color="true"/>
    </style:style>
    <style:style style:name="T356" style:family="text">
      <style:text-properties fo:font-size="11.00pt" fo:font-weight="normal" fo:font-family="Calibri" style:font-family-asian="Calibri" style:font-family-complex="Calibri" fo:background-color="transparent" style:use-window-font-color="true"/>
    </style:style>
    <style:style style:name="T357" style:family="text">
      <style:text-properties fo:font-size="11.00pt" fo:font-weight="bold" fo:font-family="Calibri" style:font-family-asian="Calibri" style:font-family-complex="Calibri" fo:background-color="transparent" style:use-window-font-color="true"/>
    </style:style>
    <style:style style:name="T358" style:family="text">
      <style:text-properties fo:font-size="11.00pt" fo:font-weight="normal" fo:font-family="Calibri" style:font-family-asian="Calibri" style:font-family-complex="Calibri" fo:background-color="transparent" style:use-window-font-color="true"/>
    </style:style>
    <style:style style:name="T359" style:family="text">
      <style:text-properties fo:font-size="11.00pt" fo:font-weight="bold" fo:font-family="Calibri" style:font-family-asian="Calibri" style:font-family-complex="Calibri" fo:background-color="transparent" style:use-window-font-color="true"/>
    </style:style>
    <style:style style:name="T360" style:family="text">
      <style:text-properties fo:font-size="11.00pt" fo:font-weight="normal" fo:font-family="Calibri" style:font-family-asian="Calibri" style:font-family-complex="Calibri" fo:background-color="transparent" style:use-window-font-color="true"/>
    </style:style>
    <style:style style:name="T361" style:family="text">
      <style:text-properties fo:font-size="11.00pt" fo:font-weight="bold" fo:font-family="Calibri" style:font-family-asian="Calibri" style:font-family-complex="Calibri" fo:background-color="transparent" style:use-window-font-color="true"/>
    </style:style>
    <style:style style:name="T362" style:family="text">
      <style:text-properties fo:font-size="11.00pt" fo:font-weight="normal" fo:font-family="Calibri" style:font-family-asian="Calibri" style:font-family-complex="Calibri" fo:background-color="transparent" style:use-window-font-color="true"/>
    </style:style>
    <style:style style:name="T363" style:family="text">
      <style:text-properties fo:font-size="11.00pt" fo:font-weight="normal" fo:font-family="Calibri" style:font-family-asian="Calibri" style:font-family-complex="Calibri" fo:background-color="transparent" style:use-window-font-color="true"/>
    </style:style>
    <style:style style:name="T364" style:family="text">
      <style:text-properties fo:font-size="11.00pt" fo:font-weight="normal" fo:font-family="Calibri" style:font-family-asian="Calibri" style:font-family-complex="Calibri" fo:background-color="transparent" style:use-window-font-color="true"/>
    </style:style>
    <style:style style:name="T365" style:family="text">
      <style:text-properties fo:font-size="11.00pt" fo:font-weight="normal" fo:font-family="Calibri" style:font-family-asian="Calibri" style:font-family-complex="Calibri" fo:background-color="transparent" style:use-window-font-color="true"/>
    </style:style>
    <style:style style:name="T366" style:family="text">
      <style:text-properties fo:font-size="11.00pt" fo:font-weight="normal" fo:font-family="Calibri" style:font-family-asian="Calibri" style:font-family-complex="Calibri" fo:background-color="transparent" style:use-window-font-color="true"/>
    </style:style>
    <style:style style:name="T367" style:family="text">
      <style:text-properties fo:font-size="11.00pt" fo:font-weight="bold" fo:font-family="Calibri" style:font-family-asian="Calibri" style:font-family-complex="Calibri" fo:background-color="transparent" style:use-window-font-color="true"/>
    </style:style>
    <style:style style:name="T368" style:family="text">
      <style:text-properties fo:font-size="11.00pt" fo:font-weight="normal" fo:font-family="Calibri" style:font-family-asian="Calibri" style:font-family-complex="Calibri" fo:background-color="transparent" style:use-window-font-color="true"/>
    </style:style>
    <style:style style:name="T369" style:family="text">
      <style:text-properties fo:font-size="11.00pt" fo:font-weight="bold" fo:font-family="Calibri" style:font-family-asian="Calibri" style:font-family-complex="Calibri" fo:background-color="transparent" style:use-window-font-color="true"/>
    </style:style>
    <style:style style:name="T370" style:family="text">
      <style:text-properties fo:font-size="11.00pt" fo:font-weight="normal" fo:font-family="Calibri" style:font-family-asian="Calibri" style:font-family-complex="Calibri" fo:background-color="transparent" style:use-window-font-color="true"/>
    </style:style>
    <style:style style:name="T371" style:family="text">
      <style:text-properties fo:font-size="11.00pt" fo:font-weight="bold" fo:font-family="Calibri" style:font-family-asian="Calibri" style:font-family-complex="Calibri" fo:background-color="transparent" style:use-window-font-color="true"/>
    </style:style>
    <style:style style:name="T372" style:family="text">
      <style:text-properties fo:font-size="11.00pt" fo:font-weight="normal" fo:font-family="Calibri" style:font-family-asian="Calibri" style:font-family-complex="Calibri" fo:background-color="transparent" style:use-window-font-color="true"/>
    </style:style>
    <style:style style:name="T373" style:family="text">
      <style:text-properties fo:font-size="11.00pt" fo:font-weight="bold" fo:font-family="Calibri" style:font-family-asian="Calibri" style:font-family-complex="Calibri" fo:background-color="transparent" style:use-window-font-color="true"/>
    </style:style>
    <style:style style:name="T374" style:family="text">
      <style:text-properties fo:font-size="11.00pt" fo:font-weight="normal" fo:font-family="Calibri" style:font-family-asian="Calibri" style:font-family-complex="Calibri" fo:background-color="transparent" style:use-window-font-color="true"/>
    </style:style>
    <style:style style:name="T375" style:family="text">
      <style:text-properties fo:font-size="11.00pt" fo:font-weight="bold" fo:font-family="Calibri" style:font-family-asian="Calibri" style:font-family-complex="Calibri" fo:background-color="transparent" style:use-window-font-color="true"/>
    </style:style>
    <style:style style:name="T376" style:family="text">
      <style:text-properties fo:font-size="11.00pt" fo:font-weight="normal" fo:font-family="Calibri" style:font-family-asian="Calibri" style:font-family-complex="Calibri" fo:background-color="transparent" style:use-window-font-color="true"/>
    </style:style>
    <style:style style:name="T377" style:family="text">
      <style:text-properties fo:font-size="11.00pt" fo:font-weight="bold" fo:font-family="Calibri" style:font-family-asian="Calibri" style:font-family-complex="Calibri" fo:background-color="transparent" style:use-window-font-color="true"/>
    </style:style>
    <style:style style:name="T378" style:family="text">
      <style:text-properties fo:font-size="11.00pt" fo:font-weight="normal" fo:font-family="Calibri" style:font-family-asian="Calibri" style:font-family-complex="Calibri" fo:background-color="transparent" style:use-window-font-color="true"/>
    </style:style>
    <style:style style:name="T379" style:family="text">
      <style:text-properties fo:font-size="11.00pt" fo:font-weight="bold" fo:font-family="Calibri" style:font-family-asian="Calibri" style:font-family-complex="Calibri" fo:background-color="transparent" style:use-window-font-color="true"/>
    </style:style>
    <style:style style:name="T380" style:family="text">
      <style:text-properties fo:font-size="11.00pt" fo:font-weight="normal" fo:font-family="Calibri" style:font-family-asian="Calibri" style:font-family-complex="Calibri" fo:background-color="transparent" style:use-window-font-color="true"/>
    </style:style>
    <style:style style:name="T381" style:family="text">
      <style:text-properties fo:font-size="11.00pt" fo:font-weight="normal" fo:font-family="Calibri" style:font-family-asian="Calibri" style:font-family-complex="Calibri" fo:background-color="transparent" style:use-window-font-color="true"/>
    </style:style>
    <style:style style:name="T382" style:family="text">
      <style:text-properties fo:font-size="11.00pt" fo:font-weight="normal" fo:font-family="Calibri" style:font-family-asian="Calibri" style:font-family-complex="Calibri" fo:background-color="transparent" style:use-window-font-color="true"/>
    </style:style>
    <style:style style:name="T383" style:family="text">
      <style:text-properties fo:font-size="11.00pt" fo:font-weight="bold" fo:font-family="Calibri" style:font-family-asian="Calibri" style:font-family-complex="Calibri" fo:background-color="transparent" style:use-window-font-color="true"/>
    </style:style>
    <style:style style:name="T384" style:family="text">
      <style:text-properties fo:font-size="11.00pt" fo:font-weight="normal" fo:font-family="Calibri" style:font-family-asian="Calibri" style:font-family-complex="Calibri" fo:background-color="transparent" style:use-window-font-color="true"/>
    </style:style>
    <style:style style:name="T385" style:family="text">
      <style:text-properties fo:font-size="11.00pt" fo:font-weight="bold" fo:font-family="Calibri" style:font-family-asian="Calibri" style:font-family-complex="Calibri" fo:background-color="transparent" style:use-window-font-color="true"/>
    </style:style>
    <style:style style:name="T386" style:family="text">
      <style:text-properties fo:font-size="11.00pt" fo:font-weight="normal" fo:font-family="Calibri" style:font-family-asian="Calibri" style:font-family-complex="Calibri" fo:background-color="transparent" style:use-window-font-color="true"/>
    </style:style>
    <style:style style:name="T387" style:family="text">
      <style:text-properties fo:font-size="11.00pt" fo:font-weight="normal" fo:font-family="Calibri" style:font-family-asian="Calibri" style:font-family-complex="Calibri" fo:background-color="transparent" style:use-window-font-color="true"/>
    </style:style>
    <style:style style:name="T388" style:family="text">
      <style:text-properties fo:font-size="11.00pt" fo:font-weight="normal" fo:font-family="Calibri" style:font-family-asian="Calibri" style:font-family-complex="Calibri" fo:background-color="transparent" style:use-window-font-color="true"/>
    </style:style>
    <style:style style:name="T389" style:family="text">
      <style:text-properties fo:font-size="11.00pt" fo:font-weight="normal" fo:font-family="Calibri" style:font-family-asian="Calibri" style:font-family-complex="Calibri" fo:background-color="transparent" style:use-window-font-color="true"/>
    </style:style>
    <style:style style:name="T390" style:family="text">
      <style:text-properties fo:font-size="11.00pt" fo:font-weight="normal" fo:font-family="Calibri" style:font-family-asian="Calibri" style:font-family-complex="Calibri" fo:background-color="transparent" style:use-window-font-color="true"/>
    </style:style>
    <style:style style:name="T391" style:family="text">
      <style:text-properties fo:font-size="11.00pt" fo:font-weight="normal" fo:font-family="Calibri" style:font-family-asian="Calibri" style:font-family-complex="Calibri" fo:background-color="transparent" style:use-window-font-color="true"/>
    </style:style>
    <style:style style:name="T392" style:family="text">
      <style:text-properties fo:font-size="11.00pt" fo:font-weight="normal" fo:font-family="Calibri" style:font-family-asian="Calibri" style:font-family-complex="Calibri" fo:background-color="transparent" style:use-window-font-color="true"/>
    </style:style>
    <style:style style:name="T393" style:family="text">
      <style:text-properties fo:font-size="11.00pt" fo:font-weight="bold" fo:font-family="Calibri" style:font-family-asian="Calibri" style:font-family-complex="Calibri" fo:background-color="transparent" style:use-window-font-color="true"/>
    </style:style>
    <style:style style:name="T394" style:family="text">
      <style:text-properties fo:font-size="11.00pt" fo:font-weight="normal" fo:font-family="Calibri" style:font-family-asian="Calibri" style:font-family-complex="Calibri" fo:background-color="transparent" style:use-window-font-color="true"/>
    </style:style>
    <style:style style:name="T395" style:family="text">
      <style:text-properties fo:font-size="11.00pt" fo:font-weight="normal" fo:font-family="Calibri" style:font-family-asian="Calibri" style:font-family-complex="Calibri" fo:background-color="transparent" style:use-window-font-color="true"/>
    </style:style>
    <style:style style:name="T396" style:family="text">
      <style:text-properties fo:font-size="11.00pt" fo:font-weight="bold" fo:font-family="Calibri" style:font-family-asian="Calibri" style:font-family-complex="Calibri" fo:background-color="transparent" style:use-window-font-color="true"/>
    </style:style>
    <style:style style:name="T397" style:family="text">
      <style:text-properties fo:font-size="11.00pt" fo:font-weight="normal" fo:font-family="Calibri" style:font-family-asian="Calibri" style:font-family-complex="Calibri" fo:background-color="transparent" style:use-window-font-color="true"/>
    </style:style>
    <style:style style:name="T398" style:family="text">
      <style:text-properties fo:font-size="11.00pt" fo:font-weight="normal" fo:font-family="Calibri" style:font-family-asian="Calibri" style:font-family-complex="Calibri" fo:background-color="transparent" style:use-window-font-color="true"/>
    </style:style>
    <style:style style:name="T399" style:family="text">
      <style:text-properties fo:font-size="11.00pt" fo:font-weight="bold" fo:font-family="Calibri" style:font-family-asian="Calibri" style:font-family-complex="Calibri" fo:background-color="transparent" style:use-window-font-color="true"/>
    </style:style>
    <style:style style:name="T400" style:family="text">
      <style:text-properties fo:font-size="11.00pt" fo:font-weight="normal" fo:font-family="Calibri" style:font-family-asian="Calibri" style:font-family-complex="Calibri" fo:background-color="transparent" style:use-window-font-color="true"/>
    </style:style>
    <style:style style:name="T401" style:family="text">
      <style:text-properties fo:font-size="11.00pt" fo:font-weight="normal" fo:font-family="Calibri" style:font-family-asian="Calibri" style:font-family-complex="Calibri" fo:background-color="transparent" style:use-window-font-color="true"/>
    </style:style>
    <style:style style:name="T402" style:family="text">
      <style:text-properties fo:font-size="11.00pt" fo:font-weight="normal" fo:font-family="Calibri" style:font-family-asian="Calibri" style:font-family-complex="Calibri" fo:background-color="transparent" style:use-window-font-color="true"/>
    </style:style>
    <style:style style:name="T403" style:family="text">
      <style:text-properties fo:font-size="11.00pt" fo:font-weight="normal" fo:font-family="Calibri" style:font-family-asian="Calibri" style:font-family-complex="Calibri" fo:background-color="transparent" style:use-window-font-color="true"/>
    </style:style>
    <style:style style:name="T404" style:family="text">
      <style:text-properties fo:font-size="11.00pt" fo:font-weight="normal" fo:font-family="Calibri" style:font-family-asian="Calibri" style:font-family-complex="Calibri" fo:background-color="transparent" style:use-window-font-color="true"/>
    </style:style>
    <style:style style:name="T405" style:family="text">
      <style:text-properties fo:font-size="11.00pt" fo:font-weight="normal" fo:font-family="Calibri" style:font-family-asian="Calibri" style:font-family-complex="Calibri" fo:background-color="transparent" style:use-window-font-color="true"/>
    </style:style>
    <style:style style:name="T406" style:family="text">
      <style:text-properties fo:font-size="11.00pt" fo:font-weight="bold" fo:font-family="Calibri" style:font-family-asian="Calibri" style:font-family-complex="Calibri" fo:background-color="transparent" style:use-window-font-color="true"/>
    </style:style>
    <style:style style:name="T407" style:family="text">
      <style:text-properties fo:font-size="11.00pt" fo:font-weight="normal" fo:font-family="Calibri" style:font-family-asian="Calibri" style:font-family-complex="Calibri" fo:background-color="transparent" style:use-window-font-color="true"/>
    </style:style>
    <style:style style:name="T408" style:family="text">
      <style:text-properties fo:font-size="11.00pt" fo:font-weight="normal" fo:font-family="Calibri" style:font-family-asian="Calibri" style:font-family-complex="Calibri" fo:background-color="transparent" style:use-window-font-color="true"/>
    </style:style>
    <style:style style:name="T409" style:family="text">
      <style:text-properties fo:font-size="11.00pt" fo:font-weight="bold" fo:font-family="Calibri" style:font-family-asian="Calibri" style:font-family-complex="Calibri" fo:background-color="transparent" style:use-window-font-color="true"/>
    </style:style>
    <style:style style:name="T410" style:family="text">
      <style:text-properties fo:font-size="11.00pt" fo:font-weight="normal" fo:font-family="Calibri" style:font-family-asian="Calibri" style:font-family-complex="Calibri" fo:background-color="transparent" style:use-window-font-color="true"/>
    </style:style>
    <style:style style:name="T411" style:family="text">
      <style:text-properties fo:font-size="11.00pt" fo:font-weight="normal" fo:font-family="Calibri" style:font-family-asian="Calibri" style:font-family-complex="Calibri" fo:background-color="transparent" style:use-window-font-color="true"/>
    </style:style>
    <style:style style:name="T412" style:family="text">
      <style:text-properties fo:font-size="11.00pt" fo:font-weight="normal" fo:font-family="Calibri" style:font-family-asian="Calibri" style:font-family-complex="Calibri" fo:background-color="transparent" style:use-window-font-color="true"/>
    </style:style>
    <style:style style:name="T413" style:family="text">
      <style:text-properties fo:font-size="11.00pt" fo:font-weight="normal" fo:font-family="Calibri" style:font-family-asian="Calibri" style:font-family-complex="Calibri" fo:background-color="transparent" style:use-window-font-color="true"/>
    </style:style>
    <style:style style:name="T414" style:family="text">
      <style:text-properties fo:font-size="11.00pt" fo:font-weight="normal" fo:font-family="Calibri" style:font-family-asian="Calibri" style:font-family-complex="Calibri" fo:background-color="transparent" style:use-window-font-color="true"/>
    </style:style>
    <style:style style:name="T415" style:family="text">
      <style:text-properties fo:font-size="11.00pt" fo:font-weight="normal" fo:font-family="Calibri" style:font-family-asian="Calibri" style:font-family-complex="Calibri" fo:background-color="transparent" style:use-window-font-color="true"/>
    </style:style>
    <style:style style:name="T416" style:family="text">
      <style:text-properties fo:font-size="11.00pt" fo:font-weight="normal" fo:font-family="Calibri" style:font-family-asian="Calibri" style:font-family-complex="Calibri" fo:background-color="transparent" style:use-window-font-color="true"/>
    </style:style>
    <style:style style:name="T417" style:family="text">
      <style:text-properties fo:font-size="11.00pt" fo:font-weight="normal" fo:font-family="Calibri" style:font-family-asian="Calibri" style:font-family-complex="Calibri" fo:background-color="transparent" style:use-window-font-color="true"/>
    </style:style>
    <style:style style:name="T418" style:family="text">
      <style:text-properties fo:font-size="11.00pt" fo:font-weight="normal" fo:font-family="Calibri" style:font-family-asian="Calibri" style:font-family-complex="Calibri" fo:background-color="transparent" style:use-window-font-color="true"/>
    </style:style>
    <style:style style:name="T419" style:family="text">
      <style:text-properties fo:font-size="11.00pt" fo:font-weight="bold" fo:font-family="Calibri" style:font-family-asian="Calibri" style:font-family-complex="Calibri" fo:background-color="transparent" style:use-window-font-color="true"/>
    </style:style>
    <style:style style:name="T420" style:family="text">
      <style:text-properties fo:font-size="11.00pt" fo:font-weight="normal" fo:font-family="Calibri" style:font-family-asian="Calibri" style:font-family-complex="Calibri" fo:background-color="transparent" style:use-window-font-color="true"/>
    </style:style>
    <style:style style:name="T421" style:family="text">
      <style:text-properties fo:font-size="11.00pt" fo:font-weight="bold" fo:font-family="Calibri" style:font-family-asian="Calibri" style:font-family-complex="Calibri" fo:background-color="transparent" style:use-window-font-color="true"/>
    </style:style>
    <style:style style:name="T422" style:family="text">
      <style:text-properties fo:font-size="11.00pt" fo:font-weight="normal" fo:font-family="Calibri" style:font-family-asian="Calibri" style:font-family-complex="Calibri" fo:background-color="transparent" style:use-window-font-color="true"/>
    </style:style>
    <style:style style:name="T423" style:family="text">
      <style:text-properties fo:font-size="11.00pt" fo:font-weight="bold" fo:font-family="Calibri" style:font-family-asian="Calibri" style:font-family-complex="Calibri" fo:background-color="transparent" style:use-window-font-color="true"/>
    </style:style>
    <style:style style:name="T424" style:family="text">
      <style:text-properties fo:font-size="11.00pt" fo:font-weight="normal" fo:font-family="Calibri" style:font-family-asian="Calibri" style:font-family-complex="Calibri" fo:background-color="transparent" style:use-window-font-color="true"/>
    </style:style>
    <style:style style:name="T425" style:family="text">
      <style:text-properties fo:font-size="11.00pt" fo:font-weight="bold" fo:font-family="Calibri" style:font-family-asian="Calibri" style:font-family-complex="Calibri" fo:background-color="transparent" style:use-window-font-color="true"/>
    </style:style>
    <style:style style:name="T426" style:family="text">
      <style:text-properties fo:font-size="11.00pt" fo:font-weight="normal" fo:font-family="Calibri" style:font-family-asian="Calibri" style:font-family-complex="Calibri" fo:background-color="transparent" style:use-window-font-color="true"/>
    </style:style>
    <style:style style:name="T427" style:family="text">
      <style:text-properties fo:font-size="11.00pt" fo:font-weight="bold" fo:font-family="Calibri" style:font-family-asian="Calibri" style:font-family-complex="Calibri" fo:background-color="transparent" style:use-window-font-color="true"/>
    </style:style>
    <style:style style:name="T428" style:family="text">
      <style:text-properties fo:font-size="11.00pt" fo:font-weight="normal" fo:font-family="Calibri" style:font-family-asian="Calibri" style:font-family-complex="Calibri" fo:background-color="transparent" style:use-window-font-color="true"/>
    </style:style>
    <style:style style:name="T429" style:family="text">
      <style:text-properties fo:font-size="11.00pt" fo:font-weight="normal" fo:font-family="Calibri" style:font-family-asian="Calibri" style:font-family-complex="Calibri" fo:background-color="transparent" style:use-window-font-color="true"/>
    </style:style>
    <style:style style:name="T430" style:family="text">
      <style:text-properties fo:font-size="11.00pt" fo:font-weight="normal" fo:font-family="Calibri" style:font-family-asian="Calibri" style:font-family-complex="Calibri" fo:background-color="transparent" style:use-window-font-color="true"/>
    </style:style>
    <style:style style:name="T431" style:family="text">
      <style:text-properties fo:font-size="11.00pt" fo:font-weight="normal" fo:font-family="Calibri" style:font-family-asian="Calibri" style:font-family-complex="Calibri" fo:background-color="transparent" style:use-window-font-color="true"/>
    </style:style>
    <style:style style:name="T432" style:family="text">
      <style:text-properties fo:font-size="11.00pt" fo:font-weight="bold" fo:font-family="Calibri" style:font-family-asian="Calibri" style:font-family-complex="Calibri" fo:background-color="transparent" style:use-window-font-color="true"/>
    </style:style>
    <style:style style:name="T433" style:family="text">
      <style:text-properties fo:font-size="11.00pt" fo:font-weight="normal" fo:font-family="Calibri" style:font-family-asian="Calibri" style:font-family-complex="Calibri" fo:background-color="transparent" style:use-window-font-color="true"/>
    </style:style>
    <style:style style:name="T434" style:family="text">
      <style:text-properties fo:font-size="11.00pt" fo:font-weight="normal" fo:font-family="Calibri" style:font-family-asian="Calibri" style:font-family-complex="Calibri" fo:background-color="transparent" style:use-window-font-color="true"/>
    </style:style>
    <style:style style:name="T435" style:family="text">
      <style:text-properties fo:font-size="11.00pt" fo:font-weight="normal" fo:font-family="Calibri" style:font-family-asian="Calibri" style:font-family-complex="Calibri" fo:background-color="transparent" style:use-window-font-color="true"/>
    </style:style>
    <style:style style:name="T436" style:family="text">
      <style:text-properties fo:font-size="11.00pt" fo:font-weight="normal" fo:font-family="Calibri" style:font-family-asian="Calibri" style:font-family-complex="Calibri" fo:background-color="transparent" style:use-window-font-color="true"/>
    </style:style>
    <style:style style:name="T437" style:family="text">
      <style:text-properties fo:font-size="11.00pt" fo:font-weight="bold" fo:font-family="Calibri" style:font-family-asian="Calibri" style:font-family-complex="Calibri" fo:background-color="transparent" style:use-window-font-color="true"/>
    </style:style>
    <style:style style:name="T438" style:family="text">
      <style:text-properties fo:font-size="11.00pt" fo:font-weight="normal" fo:font-family="Calibri" style:font-family-asian="Calibri" style:font-family-complex="Calibri" fo:background-color="transparent" style:use-window-font-color="true"/>
    </style:style>
    <style:style style:name="T439" style:family="text">
      <style:text-properties fo:font-size="11.00pt" fo:font-weight="bold" fo:font-family="Calibri" style:font-family-asian="Calibri" style:font-family-complex="Calibri" fo:background-color="transparent" style:use-window-font-color="true"/>
    </style:style>
    <style:style style:name="T440" style:family="text">
      <style:text-properties fo:font-size="11.00pt" fo:font-weight="normal" fo:font-family="Calibri" style:font-family-asian="Calibri" style:font-family-complex="Calibri" fo:background-color="transparent" style:use-window-font-color="true"/>
    </style:style>
    <style:style style:name="T441" style:family="text">
      <style:text-properties fo:font-size="11.00pt" fo:font-weight="bold" fo:font-family="Calibri" style:font-family-asian="Calibri" style:font-family-complex="Calibri" fo:background-color="transparent" style:use-window-font-color="true"/>
    </style:style>
    <style:style style:name="T442" style:family="text">
      <style:text-properties fo:font-size="11.00pt" fo:font-weight="normal" fo:font-family="Calibri" style:font-family-asian="Calibri" style:font-family-complex="Calibri" fo:background-color="transparent" style:use-window-font-color="true"/>
    </style:style>
    <style:style style:name="T443" style:family="text">
      <style:text-properties fo:font-size="11.00pt" fo:font-weight="bold" fo:font-family="Calibri" style:font-family-asian="Calibri" style:font-family-complex="Calibri" fo:background-color="transparent" style:use-window-font-color="true"/>
    </style:style>
    <style:style style:name="T444" style:family="text">
      <style:text-properties fo:font-size="11.00pt" fo:font-weight="normal" fo:font-family="Calibri" style:font-family-asian="Calibri" style:font-family-complex="Calibri" fo:background-color="transparent" style:use-window-font-color="true"/>
    </style:style>
    <style:style style:name="T445" style:family="text">
      <style:text-properties fo:font-size="11.00pt" fo:font-weight="normal" fo:font-family="Calibri" style:font-family-asian="Calibri" style:font-family-complex="Calibri" fo:background-color="transparent" style:use-window-font-color="true"/>
    </style:style>
    <style:style style:name="T446" style:family="text">
      <style:text-properties fo:font-size="11.00pt" fo:font-weight="normal" fo:font-family="Calibri" style:font-family-asian="Calibri" style:font-family-complex="Calibri" fo:background-color="transparent" style:use-window-font-color="true"/>
    </style:style>
    <style:style style:name="T447" style:family="text">
      <style:text-properties fo:font-size="11.00pt" fo:font-weight="bold" fo:font-family="Calibri" style:font-family-asian="Calibri" style:font-family-complex="Calibri" fo:background-color="transparent" style:use-window-font-color="true"/>
    </style:style>
    <style:style style:name="T448" style:family="text">
      <style:text-properties fo:font-size="11.00pt" fo:font-weight="normal" fo:font-family="Calibri" style:font-family-asian="Calibri" style:font-family-complex="Calibri" fo:background-color="transparent" style:use-window-font-color="true"/>
    </style:style>
    <style:style style:name="T449" style:family="text">
      <style:text-properties fo:font-size="11.00pt" fo:font-weight="bold" fo:font-family="Calibri" style:font-family-asian="Calibri" style:font-family-complex="Calibri" fo:background-color="transparent" style:use-window-font-color="true"/>
    </style:style>
    <style:style style:name="T450" style:family="text">
      <style:text-properties fo:font-size="11.00pt" fo:font-weight="normal" fo:font-family="Calibri" style:font-family-asian="Calibri" style:font-family-complex="Calibri" fo:background-color="transparent" style:use-window-font-color="true"/>
    </style:style>
    <style:style style:name="T451" style:family="text">
      <style:text-properties fo:font-size="11.00pt" fo:font-weight="bold" fo:font-family="Calibri" style:font-family-asian="Calibri" style:font-family-complex="Calibri" fo:background-color="transparent" style:use-window-font-color="true"/>
    </style:style>
    <style:style style:name="T452" style:family="text">
      <style:text-properties fo:font-size="11.00pt" fo:font-weight="normal" fo:font-family="Calibri" style:font-family-asian="Calibri" style:font-family-complex="Calibri" fo:background-color="transparent" style:use-window-font-color="true"/>
    </style:style>
    <style:style style:name="T453" style:family="text">
      <style:text-properties fo:font-size="11.00pt" fo:font-weight="bold" fo:font-family="Calibri" style:font-family-asian="Calibri" style:font-family-complex="Calibri" fo:background-color="transparent" style:use-window-font-color="true"/>
    </style:style>
    <style:style style:name="T454" style:family="text">
      <style:text-properties fo:font-size="11.00pt" fo:font-weight="normal" fo:font-family="Calibri" style:font-family-asian="Calibri" style:font-family-complex="Calibri" fo:background-color="transparent" style:use-window-font-color="true"/>
    </style:style>
    <style:style style:name="T455" style:family="text">
      <style:text-properties fo:font-size="11.00pt" fo:font-weight="bold" fo:font-family="Calibri" style:font-family-asian="Calibri" style:font-family-complex="Calibri" fo:background-color="transparent" style:use-window-font-color="true"/>
    </style:style>
    <style:style style:name="T456" style:family="text">
      <style:text-properties fo:font-size="11.00pt" fo:font-weight="normal" fo:font-family="Calibri" style:font-family-asian="Calibri" style:font-family-complex="Calibri" fo:background-color="transparent" style:use-window-font-color="true"/>
    </style:style>
    <style:style style:name="T457" style:family="text">
      <style:text-properties fo:font-size="11.00pt" fo:font-weight="bold" fo:font-family="Calibri" style:font-family-asian="Calibri" style:font-family-complex="Calibri" fo:background-color="transparent" style:use-window-font-color="true"/>
    </style:style>
    <style:style style:name="T458" style:family="text">
      <style:text-properties fo:font-size="11.00pt" fo:font-weight="normal" fo:font-family="Calibri" style:font-family-asian="Calibri" style:font-family-complex="Calibri" fo:background-color="transparent" style:use-window-font-color="true"/>
    </style:style>
    <style:style style:name="T459" style:family="text">
      <style:text-properties fo:font-size="11.00pt" fo:font-weight="bold" fo:font-family="Calibri" style:font-family-asian="Calibri" style:font-family-complex="Calibri" fo:background-color="transparent" style:use-window-font-color="true"/>
    </style:style>
    <style:style style:name="T460" style:family="text">
      <style:text-properties fo:font-size="11.00pt" fo:font-weight="normal" fo:font-family="Calibri" style:font-family-asian="Calibri" style:font-family-complex="Calibri" fo:background-color="transparent" style:use-window-font-color="true"/>
    </style:style>
    <style:style style:name="T461" style:family="text">
      <style:text-properties fo:font-size="11.00pt" fo:font-weight="bold" fo:font-family="Calibri" style:font-family-asian="Calibri" style:font-family-complex="Calibri" fo:background-color="transparent" style:use-window-font-color="true"/>
    </style:style>
    <style:style style:name="T462" style:family="text">
      <style:text-properties fo:font-size="11.00pt" fo:font-weight="normal" fo:font-family="Calibri" style:font-family-asian="Calibri" style:font-family-complex="Calibri" fo:background-color="transparent" style:use-window-font-color="true"/>
    </style:style>
    <style:style style:name="T463" style:family="text">
      <style:text-properties fo:font-size="11.00pt" fo:font-weight="bold" fo:font-family="Calibri" style:font-family-asian="Calibri" style:font-family-complex="Calibri" fo:background-color="transparent" style:use-window-font-color="true"/>
    </style:style>
    <style:style style:name="T464" style:family="text">
      <style:text-properties fo:font-size="11.00pt" fo:font-weight="normal" fo:font-family="Calibri" style:font-family-asian="Calibri" style:font-family-complex="Calibri" fo:background-color="transparent" style:use-window-font-color="true"/>
    </style:style>
    <style:style style:name="T465" style:family="text">
      <style:text-properties fo:font-size="11.00pt" fo:font-weight="bold" fo:font-family="Calibri" style:font-family-asian="Calibri" style:font-family-complex="Calibri" fo:background-color="transparent" style:use-window-font-color="true"/>
    </style:style>
    <style:style style:name="T466" style:family="text">
      <style:text-properties fo:font-size="11.00pt" fo:font-weight="normal" fo:font-family="Calibri" style:font-family-asian="Calibri" style:font-family-complex="Calibri" fo:background-color="transparent" style:use-window-font-color="true"/>
    </style:style>
    <style:style style:name="T467" style:family="text">
      <style:text-properties fo:font-size="11.00pt" fo:font-weight="normal" fo:font-family="Calibri" style:font-family-asian="Calibri" style:font-family-complex="Calibri" fo:background-color="transparent" style:use-window-font-color="true"/>
    </style:style>
    <style:style style:name="T468" style:family="text">
      <style:text-properties fo:font-size="11.00pt" fo:font-weight="normal" fo:font-family="Calibri" style:font-family-asian="Calibri" style:font-family-complex="Calibri" fo:background-color="transparent" style:use-window-font-color="true"/>
    </style:style>
    <style:style style:name="T469" style:family="text">
      <style:text-properties fo:font-size="11.00pt" fo:font-weight="normal" fo:font-family="Calibri" style:font-family-asian="Calibri" style:font-family-complex="Calibri" fo:background-color="transparent" style:use-window-font-color="true"/>
    </style:style>
    <style:style style:name="T470" style:family="text">
      <style:text-properties fo:font-size="11.00pt" fo:font-weight="normal" fo:font-family="Calibri" style:font-family-asian="Calibri" style:font-family-complex="Calibri" fo:background-color="transparent" style:use-window-font-color="true"/>
    </style:style>
    <style:style style:name="T471" style:family="text">
      <style:text-properties fo:font-size="11.00pt" fo:font-weight="bold" fo:font-family="Calibri" style:font-family-asian="Calibri" style:font-family-complex="Calibri" fo:background-color="transparent" style:use-window-font-color="true"/>
    </style:style>
    <style:style style:name="T472" style:family="text">
      <style:text-properties fo:font-size="11.00pt" fo:font-weight="normal" fo:font-family="Calibri" style:font-family-asian="Calibri" style:font-family-complex="Calibri" fo:background-color="transparent" style:use-window-font-color="true"/>
    </style:style>
    <style:style style:name="T473" style:family="text">
      <style:text-properties fo:font-size="11.00pt" fo:font-weight="bold" fo:font-family="Calibri" style:font-family-asian="Calibri" style:font-family-complex="Calibri" fo:background-color="transparent" style:use-window-font-color="true"/>
    </style:style>
    <style:style style:name="T474" style:family="text">
      <style:text-properties fo:font-size="11.00pt" fo:font-weight="normal" fo:font-family="Calibri" style:font-family-asian="Calibri" style:font-family-complex="Calibri" fo:background-color="transparent" style:use-window-font-color="true"/>
    </style:style>
    <style:style style:name="T475" style:family="text">
      <style:text-properties fo:font-size="11.00pt" fo:font-weight="bold" fo:font-family="Calibri" style:font-family-asian="Calibri" style:font-family-complex="Calibri" fo:background-color="transparent" style:use-window-font-color="true"/>
    </style:style>
    <style:style style:name="T476" style:family="text">
      <style:text-properties fo:font-size="11.00pt" fo:font-weight="normal" fo:font-family="Calibri" style:font-family-asian="Calibri" style:font-family-complex="Calibri" fo:background-color="transparent" style:use-window-font-color="true"/>
    </style:style>
    <style:style style:name="T477" style:family="text">
      <style:text-properties fo:font-size="11.00pt" fo:font-weight="bold" fo:font-family="Calibri" style:font-family-asian="Calibri" style:font-family-complex="Calibri" fo:background-color="transparent" style:use-window-font-color="true"/>
    </style:style>
    <style:style style:name="T478" style:family="text">
      <style:text-properties fo:font-size="11.00pt" fo:font-weight="normal" fo:font-family="Calibri" style:font-family-asian="Calibri" style:font-family-complex="Calibri" fo:background-color="transparent" style:use-window-font-color="true"/>
    </style:style>
    <style:style style:name="T479" style:family="text">
      <style:text-properties fo:font-size="11.00pt" fo:font-weight="bold" fo:font-family="Calibri" style:font-family-asian="Calibri" style:font-family-complex="Calibri" fo:background-color="transparent" style:use-window-font-color="true"/>
    </style:style>
    <style:style style:name="T480" style:family="text">
      <style:text-properties fo:font-size="11.00pt" fo:font-weight="normal" fo:font-family="Calibri" style:font-family-asian="Calibri" style:font-family-complex="Calibri" fo:background-color="transparent" style:use-window-font-color="true"/>
    </style:style>
    <style:style style:name="T481" style:family="text">
      <style:text-properties fo:font-size="11.00pt" fo:font-weight="bold" fo:font-family="Calibri" style:font-family-asian="Calibri" style:font-family-complex="Calibri" fo:background-color="transparent" style:use-window-font-color="true"/>
    </style:style>
    <style:style style:name="T482" style:family="text">
      <style:text-properties fo:font-size="11.00pt" fo:font-weight="normal" fo:font-family="Calibri" style:font-family-asian="Calibri" style:font-family-complex="Calibri" fo:background-color="transparent" style:use-window-font-color="true"/>
    </style:style>
    <style:style style:name="T483" style:family="text">
      <style:text-properties fo:font-size="11.00pt" fo:font-weight="bold" fo:font-family="Calibri" style:font-family-asian="Calibri" style:font-family-complex="Calibri" fo:background-color="transparent" style:use-window-font-color="true"/>
    </style:style>
    <style:style style:name="T484" style:family="text">
      <style:text-properties fo:font-size="11.00pt" fo:font-weight="normal" fo:font-family="Calibri" style:font-family-asian="Calibri" style:font-family-complex="Calibri" fo:background-color="transparent" style:use-window-font-color="true"/>
    </style:style>
    <style:style style:name="T485" style:family="text">
      <style:text-properties fo:font-size="11.00pt" fo:font-weight="bold" fo:font-family="Calibri" style:font-family-asian="Calibri" style:font-family-complex="Calibri" fo:background-color="transparent" style:use-window-font-color="true"/>
    </style:style>
    <style:style style:name="T486" style:family="text">
      <style:text-properties fo:font-size="11.00pt" fo:font-weight="normal" fo:font-family="Calibri" style:font-family-asian="Calibri" style:font-family-complex="Calibri" fo:background-color="transparent" style:use-window-font-color="true"/>
    </style:style>
    <style:style style:name="T487" style:family="text">
      <style:text-properties fo:font-size="11.00pt" fo:font-weight="bold" fo:font-family="Calibri" style:font-family-asian="Calibri" style:font-family-complex="Calibri" fo:background-color="transparent" style:use-window-font-color="true"/>
    </style:style>
    <style:style style:name="T488" style:family="text">
      <style:text-properties fo:font-size="11.00pt" fo:font-weight="normal" fo:font-family="Calibri" style:font-family-asian="Calibri" style:font-family-complex="Calibri" fo:background-color="transparent" style:use-window-font-color="true"/>
    </style:style>
    <style:style style:name="T489" style:family="text">
      <style:text-properties fo:font-size="11.00pt" fo:font-weight="bold" fo:font-family="Calibri" style:font-family-asian="Calibri" style:font-family-complex="Calibri" fo:background-color="transparent" style:use-window-font-color="true"/>
    </style:style>
    <style:style style:name="T490" style:family="text">
      <style:text-properties fo:font-size="11.00pt" fo:font-weight="normal" fo:font-family="Calibri" style:font-family-asian="Calibri" style:font-family-complex="Calibri" fo:background-color="transparent" style:use-window-font-color="true"/>
    </style:style>
    <style:style style:name="T491" style:family="text">
      <style:text-properties fo:font-size="11.00pt" fo:font-weight="bold" fo:font-family="Calibri" style:font-family-asian="Calibri" style:font-family-complex="Calibri" fo:background-color="transparent" style:use-window-font-color="true"/>
    </style:style>
    <style:style style:name="T492" style:family="text">
      <style:text-properties fo:font-size="11.00pt" fo:font-weight="normal" fo:font-family="Calibri" style:font-family-asian="Calibri" style:font-family-complex="Calibri" fo:background-color="transparent" style:use-window-font-color="true"/>
    </style:style>
    <style:style style:name="T493" style:family="text">
      <style:text-properties fo:font-size="11.00pt" fo:font-weight="normal" fo:font-family="Calibri" style:font-family-asian="Calibri" style:font-family-complex="Calibri" fo:background-color="transparent" style:use-window-font-color="true"/>
    </style:style>
    <style:style style:name="T494" style:family="text">
      <style:text-properties fo:font-size="11.00pt" fo:font-weight="bold" fo:font-family="Calibri" style:font-family-asian="Calibri" style:font-family-complex="Calibri" fo:background-color="transparent" style:use-window-font-color="true"/>
    </style:style>
    <style:style style:name="T495" style:family="text">
      <style:text-properties fo:font-size="11.00pt" fo:font-weight="normal" fo:font-family="Calibri" style:font-family-asian="Calibri" style:font-family-complex="Calibri" fo:background-color="transparent" style:use-window-font-color="true"/>
    </style:style>
    <style:style style:name="T496" style:family="text">
      <style:text-properties fo:font-size="11.00pt" fo:font-weight="normal" fo:font-family="Calibri" style:font-family-asian="Calibri" style:font-family-complex="Calibri" fo:background-color="transparent" style:use-window-font-color="true"/>
    </style:style>
    <style:style style:name="T497" style:family="text">
      <style:text-properties fo:font-size="11.00pt" fo:font-weight="bold" fo:font-family="Calibri" style:font-family-asian="Calibri" style:font-family-complex="Calibri" fo:background-color="transparent" style:use-window-font-color="true"/>
    </style:style>
    <style:style style:name="T498" style:family="text">
      <style:text-properties fo:font-size="11.00pt" fo:font-weight="normal" fo:font-family="Calibri" style:font-family-asian="Calibri" style:font-family-complex="Calibri" fo:background-color="transparent" style:use-window-font-color="true"/>
    </style:style>
    <style:style style:name="T499" style:family="text">
      <style:text-properties fo:font-size="11.00pt" fo:font-weight="bold" fo:font-family="Calibri" style:font-family-asian="Calibri" style:font-family-complex="Calibri" fo:background-color="transparent" style:use-window-font-color="true"/>
    </style:style>
    <style:style style:name="T500" style:family="text">
      <style:text-properties fo:font-size="11.00pt" fo:font-weight="normal" fo:font-family="Calibri" style:font-family-asian="Calibri" style:font-family-complex="Calibri" fo:background-color="transparent" style:use-window-font-color="true"/>
    </style:style>
    <style:style style:name="T501" style:family="text">
      <style:text-properties fo:font-size="11.00pt" fo:font-weight="normal" fo:font-family="Calibri" style:font-family-asian="Calibri" style:font-family-complex="Calibri" fo:background-color="transparent" style:use-window-font-color="true"/>
    </style:style>
    <style:style style:name="T502" style:family="text">
      <style:text-properties fo:font-size="11.00pt" fo:font-weight="normal" fo:font-family="Calibri" style:font-family-asian="Calibri" style:font-family-complex="Calibri" fo:background-color="transparent" style:use-window-font-color="true"/>
    </style:style>
    <style:style style:name="T503" style:family="text">
      <style:text-properties fo:font-size="11.00pt" fo:font-weight="normal" fo:font-family="Calibri" style:font-family-asian="Calibri" style:font-family-complex="Calibri" fo:background-color="transparent" style:use-window-font-color="true"/>
    </style:style>
    <style:style style:name="T504" style:family="text">
      <style:text-properties fo:font-size="11.00pt" fo:font-weight="normal" fo:font-family="Calibri" style:font-family-asian="Calibri" style:font-family-complex="Calibri" fo:background-color="transparent" style:use-window-font-color="true"/>
    </style:style>
    <style:style style:name="T505" style:family="text">
      <style:text-properties fo:font-size="11.00pt" fo:font-weight="normal" fo:font-family="Calibri" style:font-family-asian="Calibri" style:font-family-complex="Calibri" fo:background-color="transparent" style:use-window-font-color="true"/>
    </style:style>
    <style:style style:name="T506" style:family="text">
      <style:text-properties fo:font-size="11.00pt" fo:font-weight="bold" fo:font-family="Calibri" style:font-family-asian="Calibri" style:font-family-complex="Calibri" fo:background-color="transparent" style:use-window-font-color="true"/>
    </style:style>
    <style:style style:name="T507" style:family="text">
      <style:text-properties fo:font-size="11.00pt" fo:font-weight="normal" fo:font-family="Calibri" style:font-family-asian="Calibri" style:font-family-complex="Calibri" fo:background-color="transparent" style:use-window-font-color="true"/>
    </style:style>
    <style:style style:name="T508" style:family="text">
      <style:text-properties fo:font-size="11.00pt" fo:font-weight="normal" fo:font-family="Calibri" style:font-family-asian="Calibri" style:font-family-complex="Calibri" fo:background-color="transparent" style:use-window-font-color="true"/>
    </style:style>
    <style:style style:name="T509" style:family="text">
      <style:text-properties fo:font-size="11.00pt" fo:font-weight="normal" fo:font-family="Calibri" style:font-family-asian="Calibri" style:font-family-complex="Calibri" fo:background-color="transparent" style:use-window-font-color="true"/>
    </style:style>
    <style:style style:name="T510" style:family="text">
      <style:text-properties fo:font-size="11.00pt" fo:font-weight="normal" fo:font-family="Calibri" style:font-family-asian="Calibri" style:font-family-complex="Calibri" fo:background-color="transparent" style:use-window-font-color="true"/>
    </style:style>
    <style:style style:name="T511" style:family="text">
      <style:text-properties fo:font-size="11.00pt" fo:font-weight="normal" fo:font-family="Calibri" style:font-family-asian="Calibri" style:font-family-complex="Calibri" fo:background-color="transparent" style:use-window-font-color="true"/>
    </style:style>
    <style:style style:name="T512" style:family="text">
      <style:text-properties fo:font-size="11.00pt" fo:font-weight="bold" fo:font-family="Calibri" style:font-family-asian="Calibri" style:font-family-complex="Calibri" fo:background-color="transparent" style:use-window-font-color="true"/>
    </style:style>
    <style:style style:name="T513" style:family="text">
      <style:text-properties fo:font-size="11.00pt" fo:font-weight="normal" fo:font-family="Calibri" style:font-family-asian="Calibri" style:font-family-complex="Calibri" fo:background-color="transparent" style:use-window-font-color="true"/>
    </style:style>
    <style:style style:name="T514" style:family="text">
      <style:text-properties fo:font-size="11.00pt" fo:font-weight="bold" fo:font-family="Calibri" style:font-family-asian="Calibri" style:font-family-complex="Calibri" fo:background-color="transparent" style:use-window-font-color="true"/>
    </style:style>
    <style:style style:name="T515" style:family="text">
      <style:text-properties fo:font-size="11.00pt" fo:font-weight="normal" fo:font-family="Calibri" style:font-family-asian="Calibri" style:font-family-complex="Calibri" fo:background-color="transparent" style:use-window-font-color="true"/>
    </style:style>
    <style:style style:name="T516" style:family="text">
      <style:text-properties fo:font-size="11.00pt" fo:font-weight="bold" fo:font-family="Calibri" style:font-family-asian="Calibri" style:font-family-complex="Calibri" fo:background-color="transparent" style:use-window-font-color="true"/>
    </style:style>
    <style:style style:name="T517" style:family="text">
      <style:text-properties fo:font-size="11.00pt" fo:font-weight="normal" fo:font-family="Calibri" style:font-family-asian="Calibri" style:font-family-complex="Calibri" fo:background-color="transparent" style:use-window-font-color="true"/>
    </style:style>
    <style:style style:name="T518" style:family="text">
      <style:text-properties fo:font-size="11.00pt" fo:font-weight="bold" fo:font-family="Calibri" style:font-family-asian="Calibri" style:font-family-complex="Calibri" fo:background-color="transparent" style:use-window-font-color="true"/>
    </style:style>
    <style:style style:name="T519" style:family="text">
      <style:text-properties fo:font-size="11.00pt" fo:font-weight="normal" fo:font-family="Calibri" style:font-family-asian="Calibri" style:font-family-complex="Calibri" fo:background-color="transparent" style:use-window-font-color="true"/>
    </style:style>
    <style:style style:name="T520" style:family="text">
      <style:text-properties fo:font-size="11.00pt" fo:font-weight="normal" fo:font-family="Calibri" style:font-family-asian="Calibri" style:font-family-complex="Calibri" fo:background-color="transparent" style:use-window-font-color="true"/>
    </style:style>
    <style:style style:name="T521" style:family="text">
      <style:text-properties fo:font-size="11.00pt" fo:font-weight="normal" fo:font-family="Calibri" style:font-family-asian="Calibri" style:font-family-complex="Calibri" fo:background-color="transparent" style:use-window-font-color="true"/>
    </style:style>
    <style:style style:name="T522" style:family="text">
      <style:text-properties fo:font-size="11.00pt" fo:font-weight="bold" fo:font-family="Calibri" style:font-family-asian="Calibri" style:font-family-complex="Calibri" fo:background-color="transparent" style:use-window-font-color="true"/>
    </style:style>
    <style:style style:name="T523" style:family="text">
      <style:text-properties fo:font-size="11.00pt" fo:font-weight="normal" fo:font-family="Calibri" style:font-family-asian="Calibri" style:font-family-complex="Calibri" fo:background-color="transparent" style:use-window-font-color="true"/>
    </style:style>
    <style:style style:name="T524" style:family="text">
      <style:text-properties fo:font-size="11.00pt" fo:font-weight="bold" fo:font-family="Calibri" style:font-family-asian="Calibri" style:font-family-complex="Calibri" fo:background-color="transparent" style:use-window-font-color="true"/>
    </style:style>
    <style:style style:name="T525" style:family="text">
      <style:text-properties fo:font-size="11.00pt" fo:font-weight="normal" fo:font-family="Calibri" style:font-family-asian="Calibri" style:font-family-complex="Calibri" fo:background-color="transparent" style:use-window-font-color="true"/>
    </style:style>
    <style:style style:name="T526" style:family="text">
      <style:text-properties fo:font-size="11.00pt" fo:font-weight="bold" fo:font-family="Calibri" style:font-family-asian="Calibri" style:font-family-complex="Calibri" fo:background-color="transparent" style:use-window-font-color="true"/>
    </style:style>
    <style:style style:name="T527" style:family="text">
      <style:text-properties fo:font-size="11.00pt" fo:font-weight="normal" fo:font-family="Calibri" style:font-family-asian="Calibri" style:font-family-complex="Calibri" fo:background-color="transparent" style:use-window-font-color="true"/>
    </style:style>
    <style:style style:name="T528" style:family="text">
      <style:text-properties fo:font-size="11.00pt" fo:font-weight="bold" fo:font-family="Calibri" style:font-family-asian="Calibri" style:font-family-complex="Calibri" fo:background-color="transparent" style:use-window-font-color="true"/>
    </style:style>
    <style:style style:name="T529" style:family="text">
      <style:text-properties fo:font-size="11.00pt" fo:font-weight="normal" fo:font-family="Calibri" style:font-family-asian="Calibri" style:font-family-complex="Calibri" fo:background-color="transparent" style:use-window-font-color="true"/>
    </style:style>
    <style:style style:name="T530" style:family="text">
      <style:text-properties fo:font-size="11.00pt" fo:font-weight="bold" fo:font-family="Calibri" style:font-family-asian="Calibri" style:font-family-complex="Calibri" fo:background-color="transparent" style:use-window-font-color="true"/>
    </style:style>
    <style:style style:name="T531" style:family="text">
      <style:text-properties fo:font-size="11.00pt" fo:font-weight="normal" fo:font-family="Calibri" style:font-family-asian="Calibri" style:font-family-complex="Calibri" fo:background-color="transparent" style:use-window-font-color="true"/>
    </style:style>
    <style:style style:name="T532" style:family="text">
      <style:text-properties fo:font-size="11.00pt" fo:font-weight="bold" fo:font-family="Calibri" style:font-family-asian="Calibri" style:font-family-complex="Calibri" fo:background-color="transparent" style:use-window-font-color="true"/>
    </style:style>
    <style:style style:name="T533" style:family="text">
      <style:text-properties fo:font-size="11.00pt" fo:font-weight="normal" fo:font-family="Calibri" style:font-family-asian="Calibri" style:font-family-complex="Calibri" fo:background-color="transparent" style:use-window-font-color="true"/>
    </style:style>
    <style:style style:name="T534" style:family="text">
      <style:text-properties fo:font-size="11.00pt" fo:font-weight="normal" fo:font-family="Calibri" style:font-family-asian="Calibri" style:font-family-complex="Calibri" fo:background-color="transparent" style:use-window-font-color="true"/>
    </style:style>
    <style:style style:name="T535" style:family="text">
      <style:text-properties fo:font-size="11.00pt" fo:font-weight="bold" fo:font-family="Calibri" style:font-family-asian="Calibri" style:font-family-complex="Calibri" fo:background-color="transparent" style:use-window-font-color="true"/>
    </style:style>
    <style:style style:name="T536" style:family="text">
      <style:text-properties fo:font-size="11.00pt" fo:font-weight="normal" fo:font-family="Calibri" style:font-family-asian="Calibri" style:font-family-complex="Calibri" fo:background-color="transparent" style:use-window-font-color="true"/>
    </style:style>
    <style:style style:name="T53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53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539" style:family="text">
      <style:text-properties fo:font-size="11.00pt" fo:font-weight="normal" fo:font-family="Calibri" style:font-family-asian="Calibri" style:font-family-complex="Calibri" fo:background-color="transparent" style:use-window-font-color="true"/>
    </style:style>
    <style:style style:name="T540" style:family="text">
      <style:text-properties fo:font-size="11.00pt" fo:font-weight="bold" fo:font-family="Calibri" style:font-family-asian="Calibri" style:font-family-complex="Calibri" fo:background-color="transparent" style:use-window-font-color="true"/>
    </style:style>
    <style:style style:name="T541" style:family="text">
      <style:text-properties fo:font-size="11.00pt" fo:font-weight="normal" fo:font-family="Calibri" style:font-family-asian="Calibri" style:font-family-complex="Calibri" fo:background-color="transparent" style:use-window-font-color="true"/>
    </style:style>
    <style:style style:name="T542" style:family="text">
      <style:text-properties fo:font-size="11.00pt" fo:font-weight="bold" fo:font-family="Calibri" style:font-family-asian="Calibri" style:font-family-complex="Calibri" fo:background-color="transparent" style:use-window-font-color="true"/>
    </style:style>
    <style:style style:name="T543" style:family="text">
      <style:text-properties fo:font-size="11.00pt" fo:font-weight="normal" fo:font-family="Calibri" style:font-family-asian="Calibri" style:font-family-complex="Calibri" fo:background-color="transparent" style:use-window-font-color="true"/>
    </style:style>
    <style:style style:name="T544" style:family="text">
      <style:text-properties fo:font-size="11.00pt" fo:font-weight="bold" fo:font-family="Calibri" style:font-family-asian="Calibri" style:font-family-complex="Calibri" fo:background-color="transparent" style:use-window-font-color="true"/>
    </style:style>
    <style:style style:name="T545" style:family="text">
      <style:text-properties fo:font-size="11.00pt" fo:font-weight="normal" fo:font-family="Calibri" style:font-family-asian="Calibri" style:font-family-complex="Calibri" fo:background-color="transparent" style:use-window-font-color="true"/>
    </style:style>
    <style:style style:name="T546" style:family="text">
      <style:text-properties fo:font-size="11.00pt" fo:font-weight="bold" fo:font-family="Calibri" style:font-family-asian="Calibri" style:font-family-complex="Calibri" fo:background-color="transparent" style:use-window-font-color="true"/>
    </style:style>
    <style:style style:name="T547" style:family="text">
      <style:text-properties fo:font-size="11.00pt" fo:font-weight="normal" fo:font-family="Calibri" style:font-family-asian="Calibri" style:font-family-complex="Calibri" fo:background-color="transparent" style:use-window-font-color="true"/>
    </style:style>
    <style:style style:name="T548" style:family="text">
      <style:text-properties fo:font-size="11.00pt" fo:font-weight="bold" fo:font-family="Calibri" style:font-family-asian="Calibri" style:font-family-complex="Calibri" fo:background-color="transparent" style:use-window-font-color="true"/>
    </style:style>
    <style:style style:name="T549" style:family="text">
      <style:text-properties fo:font-size="11.00pt" fo:font-weight="normal" fo:font-family="Calibri" style:font-family-asian="Calibri" style:font-family-complex="Calibri" fo:background-color="transparent" style:use-window-font-color="true"/>
    </style:style>
    <style:style style:name="T550" style:family="text">
      <style:text-properties fo:font-size="11.00pt" fo:font-weight="normal" fo:font-family="Calibri" style:font-family-asian="Calibri" style:font-family-complex="Calibri" fo:background-color="transparent" style:use-window-font-color="true"/>
    </style:style>
    <style:style style:name="T551" style:family="text">
      <style:text-properties fo:font-size="11.00pt" fo:font-weight="bold" fo:font-family="Calibri" style:font-family-asian="Calibri" style:font-family-complex="Calibri" fo:background-color="transparent" style:use-window-font-color="true"/>
    </style:style>
    <style:style style:name="T552" style:family="text">
      <style:text-properties fo:font-size="11.00pt" fo:font-weight="normal" fo:font-family="Calibri" style:font-family-asian="Calibri" style:font-family-complex="Calibri" fo:background-color="transparent" style:use-window-font-color="true"/>
    </style:style>
    <style:style style:name="T553" style:family="text">
      <style:text-properties fo:font-size="11.00pt" fo:font-weight="normal" fo:font-family="Calibri" style:font-family-asian="Calibri" style:font-family-complex="Calibri" fo:background-color="transparent" style:use-window-font-color="true"/>
    </style:style>
    <style:style style:name="T554" style:family="text">
      <style:text-properties fo:font-size="11.00pt" fo:font-weight="bold" fo:font-family="Calibri" style:font-family-asian="Calibri" style:font-family-complex="Calibri" fo:background-color="transparent" style:use-window-font-color="true"/>
    </style:style>
    <style:style style:name="T555" style:family="text">
      <style:text-properties fo:font-size="11.00pt" fo:font-weight="normal" fo:font-family="Calibri" style:font-family-asian="Calibri" style:font-family-complex="Calibri" fo:background-color="transparent" style:use-window-font-color="true"/>
    </style:style>
    <style:style style:name="T556" style:family="text">
      <style:text-properties fo:font-size="11.00pt" fo:font-weight="bold" fo:font-family="Calibri" style:font-family-asian="Calibri" style:font-family-complex="Calibri" fo:background-color="transparent" style:use-window-font-color="true"/>
    </style:style>
    <style:style style:name="T557" style:family="text">
      <style:text-properties fo:font-size="11.00pt" fo:font-weight="normal" fo:font-family="Calibri" style:font-family-asian="Calibri" style:font-family-complex="Calibri" fo:background-color="transparent" style:use-window-font-color="true"/>
    </style:style>
    <style:style style:name="T558" style:family="text">
      <style:text-properties fo:font-size="11.00pt" fo:font-weight="bold" fo:font-family="Calibri" style:font-family-asian="Calibri" style:font-family-complex="Calibri" fo:background-color="transparent" style:use-window-font-color="true"/>
    </style:style>
    <style:style style:name="T559" style:family="text">
      <style:text-properties fo:font-size="11.00pt" fo:font-weight="normal" fo:font-family="Calibri" style:font-family-asian="Calibri" style:font-family-complex="Calibri" fo:background-color="transparent" style:use-window-font-color="true"/>
    </style:style>
    <style:style style:name="T560" style:family="text">
      <style:text-properties fo:font-size="11.00pt" fo:font-weight="bold" fo:font-family="Calibri" style:font-family-asian="Calibri" style:font-family-complex="Calibri" fo:background-color="transparent" style:use-window-font-color="true"/>
    </style:style>
    <style:style style:name="T561" style:family="text">
      <style:text-properties fo:font-size="11.00pt" fo:font-weight="normal" fo:font-family="Calibri" style:font-family-asian="Calibri" style:font-family-complex="Calibri" fo:background-color="transparent" style:use-window-font-color="true"/>
    </style:style>
    <style:style style:name="T562" style:family="text">
      <style:text-properties fo:font-size="11.00pt" fo:font-weight="bold" fo:font-family="Calibri" style:font-family-asian="Calibri" style:font-family-complex="Calibri" fo:background-color="transparent" style:use-window-font-color="true"/>
    </style:style>
    <style:style style:name="T563" style:family="text">
      <style:text-properties fo:font-size="11.00pt" fo:font-weight="normal" fo:font-family="Calibri" style:font-family-asian="Calibri" style:font-family-complex="Calibri" fo:background-color="transparent" style:use-window-font-color="true"/>
    </style:style>
    <style:style style:name="T564" style:family="text">
      <style:text-properties fo:font-size="11.00pt" fo:font-weight="normal" fo:font-family="Calibri" style:font-family-asian="Calibri" style:font-family-complex="Calibri" fo:background-color="transparent" style:use-window-font-color="true"/>
    </style:style>
    <style:style style:name="T565" style:family="text">
      <style:text-properties fo:font-size="11.00pt" fo:font-weight="normal" fo:font-family="Calibri" style:font-family-asian="Calibri" style:font-family-complex="Calibri" fo:background-color="transparent" style:use-window-font-color="true"/>
    </style:style>
    <style:style style:name="T566" style:family="text">
      <style:text-properties fo:font-size="11.00pt" fo:font-weight="normal" fo:font-family="Calibri" style:font-family-asian="Calibri" style:font-family-complex="Calibri" fo:background-color="transparent" style:use-window-font-color="true"/>
    </style:style>
    <style:style style:name="T567" style:family="text">
      <style:text-properties fo:font-size="11.00pt" fo:font-weight="normal" fo:font-family="Calibri" style:font-family-asian="Calibri" style:font-family-complex="Calibri" fo:background-color="transparent" style:use-window-font-color="true"/>
    </style:style>
    <style:style style:name="T568" style:family="text">
      <style:text-properties fo:font-size="11.00pt" fo:font-weight="bold" fo:font-family="Calibri" style:font-family-asian="Calibri" style:font-family-complex="Calibri" fo:background-color="transparent" style:use-window-font-color="true"/>
    </style:style>
    <style:style style:name="T569" style:family="text">
      <style:text-properties fo:font-size="11.00pt" fo:font-weight="normal" fo:font-family="Calibri" style:font-family-asian="Calibri" style:font-family-complex="Calibri" fo:background-color="transparent" style:use-window-font-color="true"/>
    </style:style>
    <style:style style:name="T570" style:family="text">
      <style:text-properties fo:font-size="11.00pt" fo:font-weight="normal" fo:font-family="Calibri" style:font-family-asian="Calibri" style:font-family-complex="Calibri" fo:background-color="transparent" style:use-window-font-color="true"/>
    </style:style>
    <style:style style:name="T571" style:family="text">
      <style:text-properties fo:font-size="11.00pt" fo:font-weight="normal" fo:font-family="Calibri" style:font-family-asian="Calibri" style:font-family-complex="Calibri" fo:background-color="transparent" style:use-window-font-color="true"/>
    </style:style>
    <style:style style:name="T572" style:family="text">
      <style:text-properties fo:font-size="11.00pt" fo:font-weight="bold" fo:font-family="Calibri" style:font-family-asian="Calibri" style:font-family-complex="Calibri" fo:background-color="transparent" style:use-window-font-color="true"/>
    </style:style>
    <style:style style:name="T573" style:family="text">
      <style:text-properties fo:font-size="11.00pt" fo:font-weight="normal" fo:font-family="Calibri" style:font-family-asian="Calibri" style:font-family-complex="Calibri" fo:background-color="transparent" style:use-window-font-color="true"/>
    </style:style>
    <style:style style:name="T574" style:family="text">
      <style:text-properties fo:font-size="11.00pt" fo:font-weight="normal" fo:font-family="Calibri" style:font-family-asian="Calibri" style:font-family-complex="Calibri" fo:background-color="transparent" style:use-window-font-color="true"/>
    </style:style>
    <style:style style:name="T575" style:family="text">
      <style:text-properties fo:font-size="11.00pt" fo:font-weight="normal" fo:font-family="Calibri" style:font-family-asian="Calibri" style:font-family-complex="Calibri" fo:background-color="transparent" style:use-window-font-color="true"/>
    </style:style>
    <style:style style:name="T576" style:family="text">
      <style:text-properties fo:font-size="11.00pt" fo:font-weight="bold" fo:font-family="Calibri" style:font-family-asian="Calibri" style:font-family-complex="Calibri" fo:background-color="transparent" style:use-window-font-color="true"/>
    </style:style>
    <style:style style:name="T577" style:family="text">
      <style:text-properties fo:font-size="11.00pt" fo:font-weight="normal" fo:font-family="Calibri" style:font-family-asian="Calibri" style:font-family-complex="Calibri" fo:background-color="transparent" style:use-window-font-color="true"/>
    </style:style>
    <style:style style:name="T578" style:family="text">
      <style:text-properties fo:font-size="11.00pt" fo:font-weight="bold" fo:font-family="Calibri" style:font-family-asian="Calibri" style:font-family-complex="Calibri" fo:background-color="transparent" style:use-window-font-color="true"/>
    </style:style>
    <style:style style:name="T579" style:family="text">
      <style:text-properties fo:font-size="11.00pt" fo:font-weight="normal" fo:font-family="Calibri" style:font-family-asian="Calibri" style:font-family-complex="Calibri" fo:background-color="transparent" style:use-window-font-color="true"/>
    </style:style>
    <style:style style:name="T580" style:family="text">
      <style:text-properties fo:font-size="11.00pt" fo:font-weight="bold" fo:font-family="Calibri" style:font-family-asian="Calibri" style:font-family-complex="Calibri" fo:background-color="transparent" style:use-window-font-color="true"/>
    </style:style>
    <style:style style:name="T581" style:family="text">
      <style:text-properties fo:font-size="11.00pt" fo:font-weight="normal" fo:font-family="Calibri" style:font-family-asian="Calibri" style:font-family-complex="Calibri" fo:background-color="transparent" style:use-window-font-color="true"/>
    </style:style>
    <style:style style:name="T582" style:family="text">
      <style:text-properties fo:font-size="11.00pt" fo:font-weight="bold" fo:font-family="Calibri" style:font-family-asian="Calibri" style:font-family-complex="Calibri" fo:background-color="transparent" style:use-window-font-color="true"/>
    </style:style>
    <style:style style:name="T583" style:family="text">
      <style:text-properties fo:font-size="11.00pt" fo:font-weight="normal" fo:font-family="Calibri" style:font-family-asian="Calibri" style:font-family-complex="Calibri" fo:background-color="transparent" style:use-window-font-color="true"/>
    </style:style>
    <style:style style:name="T584" style:family="text">
      <style:text-properties fo:font-size="11.00pt" fo:font-weight="bold" fo:font-family="Calibri" style:font-family-asian="Calibri" style:font-family-complex="Calibri" fo:background-color="transparent" style:use-window-font-color="true"/>
    </style:style>
    <style:style style:name="T585" style:family="text">
      <style:text-properties fo:font-size="11.00pt" fo:font-weight="normal" fo:font-family="Calibri" style:font-family-asian="Calibri" style:font-family-complex="Calibri" fo:background-color="transparent" style:use-window-font-color="true"/>
    </style:style>
    <style:style style:name="T586" style:family="text">
      <style:text-properties fo:font-size="11.00pt" fo:font-weight="bold" fo:font-family="Calibri" style:font-family-asian="Calibri" style:font-family-complex="Calibri" fo:background-color="transparent" style:use-window-font-color="true"/>
    </style:style>
    <style:style style:name="T587" style:family="text">
      <style:text-properties fo:font-size="11.00pt" fo:font-weight="normal" fo:font-family="Calibri" style:font-family-asian="Calibri" style:font-family-complex="Calibri" fo:background-color="transparent" style:use-window-font-color="true"/>
    </style:style>
    <style:style style:name="T588" style:family="text">
      <style:text-properties fo:font-size="11.00pt" fo:font-weight="bold" fo:font-family="Calibri" style:font-family-asian="Calibri" style:font-family-complex="Calibri" fo:background-color="transparent" style:use-window-font-color="true"/>
    </style:style>
    <style:style style:name="T589" style:family="text">
      <style:text-properties fo:font-size="11.00pt" fo:font-weight="normal" fo:font-family="Calibri" style:font-family-asian="Calibri" style:font-family-complex="Calibri" fo:background-color="transparent" style:use-window-font-color="true"/>
    </style:style>
    <style:style style:name="T590" style:family="text">
      <style:text-properties fo:font-size="11.00pt" fo:font-weight="bold" fo:font-family="Calibri" style:font-family-asian="Calibri" style:font-family-complex="Calibri" fo:background-color="transparent" style:use-window-font-color="true"/>
    </style:style>
    <style:style style:name="T591" style:family="text">
      <style:text-properties fo:font-size="11.00pt" fo:font-weight="normal" fo:font-family="Calibri" style:font-family-asian="Calibri" style:font-family-complex="Calibri" fo:background-color="transparent" style:use-window-font-color="true"/>
    </style:style>
    <style:style style:name="T592" style:family="text">
      <style:text-properties fo:font-size="11.00pt" fo:font-weight="normal" fo:font-family="Calibri" style:font-family-asian="Calibri" style:font-family-complex="Calibri" fo:background-color="transparent" style:use-window-font-color="true"/>
    </style:style>
    <style:style style:name="T593" style:family="text">
      <style:text-properties fo:font-size="11.00pt" fo:font-weight="normal" fo:font-family="Calibri" style:font-family-asian="Calibri" style:font-family-complex="Calibri" fo:background-color="transparent" style:use-window-font-color="true"/>
    </style:style>
    <style:style style:name="T594" style:family="text">
      <style:text-properties fo:font-size="11.00pt" fo:font-weight="normal" fo:font-family="Calibri" style:font-family-asian="Calibri" style:font-family-complex="Calibri" fo:background-color="transparent" style:use-window-font-color="true"/>
    </style:style>
    <style:style style:name="T595" style:family="text">
      <style:text-properties fo:font-size="11.00pt" fo:font-weight="normal" fo:font-family="Calibri" style:font-family-asian="Calibri" style:font-family-complex="Calibri" fo:background-color="transparent" style:use-window-font-color="true"/>
    </style:style>
    <style:style style:name="T596" style:family="text">
      <style:text-properties fo:font-size="11.00pt" fo:font-weight="bold" fo:font-family="Calibri" style:font-family-asian="Calibri" style:font-family-complex="Calibri" fo:background-color="transparent" style:use-window-font-color="true"/>
    </style:style>
    <style:style style:name="T597" style:family="text">
      <style:text-properties fo:font-size="11.00pt" fo:font-weight="normal" fo:font-family="Calibri" style:font-family-asian="Calibri" style:font-family-complex="Calibri" fo:background-color="transparent" style:use-window-font-color="true"/>
    </style:style>
    <style:style style:name="T598" style:family="text">
      <style:text-properties fo:font-size="11.00pt" fo:font-weight="normal" fo:font-family="Calibri" style:font-family-asian="Calibri" style:font-family-complex="Calibri" fo:background-color="transparent" style:use-window-font-color="true"/>
    </style:style>
    <style:style style:name="T599" style:family="text">
      <style:text-properties fo:font-size="11.00pt" fo:font-weight="normal" fo:font-family="Calibri" style:font-family-asian="Calibri" style:font-family-complex="Calibri" fo:background-color="transparent" style:use-window-font-color="true"/>
    </style:style>
    <style:style style:name="T600" style:family="text">
      <style:text-properties fo:font-size="11.00pt" fo:font-weight="bold" fo:font-family="Calibri" style:font-family-asian="Calibri" style:font-family-complex="Calibri" fo:background-color="transparent" style:use-window-font-color="true"/>
    </style:style>
    <style:style style:name="T601" style:family="text">
      <style:text-properties fo:font-size="11.00pt" fo:font-weight="normal" fo:font-family="Calibri" style:font-family-asian="Calibri" style:font-family-complex="Calibri" fo:background-color="transparent" style:use-window-font-color="true"/>
    </style:style>
    <style:style style:name="T602" style:family="text">
      <style:text-properties fo:font-size="11.00pt" fo:font-weight="normal" fo:font-family="Calibri" style:font-family-asian="Calibri" style:font-family-complex="Calibri" fo:background-color="transparent" style:use-window-font-color="true"/>
    </style:style>
    <style:style style:name="T603" style:family="text">
      <style:text-properties fo:font-size="11.00pt" fo:font-weight="normal" fo:font-family="Calibri" style:font-family-asian="Calibri" style:font-family-complex="Calibri" fo:background-color="transparent" style:use-window-font-color="true"/>
    </style:style>
    <style:style style:name="T604" style:family="text">
      <style:text-properties fo:font-size="11.00pt" fo:font-weight="normal" fo:font-family="Calibri" style:font-family-asian="Calibri" style:font-family-complex="Calibri" fo:background-color="transparent" style:use-window-font-color="true"/>
    </style:style>
    <style:style style:name="T605" style:family="text">
      <style:text-properties fo:font-size="11.00pt" fo:font-weight="normal" fo:font-family="Calibri" style:font-family-asian="Calibri" style:font-family-complex="Calibri" fo:background-color="transparent" style:use-window-font-color="true"/>
    </style:style>
    <style:style style:name="T606" style:family="text">
      <style:text-properties fo:font-size="11.00pt" fo:font-weight="normal" fo:font-family="Calibri" style:font-family-asian="Calibri" style:font-family-complex="Calibri" fo:background-color="transparent" style:use-window-font-color="true"/>
    </style:style>
    <style:style style:name="T607" style:family="text">
      <style:text-properties fo:font-size="11.00pt" fo:font-weight="normal" fo:font-family="Calibri" style:font-family-asian="Calibri" style:font-family-complex="Calibri" fo:background-color="transparent" style:use-window-font-color="true"/>
    </style:style>
    <style:style style:name="T608" style:family="text">
      <style:text-properties fo:font-size="11.00pt" fo:font-weight="bold" fo:font-family="Calibri" style:font-family-asian="Calibri" style:font-family-complex="Calibri" fo:background-color="transparent" style:use-window-font-color="true"/>
    </style:style>
    <style:style style:name="T609" style:family="text">
      <style:text-properties fo:font-size="11.00pt" fo:font-weight="normal" fo:font-family="Calibri" style:font-family-asian="Calibri" style:font-family-complex="Calibri" fo:background-color="transparent" style:use-window-font-color="true"/>
    </style:style>
    <style:style style:name="T610" style:family="text">
      <style:text-properties fo:font-size="11.00pt" fo:font-weight="normal" fo:font-family="Calibri" style:font-family-asian="Calibri" style:font-family-complex="Calibri" fo:background-color="transparent" style:use-window-font-color="true"/>
    </style:style>
    <style:style style:name="T611" style:family="text">
      <style:text-properties fo:font-size="11.00pt" fo:font-weight="normal" fo:font-family="Calibri" style:font-family-asian="Calibri" style:font-family-complex="Calibri" fo:background-color="transparent" style:use-window-font-color="true"/>
    </style:style>
    <style:style style:name="T612" style:family="text">
      <style:text-properties fo:font-size="11.00pt" fo:font-weight="normal" fo:font-family="Calibri" style:font-family-asian="Calibri" style:font-family-complex="Calibri" fo:background-color="transparent" style:use-window-font-color="true"/>
    </style:style>
    <style:style style:name="T613" style:family="text">
      <style:text-properties fo:font-size="11.00pt" fo:font-weight="normal" fo:font-family="Calibri" style:font-family-asian="Calibri" style:font-family-complex="Calibri" fo:background-color="transparent" style:use-window-font-color="true"/>
    </style:style>
    <style:style style:name="T614" style:family="text">
      <style:text-properties fo:font-size="11.00pt" fo:font-weight="normal" fo:font-family="Calibri" style:font-family-asian="Calibri" style:font-family-complex="Calibri" fo:background-color="transparent" style:use-window-font-color="true"/>
    </style:style>
    <style:style style:name="T615" style:family="text">
      <style:text-properties fo:font-size="11.00pt" fo:font-weight="bold" fo:font-family="Calibri" style:font-family-asian="Calibri" style:font-family-complex="Calibri" fo:background-color="transparent" style:use-window-font-color="true"/>
    </style:style>
    <style:style style:name="T616" style:family="text">
      <style:text-properties fo:font-size="11.00pt" fo:font-weight="normal" fo:font-family="Calibri" style:font-family-asian="Calibri" style:font-family-complex="Calibri" fo:background-color="transparent" style:use-window-font-color="true"/>
    </style:style>
    <style:style style:name="T617" style:family="text">
      <style:text-properties fo:font-size="11.00pt" fo:font-weight="bold" fo:font-family="Calibri" style:font-family-asian="Calibri" style:font-family-complex="Calibri" fo:background-color="transparent" style:use-window-font-color="true"/>
    </style:style>
    <style:style style:name="T618" style:family="text">
      <style:text-properties fo:font-size="11.00pt" fo:font-weight="normal" fo:font-family="Calibri" style:font-family-asian="Calibri" style:font-family-complex="Calibri" fo:background-color="transparent" style:use-window-font-color="true"/>
    </style:style>
    <style:style style:name="T619" style:family="text">
      <style:text-properties fo:font-size="11.00pt" fo:font-weight="bold" fo:font-family="Calibri" style:font-family-asian="Calibri" style:font-family-complex="Calibri" fo:background-color="transparent" style:use-window-font-color="true"/>
    </style:style>
    <style:style style:name="T620" style:family="text">
      <style:text-properties fo:font-size="11.00pt" fo:font-weight="normal" fo:font-family="Calibri" style:font-family-asian="Calibri" style:font-family-complex="Calibri" fo:background-color="transparent" style:use-window-font-color="true"/>
    </style:style>
    <style:style style:name="T621" style:family="text">
      <style:text-properties fo:font-size="11.00pt" fo:font-weight="normal" fo:font-family="Calibri" style:font-family-asian="Calibri" style:font-family-complex="Calibri" fo:background-color="transparent" style:use-window-font-color="true"/>
    </style:style>
    <style:style style:name="T622" style:family="text">
      <style:text-properties fo:font-size="11.00pt" fo:font-weight="normal" fo:font-family="Calibri" style:font-family-asian="Calibri" style:font-family-complex="Calibri" fo:background-color="transparent" style:use-window-font-color="true"/>
    </style:style>
    <style:style style:name="T623" style:family="text">
      <style:text-properties fo:font-size="11.00pt" fo:font-weight="bold" fo:font-family="Calibri" style:font-family-asian="Calibri" style:font-family-complex="Calibri" fo:background-color="transparent" style:use-window-font-color="true"/>
    </style:style>
    <style:style style:name="T624" style:family="text">
      <style:text-properties fo:font-size="11.00pt" fo:font-weight="normal" fo:font-family="Calibri" style:font-family-asian="Calibri" style:font-family-complex="Calibri" fo:background-color="transparent" style:use-window-font-color="true"/>
    </style:style>
    <style:style style:name="T625" style:family="text">
      <style:text-properties fo:font-size="11.00pt" fo:font-weight="normal" fo:font-family="Calibri" style:font-family-asian="Calibri" style:font-family-complex="Calibri" fo:background-color="transparent" style:use-window-font-color="true"/>
    </style:style>
    <style:style style:name="T626" style:family="text">
      <style:text-properties fo:font-size="11.00pt" fo:font-weight="normal" fo:font-family="Calibri" style:font-family-asian="Calibri" style:font-family-complex="Calibri" fo:background-color="transparent" style:use-window-font-color="true"/>
    </style:style>
    <style:style style:name="T627" style:family="text">
      <style:text-properties fo:font-size="11.00pt" fo:font-weight="bold" fo:font-family="Calibri" style:font-family-asian="Calibri" style:font-family-complex="Calibri" fo:background-color="transparent" style:use-window-font-color="true"/>
    </style:style>
    <style:style style:name="T628" style:family="text">
      <style:text-properties fo:font-size="11.00pt" fo:font-weight="normal" fo:font-family="Calibri" style:font-family-asian="Calibri" style:font-family-complex="Calibri" fo:background-color="transparent" style:use-window-font-color="true"/>
    </style:style>
    <style:style style:name="T629" style:family="text">
      <style:text-properties fo:font-size="11.00pt" fo:font-weight="bold" fo:font-family="Calibri" style:font-family-asian="Calibri" style:font-family-complex="Calibri" fo:background-color="transparent" style:use-window-font-color="true"/>
    </style:style>
    <style:style style:name="T630" style:family="text">
      <style:text-properties fo:font-size="11.00pt" fo:font-weight="normal" fo:font-family="Calibri" style:font-family-asian="Calibri" style:font-family-complex="Calibri" fo:background-color="transparent" style:use-window-font-color="true"/>
    </style:style>
    <style:style style:name="T631" style:family="text">
      <style:text-properties fo:font-size="11.00pt" fo:font-weight="bold" fo:font-family="Calibri" style:font-family-asian="Calibri" style:font-family-complex="Calibri" fo:background-color="transparent" style:use-window-font-color="true"/>
    </style:style>
    <style:style style:name="T632" style:family="text">
      <style:text-properties fo:font-size="11.00pt" fo:font-weight="normal" fo:font-family="Calibri" style:font-family-asian="Calibri" style:font-family-complex="Calibri" fo:background-color="transparent" style:use-window-font-color="true"/>
    </style:style>
    <style:style style:name="T633" style:family="text">
      <style:text-properties fo:font-size="11.00pt" fo:font-weight="normal" fo:font-family="Calibri" style:font-family-asian="Calibri" style:font-family-complex="Calibri" fo:background-color="transparent" style:use-window-font-color="true"/>
    </style:style>
    <style:style style:name="T634" style:family="text">
      <style:text-properties fo:font-size="11.00pt" fo:font-weight="normal" fo:font-family="Calibri" style:font-family-asian="Calibri" style:font-family-complex="Calibri" fo:background-color="transparent" style:use-window-font-color="true"/>
    </style:style>
    <style:style style:name="T635" style:family="text">
      <style:text-properties fo:font-size="11.00pt" fo:font-weight="bold" fo:font-family="Calibri" style:font-family-asian="Calibri" style:font-family-complex="Calibri" fo:background-color="transparent" style:use-window-font-color="true"/>
    </style:style>
    <style:style style:name="T636" style:family="text">
      <style:text-properties fo:font-size="11.00pt" fo:font-weight="normal" fo:font-family="Calibri" style:font-family-asian="Calibri" style:font-family-complex="Calibri" fo:background-color="transparent" style:use-window-font-color="true"/>
    </style:style>
    <style:style style:name="T637" style:family="text">
      <style:text-properties fo:font-size="11.00pt" fo:font-weight="normal" fo:font-family="Calibri" style:font-family-asian="Calibri" style:font-family-complex="Calibri" fo:background-color="transparent" style:use-window-font-color="true"/>
    </style:style>
    <style:style style:name="T638" style:family="text">
      <style:text-properties fo:font-size="11.00pt" fo:font-weight="bold" fo:font-family="Calibri" style:font-family-asian="Calibri" style:font-family-complex="Calibri" fo:background-color="transparent" style:use-window-font-color="true"/>
    </style:style>
    <style:style style:name="T639" style:family="text">
      <style:text-properties fo:font-size="11.00pt" fo:font-weight="normal" fo:font-family="Calibri" style:font-family-asian="Calibri" style:font-family-complex="Calibri" fo:background-color="transparent" style:use-window-font-color="true"/>
    </style:style>
    <style:style style:name="T640" style:family="text">
      <style:text-properties fo:font-size="11.00pt" fo:font-weight="bold" fo:font-family="Calibri" style:font-family-asian="Calibri" style:font-family-complex="Calibri" fo:background-color="transparent" style:use-window-font-color="true"/>
    </style:style>
    <style:style style:name="T641" style:family="text">
      <style:text-properties fo:font-size="11.00pt" fo:font-weight="normal" fo:font-family="Calibri" style:font-family-asian="Calibri" style:font-family-complex="Calibri" fo:background-color="transparent" style:use-window-font-color="true"/>
    </style:style>
    <style:style style:name="T642" style:family="text">
      <style:text-properties fo:font-size="11.00pt" fo:font-weight="normal" fo:font-family="Calibri" style:font-family-asian="Calibri" style:font-family-complex="Calibri" fo:background-color="transparent" style:use-window-font-color="true"/>
    </style:style>
    <style:style style:name="T643" style:family="text">
      <style:text-properties fo:font-size="11.00pt" fo:font-weight="normal" fo:font-family="Calibri" style:font-family-asian="Calibri" style:font-family-complex="Calibri" fo:background-color="transparent" style:use-window-font-color="true"/>
    </style:style>
    <style:style style:name="T644" style:family="text">
      <style:text-properties fo:font-size="11.00pt" fo:font-weight="normal" fo:font-family="Calibri" style:font-family-asian="Calibri" style:font-family-complex="Calibri" fo:background-color="transparent" style:use-window-font-color="true"/>
    </style:style>
    <style:style style:name="T645" style:family="text">
      <style:text-properties fo:font-size="11.00pt" fo:font-weight="normal" fo:font-family="Calibri" style:font-family-asian="Calibri" style:font-family-complex="Calibri" fo:background-color="transparent" style:use-window-font-color="true"/>
    </style:style>
    <style:style style:name="T646" style:family="text">
      <style:text-properties fo:font-size="11.00pt" fo:font-weight="normal" fo:font-family="Calibri" style:font-family-asian="Calibri" style:font-family-complex="Calibri" fo:background-color="transparent" style:use-window-font-color="true"/>
    </style:style>
    <style:style style:name="T647" style:family="text">
      <style:text-properties fo:font-size="11.00pt" fo:font-weight="bold" fo:font-family="Calibri" style:font-family-asian="Calibri" style:font-family-complex="Calibri" fo:background-color="transparent" style:use-window-font-color="true"/>
    </style:style>
    <style:style style:name="T648" style:family="text">
      <style:text-properties fo:font-size="11.00pt" fo:font-weight="normal" fo:font-family="Calibri" style:font-family-asian="Calibri" style:font-family-complex="Calibri" fo:background-color="transparent" style:use-window-font-color="true"/>
    </style:style>
    <style:style style:name="T649" style:family="text">
      <style:text-properties fo:font-size="11.00pt" fo:font-weight="normal" fo:font-family="Calibri" style:font-family-asian="Calibri" style:font-family-complex="Calibri" fo:background-color="transparent" style:use-window-font-color="true"/>
    </style:style>
    <style:style style:name="T650" style:family="text">
      <style:text-properties fo:font-size="11.00pt" fo:font-weight="normal" fo:font-family="Calibri" style:font-family-asian="Calibri" style:font-family-complex="Calibri" fo:background-color="transparent" style:use-window-font-color="true"/>
    </style:style>
    <style:style style:name="T651" style:family="text">
      <style:text-properties fo:font-size="11.00pt" fo:font-weight="normal" fo:font-family="Calibri" style:font-family-asian="Calibri" style:font-family-complex="Calibri" fo:background-color="transparent" style:use-window-font-color="true"/>
    </style:style>
    <style:style style:name="T652" style:family="text">
      <style:text-properties fo:font-size="11.00pt" fo:font-weight="normal" fo:font-family="Calibri" style:font-family-asian="Calibri" style:font-family-complex="Calibri" fo:background-color="transparent" style:use-window-font-color="true"/>
    </style:style>
    <style:style style:name="T653" style:family="text">
      <style:text-properties fo:font-size="11.00pt" fo:font-weight="normal" fo:font-family="Calibri" style:font-family-asian="Calibri" style:font-family-complex="Calibri" fo:background-color="transparent" style:use-window-font-color="true"/>
    </style:style>
    <style:style style:name="T654" style:family="text">
      <style:text-properties fo:font-size="11.00pt" fo:font-weight="normal" fo:font-family="Calibri" style:font-family-asian="Calibri" style:font-family-complex="Calibri" fo:background-color="transparent" style:use-window-font-color="true"/>
    </style:style>
    <style:style style:name="T655" style:family="text">
      <style:text-properties fo:font-size="11.00pt" fo:font-weight="normal" fo:font-family="Calibri" style:font-family-asian="Calibri" style:font-family-complex="Calibri" fo:background-color="transparent" style:use-window-font-color="true"/>
    </style:style>
    <style:style style:name="T656" style:family="text">
      <style:text-properties fo:font-size="11.00pt" fo:font-weight="normal" fo:font-family="Calibri" style:font-family-asian="Calibri" style:font-family-complex="Calibri" fo:background-color="transparent" style:use-window-font-color="true"/>
    </style:style>
    <style:style style:name="T657" style:family="text">
      <style:text-properties fo:font-size="11.00pt" fo:font-weight="normal" fo:font-family="Calibri" style:font-family-asian="Calibri" style:font-family-complex="Calibri" fo:background-color="transparent" style:use-window-font-color="true"/>
    </style:style>
    <style:style style:name="T658" style:family="text">
      <style:text-properties fo:font-size="11.00pt" fo:font-weight="normal" fo:font-family="Calibri" style:font-family-asian="Calibri" style:font-family-complex="Calibri" fo:background-color="transparent" style:use-window-font-color="true"/>
    </style:style>
    <style:style style:name="T659" style:family="text">
      <style:text-properties fo:font-size="11.00pt" fo:font-weight="normal" fo:font-family="Calibri" style:font-family-asian="Calibri" style:font-family-complex="Calibri" fo:background-color="transparent" style:use-window-font-color="true"/>
    </style:style>
    <style:style style:name="T660" style:family="text">
      <style:text-properties fo:font-size="11.00pt" fo:font-weight="normal" fo:font-family="Calibri" style:font-family-asian="Calibri" style:font-family-complex="Calibri" fo:background-color="transparent" style:use-window-font-color="true"/>
    </style:style>
    <style:style style:name="T661" style:family="text">
      <style:text-properties fo:font-size="11.00pt" fo:font-weight="normal" fo:font-family="Calibri" style:font-family-asian="Calibri" style:font-family-complex="Calibri" fo:background-color="transparent" style:use-window-font-color="true"/>
    </style:style>
    <style:style style:name="T662" style:family="text">
      <style:text-properties fo:font-size="11.00pt" fo:font-weight="normal" fo:font-family="Calibri" style:font-family-asian="Calibri" style:font-family-complex="Calibri" fo:background-color="transparent" style:use-window-font-color="true"/>
    </style:style>
    <style:style style:name="T663" style:family="text">
      <style:text-properties fo:font-size="11.00pt" fo:font-weight="normal" fo:font-family="Calibri" style:font-family-asian="Calibri" style:font-family-complex="Calibri" fo:background-color="transparent" style:use-window-font-color="true"/>
    </style:style>
    <style:style style:name="T664" style:family="text">
      <style:text-properties fo:font-size="11.00pt" fo:font-weight="normal" fo:font-family="Calibri" style:font-family-asian="Calibri" style:font-family-complex="Calibri" fo:background-color="transparent" style:use-window-font-color="true"/>
    </style:style>
    <style:style style:name="T665" style:family="text">
      <style:text-properties fo:font-size="11.00pt" fo:font-weight="normal" fo:font-family="Calibri" style:font-family-asian="Calibri" style:font-family-complex="Calibri" fo:background-color="transparent" style:use-window-font-color="true"/>
    </style:style>
    <style:style style:name="T666" style:family="text">
      <style:text-properties fo:font-size="11.00pt" fo:font-weight="normal" fo:font-family="Calibri" style:font-family-asian="Calibri" style:font-family-complex="Calibri" fo:background-color="transparent" style:use-window-font-color="true"/>
    </style:style>
    <style:style style:name="T667" style:family="text">
      <style:text-properties fo:font-size="11.00pt" fo:font-weight="normal" fo:font-family="Calibri" style:font-family-asian="Calibri" style:font-family-complex="Calibri" fo:background-color="transparent" style:use-window-font-color="true"/>
    </style:style>
    <style:style style:name="T668" style:family="text">
      <style:text-properties fo:font-size="11.00pt" fo:font-weight="normal" fo:font-family="Calibri" style:font-family-asian="Calibri" style:font-family-complex="Calibri" fo:background-color="transparent" style:use-window-font-color="true"/>
    </style:style>
    <style:style style:name="T669" style:family="text">
      <style:text-properties fo:font-size="11.00pt" fo:font-weight="bold" fo:font-family="Calibri" style:font-family-asian="Calibri" style:font-family-complex="Calibri" fo:background-color="transparent" style:use-window-font-color="true"/>
    </style:style>
    <style:style style:name="T670" style:family="text">
      <style:text-properties fo:font-size="11.00pt" fo:font-weight="normal" fo:font-family="Calibri" style:font-family-asian="Calibri" style:font-family-complex="Calibri" fo:background-color="transparent" style:use-window-font-color="true"/>
    </style:style>
    <style:style style:name="T671" style:family="text">
      <style:text-properties fo:font-size="11.00pt" fo:font-weight="normal" fo:font-family="Calibri" style:font-family-asian="Calibri" style:font-family-complex="Calibri" fo:background-color="transparent" style:use-window-font-color="true"/>
    </style:style>
    <style:style style:name="T672" style:family="text">
      <style:text-properties fo:font-size="11.00pt" fo:font-weight="normal" fo:font-family="Calibri" style:font-family-asian="Calibri" style:font-family-complex="Calibri" fo:background-color="transparent" style:use-window-font-color="true"/>
    </style:style>
    <style:style style:name="T673" style:family="text">
      <style:text-properties fo:font-size="11.00pt" fo:font-weight="normal" fo:font-family="Calibri" style:font-family-asian="Calibri" style:font-family-complex="Calibri" fo:background-color="transparent" style:use-window-font-color="true"/>
    </style:style>
    <style:style style:name="T674" style:family="text">
      <style:text-properties fo:font-size="11.00pt" fo:font-weight="normal" fo:font-family="Calibri" style:font-family-asian="Calibri" style:font-family-complex="Calibri" fo:background-color="transparent" style:use-window-font-color="true"/>
    </style:style>
    <style:style style:name="T675" style:family="text">
      <style:text-properties fo:font-size="11.00pt" fo:font-weight="normal" fo:font-family="Calibri" style:font-family-asian="Calibri" style:font-family-complex="Calibri" fo:background-color="transparent" style:use-window-font-color="true"/>
    </style:style>
    <style:style style:name="T676" style:family="text">
      <style:text-properties fo:font-size="11.00pt" fo:font-weight="normal" fo:font-family="Calibri" style:font-family-asian="Calibri" style:font-family-complex="Calibri" fo:background-color="transparent" style:use-window-font-color="true"/>
    </style:style>
    <style:style style:name="T677" style:family="text">
      <style:text-properties fo:font-size="11.00pt" fo:font-weight="bold" fo:font-family="Calibri" style:font-family-asian="Calibri" style:font-family-complex="Calibri" fo:background-color="transparent" style:use-window-font-color="true"/>
    </style:style>
    <style:style style:name="T678" style:family="text">
      <style:text-properties fo:font-size="11.00pt" fo:font-weight="normal" fo:font-family="Calibri" style:font-family-asian="Calibri" style:font-family-complex="Calibri" fo:background-color="transparent" style:use-window-font-color="true"/>
    </style:style>
    <style:style style:name="T679" style:family="text">
      <style:text-properties fo:font-size="11.00pt" fo:font-weight="normal" fo:font-family="Calibri" style:font-family-asian="Calibri" style:font-family-complex="Calibri" fo:background-color="transparent" style:use-window-font-color="true"/>
    </style:style>
    <style:style style:name="T680" style:family="text">
      <style:text-properties fo:font-size="11.00pt" fo:font-weight="normal" fo:font-family="Calibri" style:font-family-asian="Calibri" style:font-family-complex="Calibri" fo:background-color="transparent" style:use-window-font-color="true"/>
    </style:style>
    <style:style style:name="T681" style:family="text">
      <style:text-properties fo:font-size="11.00pt" fo:font-weight="bold" fo:font-family="Calibri" style:font-family-asian="Calibri" style:font-family-complex="Calibri" fo:background-color="transparent" style:use-window-font-color="true"/>
    </style:style>
    <style:style style:name="T682" style:family="text">
      <style:text-properties fo:font-size="11.00pt" fo:font-weight="normal" fo:font-family="Calibri" style:font-family-asian="Calibri" style:font-family-complex="Calibri" fo:background-color="transparent" style:use-window-font-color="true"/>
    </style:style>
    <style:style style:name="T683" style:family="text">
      <style:text-properties fo:font-size="11.00pt" fo:font-weight="bold" fo:font-family="Calibri" style:font-family-asian="Calibri" style:font-family-complex="Calibri" fo:background-color="transparent" style:use-window-font-color="true"/>
    </style:style>
    <style:style style:name="T684" style:family="text">
      <style:text-properties fo:font-size="11.00pt" fo:font-weight="normal" fo:font-family="Calibri" style:font-family-asian="Calibri" style:font-family-complex="Calibri" fo:background-color="transparent" style:use-window-font-color="true"/>
    </style:style>
    <style:style style:name="T685" style:family="text">
      <style:text-properties fo:font-size="11.00pt" fo:font-weight="normal" fo:font-family="Calibri" style:font-family-asian="Calibri" style:font-family-complex="Calibri" fo:background-color="transparent" style:use-window-font-color="true"/>
    </style:style>
    <style:style style:name="T686" style:family="text">
      <style:text-properties fo:font-size="11.00pt" fo:font-weight="normal" fo:font-family="Calibri" style:font-family-asian="Calibri" style:font-family-complex="Calibri" fo:background-color="transparent" style:use-window-font-color="true"/>
    </style:style>
    <style:style style:name="T687" style:family="text">
      <style:text-properties fo:font-size="11.00pt" fo:font-weight="normal" fo:font-family="Calibri" style:font-family-asian="Calibri" style:font-family-complex="Calibri" fo:background-color="transparent" style:use-window-font-color="true"/>
    </style:style>
    <style:style style:name="T688" style:family="text">
      <style:text-properties fo:font-size="11.00pt" fo:font-weight="normal" fo:font-family="Calibri" style:font-family-asian="Calibri" style:font-family-complex="Calibri" fo:background-color="transparent" style:use-window-font-color="true"/>
    </style:style>
    <style:style style:name="T689" style:family="text">
      <style:text-properties fo:font-size="11.00pt" fo:font-weight="bold" fo:font-family="Calibri" style:font-family-asian="Calibri" style:font-family-complex="Calibri" fo:background-color="transparent" style:use-window-font-color="true"/>
    </style:style>
    <style:style style:name="T690" style:family="text">
      <style:text-properties fo:font-size="11.00pt" fo:font-weight="normal" fo:font-family="Calibri" style:font-family-asian="Calibri" style:font-family-complex="Calibri" fo:background-color="transparent" style:use-window-font-color="true"/>
    </style:style>
    <style:style style:name="T691" style:family="text">
      <style:text-properties fo:font-size="11.00pt" fo:font-weight="bold" fo:font-family="Calibri" style:font-family-asian="Calibri" style:font-family-complex="Calibri" fo:background-color="transparent" style:use-window-font-color="true"/>
    </style:style>
    <style:style style:name="T692" style:family="text">
      <style:text-properties fo:font-size="11.00pt" fo:font-weight="normal" fo:font-family="Calibri" style:font-family-asian="Calibri" style:font-family-complex="Calibri" fo:background-color="transparent" style:use-window-font-color="true"/>
    </style:style>
    <style:style style:name="T693" style:family="text">
      <style:text-properties fo:font-size="11.00pt" fo:font-weight="bold" fo:font-family="Calibri" style:font-family-asian="Calibri" style:font-family-complex="Calibri" fo:background-color="transparent" style:use-window-font-color="true"/>
    </style:style>
    <style:style style:name="T694" style:family="text">
      <style:text-properties fo:font-size="11.00pt" fo:font-weight="normal" fo:font-family="Calibri" style:font-family-asian="Calibri" style:font-family-complex="Calibri" fo:background-color="transparent" style:use-window-font-color="true"/>
    </style:style>
    <style:style style:name="T695" style:family="text">
      <style:text-properties fo:font-size="11.00pt" fo:font-weight="normal" fo:font-family="Calibri" style:font-family-asian="Calibri" style:font-family-complex="Calibri" fo:background-color="transparent" style:use-window-font-color="true"/>
    </style:style>
    <style:style style:name="T696" style:family="text">
      <style:text-properties fo:font-size="11.00pt" fo:font-weight="normal" fo:font-family="Calibri" style:font-family-asian="Calibri" style:font-family-complex="Calibri" fo:background-color="transparent" style:use-window-font-color="true"/>
    </style:style>
    <style:style style:name="T697" style:family="text">
      <style:text-properties fo:font-size="11.00pt" fo:font-weight="normal" fo:font-family="Calibri" style:font-family-asian="Calibri" style:font-family-complex="Calibri" fo:background-color="transparent" style:use-window-font-color="true"/>
    </style:style>
    <style:style style:name="T698" style:family="text">
      <style:text-properties fo:font-size="11.00pt" fo:font-weight="normal" fo:font-family="Calibri" style:font-family-asian="Calibri" style:font-family-complex="Calibri" fo:background-color="transparent" style:use-window-font-color="true"/>
    </style:style>
    <style:style style:name="T699" style:family="text">
      <style:text-properties fo:font-size="11.00pt" fo:font-weight="normal" fo:font-family="Calibri" style:font-family-asian="Calibri" style:font-family-complex="Calibri" fo:background-color="transparent" style:use-window-font-color="true"/>
    </style:style>
    <style:style style:name="T700" style:family="text">
      <style:text-properties fo:font-size="11.00pt" fo:font-weight="normal" fo:font-family="Calibri" style:font-family-asian="Calibri" style:font-family-complex="Calibri" fo:background-color="transparent" style:use-window-font-color="true"/>
    </style:style>
    <style:style style:name="T701" style:family="text">
      <style:text-properties fo:font-size="11.00pt" fo:font-weight="normal" fo:font-family="Calibri" style:font-family-asian="Calibri" style:font-family-complex="Calibri" fo:background-color="transparent" style:use-window-font-color="true"/>
    </style:style>
    <style:style style:name="T702" style:family="text">
      <style:text-properties fo:font-size="11.00pt" fo:font-weight="normal" fo:font-family="Calibri" style:font-family-asian="Calibri" style:font-family-complex="Calibri" fo:background-color="transparent" style:use-window-font-color="true"/>
    </style:style>
    <style:style style:name="T703" style:family="text">
      <style:text-properties fo:font-size="11.00pt" fo:font-weight="bold" fo:font-family="Calibri" style:font-family-asian="Calibri" style:font-family-complex="Calibri" fo:background-color="transparent" style:use-window-font-color="true"/>
    </style:style>
    <style:style style:name="T704" style:family="text">
      <style:text-properties fo:font-size="11.00pt" fo:font-weight="normal" fo:font-family="Calibri" style:font-family-asian="Calibri" style:font-family-complex="Calibri" fo:background-color="transparent" style:use-window-font-color="true"/>
    </style:style>
    <style:style style:name="T705" style:family="text">
      <style:text-properties fo:font-size="11.00pt" fo:font-weight="bold" fo:font-family="Calibri" style:font-family-asian="Calibri" style:font-family-complex="Calibri" fo:background-color="transparent" style:use-window-font-color="true"/>
    </style:style>
    <style:style style:name="T706" style:family="text">
      <style:text-properties fo:font-size="11.00pt" fo:font-weight="normal" fo:font-family="Calibri" style:font-family-asian="Calibri" style:font-family-complex="Calibri" fo:background-color="transparent" style:use-window-font-color="true"/>
    </style:style>
    <style:style style:name="T707" style:family="text">
      <style:text-properties fo:font-size="11.00pt" fo:font-weight="bold" fo:font-family="Calibri" style:font-family-asian="Calibri" style:font-family-complex="Calibri" fo:background-color="transparent" style:use-window-font-color="true"/>
    </style:style>
    <style:style style:name="T708" style:family="text">
      <style:text-properties fo:font-size="11.00pt" fo:font-weight="normal" fo:font-family="Calibri" style:font-family-asian="Calibri" style:font-family-complex="Calibri" fo:background-color="transparent" style:use-window-font-color="true"/>
    </style:style>
    <style:style style:name="T709" style:family="text">
      <style:text-properties fo:font-size="11.00pt" fo:font-weight="normal" fo:font-family="Calibri" style:font-family-asian="Calibri" style:font-family-complex="Calibri" fo:background-color="transparent" style:use-window-font-color="true"/>
    </style:style>
    <style:style style:name="T710" style:family="text">
      <style:text-properties fo:font-size="11.00pt" fo:font-weight="bold" fo:font-family="Calibri" style:font-family-asian="Calibri" style:font-family-complex="Calibri" fo:background-color="transparent" style:use-window-font-color="true"/>
    </style:style>
    <style:style style:name="T711" style:family="text">
      <style:text-properties fo:font-size="11.00pt" fo:font-weight="normal" fo:font-family="Calibri" style:font-family-asian="Calibri" style:font-family-complex="Calibri" fo:background-color="transparent" style:use-window-font-color="true"/>
    </style:style>
    <style:style style:name="T712" style:family="text">
      <style:text-properties fo:font-size="11.00pt" fo:font-weight="bold" fo:font-family="Calibri" style:font-family-asian="Calibri" style:font-family-complex="Calibri" fo:background-color="transparent" style:use-window-font-color="true"/>
    </style:style>
    <style:style style:name="T713" style:family="text">
      <style:text-properties fo:font-size="11.00pt" fo:font-weight="normal" fo:font-family="Calibri" style:font-family-asian="Calibri" style:font-family-complex="Calibri" fo:background-color="transparent" style:use-window-font-color="true"/>
    </style:style>
    <style:style style:name="T714" style:family="text">
      <style:text-properties fo:font-size="11.00pt" fo:font-weight="normal" fo:font-family="Calibri" style:font-family-asian="Calibri" style:font-family-complex="Calibri" fo:background-color="transparent" style:use-window-font-color="true"/>
    </style:style>
    <style:style style:name="T715" style:family="text">
      <style:text-properties fo:font-size="11.00pt" fo:font-weight="normal" fo:font-family="Calibri" style:font-family-asian="Calibri" style:font-family-complex="Calibri" fo:background-color="transparent" style:use-window-font-color="true"/>
    </style:style>
    <style:style style:name="T716" style:family="text">
      <style:text-properties fo:font-size="11.00pt" fo:font-weight="normal" fo:font-family="Calibri" style:font-family-asian="Calibri" style:font-family-complex="Calibri" fo:background-color="transparent" style:use-window-font-color="true"/>
    </style:style>
    <style:style style:name="T717" style:family="text">
      <style:text-properties fo:font-size="11.00pt" fo:font-weight="normal" fo:font-family="Calibri" style:font-family-asian="Calibri" style:font-family-complex="Calibri" fo:background-color="transparent" style:use-window-font-color="true"/>
    </style:style>
    <style:style style:name="T718" style:family="text">
      <style:text-properties fo:font-size="11.00pt" fo:font-weight="bold" fo:font-family="Calibri" style:font-family-asian="Calibri" style:font-family-complex="Calibri" fo:background-color="transparent" style:use-window-font-color="true"/>
    </style:style>
    <style:style style:name="T719" style:family="text">
      <style:text-properties fo:font-size="11.00pt" fo:font-weight="normal" fo:font-family="Calibri" style:font-family-asian="Calibri" style:font-family-complex="Calibri" fo:background-color="transparent" style:use-window-font-color="true"/>
    </style:style>
    <style:style style:name="T720" style:family="text">
      <style:text-properties fo:font-size="11.00pt" fo:font-weight="normal" fo:font-family="Calibri" style:font-family-asian="Calibri" style:font-family-complex="Calibri" fo:background-color="transparent" style:use-window-font-color="true"/>
    </style:style>
    <style:style style:name="T721" style:family="text">
      <style:text-properties fo:font-size="11.00pt" fo:font-weight="normal" fo:font-family="Calibri" style:font-family-asian="Calibri" style:font-family-complex="Calibri" fo:background-color="transparent" style:use-window-font-color="true"/>
    </style:style>
    <style:style style:name="T722" style:family="text">
      <style:text-properties fo:font-size="11.00pt" fo:font-weight="normal" fo:font-family="Calibri" style:font-family-asian="Calibri" style:font-family-complex="Calibri" fo:background-color="transparent" style:use-window-font-color="true"/>
    </style:style>
    <style:style style:name="T723" style:family="text">
      <style:text-properties fo:font-size="11.00pt" fo:font-weight="normal" fo:font-family="Calibri" style:font-family-asian="Calibri" style:font-family-complex="Calibri" fo:background-color="transparent" style:use-window-font-color="true"/>
    </style:style>
    <style:style style:name="T724" style:family="text">
      <style:text-properties fo:font-size="11.00pt" fo:font-weight="normal" fo:font-family="Calibri" style:font-family-asian="Calibri" style:font-family-complex="Calibri" fo:background-color="transparent" style:use-window-font-color="true"/>
    </style:style>
    <style:style style:name="T725" style:family="text">
      <style:text-properties fo:font-size="11.00pt" fo:font-weight="normal" fo:font-family="Calibri" style:font-family-asian="Calibri" style:font-family-complex="Calibri" fo:background-color="transparent" style:use-window-font-color="true"/>
    </style:style>
    <style:style style:name="T726" style:family="text">
      <style:text-properties fo:font-size="11.00pt" fo:font-weight="normal" fo:font-family="Calibri" style:font-family-asian="Calibri" style:font-family-complex="Calibri" fo:background-color="transparent" style:use-window-font-color="true"/>
    </style:style>
    <style:style style:name="T727" style:family="text">
      <style:text-properties fo:font-size="11.00pt" fo:font-weight="normal" fo:font-family="Calibri" style:font-family-asian="Calibri" style:font-family-complex="Calibri" fo:background-color="transparent" style:use-window-font-color="true"/>
    </style:style>
    <style:style style:name="T728" style:family="text">
      <style:text-properties fo:font-size="11.00pt" fo:font-weight="normal" fo:font-family="Calibri" style:font-family-asian="Calibri" style:font-family-complex="Calibri" fo:background-color="transparent" style:use-window-font-color="true"/>
    </style:style>
    <style:style style:name="T729" style:family="text">
      <style:text-properties fo:font-size="11.00pt" fo:font-weight="normal" fo:font-family="Calibri" style:font-family-asian="Calibri" style:font-family-complex="Calibri" fo:background-color="transparent" style:use-window-font-color="true"/>
    </style:style>
    <style:style style:name="T730" style:family="text">
      <style:text-properties fo:font-size="11.00pt" fo:font-weight="bold" fo:font-family="Calibri" style:font-family-asian="Calibri" style:font-family-complex="Calibri" fo:background-color="transparent" style:use-window-font-color="true"/>
    </style:style>
    <style:style style:name="T731" style:family="text">
      <style:text-properties fo:font-size="11.00pt" fo:font-weight="normal" fo:font-family="Calibri" style:font-family-asian="Calibri" style:font-family-complex="Calibri" fo:background-color="transparent" style:use-window-font-color="true"/>
    </style:style>
    <style:style style:name="T732" style:family="text">
      <style:text-properties fo:font-size="11.00pt" fo:font-weight="normal" fo:font-family="Calibri" style:font-family-asian="Calibri" style:font-family-complex="Calibri" fo:background-color="transparent" style:use-window-font-color="true"/>
    </style:style>
    <style:style style:name="T733" style:family="text">
      <style:text-properties fo:font-size="11.00pt" fo:font-weight="normal" fo:font-family="Calibri" style:font-family-asian="Calibri" style:font-family-complex="Calibri" fo:background-color="transparent" style:use-window-font-color="true"/>
    </style:style>
    <style:style style:name="T734" style:family="text">
      <style:text-properties fo:font-size="11.00pt" fo:font-weight="normal" fo:font-family="Calibri" style:font-family-asian="Calibri" style:font-family-complex="Calibri" fo:background-color="transparent" style:use-window-font-color="true"/>
    </style:style>
    <style:style style:name="T735" style:family="text">
      <style:text-properties fo:font-size="11.00pt" fo:font-weight="normal" fo:font-family="Calibri" style:font-family-asian="Calibri" style:font-family-complex="Calibri" fo:background-color="transparent" style:use-window-font-color="true"/>
    </style:style>
    <style:style style:name="T736" style:family="text">
      <style:text-properties fo:font-size="11.00pt" fo:font-weight="normal" fo:font-family="Calibri" style:font-family-asian="Calibri" style:font-family-complex="Calibri" fo:background-color="transparent" style:use-window-font-color="true"/>
    </style:style>
    <style:style style:name="T737" style:family="text">
      <style:text-properties fo:font-size="11.00pt" fo:font-weight="normal" fo:font-family="Calibri" style:font-family-asian="Calibri" style:font-family-complex="Calibri" fo:background-color="transparent" style:use-window-font-color="true"/>
    </style:style>
    <style:style style:name="T738" style:family="text">
      <style:text-properties fo:font-size="11.00pt" fo:font-weight="normal" fo:font-family="Calibri" style:font-family-asian="Calibri" style:font-family-complex="Calibri" fo:background-color="transparent" style:use-window-font-color="true"/>
    </style:style>
    <style:style style:name="T739" style:family="text">
      <style:text-properties fo:font-size="11.00pt" fo:font-weight="normal" fo:font-family="Calibri" style:font-family-asian="Calibri" style:font-family-complex="Calibri" fo:background-color="transparent" style:use-window-font-color="true"/>
    </style:style>
    <style:style style:name="T740" style:family="text">
      <style:text-properties fo:font-size="11.00pt" fo:font-weight="bold" fo:font-family="Calibri" style:font-family-asian="Calibri" style:font-family-complex="Calibri" fo:background-color="transparent" style:use-window-font-color="true"/>
    </style:style>
    <style:style style:name="T741" style:family="text">
      <style:text-properties fo:font-size="11.00pt" fo:font-weight="normal" fo:font-family="Calibri" style:font-family-asian="Calibri" style:font-family-complex="Calibri" fo:background-color="transparent" style:use-window-font-color="true"/>
    </style:style>
    <style:style style:name="T742" style:family="text">
      <style:text-properties fo:font-size="11.00pt" fo:font-weight="normal" fo:font-family="Calibri" style:font-family-asian="Calibri" style:font-family-complex="Calibri" fo:background-color="transparent" style:use-window-font-color="true"/>
    </style:style>
    <style:style style:name="T743" style:family="text">
      <style:text-properties fo:font-size="11.00pt" fo:font-weight="normal" fo:font-family="Calibri" style:font-family-asian="Calibri" style:font-family-complex="Calibri" fo:background-color="transparent" style:use-window-font-color="true"/>
    </style:style>
    <style:style style:name="T744" style:family="text">
      <style:text-properties fo:font-size="11.00pt" fo:font-weight="bold" fo:font-family="Calibri" style:font-family-asian="Calibri" style:font-family-complex="Calibri" fo:background-color="transparent" style:use-window-font-color="true"/>
    </style:style>
    <style:style style:name="T745" style:family="text">
      <style:text-properties fo:font-size="11.00pt" fo:font-weight="normal" fo:font-family="Calibri" style:font-family-asian="Calibri" style:font-family-complex="Calibri" fo:background-color="transparent" style:use-window-font-color="true"/>
    </style:style>
    <style:style style:name="T746" style:family="text">
      <style:text-properties fo:font-size="11.00pt" fo:font-weight="bold" fo:font-family="Calibri" style:font-family-asian="Calibri" style:font-family-complex="Calibri" fo:background-color="transparent" style:use-window-font-color="true"/>
    </style:style>
    <style:style style:name="T747" style:family="text">
      <style:text-properties fo:font-size="11.00pt" fo:font-weight="normal" fo:font-family="Calibri" style:font-family-asian="Calibri" style:font-family-complex="Calibri" fo:background-color="transparent" style:use-window-font-color="true"/>
    </style:style>
    <style:style style:name="T748" style:family="text">
      <style:text-properties fo:font-size="11.00pt" fo:font-weight="normal" fo:font-family="Calibri" style:font-family-asian="Calibri" style:font-family-complex="Calibri" fo:background-color="transparent" style:use-window-font-color="true"/>
    </style:style>
    <style:style style:name="T749" style:family="text">
      <style:text-properties fo:font-size="11.00pt" fo:font-weight="normal" fo:font-family="Calibri" style:font-family-asian="Calibri" style:font-family-complex="Calibri" fo:background-color="transparent" style:use-window-font-color="true"/>
    </style:style>
    <style:style style:name="T750" style:family="text">
      <style:text-properties fo:font-size="11.00pt" fo:font-weight="normal" fo:font-family="Calibri" style:font-family-asian="Calibri" style:font-family-complex="Calibri" fo:background-color="transparent" style:use-window-font-color="true"/>
    </style:style>
    <style:style style:name="T751" style:family="text">
      <style:text-properties fo:font-size="11.00pt" fo:font-weight="normal" fo:font-family="Calibri" style:font-family-asian="Calibri" style:font-family-complex="Calibri" fo:background-color="transparent" style:use-window-font-color="true"/>
    </style:style>
    <style:style style:name="T752" style:family="text">
      <style:text-properties fo:font-size="11.00pt" fo:font-weight="bold" fo:font-family="Calibri" style:font-family-asian="Calibri" style:font-family-complex="Calibri" fo:background-color="transparent" style:use-window-font-color="true"/>
    </style:style>
    <style:style style:name="T753" style:family="text">
      <style:text-properties fo:font-size="11.00pt" fo:font-weight="normal" fo:font-family="Calibri" style:font-family-asian="Calibri" style:font-family-complex="Calibri" fo:background-color="transparent" style:use-window-font-color="true"/>
    </style:style>
    <style:style style:name="T754" style:family="text">
      <style:text-properties fo:font-size="11.00pt" fo:font-weight="bold" fo:font-family="Calibri" style:font-family-asian="Calibri" style:font-family-complex="Calibri" fo:background-color="transparent" style:use-window-font-color="true"/>
    </style:style>
    <style:style style:name="T755" style:family="text">
      <style:text-properties fo:font-size="11.00pt" fo:font-weight="normal" fo:font-family="Calibri" style:font-family-asian="Calibri" style:font-family-complex="Calibri" fo:background-color="transparent" style:use-window-font-color="true"/>
    </style:style>
    <style:style style:name="T756" style:family="text">
      <style:text-properties fo:font-size="11.00pt" fo:font-weight="bold" fo:font-family="Calibri" style:font-family-asian="Calibri" style:font-family-complex="Calibri" fo:background-color="transparent" style:use-window-font-color="true"/>
    </style:style>
    <style:style style:name="T757" style:family="text">
      <style:text-properties fo:font-size="11.00pt" fo:font-weight="normal" fo:font-family="Calibri" style:font-family-asian="Calibri" style:font-family-complex="Calibri" fo:background-color="transparent" style:use-window-font-color="true"/>
    </style:style>
    <style:style style:name="T758" style:family="text">
      <style:text-properties fo:font-size="11.00pt" fo:font-weight="bold" fo:font-family="Calibri" style:font-family-asian="Calibri" style:font-family-complex="Calibri" fo:background-color="transparent" style:use-window-font-color="true"/>
    </style:style>
    <style:style style:name="T759" style:family="text">
      <style:text-properties fo:font-size="11.00pt" fo:font-weight="normal" fo:font-family="Calibri" style:font-family-asian="Calibri" style:font-family-complex="Calibri" fo:background-color="transparent" style:use-window-font-color="true"/>
    </style:style>
    <style:style style:name="T760" style:family="text">
      <style:text-properties fo:font-size="11.00pt" fo:font-weight="normal" fo:font-family="Calibri" style:font-family-asian="Calibri" style:font-family-complex="Calibri" fo:background-color="transparent" style:use-window-font-color="true"/>
    </style:style>
    <style:style style:name="T761" style:family="text">
      <style:text-properties fo:font-size="11.00pt" fo:font-weight="normal" fo:font-family="Calibri" style:font-family-asian="Calibri" style:font-family-complex="Calibri" fo:background-color="transparent" style:use-window-font-color="true"/>
    </style:style>
    <style:style style:name="T762" style:family="text">
      <style:text-properties fo:font-size="11.00pt" fo:font-weight="bold" fo:font-family="Calibri" style:font-family-asian="Calibri" style:font-family-complex="Calibri" fo:background-color="transparent" style:use-window-font-color="true"/>
    </style:style>
    <style:style style:name="T763" style:family="text">
      <style:text-properties fo:font-size="11.00pt" fo:font-weight="normal" fo:font-family="Calibri" style:font-family-asian="Calibri" style:font-family-complex="Calibri" fo:background-color="transparent" style:use-window-font-color="true"/>
    </style:style>
    <style:style style:name="T764" style:family="text">
      <style:text-properties fo:font-size="11.00pt" fo:font-weight="bold" fo:font-family="Calibri" style:font-family-asian="Calibri" style:font-family-complex="Calibri" fo:background-color="transparent" style:use-window-font-color="true"/>
    </style:style>
    <style:style style:name="T765" style:family="text">
      <style:text-properties fo:font-size="11.00pt" fo:font-weight="normal" fo:font-family="Calibri" style:font-family-asian="Calibri" style:font-family-complex="Calibri" fo:background-color="transparent" style:use-window-font-color="true"/>
    </style:style>
    <style:style style:name="T766" style:family="text">
      <style:text-properties fo:font-size="11.00pt" fo:font-weight="normal" fo:font-family="Calibri" style:font-family-asian="Calibri" style:font-family-complex="Calibri" fo:background-color="transparent" style:use-window-font-color="true"/>
    </style:style>
    <style:style style:name="T767" style:family="text">
      <style:text-properties fo:font-size="11.00pt" fo:font-weight="bold" fo:font-family="Calibri" style:font-family-asian="Calibri" style:font-family-complex="Calibri" fo:background-color="transparent" style:use-window-font-color="true"/>
    </style:style>
    <style:style style:name="T768" style:family="text">
      <style:text-properties fo:font-size="11.00pt" fo:font-weight="normal" fo:font-family="Calibri" style:font-family-asian="Calibri" style:font-family-complex="Calibri" fo:background-color="transparent" style:use-window-font-color="true"/>
    </style:style>
    <style:style style:name="T769" style:family="text">
      <style:text-properties fo:font-size="11.00pt" fo:font-weight="bold" fo:font-family="Calibri" style:font-family-asian="Calibri" style:font-family-complex="Calibri" fo:background-color="transparent" style:use-window-font-color="true"/>
    </style:style>
    <style:style style:name="T770" style:family="text">
      <style:text-properties fo:font-size="11.00pt" fo:font-weight="normal" fo:font-family="Calibri" style:font-family-asian="Calibri" style:font-family-complex="Calibri" fo:background-color="transparent" style:use-window-font-color="true"/>
    </style:style>
    <style:style style:name="T771" style:family="text">
      <style:text-properties fo:font-size="11.00pt" fo:font-weight="normal" fo:font-family="Calibri" style:font-family-asian="Calibri" style:font-family-complex="Calibri" fo:background-color="transparent" style:use-window-font-color="true"/>
    </style:style>
    <style:style style:name="T772" style:family="text">
      <style:text-properties fo:font-size="11.00pt" fo:font-weight="normal" fo:font-family="Calibri" style:font-family-asian="Calibri" style:font-family-complex="Calibri" fo:background-color="transparent" style:use-window-font-color="true"/>
    </style:style>
    <style:style style:name="T773" style:family="text">
      <style:text-properties fo:font-size="11.00pt" fo:font-weight="bold" fo:font-family="Calibri" style:font-family-asian="Calibri" style:font-family-complex="Calibri" fo:background-color="transparent" style:use-window-font-color="true"/>
    </style:style>
    <style:style style:name="T774" style:family="text">
      <style:text-properties fo:font-size="11.00pt" fo:font-weight="normal" fo:font-family="Calibri" style:font-family-asian="Calibri" style:font-family-complex="Calibri" fo:background-color="transparent" style:use-window-font-color="true"/>
    </style:style>
    <style:style style:name="T775" style:family="text">
      <style:text-properties fo:font-size="11.00pt" fo:font-weight="normal" fo:font-family="Calibri" style:font-family-asian="Calibri" style:font-family-complex="Calibri" fo:background-color="transparent" style:use-window-font-color="true"/>
    </style:style>
    <style:style style:name="T776" style:family="text">
      <style:text-properties fo:font-size="11.00pt" fo:font-weight="normal" fo:font-family="Calibri" style:font-family-asian="Calibri" style:font-family-complex="Calibri" fo:background-color="transparent" style:use-window-font-color="true"/>
    </style:style>
    <style:style style:name="T777" style:family="text">
      <style:text-properties fo:font-size="11.00pt" fo:font-weight="bold" fo:font-family="Calibri" style:font-family-asian="Calibri" style:font-family-complex="Calibri" fo:background-color="transparent" style:use-window-font-color="true"/>
    </style:style>
    <style:style style:name="T778" style:family="text">
      <style:text-properties fo:font-size="11.00pt" fo:font-weight="normal" fo:font-family="Calibri" style:font-family-asian="Calibri" style:font-family-complex="Calibri" fo:background-color="transparent" style:use-window-font-color="true"/>
    </style:style>
    <style:style style:name="T779" style:family="text">
      <style:text-properties fo:font-size="11.00pt" fo:font-weight="bold" fo:font-family="Calibri" style:font-family-asian="Calibri" style:font-family-complex="Calibri" fo:background-color="transparent" style:use-window-font-color="true"/>
    </style:style>
    <style:style style:name="T780" style:family="text">
      <style:text-properties fo:font-size="11.00pt" fo:font-weight="normal" fo:font-family="Calibri" style:font-family-asian="Calibri" style:font-family-complex="Calibri" fo:background-color="transparent" style:use-window-font-color="true"/>
    </style:style>
    <style:style style:name="T781" style:family="text">
      <style:text-properties fo:font-size="11.00pt" fo:font-weight="bold" fo:font-family="Calibri" style:font-family-asian="Calibri" style:font-family-complex="Calibri" fo:background-color="transparent" style:use-window-font-color="true"/>
    </style:style>
    <style:style style:name="T782" style:family="text">
      <style:text-properties fo:font-size="11.00pt" fo:font-weight="normal" fo:font-family="Calibri" style:font-family-asian="Calibri" style:font-family-complex="Calibri" fo:background-color="transparent" style:use-window-font-color="true"/>
    </style:style>
    <style:style style:name="T783" style:family="text">
      <style:text-properties fo:font-size="11.00pt" fo:font-weight="bold" fo:font-family="Calibri" style:font-family-asian="Calibri" style:font-family-complex="Calibri" fo:background-color="transparent" style:use-window-font-color="true"/>
    </style:style>
    <style:style style:name="T784" style:family="text">
      <style:text-properties fo:font-size="11.00pt" fo:font-weight="normal" fo:font-family="Calibri" style:font-family-asian="Calibri" style:font-family-complex="Calibri" fo:background-color="transparent" style:use-window-font-color="true"/>
    </style:style>
    <style:style style:name="T785" style:family="text">
      <style:text-properties fo:font-size="11.00pt" fo:font-weight="bold" fo:font-family="Calibri" style:font-family-asian="Calibri" style:font-family-complex="Calibri" fo:background-color="transparent" style:use-window-font-color="true"/>
    </style:style>
    <style:style style:name="T786" style:family="text">
      <style:text-properties fo:font-size="11.00pt" fo:font-weight="normal" fo:font-family="Calibri" style:font-family-asian="Calibri" style:font-family-complex="Calibri" fo:background-color="transparent" style:use-window-font-color="true"/>
    </style:style>
    <style:style style:name="T787" style:family="text">
      <style:text-properties fo:font-size="11.00pt" fo:font-weight="bold" fo:font-family="Calibri" style:font-family-asian="Calibri" style:font-family-complex="Calibri" fo:background-color="transparent" style:use-window-font-color="true"/>
    </style:style>
    <style:style style:name="T788" style:family="text">
      <style:text-properties fo:font-size="11.00pt" fo:font-weight="normal" fo:font-family="Calibri" style:font-family-asian="Calibri" style:font-family-complex="Calibri" fo:background-color="transparent" style:use-window-font-color="true"/>
    </style:style>
    <style:style style:name="T789" style:family="text">
      <style:text-properties fo:font-size="11.00pt" fo:font-weight="bold" fo:font-family="Calibri" style:font-family-asian="Calibri" style:font-family-complex="Calibri" fo:background-color="transparent" style:use-window-font-color="true"/>
    </style:style>
    <style:style style:name="T790" style:family="text">
      <style:text-properties fo:font-size="11.00pt" fo:font-weight="normal" fo:font-family="Calibri" style:font-family-asian="Calibri" style:font-family-complex="Calibri" fo:background-color="transparent" style:use-window-font-color="true"/>
    </style:style>
    <style:style style:name="T791" style:family="text">
      <style:text-properties fo:font-size="11.00pt" fo:font-weight="normal" fo:font-family="Calibri" style:font-family-asian="Calibri" style:font-family-complex="Calibri" fo:background-color="transparent" style:use-window-font-color="true"/>
    </style:style>
    <style:style style:name="T792" style:family="text">
      <style:text-properties fo:font-size="11.00pt" fo:font-weight="bold" fo:font-family="Calibri" style:font-family-asian="Calibri" style:font-family-complex="Calibri" fo:background-color="transparent" style:use-window-font-color="true"/>
    </style:style>
    <style:style style:name="T793" style:family="text">
      <style:text-properties fo:font-size="11.00pt" fo:font-weight="normal" fo:font-family="Calibri" style:font-family-asian="Calibri" style:font-family-complex="Calibri" fo:background-color="transparent" style:use-window-font-color="true"/>
    </style:style>
    <style:style style:name="T794" style:family="text">
      <style:text-properties fo:font-size="11.00pt" fo:font-weight="normal" fo:font-family="Calibri" style:font-family-asian="Calibri" style:font-family-complex="Calibri" fo:background-color="transparent" style:use-window-font-color="true"/>
    </style:style>
    <style:style style:name="T795" style:family="text">
      <style:text-properties fo:font-size="11.00pt" fo:font-weight="normal" fo:font-family="Calibri" style:font-family-asian="Calibri" style:font-family-complex="Calibri" fo:background-color="transparent" style:use-window-font-color="true"/>
    </style:style>
    <style:style style:name="T796" style:family="text">
      <style:text-properties fo:font-size="11.00pt" fo:font-weight="normal" fo:font-family="Calibri" style:font-family-asian="Calibri" style:font-family-complex="Calibri" fo:background-color="transparent" style:use-window-font-color="true"/>
    </style:style>
    <style:style style:name="T797" style:family="text">
      <style:text-properties fo:font-size="11.00pt" fo:font-weight="normal" fo:font-family="Calibri" style:font-family-asian="Calibri" style:font-family-complex="Calibri" fo:background-color="transparent" style:use-window-font-color="true"/>
    </style:style>
    <style:style style:name="T798" style:family="text">
      <style:text-properties fo:font-size="11.00pt" fo:font-weight="normal" fo:font-family="Calibri" style:font-family-asian="Calibri" style:font-family-complex="Calibri" fo:background-color="transparent" style:use-window-font-color="true"/>
    </style:style>
    <style:style style:name="T799" style:family="text">
      <style:text-properties fo:font-size="11.00pt" fo:font-weight="normal" fo:font-family="Calibri" style:font-family-asian="Calibri" style:font-family-complex="Calibri" fo:background-color="transparent" style:use-window-font-color="true"/>
    </style:style>
    <style:style style:name="T800" style:family="text">
      <style:text-properties fo:font-size="11.00pt" fo:font-weight="normal" fo:font-family="Calibri" style:font-family-asian="Calibri" style:font-family-complex="Calibri" fo:background-color="transparent" style:use-window-font-color="true"/>
    </style:style>
    <style:style style:name="T801" style:family="text">
      <style:text-properties fo:font-size="11.00pt" fo:font-weight="normal" fo:font-family="Calibri" style:font-family-asian="Calibri" style:font-family-complex="Calibri" fo:background-color="transparent" style:use-window-font-color="true"/>
    </style:style>
    <style:style style:name="T802" style:family="text">
      <style:text-properties fo:font-size="11.00pt" fo:font-weight="normal" fo:font-family="Calibri" style:font-family-asian="Calibri" style:font-family-complex="Calibri" fo:background-color="transparent" style:use-window-font-color="true"/>
    </style:style>
    <style:style style:name="T803" style:family="text">
      <style:text-properties fo:font-size="11.00pt" fo:font-weight="normal" fo:font-family="Calibri" style:font-family-asian="Calibri" style:font-family-complex="Calibri" fo:background-color="transparent" style:use-window-font-color="true"/>
    </style:style>
    <style:style style:name="T804" style:family="text">
      <style:text-properties fo:font-size="11.00pt" fo:font-weight="bold" fo:font-family="Calibri" style:font-family-asian="Calibri" style:font-family-complex="Calibri" fo:background-color="transparent" style:use-window-font-color="true"/>
    </style:style>
    <style:style style:name="T805" style:family="text">
      <style:text-properties fo:font-size="11.00pt" fo:font-weight="normal" fo:font-family="Calibri" style:font-family-asian="Calibri" style:font-family-complex="Calibri" fo:background-color="transparent" style:use-window-font-color="true"/>
    </style:style>
    <style:style style:name="T806" style:family="text">
      <style:text-properties fo:font-size="11.00pt" fo:font-weight="bold" fo:font-family="Calibri" style:font-family-asian="Calibri" style:font-family-complex="Calibri" fo:background-color="transparent" style:use-window-font-color="true"/>
    </style:style>
    <style:style style:name="T807" style:family="text">
      <style:text-properties fo:font-size="11.00pt" fo:font-weight="normal" fo:font-family="Calibri" style:font-family-asian="Calibri" style:font-family-complex="Calibri" fo:background-color="transparent" style:use-window-font-color="true"/>
    </style:style>
    <style:style style:name="T808" style:family="text">
      <style:text-properties fo:font-size="11.00pt" fo:font-weight="normal" fo:font-family="Calibri" style:font-family-asian="Calibri" style:font-family-complex="Calibri" fo:background-color="transparent" style:use-window-font-color="true"/>
    </style:style>
    <style:style style:name="T809" style:family="text">
      <style:text-properties fo:font-size="11.00pt" fo:font-weight="normal" fo:font-family="Calibri" style:font-family-asian="Calibri" style:font-family-complex="Calibri" fo:background-color="transparent" style:use-window-font-color="true"/>
    </style:style>
    <style:style style:name="T810" style:family="text">
      <style:text-properties fo:font-size="11.00pt" fo:font-weight="normal" fo:font-family="Calibri" style:font-family-asian="Calibri" style:font-family-complex="Calibri" fo:background-color="transparent" style:use-window-font-color="true"/>
    </style:style>
    <style:style style:name="T811" style:family="text">
      <style:text-properties fo:font-size="11.00pt" fo:font-weight="normal" fo:font-family="Calibri" style:font-family-asian="Calibri" style:font-family-complex="Calibri" fo:background-color="transparent" style:use-window-font-color="true"/>
    </style:style>
    <style:style style:name="T812" style:family="text">
      <style:text-properties fo:font-size="11.00pt" fo:font-weight="bold" fo:font-family="Calibri" style:font-family-asian="Calibri" style:font-family-complex="Calibri" fo:background-color="transparent" style:use-window-font-color="true"/>
    </style:style>
    <style:style style:name="T813" style:family="text">
      <style:text-properties fo:font-size="11.00pt" fo:font-weight="normal" fo:font-family="Calibri" style:font-family-asian="Calibri" style:font-family-complex="Calibri" fo:background-color="transparent" style:use-window-font-color="true"/>
    </style:style>
    <style:style style:name="T814" style:family="text">
      <style:text-properties fo:font-size="11.00pt" fo:font-weight="bold" fo:font-family="Calibri" style:font-family-asian="Calibri" style:font-family-complex="Calibri" fo:background-color="transparent" style:use-window-font-color="true"/>
    </style:style>
    <style:style style:name="T815" style:family="text">
      <style:text-properties fo:font-size="11.00pt" fo:font-weight="normal" fo:font-family="Calibri" style:font-family-asian="Calibri" style:font-family-complex="Calibri" fo:background-color="transparent" style:use-window-font-color="true"/>
    </style:style>
    <style:style style:name="T816" style:family="text">
      <style:text-properties fo:font-size="11.00pt" fo:font-weight="bold" fo:font-family="Calibri" style:font-family-asian="Calibri" style:font-family-complex="Calibri" fo:background-color="transparent" style:use-window-font-color="true"/>
    </style:style>
    <style:style style:name="T817" style:family="text">
      <style:text-properties fo:font-size="11.00pt" fo:font-weight="normal" fo:font-family="Calibri" style:font-family-asian="Calibri" style:font-family-complex="Calibri" fo:background-color="transparent" style:use-window-font-color="true"/>
    </style:style>
    <style:style style:name="T818" style:family="text">
      <style:text-properties fo:font-size="11.00pt" fo:font-weight="bold" fo:font-family="Calibri" style:font-family-asian="Calibri" style:font-family-complex="Calibri" fo:background-color="transparent" style:use-window-font-color="true"/>
    </style:style>
    <style:style style:name="T819" style:family="text">
      <style:text-properties fo:font-size="11.00pt" fo:font-weight="normal" fo:font-family="Calibri" style:font-family-asian="Calibri" style:font-family-complex="Calibri" fo:background-color="transparent" style:use-window-font-color="true"/>
    </style:style>
    <style:style style:name="T820" style:family="text">
      <style:text-properties fo:font-size="11.00pt" fo:font-weight="normal" fo:font-family="Calibri" style:font-family-asian="Calibri" style:font-family-complex="Calibri" fo:background-color="transparent" style:use-window-font-color="true"/>
    </style:style>
    <style:style style:name="T821" style:family="text">
      <style:text-properties fo:font-size="11.00pt" fo:font-weight="bold" fo:font-family="Calibri" style:font-family-asian="Calibri" style:font-family-complex="Calibri" fo:background-color="transparent" style:use-window-font-color="true"/>
    </style:style>
    <style:style style:name="T822" style:family="text">
      <style:text-properties fo:font-size="11.00pt" fo:font-weight="normal" fo:font-family="Calibri" style:font-family-asian="Calibri" style:font-family-complex="Calibri" fo:background-color="transparent" style:use-window-font-color="true"/>
    </style:style>
    <style:style style:name="T823" style:family="text">
      <style:text-properties fo:font-size="11.00pt" fo:font-weight="normal" fo:font-family="Calibri" style:font-family-asian="Calibri" style:font-family-complex="Calibri" fo:background-color="transparent" style:use-window-font-color="true"/>
    </style:style>
    <style:style style:name="T824" style:family="text">
      <style:text-properties fo:font-size="11.00pt" fo:font-weight="normal" fo:font-family="Calibri" style:font-family-asian="Calibri" style:font-family-complex="Calibri" fo:background-color="transparent" style:use-window-font-color="true"/>
    </style:style>
    <style:style style:name="T825" style:family="text">
      <style:text-properties fo:font-size="11.00pt" fo:font-weight="bold" fo:font-family="Calibri" style:font-family-asian="Calibri" style:font-family-complex="Calibri" fo:background-color="transparent" style:use-window-font-color="true"/>
    </style:style>
    <style:style style:name="T826" style:family="text">
      <style:text-properties fo:font-size="11.00pt" fo:font-weight="normal" fo:font-family="Calibri" style:font-family-asian="Calibri" style:font-family-complex="Calibri" fo:background-color="transparent" style:use-window-font-color="true"/>
    </style:style>
    <style:style style:name="T827" style:family="text">
      <style:text-properties fo:font-size="11.00pt" fo:font-weight="normal" fo:font-family="Calibri" style:font-family-asian="Calibri" style:font-family-complex="Calibri" fo:background-color="transparent" style:use-window-font-color="true"/>
    </style:style>
    <style:style style:name="T828" style:family="text">
      <style:text-properties fo:font-size="11.00pt" fo:font-weight="normal" fo:font-family="Calibri" style:font-family-asian="Calibri" style:font-family-complex="Calibri" fo:background-color="transparent" style:use-window-font-color="true"/>
    </style:style>
    <style:style style:name="T829" style:family="text">
      <style:text-properties fo:font-size="11.00pt" fo:font-weight="bold" fo:font-family="Calibri" style:font-family-asian="Calibri" style:font-family-complex="Calibri" fo:background-color="transparent" style:use-window-font-color="true"/>
    </style:style>
    <style:style style:name="T830" style:family="text">
      <style:text-properties fo:font-size="11.00pt" fo:font-weight="normal" fo:font-family="Calibri" style:font-family-asian="Calibri" style:font-family-complex="Calibri" fo:background-color="transparent" style:use-window-font-color="true"/>
    </style:style>
    <style:style style:name="T831" style:family="text">
      <style:text-properties fo:font-size="11.00pt" fo:font-weight="normal" fo:font-family="Calibri" style:font-family-asian="Calibri" style:font-family-complex="Calibri" fo:background-color="transparent" style:use-window-font-color="true"/>
    </style:style>
    <style:style style:name="T832" style:family="text">
      <style:text-properties fo:font-size="11.00pt" fo:font-weight="normal" fo:font-family="Calibri" style:font-family-asian="Calibri" style:font-family-complex="Calibri" fo:background-color="transparent" style:use-window-font-color="true"/>
    </style:style>
    <style:style style:name="T833" style:family="text">
      <style:text-properties fo:font-size="11.00pt" fo:font-weight="bold" fo:font-family="Calibri" style:font-family-asian="Calibri" style:font-family-complex="Calibri" fo:background-color="transparent" style:use-window-font-color="true"/>
    </style:style>
    <style:style style:name="T834" style:family="text">
      <style:text-properties fo:font-size="11.00pt" fo:font-weight="normal" fo:font-family="Calibri" style:font-family-asian="Calibri" style:font-family-complex="Calibri" fo:background-color="transparent" style:use-window-font-color="true"/>
    </style:style>
    <style:style style:name="T835" style:family="text">
      <style:text-properties fo:font-size="11.00pt" fo:font-weight="normal" fo:font-family="Calibri" style:font-family-asian="Calibri" style:font-family-complex="Calibri" fo:background-color="transparent" style:use-window-font-color="true"/>
    </style:style>
    <style:style style:name="T836" style:family="text">
      <style:text-properties fo:font-size="11.00pt" fo:font-weight="normal" fo:font-family="Calibri" style:font-family-asian="Calibri" style:font-family-complex="Calibri" fo:background-color="transparent" style:use-window-font-color="true"/>
    </style:style>
    <style:style style:name="T837" style:family="text">
      <style:text-properties fo:font-size="11.00pt" fo:font-weight="bold" fo:font-family="Calibri" style:font-family-asian="Calibri" style:font-family-complex="Calibri" fo:background-color="transparent" style:use-window-font-color="true"/>
    </style:style>
    <style:style style:name="T838" style:family="text">
      <style:text-properties fo:font-size="11.00pt" fo:font-weight="normal" fo:font-family="Calibri" style:font-family-asian="Calibri" style:font-family-complex="Calibri" fo:background-color="transparent" style:use-window-font-color="true"/>
    </style:style>
    <style:style style:name="T839" style:family="text">
      <style:text-properties fo:font-size="11.00pt" fo:font-weight="bold" fo:font-family="Calibri" style:font-family-asian="Calibri" style:font-family-complex="Calibri" fo:background-color="transparent" style:use-window-font-color="true"/>
    </style:style>
    <style:style style:name="T840" style:family="text">
      <style:text-properties fo:font-size="11.00pt" fo:font-weight="normal" fo:font-family="Calibri" style:font-family-asian="Calibri" style:font-family-complex="Calibri" fo:background-color="transparent" style:use-window-font-color="true"/>
    </style:style>
    <style:style style:name="T841" style:family="text">
      <style:text-properties fo:font-size="11.00pt" fo:font-weight="bold" fo:font-family="Calibri" style:font-family-asian="Calibri" style:font-family-complex="Calibri" fo:background-color="transparent" style:use-window-font-color="true"/>
    </style:style>
    <style:style style:name="T842" style:family="text">
      <style:text-properties fo:font-size="11.00pt" fo:font-weight="normal" fo:font-family="Calibri" style:font-family-asian="Calibri" style:font-family-complex="Calibri" fo:background-color="transparent" style:use-window-font-color="true"/>
    </style:style>
    <style:style style:name="T843" style:family="text">
      <style:text-properties fo:font-size="11.00pt" fo:font-weight="bold" fo:font-family="Calibri" style:font-family-asian="Calibri" style:font-family-complex="Calibri" fo:background-color="transparent" style:use-window-font-color="true"/>
    </style:style>
    <style:style style:name="T844" style:family="text">
      <style:text-properties fo:font-size="11.00pt" fo:font-weight="normal" fo:font-family="Calibri" style:font-family-asian="Calibri" style:font-family-complex="Calibri" fo:background-color="transparent" style:use-window-font-color="true"/>
    </style:style>
    <style:style style:name="T845" style:family="text">
      <style:text-properties fo:font-size="11.00pt" fo:font-weight="bold" fo:font-family="Calibri" style:font-family-asian="Calibri" style:font-family-complex="Calibri" fo:background-color="transparent" style:use-window-font-color="true"/>
    </style:style>
    <style:style style:name="T846" style:family="text">
      <style:text-properties fo:font-size="11.00pt" fo:font-weight="normal" fo:font-family="Calibri" style:font-family-asian="Calibri" style:font-family-complex="Calibri" fo:background-color="transparent" style:use-window-font-color="true"/>
    </style:style>
    <style:style style:name="T847" style:family="text">
      <style:text-properties fo:font-size="11.00pt" fo:font-weight="bold" fo:font-family="Calibri" style:font-family-asian="Calibri" style:font-family-complex="Calibri" fo:background-color="transparent" style:use-window-font-color="true"/>
    </style:style>
    <style:style style:name="T848" style:family="text">
      <style:text-properties fo:font-size="11.00pt" fo:font-weight="normal" fo:font-family="Calibri" style:font-family-asian="Calibri" style:font-family-complex="Calibri" fo:background-color="transparent" style:use-window-font-color="true"/>
    </style:style>
    <style:style style:name="T849" style:family="text">
      <style:text-properties fo:font-size="11.00pt" fo:font-weight="normal" fo:font-family="Calibri" style:font-family-asian="Calibri" style:font-family-complex="Calibri" fo:background-color="transparent" style:use-window-font-color="true"/>
    </style:style>
    <style:style style:name="T850" style:family="text">
      <style:text-properties fo:font-size="11.00pt" fo:font-weight="normal" fo:font-family="Calibri" style:font-family-asian="Calibri" style:font-family-complex="Calibri" fo:background-color="transparent" style:use-window-font-color="true"/>
    </style:style>
    <style:style style:name="T851" style:family="text">
      <style:text-properties fo:font-size="11.00pt" fo:font-weight="bold" fo:font-family="Calibri" style:font-family-asian="Calibri" style:font-family-complex="Calibri" fo:background-color="transparent" style:use-window-font-color="true"/>
    </style:style>
    <style:style style:name="T852" style:family="text">
      <style:text-properties fo:font-size="11.00pt" fo:font-weight="normal" fo:font-family="Calibri" style:font-family-asian="Calibri" style:font-family-complex="Calibri" fo:background-color="transparent" style:use-window-font-color="true"/>
    </style:style>
    <style:style style:name="T853" style:family="text">
      <style:text-properties fo:font-size="11.00pt" fo:font-weight="bold" fo:font-family="Calibri" style:font-family-asian="Calibri" style:font-family-complex="Calibri" fo:background-color="transparent" style:use-window-font-color="true"/>
    </style:style>
    <style:style style:name="T854" style:family="text">
      <style:text-properties fo:font-size="11.00pt" fo:font-weight="normal" fo:font-family="Calibri" style:font-family-asian="Calibri" style:font-family-complex="Calibri" fo:background-color="transparent" style:use-window-font-color="true"/>
    </style:style>
    <style:style style:name="T855" style:family="text">
      <style:text-properties fo:font-size="11.00pt" fo:font-weight="bold" fo:font-family="Calibri" style:font-family-asian="Calibri" style:font-family-complex="Calibri" fo:background-color="transparent" style:use-window-font-color="true"/>
    </style:style>
    <style:style style:name="T856" style:family="text">
      <style:text-properties fo:font-size="11.00pt" fo:font-weight="normal" fo:font-family="Calibri" style:font-family-asian="Calibri" style:font-family-complex="Calibri" fo:background-color="transparent" style:use-window-font-color="true"/>
    </style:style>
    <style:style style:name="T857" style:family="text">
      <style:text-properties fo:font-size="11.00pt" fo:font-weight="bold" fo:font-family="Calibri" style:font-family-asian="Calibri" style:font-family-complex="Calibri" fo:background-color="transparent" style:use-window-font-color="true"/>
    </style:style>
    <style:style style:name="T858" style:family="text">
      <style:text-properties fo:font-size="11.00pt" fo:font-weight="normal" fo:font-family="Calibri" style:font-family-asian="Calibri" style:font-family-complex="Calibri" fo:background-color="transparent" style:use-window-font-color="true"/>
    </style:style>
    <style:style style:name="T859" style:family="text">
      <style:text-properties fo:font-size="11.00pt" fo:font-weight="bold" fo:font-family="Calibri" style:font-family-asian="Calibri" style:font-family-complex="Calibri" fo:background-color="transparent" style:use-window-font-color="true"/>
    </style:style>
    <style:style style:name="T860" style:family="text">
      <style:text-properties fo:font-size="11.00pt" fo:font-weight="normal" fo:font-family="Calibri" style:font-family-asian="Calibri" style:font-family-complex="Calibri" fo:background-color="transparent" style:use-window-font-color="true"/>
    </style:style>
    <style:style style:name="T861" style:family="text">
      <style:text-properties fo:font-size="11.00pt" fo:font-weight="normal" fo:font-family="Calibri" style:font-family-asian="Calibri" style:font-family-complex="Calibri" fo:background-color="transparent" style:use-window-font-color="true"/>
    </style:style>
    <style:style style:name="T862" style:family="text">
      <style:text-properties fo:font-size="11.00pt" fo:font-weight="normal" fo:font-family="Calibri" style:font-family-asian="Calibri" style:font-family-complex="Calibri" fo:background-color="transparent" style:use-window-font-color="true"/>
    </style:style>
    <style:style style:name="T863" style:family="text">
      <style:text-properties fo:font-size="11.00pt" fo:font-weight="bold" fo:font-family="Calibri" style:font-family-asian="Calibri" style:font-family-complex="Calibri" fo:background-color="transparent" style:use-window-font-color="true"/>
    </style:style>
    <style:style style:name="T864" style:family="text">
      <style:text-properties fo:font-size="11.00pt" fo:font-weight="normal" fo:font-family="Calibri" style:font-family-asian="Calibri" style:font-family-complex="Calibri" fo:background-color="transparent" style:use-window-font-color="true"/>
    </style:style>
    <style:style style:name="T865" style:family="text">
      <style:text-properties fo:font-size="11.00pt" fo:font-weight="bold" fo:font-family="Calibri" style:font-family-asian="Calibri" style:font-family-complex="Calibri" fo:background-color="transparent" style:use-window-font-color="true"/>
    </style:style>
    <style:style style:name="T866" style:family="text">
      <style:text-properties fo:font-size="11.00pt" fo:font-weight="normal" fo:font-family="Calibri" style:font-family-asian="Calibri" style:font-family-complex="Calibri" fo:background-color="transparent" style:use-window-font-color="true"/>
    </style:style>
    <style:style style:name="T867" style:family="text">
      <style:text-properties fo:font-size="11.00pt" fo:font-weight="normal" fo:font-family="Calibri" style:font-family-asian="Calibri" style:font-family-complex="Calibri" fo:background-color="transparent" style:use-window-font-color="true"/>
    </style:style>
    <style:style style:name="T868" style:family="text">
      <style:text-properties fo:font-size="11.00pt" fo:font-weight="normal" fo:font-family="Calibri" style:font-family-asian="Calibri" style:font-family-complex="Calibri" fo:background-color="transparent" style:use-window-font-color="true"/>
    </style:style>
    <style:style style:name="T869" style:family="text">
      <style:text-properties fo:font-size="11.00pt" fo:font-weight="normal" fo:font-family="Calibri" style:font-family-asian="Calibri" style:font-family-complex="Calibri" fo:background-color="transparent" style:use-window-font-color="true"/>
    </style:style>
    <style:style style:name="T870" style:family="text">
      <style:text-properties fo:font-size="11.00pt" fo:font-weight="normal" fo:font-family="Calibri" style:font-family-asian="Calibri" style:font-family-complex="Calibri" fo:background-color="transparent" style:use-window-font-color="true"/>
    </style:style>
    <style:style style:name="T871" style:family="text">
      <style:text-properties fo:font-size="11.00pt" fo:font-weight="normal" fo:font-family="Calibri" style:font-family-asian="Calibri" style:font-family-complex="Calibri" fo:background-color="transparent" style:use-window-font-color="true"/>
    </style:style>
    <style:style style:name="T872" style:family="text">
      <style:text-properties fo:font-size="11.00pt" fo:font-weight="bold" fo:font-family="Calibri" style:font-family-asian="Calibri" style:font-family-complex="Calibri" fo:background-color="transparent" style:use-window-font-color="true"/>
    </style:style>
    <style:style style:name="T873" style:family="text">
      <style:text-properties fo:font-size="11.00pt" fo:font-weight="normal" fo:font-family="Calibri" style:font-family-asian="Calibri" style:font-family-complex="Calibri" fo:background-color="transparent" style:use-window-font-color="true"/>
    </style:style>
    <style:style style:name="T874" style:family="text">
      <style:text-properties fo:font-size="11.00pt" fo:font-weight="bold" fo:font-family="Calibri" style:font-family-asian="Calibri" style:font-family-complex="Calibri" fo:background-color="transparent" style:use-window-font-color="true"/>
    </style:style>
    <style:style style:name="T875" style:family="text">
      <style:text-properties fo:font-size="11.00pt" fo:font-weight="normal" fo:font-family="Calibri" style:font-family-asian="Calibri" style:font-family-complex="Calibri" fo:background-color="transparent" style:use-window-font-color="true"/>
    </style:style>
    <style:style style:name="T876" style:family="text">
      <style:text-properties fo:font-size="11.00pt" fo:font-weight="normal" fo:font-family="Calibri" style:font-family-asian="Calibri" style:font-family-complex="Calibri" fo:background-color="transparent" style:use-window-font-color="true"/>
    </style:style>
    <style:style style:name="T877" style:family="text">
      <style:text-properties fo:font-size="11.00pt" fo:font-weight="normal" fo:font-family="Calibri" style:font-family-asian="Calibri" style:font-family-complex="Calibri" fo:background-color="transparent" style:use-window-font-color="true"/>
    </style:style>
    <style:style style:name="T878" style:family="text">
      <style:text-properties fo:font-size="11.00pt" fo:font-weight="bold" fo:font-family="Calibri" style:font-family-asian="Calibri" style:font-family-complex="Calibri" fo:background-color="transparent" style:use-window-font-color="true"/>
    </style:style>
    <style:style style:name="T879" style:family="text">
      <style:text-properties fo:font-size="11.00pt" fo:font-weight="normal" fo:font-family="Calibri" style:font-family-asian="Calibri" style:font-family-complex="Calibri" fo:background-color="transparent" style:use-window-font-color="true"/>
    </style:style>
    <style:style style:name="T880" style:family="text">
      <style:text-properties fo:font-size="11.00pt" fo:font-weight="normal" fo:font-family="Calibri" style:font-family-asian="Calibri" style:font-family-complex="Calibri" fo:background-color="transparent" style:use-window-font-color="true"/>
    </style:style>
    <style:style style:name="T881" style:family="text">
      <style:text-properties fo:font-size="11.00pt" fo:font-weight="normal" fo:font-family="Calibri" style:font-family-asian="Calibri" style:font-family-complex="Calibri" fo:background-color="transparent" style:use-window-font-color="true"/>
    </style:style>
    <style:style style:name="T882" style:family="text">
      <style:text-properties fo:font-size="11.00pt" fo:font-weight="normal" fo:font-family="Calibri" style:font-family-asian="Calibri" style:font-family-complex="Calibri" fo:background-color="transparent" style:use-window-font-color="true"/>
    </style:style>
    <style:style style:name="T883" style:family="text">
      <style:text-properties fo:font-size="11.00pt" fo:font-weight="normal" fo:font-family="Calibri" style:font-family-asian="Calibri" style:font-family-complex="Calibri" fo:background-color="transparent" style:use-window-font-color="true"/>
    </style:style>
    <style:style style:name="T884" style:family="text">
      <style:text-properties fo:font-size="11.00pt" fo:font-weight="normal" fo:font-family="Calibri" style:font-family-asian="Calibri" style:font-family-complex="Calibri" fo:background-color="transparent" style:use-window-font-color="true"/>
    </style:style>
    <style:style style:name="T885" style:family="text">
      <style:text-properties fo:font-size="11.00pt" fo:font-weight="normal" fo:font-family="Calibri" style:font-family-asian="Calibri" style:font-family-complex="Calibri" fo:background-color="transparent" style:use-window-font-color="true"/>
    </style:style>
    <style:style style:name="T886" style:family="text">
      <style:text-properties fo:font-size="11.00pt" fo:font-weight="bold" fo:font-family="Calibri" style:font-family-asian="Calibri" style:font-family-complex="Calibri" fo:background-color="transparent" style:use-window-font-color="true"/>
    </style:style>
    <style:style style:name="T887" style:family="text">
      <style:text-properties fo:font-size="11.00pt" fo:font-weight="normal" fo:font-family="Calibri" style:font-family-asian="Calibri" style:font-family-complex="Calibri" fo:background-color="transparent" style:use-window-font-color="true"/>
    </style:style>
    <style:style style:name="T888" style:family="text">
      <style:text-properties fo:font-size="11.00pt" fo:font-weight="normal" fo:font-family="Calibri" style:font-family-asian="Calibri" style:font-family-complex="Calibri" fo:background-color="transparent" style:use-window-font-color="true"/>
    </style:style>
    <style:style style:name="T889" style:family="text">
      <style:text-properties fo:font-size="11.00pt" fo:font-weight="normal" fo:font-family="Calibri" style:font-family-asian="Calibri" style:font-family-complex="Calibri" fo:background-color="transparent" style:use-window-font-color="true"/>
    </style:style>
    <style:style style:name="T890" style:family="text">
      <style:text-properties fo:font-size="11.00pt" fo:font-weight="bold" fo:font-family="Calibri" style:font-family-asian="Calibri" style:font-family-complex="Calibri" fo:background-color="transparent" style:use-window-font-color="true"/>
    </style:style>
    <style:style style:name="T891" style:family="text">
      <style:text-properties fo:font-size="11.00pt" fo:font-weight="normal" fo:font-family="Calibri" style:font-family-asian="Calibri" style:font-family-complex="Calibri" fo:background-color="transparent" style:use-window-font-color="true"/>
    </style:style>
    <style:style style:name="T892" style:family="text">
      <style:text-properties fo:font-size="11.00pt" fo:font-weight="bold" fo:font-family="Calibri" style:font-family-asian="Calibri" style:font-family-complex="Calibri" fo:background-color="transparent" style:use-window-font-color="true"/>
    </style:style>
    <style:style style:name="T893" style:family="text">
      <style:text-properties fo:font-size="11.00pt" fo:font-weight="normal" fo:font-family="Calibri" style:font-family-asian="Calibri" style:font-family-complex="Calibri" fo:background-color="transparent" style:use-window-font-color="true"/>
    </style:style>
    <style:style style:name="T894" style:family="text">
      <style:text-properties fo:font-size="11.00pt" fo:font-weight="bold" fo:font-family="Calibri" style:font-family-asian="Calibri" style:font-family-complex="Calibri" fo:background-color="transparent" style:use-window-font-color="true"/>
    </style:style>
    <style:style style:name="T895" style:family="text">
      <style:text-properties fo:font-size="11.00pt" fo:font-weight="normal" fo:font-family="Calibri" style:font-family-asian="Calibri" style:font-family-complex="Calibri" fo:background-color="transparent" style:use-window-font-color="true"/>
    </style:style>
    <style:style style:name="T896" style:family="text">
      <style:text-properties fo:font-size="11.00pt" fo:font-weight="bold" fo:font-family="Calibri" style:font-family-asian="Calibri" style:font-family-complex="Calibri" fo:background-color="transparent" style:use-window-font-color="true"/>
    </style:style>
    <style:style style:name="T897" style:family="text">
      <style:text-properties fo:font-size="11.00pt" fo:font-weight="normal" fo:font-family="Calibri" style:font-family-asian="Calibri" style:font-family-complex="Calibri" fo:background-color="transparent" style:use-window-font-color="true"/>
    </style:style>
    <style:style style:name="T898" style:family="text">
      <style:text-properties fo:font-size="11.00pt" fo:font-weight="bold" fo:font-family="Calibri" style:font-family-asian="Calibri" style:font-family-complex="Calibri" fo:background-color="transparent" style:use-window-font-color="true"/>
    </style:style>
    <style:style style:name="T899" style:family="text">
      <style:text-properties fo:font-size="11.00pt" fo:font-weight="normal" fo:font-family="Calibri" style:font-family-asian="Calibri" style:font-family-complex="Calibri" fo:background-color="transparent" style:use-window-font-color="true"/>
    </style:style>
    <style:style style:name="T900" style:family="text">
      <style:text-properties fo:font-size="11.00pt" fo:font-weight="bold" fo:font-family="Calibri" style:font-family-asian="Calibri" style:font-family-complex="Calibri" fo:background-color="transparent" style:use-window-font-color="true"/>
    </style:style>
    <style:style style:name="T901" style:family="text">
      <style:text-properties fo:font-size="11.00pt" fo:font-weight="normal" fo:font-family="Calibri" style:font-family-asian="Calibri" style:font-family-complex="Calibri" fo:background-color="transparent" style:use-window-font-color="true"/>
    </style:style>
    <style:style style:name="T902" style:family="text">
      <style:text-properties fo:font-size="11.00pt" fo:font-weight="bold" fo:font-family="Calibri" style:font-family-asian="Calibri" style:font-family-complex="Calibri" fo:background-color="transparent" style:use-window-font-color="true"/>
    </style:style>
    <style:style style:name="T903" style:family="text">
      <style:text-properties fo:font-size="11.00pt" fo:font-weight="normal" fo:font-family="Calibri" style:font-family-asian="Calibri" style:font-family-complex="Calibri" fo:background-color="transparent" style:use-window-font-color="true"/>
    </style:style>
    <style:style style:name="T904" style:family="text">
      <style:text-properties fo:font-size="11.00pt" fo:font-weight="normal" fo:font-family="Calibri" style:font-family-asian="Calibri" style:font-family-complex="Calibri" fo:background-color="transparent" style:use-window-font-color="true"/>
    </style:style>
    <style:style style:name="T905" style:family="text">
      <style:text-properties fo:font-size="11.00pt" fo:font-weight="normal" fo:font-family="Calibri" style:font-family-asian="Calibri" style:font-family-complex="Calibri" fo:background-color="transparent" style:use-window-font-color="true"/>
    </style:style>
    <style:style style:name="T906" style:family="text">
      <style:text-properties fo:font-size="11.00pt" fo:font-weight="normal" fo:font-family="Calibri" style:font-family-asian="Calibri" style:font-family-complex="Calibri" fo:background-color="transparent" style:use-window-font-color="true"/>
    </style:style>
    <style:style style:name="T907" style:family="text">
      <style:text-properties fo:font-size="11.00pt" fo:font-weight="bold" fo:font-family="Calibri" style:font-family-asian="Calibri" style:font-family-complex="Calibri" fo:background-color="transparent" style:use-window-font-color="true"/>
    </style:style>
    <style:style style:name="T908" style:family="text">
      <style:text-properties fo:font-size="11.00pt" fo:font-weight="normal" fo:font-family="Calibri" style:font-family-asian="Calibri" style:font-family-complex="Calibri" fo:background-color="transparent" style:use-window-font-color="true"/>
    </style:style>
    <style:style style:name="T909" style:family="text">
      <style:text-properties fo:font-size="11.00pt" fo:font-weight="bold" fo:font-family="Calibri" style:font-family-asian="Calibri" style:font-family-complex="Calibri" fo:background-color="transparent" style:use-window-font-color="true"/>
    </style:style>
    <style:style style:name="T910" style:family="text">
      <style:text-properties fo:font-size="11.00pt" fo:font-weight="normal" fo:font-family="Calibri" style:font-family-asian="Calibri" style:font-family-complex="Calibri" fo:background-color="transparent" style:use-window-font-color="true"/>
    </style:style>
    <style:style style:name="T911" style:family="text">
      <style:text-properties fo:font-size="11.00pt" fo:font-weight="bold" fo:font-family="Calibri" style:font-family-asian="Calibri" style:font-family-complex="Calibri" fo:background-color="transparent" style:use-window-font-color="true"/>
    </style:style>
    <style:style style:name="T912" style:family="text">
      <style:text-properties fo:font-size="11.00pt" fo:font-weight="normal" fo:font-family="Calibri" style:font-family-asian="Calibri" style:font-family-complex="Calibri" fo:background-color="transparent" style:use-window-font-color="true"/>
    </style:style>
    <style:style style:name="T913" style:family="text">
      <style:text-properties fo:font-size="11.00pt" fo:font-weight="bold" fo:font-family="Calibri" style:font-family-asian="Calibri" style:font-family-complex="Calibri" fo:background-color="transparent" style:use-window-font-color="true"/>
    </style:style>
    <style:style style:name="T914" style:family="text">
      <style:text-properties fo:font-size="11.00pt" fo:font-weight="normal" fo:font-family="Calibri" style:font-family-asian="Calibri" style:font-family-complex="Calibri" fo:background-color="transparent" style:use-window-font-color="true"/>
    </style:style>
    <style:style style:name="T915" style:family="text">
      <style:text-properties fo:font-size="11.00pt" fo:font-weight="bold" fo:font-family="Calibri" style:font-family-asian="Calibri" style:font-family-complex="Calibri" fo:background-color="transparent" style:use-window-font-color="true"/>
    </style:style>
    <style:style style:name="T916" style:family="text">
      <style:text-properties fo:font-size="11.00pt" fo:font-weight="normal" fo:font-family="Calibri" style:font-family-asian="Calibri" style:font-family-complex="Calibri" fo:background-color="transparent" style:use-window-font-color="true"/>
    </style:style>
    <style:style style:name="T917" style:family="text">
      <style:text-properties fo:font-size="11.00pt" fo:font-weight="bold" fo:font-family="Calibri" style:font-family-asian="Calibri" style:font-family-complex="Calibri" fo:background-color="transparent" style:use-window-font-color="true"/>
    </style:style>
    <style:style style:name="T918" style:family="text">
      <style:text-properties fo:font-size="11.00pt" fo:font-weight="normal" fo:font-family="Calibri" style:font-family-asian="Calibri" style:font-family-complex="Calibri" fo:background-color="transparent" style:use-window-font-color="true"/>
    </style:style>
    <style:style style:name="T919" style:family="text">
      <style:text-properties fo:font-size="11.00pt" fo:font-weight="bold" fo:font-family="Calibri" style:font-family-asian="Calibri" style:font-family-complex="Calibri" fo:background-color="transparent" style:use-window-font-color="true"/>
    </style:style>
    <style:style style:name="T920" style:family="text">
      <style:text-properties fo:font-size="11.00pt" fo:font-weight="normal" fo:font-family="Calibri" style:font-family-asian="Calibri" style:font-family-complex="Calibri" fo:background-color="transparent" style:use-window-font-color="true"/>
    </style:style>
    <style:style style:name="T921" style:family="text">
      <style:text-properties fo:font-size="11.00pt" fo:font-weight="normal" fo:font-family="Calibri" style:font-family-asian="Calibri" style:font-family-complex="Calibri" fo:background-color="transparent" style:use-window-font-color="true"/>
    </style:style>
    <style:style style:name="T922" style:family="text">
      <style:text-properties fo:font-size="11.00pt" fo:font-weight="normal" fo:font-family="Calibri" style:font-family-asian="Calibri" style:font-family-complex="Calibri" fo:background-color="transparent" style:use-window-font-color="true"/>
    </style:style>
    <style:style style:name="T923" style:family="text">
      <style:text-properties fo:font-size="11.00pt" fo:font-weight="bold" fo:font-family="Calibri" style:font-family-asian="Calibri" style:font-family-complex="Calibri" fo:background-color="transparent" style:use-window-font-color="true"/>
    </style:style>
    <style:style style:name="T924" style:family="text">
      <style:text-properties fo:font-size="11.00pt" fo:font-weight="normal" fo:font-family="Calibri" style:font-family-asian="Calibri" style:font-family-complex="Calibri" fo:background-color="transparent" style:use-window-font-color="true"/>
    </style:style>
    <style:style style:name="T925" style:family="text">
      <style:text-properties fo:font-size="11.00pt" fo:font-weight="bold" fo:font-family="Calibri" style:font-family-asian="Calibri" style:font-family-complex="Calibri" fo:background-color="transparent" style:use-window-font-color="true"/>
    </style:style>
    <style:style style:name="T926" style:family="text">
      <style:text-properties fo:font-size="11.00pt" fo:font-weight="normal" fo:font-family="Calibri" style:font-family-asian="Calibri" style:font-family-complex="Calibri" fo:background-color="transparent" style:use-window-font-color="true"/>
    </style:style>
    <style:style style:name="T927" style:family="text">
      <style:text-properties fo:font-size="11.00pt" fo:font-weight="bold" fo:font-family="Calibri" style:font-family-asian="Calibri" style:font-family-complex="Calibri" fo:background-color="transparent" style:use-window-font-color="true"/>
    </style:style>
    <style:style style:name="T928" style:family="text">
      <style:text-properties fo:font-size="11.00pt" fo:font-weight="normal" fo:font-family="Calibri" style:font-family-asian="Calibri" style:font-family-complex="Calibri" fo:background-color="transparent" style:use-window-font-color="true"/>
    </style:style>
    <style:style style:name="T929" style:family="text">
      <style:text-properties fo:font-size="11.00pt" fo:font-weight="bold" fo:font-family="Calibri" style:font-family-asian="Calibri" style:font-family-complex="Calibri" fo:background-color="transparent" style:use-window-font-color="true"/>
    </style:style>
    <style:style style:name="T930" style:family="text">
      <style:text-properties fo:font-size="11.00pt" fo:font-weight="normal" fo:font-family="Calibri" style:font-family-asian="Calibri" style:font-family-complex="Calibri" fo:background-color="transparent" style:use-window-font-color="true"/>
    </style:style>
    <style:style style:name="T931" style:family="text">
      <style:text-properties fo:font-size="11.00pt" fo:font-weight="bold" fo:font-family="Calibri" style:font-family-asian="Calibri" style:font-family-complex="Calibri" fo:background-color="transparent" style:use-window-font-color="true"/>
    </style:style>
    <style:style style:name="T932" style:family="text">
      <style:text-properties fo:font-size="11.00pt" fo:font-weight="normal" fo:font-family="Calibri" style:font-family-asian="Calibri" style:font-family-complex="Calibri" fo:background-color="transparent" style:use-window-font-color="true"/>
    </style:style>
    <style:style style:name="T933" style:family="text">
      <style:text-properties fo:font-size="11.00pt" fo:font-weight="bold" fo:font-family="Calibri" style:font-family-asian="Calibri" style:font-family-complex="Calibri" fo:background-color="transparent" style:use-window-font-color="true"/>
    </style:style>
    <style:style style:name="T934" style:family="text">
      <style:text-properties fo:font-size="11.00pt" fo:font-weight="normal" fo:font-family="Calibri" style:font-family-asian="Calibri" style:font-family-complex="Calibri" fo:background-color="transparent" style:use-window-font-color="true"/>
    </style:style>
    <style:style style:name="T935" style:family="text">
      <style:text-properties fo:font-size="11.00pt" fo:font-weight="normal" fo:font-family="Calibri" style:font-family-asian="Calibri" style:font-family-complex="Calibri" fo:background-color="transparent" style:use-window-font-color="true"/>
    </style:style>
    <style:style style:name="T936" style:family="text">
      <style:text-properties fo:font-size="11.00pt" fo:font-weight="bold" fo:font-family="Calibri" style:font-family-asian="Calibri" style:font-family-complex="Calibri" fo:background-color="transparent" style:use-window-font-color="true"/>
    </style:style>
    <style:style style:name="T937" style:family="text">
      <style:text-properties fo:font-size="11.00pt" fo:font-weight="normal" fo:font-family="Calibri" style:font-family-asian="Calibri" style:font-family-complex="Calibri" fo:background-color="transparent" style:use-window-font-color="true"/>
    </style:style>
    <style:style style:name="T938" style:family="text">
      <style:text-properties fo:font-size="11.00pt" fo:font-weight="bold" fo:font-family="Calibri" style:font-family-asian="Calibri" style:font-family-complex="Calibri" fo:background-color="transparent" style:use-window-font-color="true"/>
    </style:style>
    <style:style style:name="T939" style:family="text">
      <style:text-properties fo:font-size="11.00pt" fo:font-weight="normal" fo:font-family="Calibri" style:font-family-asian="Calibri" style:font-family-complex="Calibri" fo:background-color="transparent" style:use-window-font-color="true"/>
    </style:style>
    <style:style style:name="T940" style:family="text">
      <style:text-properties fo:font-size="11.00pt" fo:font-weight="normal" fo:font-family="Calibri" style:font-family-asian="Calibri" style:font-family-complex="Calibri" fo:background-color="transparent" style:use-window-font-color="true"/>
    </style:style>
    <style:style style:name="T941" style:family="text">
      <style:text-properties fo:font-size="11.00pt" fo:font-weight="normal" fo:font-family="Calibri" style:font-family-asian="Calibri" style:font-family-complex="Calibri" fo:background-color="transparent" style:use-window-font-color="true"/>
    </style:style>
    <style:style style:name="T942" style:family="text">
      <style:text-properties fo:font-size="11.00pt" fo:font-weight="normal" fo:font-family="Calibri" style:font-family-asian="Calibri" style:font-family-complex="Calibri" fo:background-color="transparent" style:use-window-font-color="true"/>
    </style:style>
    <style:style style:name="T943" style:family="text">
      <style:text-properties fo:font-size="11.00pt" fo:font-weight="normal" fo:font-family="Calibri" style:font-family-asian="Calibri" style:font-family-complex="Calibri" fo:background-color="transparent" style:use-window-font-color="true"/>
    </style:style>
    <style:style style:name="T944" style:family="text">
      <style:text-properties fo:font-size="11.00pt" fo:font-weight="normal" fo:font-family="Calibri" style:font-family-asian="Calibri" style:font-family-complex="Calibri" fo:background-color="transparent" style:use-window-font-color="true"/>
    </style:style>
    <style:style style:name="T945" style:family="text">
      <style:text-properties fo:font-size="11.00pt" fo:font-weight="normal" fo:font-family="Calibri" style:font-family-asian="Calibri" style:font-family-complex="Calibri" fo:background-color="transparent" style:use-window-font-color="true"/>
    </style:style>
    <style:style style:name="T946" style:family="text">
      <style:text-properties fo:font-size="11.00pt" fo:font-weight="normal" fo:font-family="Calibri" style:font-family-asian="Calibri" style:font-family-complex="Calibri" fo:background-color="transparent" style:use-window-font-color="true"/>
    </style:style>
    <style:style style:name="T947" style:family="text">
      <style:text-properties fo:font-size="11.00pt" fo:font-weight="normal" fo:font-family="Calibri" style:font-family-asian="Calibri" style:font-family-complex="Calibri" fo:background-color="transparent" style:use-window-font-color="true"/>
    </style:style>
    <style:style style:name="T948" style:family="text">
      <style:text-properties fo:font-size="11.00pt" fo:font-weight="bold" fo:font-family="Calibri" style:font-family-asian="Calibri" style:font-family-complex="Calibri" fo:background-color="transparent" style:use-window-font-color="true"/>
    </style:style>
    <style:style style:name="T949" style:family="text">
      <style:text-properties fo:font-size="11.00pt" fo:font-weight="normal" fo:font-family="Calibri" style:font-family-asian="Calibri" style:font-family-complex="Calibri" fo:background-color="transparent" style:use-window-font-color="true"/>
    </style:style>
    <style:style style:name="T950" style:family="text">
      <style:text-properties fo:font-size="11.00pt" fo:font-weight="bold" fo:font-family="Calibri" style:font-family-asian="Calibri" style:font-family-complex="Calibri" fo:background-color="transparent" style:use-window-font-color="true"/>
    </style:style>
    <style:style style:name="T951" style:family="text">
      <style:text-properties fo:font-size="11.00pt" fo:font-weight="normal" fo:font-family="Calibri" style:font-family-asian="Calibri" style:font-family-complex="Calibri" fo:background-color="transparent" style:use-window-font-color="true"/>
    </style:style>
    <style:style style:name="T952" style:family="text">
      <style:text-properties fo:font-size="11.00pt" fo:font-weight="normal" fo:font-family="Calibri" style:font-family-asian="Calibri" style:font-family-complex="Calibri" fo:background-color="transparent" style:use-window-font-color="true"/>
    </style:style>
    <style:style style:name="T953" style:family="text">
      <style:text-properties fo:font-size="11.00pt" fo:font-weight="normal" fo:font-family="Calibri" style:font-family-asian="Calibri" style:font-family-complex="Calibri" fo:background-color="transparent" style:use-window-font-color="true"/>
    </style:style>
    <style:style style:name="T954" style:family="text">
      <style:text-properties fo:font-size="11.00pt" fo:font-weight="bold" fo:font-family="Calibri" style:font-family-asian="Calibri" style:font-family-complex="Calibri" fo:background-color="transparent" style:use-window-font-color="true"/>
    </style:style>
    <style:style style:name="T955" style:family="text">
      <style:text-properties fo:font-size="11.00pt" fo:font-weight="normal" fo:font-family="Calibri" style:font-family-asian="Calibri" style:font-family-complex="Calibri" fo:background-color="transparent" style:use-window-font-color="true"/>
    </style:style>
    <style:style style:name="T956" style:family="text">
      <style:text-properties fo:font-size="11.00pt" fo:font-weight="bold" fo:font-family="Calibri" style:font-family-asian="Calibri" style:font-family-complex="Calibri" fo:background-color="transparent" style:use-window-font-color="true"/>
    </style:style>
    <style:style style:name="T957" style:family="text">
      <style:text-properties fo:font-size="11.00pt" fo:font-weight="normal" fo:font-family="Calibri" style:font-family-asian="Calibri" style:font-family-complex="Calibri" fo:background-color="transparent" style:use-window-font-color="true"/>
    </style:style>
    <style:style style:name="T958" style:family="text">
      <style:text-properties fo:font-size="11.00pt" fo:font-weight="bold" fo:font-family="Calibri" style:font-family-asian="Calibri" style:font-family-complex="Calibri" fo:background-color="transparent" style:use-window-font-color="true"/>
    </style:style>
    <style:style style:name="T959" style:family="text">
      <style:text-properties fo:font-size="11.00pt" fo:font-weight="normal" fo:font-family="Calibri" style:font-family-asian="Calibri" style:font-family-complex="Calibri" fo:background-color="transparent" style:use-window-font-color="true"/>
    </style:style>
    <style:style style:name="T960" style:family="text">
      <style:text-properties fo:font-size="11.00pt" fo:font-weight="bold" fo:font-family="Calibri" style:font-family-asian="Calibri" style:font-family-complex="Calibri" fo:background-color="transparent" style:use-window-font-color="true"/>
    </style:style>
    <style:style style:name="T961" style:family="text">
      <style:text-properties fo:font-size="11.00pt" fo:font-weight="normal" fo:font-family="Calibri" style:font-family-asian="Calibri" style:font-family-complex="Calibri" fo:background-color="transparent" style:use-window-font-color="true"/>
    </style:style>
    <style:style style:name="T962" style:family="text">
      <style:text-properties fo:font-size="11.00pt" fo:font-weight="bold" fo:font-family="Calibri" style:font-family-asian="Calibri" style:font-family-complex="Calibri" fo:background-color="transparent" style:use-window-font-color="true"/>
    </style:style>
    <style:style style:name="T963" style:family="text">
      <style:text-properties fo:font-size="11.00pt" fo:font-weight="normal" fo:font-family="Calibri" style:font-family-asian="Calibri" style:font-family-complex="Calibri" fo:background-color="transparent" style:use-window-font-color="true"/>
    </style:style>
    <style:style style:name="T964" style:family="text">
      <style:text-properties fo:font-size="11.00pt" fo:font-weight="bold" fo:font-family="Calibri" style:font-family-asian="Calibri" style:font-family-complex="Calibri" fo:background-color="transparent" style:use-window-font-color="true"/>
    </style:style>
    <style:style style:name="T965" style:family="text">
      <style:text-properties fo:font-size="11.00pt" fo:font-weight="normal" fo:font-family="Calibri" style:font-family-asian="Calibri" style:font-family-complex="Calibri" fo:background-color="transparent" style:use-window-font-color="true"/>
    </style:style>
    <style:style style:name="T966" style:family="text">
      <style:text-properties fo:font-size="11.00pt" fo:font-weight="bold" fo:font-family="Calibri" style:font-family-asian="Calibri" style:font-family-complex="Calibri" fo:background-color="transparent" style:use-window-font-color="true"/>
    </style:style>
    <style:style style:name="T967" style:family="text">
      <style:text-properties fo:font-size="11.00pt" fo:font-weight="normal" fo:font-family="Calibri" style:font-family-asian="Calibri" style:font-family-complex="Calibri" fo:background-color="transparent" style:use-window-font-color="true"/>
    </style:style>
    <style:style style:name="T968" style:family="text">
      <style:text-properties fo:font-size="11.00pt" fo:font-weight="bold" fo:font-family="Calibri" style:font-family-asian="Calibri" style:font-family-complex="Calibri" fo:background-color="transparent" style:use-window-font-color="true"/>
    </style:style>
    <style:style style:name="T969" style:family="text">
      <style:text-properties fo:font-size="11.00pt" fo:font-weight="normal" fo:font-family="Calibri" style:font-family-asian="Calibri" style:font-family-complex="Calibri" fo:background-color="transparent" style:use-window-font-color="true"/>
    </style:style>
    <style:style style:name="T970" style:family="text">
      <style:text-properties fo:font-size="11.00pt" fo:font-weight="bold" fo:font-family="Calibri" style:font-family-asian="Calibri" style:font-family-complex="Calibri" fo:background-color="transparent" style:use-window-font-color="true"/>
    </style:style>
    <style:style style:name="T971" style:family="text">
      <style:text-properties fo:font-size="11.00pt" fo:font-weight="normal" fo:font-family="Calibri" style:font-family-asian="Calibri" style:font-family-complex="Calibri" fo:background-color="transparent" style:use-window-font-color="true"/>
    </style:style>
    <style:style style:name="T972" style:family="text">
      <style:text-properties fo:font-size="11.00pt" fo:font-weight="bold" fo:font-family="Calibri" style:font-family-asian="Calibri" style:font-family-complex="Calibri" fo:background-color="transparent" style:use-window-font-color="true"/>
    </style:style>
    <style:style style:name="T973" style:family="text">
      <style:text-properties fo:font-size="11.00pt" fo:font-weight="normal" fo:font-family="Calibri" style:font-family-asian="Calibri" style:font-family-complex="Calibri" fo:background-color="transparent" style:use-window-font-color="true"/>
    </style:style>
    <style:style style:name="T974" style:family="text">
      <style:text-properties fo:font-size="11.00pt" fo:font-weight="bold" fo:font-family="Calibri" style:font-family-asian="Calibri" style:font-family-complex="Calibri" fo:background-color="transparent" style:use-window-font-color="true"/>
    </style:style>
    <style:style style:name="T975" style:family="text">
      <style:text-properties fo:font-size="11.00pt" fo:font-weight="normal" fo:font-family="Calibri" style:font-family-asian="Calibri" style:font-family-complex="Calibri" fo:background-color="transparent" style:use-window-font-color="true"/>
    </style:style>
    <style:style style:name="T976" style:family="text">
      <style:text-properties fo:font-size="11.00pt" fo:font-weight="bold" fo:font-family="Calibri" style:font-family-asian="Calibri" style:font-family-complex="Calibri" fo:background-color="transparent" style:use-window-font-color="true"/>
    </style:style>
    <style:style style:name="T977" style:family="text">
      <style:text-properties fo:font-size="11.00pt" fo:font-weight="normal" fo:font-family="Calibri" style:font-family-asian="Calibri" style:font-family-complex="Calibri" fo:background-color="transparent" style:use-window-font-color="true"/>
    </style:style>
    <style:style style:name="T978" style:family="text">
      <style:text-properties fo:font-size="11.00pt" fo:font-weight="bold" fo:font-family="Calibri" style:font-family-asian="Calibri" style:font-family-complex="Calibri" fo:background-color="transparent" style:use-window-font-color="true"/>
    </style:style>
    <style:style style:name="T979" style:family="text">
      <style:text-properties fo:font-size="11.00pt" fo:font-weight="normal" fo:font-family="Calibri" style:font-family-asian="Calibri" style:font-family-complex="Calibri" fo:background-color="transparent" style:use-window-font-color="true"/>
    </style:style>
    <style:style style:name="T980" style:family="text">
      <style:text-properties fo:font-size="11.00pt" fo:font-weight="bold" fo:font-family="Calibri" style:font-family-asian="Calibri" style:font-family-complex="Calibri" fo:background-color="transparent" style:use-window-font-color="true"/>
    </style:style>
    <style:style style:name="T981" style:family="text">
      <style:text-properties fo:font-size="11.00pt" fo:font-weight="normal" fo:font-family="Calibri" style:font-family-asian="Calibri" style:font-family-complex="Calibri" fo:background-color="transparent" style:use-window-font-color="true"/>
    </style:style>
    <style:style style:name="T982" style:family="text">
      <style:text-properties fo:font-size="11.00pt" fo:font-weight="bold" fo:font-family="Calibri" style:font-family-asian="Calibri" style:font-family-complex="Calibri" fo:background-color="transparent" style:use-window-font-color="true"/>
    </style:style>
    <style:style style:name="T983" style:family="text">
      <style:text-properties fo:font-size="11.00pt" fo:font-weight="normal" fo:font-family="Calibri" style:font-family-asian="Calibri" style:font-family-complex="Calibri" fo:background-color="transparent" style:use-window-font-color="true"/>
    </style:style>
    <style:style style:name="T984" style:family="text">
      <style:text-properties fo:font-size="11.00pt" fo:font-weight="bold" fo:font-family="Calibri" style:font-family-asian="Calibri" style:font-family-complex="Calibri" fo:background-color="transparent" style:use-window-font-color="true"/>
    </style:style>
    <style:style style:name="T985" style:family="text">
      <style:text-properties fo:font-size="11.00pt" fo:font-weight="normal" fo:font-family="Calibri" style:font-family-asian="Calibri" style:font-family-complex="Calibri" fo:background-color="transparent" style:use-window-font-color="true"/>
    </style:style>
    <style:style style:name="T986" style:family="text">
      <style:text-properties fo:font-size="11.00pt" fo:font-weight="bold" fo:font-family="Calibri" style:font-family-asian="Calibri" style:font-family-complex="Calibri" fo:background-color="transparent" style:use-window-font-color="true"/>
    </style:style>
    <style:style style:name="T987" style:family="text">
      <style:text-properties fo:font-size="11.00pt" fo:font-weight="normal" fo:font-family="Calibri" style:font-family-asian="Calibri" style:font-family-complex="Calibri" fo:background-color="transparent" style:use-window-font-color="true"/>
    </style:style>
    <style:style style:name="T988" style:family="text">
      <style:text-properties fo:font-size="11.00pt" fo:font-weight="bold" fo:font-family="Calibri" style:font-family-asian="Calibri" style:font-family-complex="Calibri" fo:background-color="transparent" style:use-window-font-color="true"/>
    </style:style>
    <style:style style:name="T989" style:family="text">
      <style:text-properties fo:font-size="11.00pt" fo:font-weight="normal" fo:font-family="Calibri" style:font-family-asian="Calibri" style:font-family-complex="Calibri" fo:background-color="transparent" style:use-window-font-color="true"/>
    </style:style>
    <style:style style:name="T990" style:family="text">
      <style:text-properties fo:font-size="11.00pt" fo:font-weight="bold" fo:font-family="Calibri" style:font-family-asian="Calibri" style:font-family-complex="Calibri" fo:background-color="transparent" style:use-window-font-color="true"/>
    </style:style>
    <style:style style:name="T991" style:family="text">
      <style:text-properties fo:font-size="11.00pt" fo:font-weight="normal" fo:font-family="Calibri" style:font-family-asian="Calibri" style:font-family-complex="Calibri" fo:background-color="transparent" style:use-window-font-color="true"/>
    </style:style>
    <style:style style:name="T992" style:family="text">
      <style:text-properties fo:font-size="11.00pt" fo:font-weight="bold" fo:font-family="Calibri" style:font-family-asian="Calibri" style:font-family-complex="Calibri" fo:background-color="transparent" style:use-window-font-color="true"/>
    </style:style>
    <style:style style:name="T993" style:family="text">
      <style:text-properties fo:font-size="11.00pt" fo:font-weight="normal" fo:font-family="Calibri" style:font-family-asian="Calibri" style:font-family-complex="Calibri" fo:background-color="transparent" style:use-window-font-color="true"/>
    </style:style>
    <style:style style:name="T994" style:family="text">
      <style:text-properties fo:font-size="11.00pt" fo:font-weight="bold" fo:font-family="Calibri" style:font-family-asian="Calibri" style:font-family-complex="Calibri" fo:background-color="transparent" style:use-window-font-color="true"/>
    </style:style>
    <style:style style:name="T995" style:family="text">
      <style:text-properties fo:font-size="11.00pt" fo:font-weight="normal" fo:font-family="Calibri" style:font-family-asian="Calibri" style:font-family-complex="Calibri" fo:background-color="transparent" style:use-window-font-color="true"/>
    </style:style>
    <style:style style:name="T996" style:family="text">
      <style:text-properties fo:font-size="11.00pt" fo:font-weight="bold" fo:font-family="Calibri" style:font-family-asian="Calibri" style:font-family-complex="Calibri" fo:background-color="transparent" style:use-window-font-color="true"/>
    </style:style>
    <style:style style:name="T997" style:family="text">
      <style:text-properties fo:font-size="11.00pt" fo:font-weight="normal" fo:font-family="Calibri" style:font-family-asian="Calibri" style:font-family-complex="Calibri" fo:background-color="transparent" style:use-window-font-color="true"/>
    </style:style>
    <style:style style:name="T998" style:family="text">
      <style:text-properties fo:font-size="11.00pt" fo:font-weight="bold" fo:font-family="Calibri" style:font-family-asian="Calibri" style:font-family-complex="Calibri" fo:background-color="transparent" style:use-window-font-color="true"/>
    </style:style>
    <style:style style:name="T999" style:family="text">
      <style:text-properties fo:font-size="11.00pt" fo:font-weight="normal" fo:font-family="Calibri" style:font-family-asian="Calibri" style:font-family-complex="Calibri" fo:background-color="transparent" style:use-window-font-color="true"/>
    </style:style>
    <style:style style:name="T1000" style:family="text">
      <style:text-properties fo:font-size="11.00pt" fo:font-weight="bold" fo:font-family="Calibri" style:font-family-asian="Calibri" style:font-family-complex="Calibri" fo:background-color="transparent" style:use-window-font-color="true"/>
    </style:style>
    <style:style style:name="T1001" style:family="text">
      <style:text-properties fo:font-size="11.00pt" fo:font-weight="normal" fo:font-family="Calibri" style:font-family-asian="Calibri" style:font-family-complex="Calibri" fo:background-color="transparent" style:use-window-font-color="true"/>
    </style:style>
    <style:style style:name="T1002" style:family="text">
      <style:text-properties fo:font-size="11.00pt" fo:font-weight="bold" fo:font-family="Calibri" style:font-family-asian="Calibri" style:font-family-complex="Calibri" fo:background-color="transparent" style:use-window-font-color="true"/>
    </style:style>
    <style:style style:name="T1003" style:family="text">
      <style:text-properties fo:font-size="11.00pt" fo:font-weight="normal" fo:font-family="Calibri" style:font-family-asian="Calibri" style:font-family-complex="Calibri" fo:background-color="transparent" style:use-window-font-color="true"/>
    </style:style>
    <style:style style:name="T1004" style:family="text">
      <style:text-properties fo:font-size="11.00pt" fo:font-weight="bold" fo:font-family="Calibri" style:font-family-asian="Calibri" style:font-family-complex="Calibri" fo:background-color="transparent" style:use-window-font-color="true"/>
    </style:style>
    <style:style style:name="T1005" style:family="text">
      <style:text-properties fo:font-size="11.00pt" fo:font-weight="normal" fo:font-family="Calibri" style:font-family-asian="Calibri" style:font-family-complex="Calibri" fo:background-color="transparent" style:use-window-font-color="true"/>
    </style:style>
    <style:style style:name="T1006" style:family="text">
      <style:text-properties fo:font-size="11.00pt" fo:font-weight="bold" fo:font-family="Calibri" style:font-family-asian="Calibri" style:font-family-complex="Calibri" fo:background-color="transparent" style:use-window-font-color="true"/>
    </style:style>
    <style:style style:name="T1007" style:family="text">
      <style:text-properties fo:font-size="11.00pt" fo:font-weight="normal" fo:font-family="Calibri" style:font-family-asian="Calibri" style:font-family-complex="Calibri" fo:background-color="transparent" style:use-window-font-color="true"/>
    </style:style>
    <style:style style:name="T1008" style:family="text">
      <style:text-properties fo:font-size="11.00pt" fo:font-weight="bold" fo:font-family="Calibri" style:font-family-asian="Calibri" style:font-family-complex="Calibri" fo:background-color="transparent" style:use-window-font-color="true"/>
    </style:style>
    <style:style style:name="T1009" style:family="text">
      <style:text-properties fo:font-size="11.00pt" fo:font-weight="normal" fo:font-family="Calibri" style:font-family-asian="Calibri" style:font-family-complex="Calibri" fo:background-color="transparent" style:use-window-font-color="true"/>
    </style:style>
    <style:style style:name="T1010" style:family="text">
      <style:text-properties fo:font-size="11.00pt" fo:font-weight="bold" fo:font-family="Calibri" style:font-family-asian="Calibri" style:font-family-complex="Calibri" fo:background-color="transparent" style:use-window-font-color="true"/>
    </style:style>
    <style:style style:name="T1011" style:family="text">
      <style:text-properties fo:font-size="11.00pt" fo:font-weight="normal" fo:font-family="Calibri" style:font-family-asian="Calibri" style:font-family-complex="Calibri" fo:background-color="transparent" style:use-window-font-color="true"/>
    </style:style>
    <style:style style:name="T1012" style:family="text">
      <style:text-properties fo:font-size="11.00pt" fo:font-weight="bold" fo:font-family="Calibri" style:font-family-asian="Calibri" style:font-family-complex="Calibri" fo:background-color="transparent" style:use-window-font-color="true"/>
    </style:style>
    <style:style style:name="T1013" style:family="text">
      <style:text-properties fo:font-size="11.00pt" fo:font-weight="normal" fo:font-family="Calibri" style:font-family-asian="Calibri" style:font-family-complex="Calibri" fo:background-color="transparent" style:use-window-font-color="true"/>
    </style:style>
    <style:style style:name="T1014" style:family="text">
      <style:text-properties fo:font-size="11.00pt" fo:font-weight="bold" fo:font-family="Calibri" style:font-family-asian="Calibri" style:font-family-complex="Calibri" fo:background-color="transparent" style:use-window-font-color="true"/>
    </style:style>
    <style:style style:name="T1015" style:family="text">
      <style:text-properties fo:font-size="11.00pt" fo:font-weight="normal" fo:font-family="Calibri" style:font-family-asian="Calibri" style:font-family-complex="Calibri" fo:background-color="transparent" style:use-window-font-color="true"/>
    </style:style>
    <style:style style:name="T1016" style:family="text">
      <style:text-properties fo:font-size="11.00pt" fo:font-weight="bold" fo:font-family="Calibri" style:font-family-asian="Calibri" style:font-family-complex="Calibri" fo:background-color="transparent" style:use-window-font-color="true"/>
    </style:style>
    <style:style style:name="T1017" style:family="text">
      <style:text-properties fo:font-size="11.00pt" fo:font-weight="normal" fo:font-family="Calibri" style:font-family-asian="Calibri" style:font-family-complex="Calibri" fo:background-color="transparent" style:use-window-font-color="true"/>
    </style:style>
    <style:style style:name="T1018" style:family="text">
      <style:text-properties fo:font-size="11.00pt" fo:font-weight="bold" fo:font-family="Calibri" style:font-family-asian="Calibri" style:font-family-complex="Calibri" fo:background-color="transparent" style:use-window-font-color="true"/>
    </style:style>
    <style:style style:name="T1019" style:family="text">
      <style:text-properties fo:font-size="11.00pt" fo:font-weight="normal" fo:font-family="Calibri" style:font-family-asian="Calibri" style:font-family-complex="Calibri" fo:background-color="transparent" style:use-window-font-color="true"/>
    </style:style>
    <style:style style:name="T1020" style:family="text">
      <style:text-properties fo:font-size="11.00pt" fo:font-weight="bold" fo:font-family="Calibri" style:font-family-asian="Calibri" style:font-family-complex="Calibri" fo:background-color="transparent" style:use-window-font-color="true"/>
    </style:style>
    <style:style style:name="T1021" style:family="text">
      <style:text-properties fo:font-size="11.00pt" fo:font-weight="normal" fo:font-family="Calibri" style:font-family-asian="Calibri" style:font-family-complex="Calibri" fo:background-color="transparent" style:use-window-font-color="true"/>
    </style:style>
    <style:style style:name="T1022" style:family="text">
      <style:text-properties fo:font-size="11.00pt" fo:font-weight="bold" fo:font-family="Calibri" style:font-family-asian="Calibri" style:font-family-complex="Calibri" fo:background-color="transparent" style:use-window-font-color="true"/>
    </style:style>
    <style:style style:name="T1023" style:family="text">
      <style:text-properties fo:font-size="11.00pt" fo:font-weight="normal" fo:font-family="Calibri" style:font-family-asian="Calibri" style:font-family-complex="Calibri" fo:background-color="transparent" style:use-window-font-color="true"/>
    </style:style>
    <style:style style:name="T1024" style:family="text">
      <style:text-properties fo:font-size="11.00pt" fo:font-weight="bold" fo:font-family="Calibri" style:font-family-asian="Calibri" style:font-family-complex="Calibri" fo:background-color="transparent" style:use-window-font-color="true"/>
    </style:style>
    <style:style style:name="T1025" style:family="text">
      <style:text-properties fo:font-size="11.00pt" fo:font-weight="normal" fo:font-family="Calibri" style:font-family-asian="Calibri" style:font-family-complex="Calibri" fo:background-color="transparent" style:use-window-font-color="true"/>
    </style:style>
    <style:style style:name="T1026" style:family="text">
      <style:text-properties fo:font-size="11.00pt" fo:font-weight="normal" fo:font-family="Calibri" style:font-family-asian="Calibri" style:font-family-complex="Calibri" fo:background-color="transparent" style:use-window-font-color="true"/>
    </style:style>
    <style:style style:name="T1027" style:family="text">
      <style:text-properties fo:font-size="11.00pt" fo:font-weight="normal" fo:font-family="Calibri" style:font-family-asian="Calibri" style:font-family-complex="Calibri" fo:background-color="transparent" style:use-window-font-color="true"/>
    </style:style>
    <style:style style:name="T1028" style:family="text">
      <style:text-properties fo:font-size="11.00pt" fo:font-weight="bold" fo:font-family="Calibri" style:font-family-asian="Calibri" style:font-family-complex="Calibri" fo:background-color="transparent" style:use-window-font-color="true"/>
    </style:style>
    <style:style style:name="T1029" style:family="text">
      <style:text-properties fo:font-size="11.00pt" fo:font-weight="normal" fo:font-family="Calibri" style:font-family-asian="Calibri" style:font-family-complex="Calibri" fo:background-color="transparent" style:use-window-font-color="true"/>
    </style:style>
    <style:style style:name="T1030" style:family="text">
      <style:text-properties fo:font-size="11.00pt" fo:font-weight="normal" fo:font-family="Calibri" style:font-family-asian="Calibri" style:font-family-complex="Calibri" fo:background-color="transparent" style:use-window-font-color="true"/>
    </style:style>
    <style:style style:name="T1031" style:family="text">
      <style:text-properties fo:font-size="11.00pt" fo:font-weight="normal" fo:font-family="Calibri" style:font-family-asian="Calibri" style:font-family-complex="Calibri" fo:background-color="transparent" style:use-window-font-color="true"/>
    </style:style>
    <style:style style:name="T1032" style:family="text">
      <style:text-properties fo:font-size="11.00pt" fo:font-weight="normal" fo:font-family="Calibri" style:font-family-asian="Calibri" style:font-family-complex="Calibri" fo:background-color="transparent" style:use-window-font-color="true"/>
    </style:style>
    <style:style style:name="T1033" style:family="text">
      <style:text-properties fo:font-size="11.00pt" fo:font-weight="bold" fo:font-family="Calibri" style:font-family-asian="Calibri" style:font-family-complex="Calibri" fo:background-color="transparent" style:use-window-font-color="true"/>
    </style:style>
    <style:style style:name="T1034" style:family="text">
      <style:text-properties fo:font-size="11.00pt" fo:font-weight="normal" fo:font-family="Calibri" style:font-family-asian="Calibri" style:font-family-complex="Calibri" fo:background-color="transparent" style:use-window-font-color="true"/>
    </style:style>
    <style:style style:name="T1035" style:family="text">
      <style:text-properties fo:font-size="11.00pt" fo:font-weight="normal" fo:font-family="Calibri" style:font-family-asian="Calibri" style:font-family-complex="Calibri" fo:background-color="transparent" style:use-window-font-color="true"/>
    </style:style>
    <style:style style:name="T1036" style:family="text">
      <style:text-properties fo:font-size="11.00pt" fo:font-weight="normal" fo:font-family="Calibri" style:font-family-asian="Calibri" style:font-family-complex="Calibri" fo:background-color="transparent" style:use-window-font-color="true"/>
    </style:style>
    <style:style style:name="T1037" style:family="text">
      <style:text-properties fo:font-size="11.00pt" fo:font-weight="bold" fo:font-family="Calibri" style:font-family-asian="Calibri" style:font-family-complex="Calibri" fo:background-color="transparent" style:use-window-font-color="true"/>
    </style:style>
    <style:style style:name="T1038" style:family="text">
      <style:text-properties fo:font-size="11.00pt" fo:font-weight="normal" fo:font-family="Calibri" style:font-family-asian="Calibri" style:font-family-complex="Calibri" fo:background-color="transparent" style:use-window-font-color="true"/>
    </style:style>
    <style:style style:name="T1039" style:family="text">
      <style:text-properties fo:font-size="11.00pt" fo:font-weight="bold" fo:font-family="Calibri" style:font-family-asian="Calibri" style:font-family-complex="Calibri" fo:background-color="transparent" style:use-window-font-color="true"/>
    </style:style>
    <style:style style:name="T1040" style:family="text">
      <style:text-properties fo:font-size="11.00pt" fo:font-weight="normal" fo:font-family="Calibri" style:font-family-asian="Calibri" style:font-family-complex="Calibri" fo:background-color="transparent" style:use-window-font-color="true"/>
    </style:style>
    <style:style style:name="T1041" style:family="text">
      <style:text-properties fo:font-size="11.00pt" fo:font-weight="bold" fo:font-family="Calibri" style:font-family-asian="Calibri" style:font-family-complex="Calibri" fo:background-color="transparent" style:use-window-font-color="true"/>
    </style:style>
    <style:style style:name="T1042" style:family="text">
      <style:text-properties fo:font-size="11.00pt" fo:font-weight="normal" fo:font-family="Calibri" style:font-family-asian="Calibri" style:font-family-complex="Calibri" fo:background-color="transparent" style:use-window-font-color="true"/>
    </style:style>
    <style:style style:name="T1043" style:family="text">
      <style:text-properties fo:font-size="11.00pt" fo:font-weight="bold" fo:font-family="Calibri" style:font-family-asian="Calibri" style:font-family-complex="Calibri" fo:background-color="transparent" style:use-window-font-color="true"/>
    </style:style>
    <style:style style:name="T1044" style:family="text">
      <style:text-properties fo:font-size="11.00pt" fo:font-weight="normal" fo:font-family="Calibri" style:font-family-asian="Calibri" style:font-family-complex="Calibri" fo:background-color="transparent" style:use-window-font-color="true"/>
    </style:style>
    <style:style style:name="T1045" style:family="text">
      <style:text-properties fo:font-size="11.00pt" fo:font-weight="bold" fo:font-family="Calibri" style:font-family-asian="Calibri" style:font-family-complex="Calibri" fo:background-color="transparent" style:use-window-font-color="true"/>
    </style:style>
    <style:style style:name="T1046" style:family="text">
      <style:text-properties fo:font-size="11.00pt" fo:font-weight="normal" fo:font-family="Calibri" style:font-family-asian="Calibri" style:font-family-complex="Calibri" fo:background-color="transparent" style:use-window-font-color="true"/>
    </style:style>
    <style:style style:name="T1047" style:family="text">
      <style:text-properties fo:font-size="11.00pt" fo:font-weight="bold" fo:font-family="Calibri" style:font-family-asian="Calibri" style:font-family-complex="Calibri" fo:background-color="transparent" style:use-window-font-color="true"/>
    </style:style>
    <style:style style:name="T1048" style:family="text">
      <style:text-properties fo:font-size="11.00pt" fo:font-weight="normal" fo:font-family="Calibri" style:font-family-asian="Calibri" style:font-family-complex="Calibri" fo:background-color="transparent" style:use-window-font-color="true"/>
    </style:style>
    <style:style style:name="T1049" style:family="text">
      <style:text-properties fo:font-size="11.00pt" fo:font-weight="bold" fo:font-family="Calibri" style:font-family-asian="Calibri" style:font-family-complex="Calibri" fo:background-color="transparent" style:use-window-font-color="true"/>
    </style:style>
    <style:style style:name="T1050" style:family="text">
      <style:text-properties fo:font-size="11.00pt" fo:font-weight="normal" fo:font-family="Calibri" style:font-family-asian="Calibri" style:font-family-complex="Calibri" fo:background-color="transparent" style:use-window-font-color="true"/>
    </style:style>
    <style:style style:name="T1051" style:family="text">
      <style:text-properties fo:font-size="11.00pt" fo:font-weight="bold" fo:font-family="Calibri" style:font-family-asian="Calibri" style:font-family-complex="Calibri" fo:background-color="transparent" style:use-window-font-color="true"/>
    </style:style>
    <style:style style:name="T1052" style:family="text">
      <style:text-properties fo:font-size="11.00pt" fo:font-weight="normal" fo:font-family="Calibri" style:font-family-asian="Calibri" style:font-family-complex="Calibri" fo:background-color="transparent" style:use-window-font-color="true"/>
    </style:style>
    <style:style style:name="T1053" style:family="text">
      <style:text-properties fo:font-size="11.00pt" fo:font-weight="bold" fo:font-family="Calibri" style:font-family-asian="Calibri" style:font-family-complex="Calibri" fo:background-color="transparent" style:use-window-font-color="true"/>
    </style:style>
    <style:style style:name="T1054" style:family="text">
      <style:text-properties fo:font-size="11.00pt" fo:font-weight="normal" fo:font-family="Calibri" style:font-family-asian="Calibri" style:font-family-complex="Calibri" fo:background-color="transparent" style:use-window-font-color="true"/>
    </style:style>
    <style:style style:name="T1055" style:family="text">
      <style:text-properties fo:font-size="11.00pt" fo:font-weight="bold" fo:font-family="Calibri" style:font-family-asian="Calibri" style:font-family-complex="Calibri" fo:background-color="transparent" style:use-window-font-color="true"/>
    </style:style>
    <style:style style:name="T1056" style:family="text">
      <style:text-properties fo:font-size="11.00pt" fo:font-weight="normal" fo:font-family="Calibri" style:font-family-asian="Calibri" style:font-family-complex="Calibri" fo:background-color="transparent" style:use-window-font-color="true"/>
    </style:style>
    <style:style style:name="T1057" style:family="text">
      <style:text-properties fo:font-size="11.00pt" fo:font-weight="normal" fo:font-family="Calibri" style:font-family-asian="Calibri" style:font-family-complex="Calibri" fo:background-color="transparent" style:use-window-font-color="true"/>
    </style:style>
    <style:style style:name="T1058" style:family="text">
      <style:text-properties fo:font-size="11.00pt" fo:font-weight="normal" fo:font-family="Calibri" style:font-family-asian="Calibri" style:font-family-complex="Calibri" fo:background-color="transparent" style:use-window-font-color="true"/>
    </style:style>
    <style:style style:name="T1059" style:family="text">
      <style:text-properties fo:font-size="11.00pt" fo:font-weight="bold" fo:font-family="Calibri" style:font-family-asian="Calibri" style:font-family-complex="Calibri" fo:background-color="transparent" style:use-window-font-color="true"/>
    </style:style>
    <style:style style:name="T1060" style:family="text">
      <style:text-properties fo:font-size="11.00pt" fo:font-weight="normal" fo:font-family="Calibri" style:font-family-asian="Calibri" style:font-family-complex="Calibri" fo:background-color="transparent" style:use-window-font-color="true"/>
    </style:style>
    <style:style style:name="T1061" style:family="text">
      <style:text-properties fo:font-size="11.00pt" fo:font-weight="bold" fo:font-family="Calibri" style:font-family-asian="Calibri" style:font-family-complex="Calibri" fo:background-color="transparent" style:use-window-font-color="true"/>
    </style:style>
    <style:style style:name="T1062" style:family="text">
      <style:text-properties fo:font-size="11.00pt" fo:font-weight="normal" fo:font-family="Calibri" style:font-family-asian="Calibri" style:font-family-complex="Calibri" fo:background-color="transparent" style:use-window-font-color="true"/>
    </style:style>
    <style:style style:name="T1063" style:family="text">
      <style:text-properties fo:font-size="11.00pt" fo:font-weight="bold" fo:font-family="Calibri" style:font-family-asian="Calibri" style:font-family-complex="Calibri" fo:background-color="transparent" style:use-window-font-color="true"/>
    </style:style>
    <style:style style:name="T1064" style:family="text">
      <style:text-properties fo:font-size="11.00pt" fo:font-weight="normal" fo:font-family="Calibri" style:font-family-asian="Calibri" style:font-family-complex="Calibri" fo:background-color="transparent" style:use-window-font-color="true"/>
    </style:style>
    <style:style style:name="T1065" style:family="text">
      <style:text-properties fo:font-size="11.00pt" fo:font-weight="bold" fo:font-family="Calibri" style:font-family-asian="Calibri" style:font-family-complex="Calibri" fo:background-color="transparent" style:use-window-font-color="true"/>
    </style:style>
    <style:style style:name="T1066" style:family="text">
      <style:text-properties fo:font-size="11.00pt" fo:font-weight="normal" fo:font-family="Calibri" style:font-family-asian="Calibri" style:font-family-complex="Calibri" fo:background-color="transparent" style:use-window-font-color="true"/>
    </style:style>
    <style:style style:name="T1067" style:family="text">
      <style:text-properties fo:font-size="11.00pt" fo:font-weight="bold" fo:font-family="Calibri" style:font-family-asian="Calibri" style:font-family-complex="Calibri" fo:background-color="transparent" style:use-window-font-color="true"/>
    </style:style>
    <style:style style:name="T1068" style:family="text">
      <style:text-properties fo:font-size="11.00pt" fo:font-weight="normal" fo:font-family="Calibri" style:font-family-asian="Calibri" style:font-family-complex="Calibri" fo:background-color="transparent" style:use-window-font-color="true"/>
    </style:style>
    <style:style style:name="T1069" style:family="text">
      <style:text-properties fo:font-size="11.00pt" fo:font-weight="normal" fo:font-family="Calibri" style:font-family-asian="Calibri" style:font-family-complex="Calibri" fo:background-color="transparent" style:use-window-font-color="true"/>
    </style:style>
    <style:style style:name="T1070" style:family="text">
      <style:text-properties fo:font-size="11.00pt" fo:font-weight="normal" fo:font-family="Calibri" style:font-family-asian="Calibri" style:font-family-complex="Calibri" fo:background-color="transparent" style:use-window-font-color="true"/>
    </style:style>
    <style:style style:name="T1071" style:family="text">
      <style:text-properties fo:font-size="11.00pt" fo:font-weight="bold" fo:font-family="Calibri" style:font-family-asian="Calibri" style:font-family-complex="Calibri" fo:background-color="transparent" style:use-window-font-color="true"/>
    </style:style>
    <style:style style:name="T1072" style:family="text">
      <style:text-properties fo:font-size="11.00pt" fo:font-weight="normal" fo:font-family="Calibri" style:font-family-asian="Calibri" style:font-family-complex="Calibri" fo:background-color="transparent" style:use-window-font-color="true"/>
    </style:style>
    <style:style style:name="T1073" style:family="text">
      <style:text-properties fo:font-size="11.00pt" fo:font-weight="bold" fo:font-family="Calibri" style:font-family-asian="Calibri" style:font-family-complex="Calibri" fo:background-color="transparent" style:use-window-font-color="true"/>
    </style:style>
    <style:style style:name="T1074" style:family="text">
      <style:text-properties fo:font-size="11.00pt" fo:font-weight="normal" fo:font-family="Calibri" style:font-family-asian="Calibri" style:font-family-complex="Calibri" fo:background-color="transparent" style:use-window-font-color="true"/>
    </style:style>
    <style:style style:name="T1075" style:family="text">
      <style:text-properties fo:font-size="11.00pt" fo:font-weight="bold" fo:font-family="Calibri" style:font-family-asian="Calibri" style:font-family-complex="Calibri" fo:background-color="transparent" style:use-window-font-color="true"/>
    </style:style>
    <style:style style:name="T1076" style:family="text">
      <style:text-properties fo:font-size="11.00pt" fo:font-weight="normal" fo:font-family="Calibri" style:font-family-asian="Calibri" style:font-family-complex="Calibri" fo:background-color="transparent" style:use-window-font-color="true"/>
    </style:style>
    <style:style style:name="T1077" style:family="text">
      <style:text-properties fo:font-size="11.00pt" fo:font-weight="bold" fo:font-family="Calibri" style:font-family-asian="Calibri" style:font-family-complex="Calibri" fo:background-color="transparent" style:use-window-font-color="true"/>
    </style:style>
    <style:style style:name="T1078" style:family="text">
      <style:text-properties fo:font-size="11.00pt" fo:font-weight="normal" fo:font-family="Calibri" style:font-family-asian="Calibri" style:font-family-complex="Calibri" fo:background-color="transparent" style:use-window-font-color="true"/>
    </style:style>
    <style:style style:name="T1079" style:family="text">
      <style:text-properties fo:font-size="11.00pt" fo:font-weight="normal" fo:font-family="Calibri" style:font-family-asian="Calibri" style:font-family-complex="Calibri" fo:background-color="transparent" style:use-window-font-color="true"/>
    </style:style>
    <style:style style:name="T1080" style:family="text">
      <style:text-properties fo:font-size="11.00pt" fo:font-weight="normal" fo:font-family="Calibri" style:font-family-asian="Calibri" style:font-family-complex="Calibri" fo:background-color="transparent" style:use-window-font-color="true"/>
    </style:style>
    <style:style style:name="T1081" style:family="text">
      <style:text-properties fo:font-size="11.00pt" fo:font-weight="normal" fo:font-family="Calibri" style:font-family-asian="Calibri" style:font-family-complex="Calibri" fo:background-color="transparent" style:use-window-font-color="true"/>
    </style:style>
    <style:style style:name="T1082" style:family="text">
      <style:text-properties fo:font-size="11.00pt" fo:font-weight="normal" fo:font-family="Calibri" style:font-family-asian="Calibri" style:font-family-complex="Calibri" fo:background-color="transparent" style:use-window-font-color="true"/>
    </style:style>
    <style:style style:name="T1083" style:family="text">
      <style:text-properties fo:font-size="11.00pt" fo:font-weight="normal" fo:font-family="Calibri" style:font-family-asian="Calibri" style:font-family-complex="Calibri" fo:background-color="transparent" style:use-window-font-color="true"/>
    </style:style>
    <style:style style:name="T1084" style:family="text">
      <style:text-properties fo:font-size="11.00pt" fo:font-weight="normal" fo:font-family="Calibri" style:font-family-asian="Calibri" style:font-family-complex="Calibri" fo:background-color="transparent" style:use-window-font-color="true"/>
    </style:style>
    <style:style style:name="T1085" style:family="text">
      <style:text-properties fo:font-size="11.00pt" fo:font-weight="bold" fo:font-family="Calibri" style:font-family-asian="Calibri" style:font-family-complex="Calibri" fo:background-color="transparent" style:use-window-font-color="true"/>
    </style:style>
    <style:style style:name="T1086" style:family="text">
      <style:text-properties fo:font-size="11.00pt" fo:font-weight="normal" fo:font-family="Calibri" style:font-family-asian="Calibri" style:font-family-complex="Calibri" fo:background-color="transparent" style:use-window-font-color="true"/>
    </style:style>
    <style:style style:name="T1087" style:family="text">
      <style:text-properties fo:font-size="11.00pt" fo:font-weight="bold" fo:font-family="Calibri" style:font-family-asian="Calibri" style:font-family-complex="Calibri" fo:background-color="transparent" style:use-window-font-color="true"/>
    </style:style>
    <style:style style:name="T1088" style:family="text">
      <style:text-properties fo:font-size="11.00pt" fo:font-weight="normal" fo:font-family="Calibri" style:font-family-asian="Calibri" style:font-family-complex="Calibri" fo:background-color="transparent" style:use-window-font-color="true"/>
    </style:style>
    <style:style style:name="T1089" style:family="text">
      <style:text-properties fo:font-size="11.00pt" fo:font-weight="bold" fo:font-family="Calibri" style:font-family-asian="Calibri" style:font-family-complex="Calibri" fo:background-color="transparent" style:use-window-font-color="true"/>
    </style:style>
    <style:style style:name="T1090" style:family="text">
      <style:text-properties fo:font-size="11.00pt" fo:font-weight="normal" fo:font-family="Calibri" style:font-family-asian="Calibri" style:font-family-complex="Calibri" fo:background-color="transparent" style:use-window-font-color="true"/>
    </style:style>
    <style:style style:name="T1091" style:family="text">
      <style:text-properties fo:font-size="11.00pt" fo:font-weight="normal" fo:font-family="Calibri" style:font-family-asian="Calibri" style:font-family-complex="Calibri" fo:background-color="transparent" style:use-window-font-color="true"/>
    </style:style>
    <style:style style:name="T1092" style:family="text">
      <style:text-properties fo:font-size="11.00pt" fo:font-weight="bold" fo:font-family="Calibri" style:font-family-asian="Calibri" style:font-family-complex="Calibri" fo:background-color="transparent" style:use-window-font-color="true"/>
    </style:style>
    <style:style style:name="T1093" style:family="text">
      <style:text-properties fo:font-size="11.00pt" fo:font-weight="normal" fo:font-family="Calibri" style:font-family-asian="Calibri" style:font-family-complex="Calibri" fo:background-color="transparent" style:use-window-font-color="true"/>
    </style:style>
    <style:style style:name="T1094" style:family="text">
      <style:text-properties fo:font-size="11.00pt" fo:font-weight="bold" fo:font-family="Calibri" style:font-family-asian="Calibri" style:font-family-complex="Calibri" fo:background-color="transparent" style:use-window-font-color="true"/>
    </style:style>
    <style:style style:name="T1095" style:family="text">
      <style:text-properties fo:font-size="11.00pt" fo:font-weight="normal" fo:font-family="Calibri" style:font-family-asian="Calibri" style:font-family-complex="Calibri" fo:background-color="transparent" style:use-window-font-color="true"/>
    </style:style>
    <style:style style:name="T1096" style:family="text">
      <style:text-properties fo:font-size="11.00pt" fo:font-weight="bold" fo:font-family="Calibri" style:font-family-asian="Calibri" style:font-family-complex="Calibri" fo:background-color="transparent" style:use-window-font-color="true"/>
    </style:style>
    <style:style style:name="T1097" style:family="text">
      <style:text-properties fo:font-size="11.00pt" fo:font-weight="normal" fo:font-family="Calibri" style:font-family-asian="Calibri" style:font-family-complex="Calibri" fo:background-color="transparent" style:use-window-font-color="true"/>
    </style:style>
    <style:style style:name="T1098" style:family="text">
      <style:text-properties fo:font-size="11.00pt" fo:font-weight="bold" fo:font-family="Calibri" style:font-family-asian="Calibri" style:font-family-complex="Calibri" fo:background-color="transparent" style:use-window-font-color="true"/>
    </style:style>
    <style:style style:name="T1099" style:family="text">
      <style:text-properties fo:font-size="11.00pt" fo:font-weight="normal" fo:font-family="Calibri" style:font-family-asian="Calibri" style:font-family-complex="Calibri" fo:background-color="transparent" style:use-window-font-color="true"/>
    </style:style>
    <style:style style:name="T1100" style:family="text">
      <style:text-properties fo:font-size="11.00pt" fo:font-weight="bold" fo:font-family="Calibri" style:font-family-asian="Calibri" style:font-family-complex="Calibri" fo:background-color="transparent" style:use-window-font-color="true"/>
    </style:style>
    <style:style style:name="T1101" style:family="text">
      <style:text-properties fo:font-size="11.00pt" fo:font-weight="normal" fo:font-family="Calibri" style:font-family-asian="Calibri" style:font-family-complex="Calibri" fo:background-color="transparent" style:use-window-font-color="true"/>
    </style:style>
    <style:style style:name="T1102" style:family="text">
      <style:text-properties fo:font-size="11.00pt" fo:font-weight="bold" fo:font-family="Calibri" style:font-family-asian="Calibri" style:font-family-complex="Calibri" fo:background-color="transparent" style:use-window-font-color="true"/>
    </style:style>
    <style:style style:name="T1103" style:family="text">
      <style:text-properties fo:font-size="11.00pt" fo:font-weight="normal" fo:font-family="Calibri" style:font-family-asian="Calibri" style:font-family-complex="Calibri" fo:background-color="transparent" style:use-window-font-color="true"/>
    </style:style>
    <style:style style:name="T1104" style:family="text">
      <style:text-properties fo:font-size="11.00pt" fo:font-weight="bold" fo:font-family="Calibri" style:font-family-asian="Calibri" style:font-family-complex="Calibri" fo:background-color="transparent" style:use-window-font-color="true"/>
    </style:style>
    <style:style style:name="T1105" style:family="text">
      <style:text-properties fo:font-size="11.00pt" fo:font-weight="normal" fo:font-family="Calibri" style:font-family-asian="Calibri" style:font-family-complex="Calibri" fo:background-color="transparent" style:use-window-font-color="true"/>
    </style:style>
    <style:style style:name="T1106" style:family="text">
      <style:text-properties fo:font-size="11.00pt" fo:font-weight="bold" fo:font-family="Calibri" style:font-family-asian="Calibri" style:font-family-complex="Calibri" fo:background-color="transparent" style:use-window-font-color="true"/>
    </style:style>
    <style:style style:name="T1107" style:family="text">
      <style:text-properties fo:font-size="11.00pt" fo:font-weight="normal" fo:font-family="Calibri" style:font-family-asian="Calibri" style:font-family-complex="Calibri" fo:background-color="transparent" style:use-window-font-color="true"/>
    </style:style>
    <style:style style:name="T1108" style:family="text">
      <style:text-properties fo:font-size="11.00pt" fo:font-weight="normal" fo:font-family="Calibri" style:font-family-asian="Calibri" style:font-family-complex="Calibri" fo:background-color="transparent" style:use-window-font-color="true"/>
    </style:style>
    <style:style style:name="T1109" style:family="text">
      <style:text-properties fo:font-size="11.00pt" fo:font-weight="normal" fo:font-family="Calibri" style:font-family-asian="Calibri" style:font-family-complex="Calibri" fo:background-color="transparent" style:use-window-font-color="true"/>
    </style:style>
    <style:style style:name="T1110" style:family="text">
      <style:text-properties fo:font-size="11.00pt" fo:font-weight="bold" fo:font-family="Calibri" style:font-family-asian="Calibri" style:font-family-complex="Calibri" fo:background-color="transparent" style:use-window-font-color="true"/>
    </style:style>
    <style:style style:name="T1111" style:family="text">
      <style:text-properties fo:font-size="11.00pt" fo:font-weight="normal" fo:font-family="Calibri" style:font-family-asian="Calibri" style:font-family-complex="Calibri" fo:background-color="transparent" style:use-window-font-color="true"/>
    </style:style>
    <style:style style:name="T1112" style:family="text">
      <style:text-properties fo:font-size="11.00pt" fo:font-weight="normal" fo:font-family="Calibri" style:font-family-asian="Calibri" style:font-family-complex="Calibri" fo:background-color="transparent" style:use-window-font-color="true"/>
    </style:style>
    <style:style style:name="T1113" style:family="text">
      <style:text-properties fo:font-size="11.00pt" fo:font-weight="normal" fo:font-family="Calibri" style:font-family-asian="Calibri" style:font-family-complex="Calibri" fo:background-color="transparent" style:use-window-font-color="true"/>
    </style:style>
    <style:style style:name="T1114" style:family="text">
      <style:text-properties fo:font-size="11.00pt" fo:font-weight="bold" fo:font-family="Calibri" style:font-family-asian="Calibri" style:font-family-complex="Calibri" fo:background-color="transparent" style:use-window-font-color="true"/>
    </style:style>
    <style:style style:name="T1115" style:family="text">
      <style:text-properties fo:font-size="11.00pt" fo:font-weight="normal" fo:font-family="Calibri" style:font-family-asian="Calibri" style:font-family-complex="Calibri" fo:background-color="transparent" style:use-window-font-color="true"/>
    </style:style>
    <style:style style:name="T1116" style:family="text">
      <style:text-properties fo:font-size="11.00pt" fo:font-weight="bold" fo:font-family="Calibri" style:font-family-asian="Calibri" style:font-family-complex="Calibri" fo:background-color="transparent" style:use-window-font-color="true"/>
    </style:style>
    <style:style style:name="T1117" style:family="text">
      <style:text-properties fo:font-size="11.00pt" fo:font-weight="normal" fo:font-family="Calibri" style:font-family-asian="Calibri" style:font-family-complex="Calibri" fo:background-color="transparent" style:use-window-font-color="true"/>
    </style:style>
    <style:style style:name="T1118" style:family="text">
      <style:text-properties fo:font-size="11.00pt" fo:font-weight="normal" fo:font-family="Calibri" style:font-family-asian="Calibri" style:font-family-complex="Calibri" fo:background-color="transparent" style:use-window-font-color="true"/>
    </style:style>
    <style:style style:name="T1119" style:family="text">
      <style:text-properties fo:font-size="11.00pt" fo:font-weight="normal" fo:font-family="Calibri" style:font-family-asian="Calibri" style:font-family-complex="Calibri" fo:background-color="transparent" style:use-window-font-color="true"/>
    </style:style>
    <style:style style:name="T1120" style:family="text">
      <style:text-properties fo:font-size="11.00pt" fo:font-weight="bold" fo:font-family="Calibri" style:font-family-asian="Calibri" style:font-family-complex="Calibri" fo:background-color="transparent" style:use-window-font-color="true"/>
    </style:style>
    <style:style style:name="T1121" style:family="text">
      <style:text-properties fo:font-size="11.00pt" fo:font-weight="normal" fo:font-family="Calibri" style:font-family-asian="Calibri" style:font-family-complex="Calibri" fo:background-color="transparent" style:use-window-font-color="true"/>
    </style:style>
    <style:style style:name="T1122" style:family="text">
      <style:text-properties fo:font-size="11.00pt" fo:font-weight="normal" fo:font-family="Calibri" style:font-family-asian="Calibri" style:font-family-complex="Calibri" fo:background-color="transparent" style:use-window-font-color="true"/>
    </style:style>
    <style:style style:name="T1123" style:family="text">
      <style:text-properties fo:font-size="11.00pt" fo:font-weight="normal" fo:font-family="Calibri" style:font-family-asian="Calibri" style:font-family-complex="Calibri" fo:background-color="transparent" style:use-window-font-color="true"/>
    </style:style>
    <style:style style:name="T1124" style:family="text">
      <style:text-properties fo:font-size="11.00pt" fo:font-weight="bold" fo:font-family="Calibri" style:font-family-asian="Calibri" style:font-family-complex="Calibri" fo:background-color="transparent" style:use-window-font-color="true"/>
    </style:style>
    <style:style style:name="T1125" style:family="text">
      <style:text-properties fo:font-size="11.00pt" fo:font-weight="normal" fo:font-family="Calibri" style:font-family-asian="Calibri" style:font-family-complex="Calibri" fo:background-color="transparent" style:use-window-font-color="true"/>
    </style:style>
    <style:style style:name="T1126" style:family="text">
      <style:text-properties fo:font-size="11.00pt" fo:font-weight="bold" fo:font-family="Calibri" style:font-family-asian="Calibri" style:font-family-complex="Calibri" fo:background-color="transparent" style:use-window-font-color="true"/>
    </style:style>
    <style:style style:name="T1127" style:family="text">
      <style:text-properties fo:font-size="11.00pt" fo:font-weight="normal" fo:font-family="Calibri" style:font-family-asian="Calibri" style:font-family-complex="Calibri" fo:background-color="transparent" style:use-window-font-color="true"/>
    </style:style>
    <style:style style:name="T1128" style:family="text">
      <style:text-properties fo:font-size="11.00pt" fo:font-weight="normal" fo:font-family="Calibri" style:font-family-asian="Calibri" style:font-family-complex="Calibri" fo:background-color="transparent" style:use-window-font-color="true"/>
    </style:style>
    <style:style style:name="T1129" style:family="text">
      <style:text-properties fo:font-size="11.00pt" fo:font-weight="normal" fo:font-family="Calibri" style:font-family-asian="Calibri" style:font-family-complex="Calibri" fo:background-color="transparent" style:use-window-font-color="true"/>
    </style:style>
    <style:style style:name="T1130" style:family="text">
      <style:text-properties fo:font-size="11.00pt" fo:font-weight="normal" fo:font-family="Calibri" style:font-family-asian="Calibri" style:font-family-complex="Calibri" fo:background-color="transparent" style:use-window-font-color="true"/>
    </style:style>
    <style:style style:name="T1131" style:family="text">
      <style:text-properties fo:font-size="11.00pt" fo:font-weight="normal" fo:font-family="Calibri" style:font-family-asian="Calibri" style:font-family-complex="Calibri" fo:background-color="transparent" style:use-window-font-color="true"/>
    </style:style>
    <style:style style:name="T1132" style:family="text">
      <style:text-properties fo:font-size="11.00pt" fo:font-weight="bold" fo:font-family="Calibri" style:font-family-asian="Calibri" style:font-family-complex="Calibri" fo:background-color="transparent" style:use-window-font-color="true"/>
    </style:style>
    <style:style style:name="T1133" style:family="text">
      <style:text-properties fo:font-size="11.00pt" fo:font-weight="normal" fo:font-family="Calibri" style:font-family-asian="Calibri" style:font-family-complex="Calibri" fo:background-color="transparent" style:use-window-font-color="true"/>
    </style:style>
    <style:style style:name="T1134" style:family="text">
      <style:text-properties fo:font-size="11.00pt" fo:font-weight="normal" fo:font-family="Calibri" style:font-family-asian="Calibri" style:font-family-complex="Calibri" fo:background-color="transparent" style:use-window-font-color="true"/>
    </style:style>
    <style:style style:name="T1135" style:family="text">
      <style:text-properties fo:font-size="11.00pt" fo:font-weight="normal" fo:font-family="Calibri" style:font-family-asian="Calibri" style:font-family-complex="Calibri" fo:background-color="transparent" style:use-window-font-color="true"/>
    </style:style>
    <style:style style:name="T1136" style:family="text">
      <style:text-properties fo:font-size="11.00pt" fo:font-weight="bold" fo:font-family="Calibri" style:font-family-asian="Calibri" style:font-family-complex="Calibri" fo:background-color="transparent" style:use-window-font-color="true"/>
    </style:style>
    <style:style style:name="T1137" style:family="text">
      <style:text-properties fo:font-size="11.00pt" fo:font-weight="normal" fo:font-family="Calibri" style:font-family-asian="Calibri" style:font-family-complex="Calibri" fo:background-color="transparent" style:use-window-font-color="true"/>
    </style:style>
    <style:style style:name="T1138" style:family="text">
      <style:text-properties fo:font-size="11.00pt" fo:font-weight="normal" fo:font-family="Calibri" style:font-family-asian="Calibri" style:font-family-complex="Calibri" fo:background-color="transparent" style:use-window-font-color="true"/>
    </style:style>
    <style:style style:name="T1139" style:family="text">
      <style:text-properties fo:font-size="11.00pt" fo:font-weight="normal" fo:font-family="Calibri" style:font-family-asian="Calibri" style:font-family-complex="Calibri" fo:background-color="transparent" style:use-window-font-color="true"/>
    </style:style>
    <style:style style:name="T1140" style:family="text">
      <style:text-properties fo:font-size="11.00pt" fo:font-weight="bold" fo:font-family="Calibri" style:font-family-asian="Calibri" style:font-family-complex="Calibri" fo:background-color="transparent" style:use-window-font-color="true"/>
    </style:style>
    <style:style style:name="T1141" style:family="text">
      <style:text-properties fo:font-size="11.00pt" fo:font-weight="normal" fo:font-family="Calibri" style:font-family-asian="Calibri" style:font-family-complex="Calibri" fo:background-color="transparent" style:use-window-font-color="true"/>
    </style:style>
    <style:style style:name="T1142" style:family="text">
      <style:text-properties fo:font-size="11.00pt" fo:font-weight="bold" fo:font-family="Calibri" style:font-family-asian="Calibri" style:font-family-complex="Calibri" fo:background-color="transparent" style:use-window-font-color="true"/>
    </style:style>
    <style:style style:name="T1143" style:family="text">
      <style:text-properties fo:font-size="11.00pt" fo:font-weight="normal" fo:font-family="Calibri" style:font-family-asian="Calibri" style:font-family-complex="Calibri" fo:background-color="transparent" style:use-window-font-color="true"/>
    </style:style>
    <style:style style:name="T1144" style:family="text">
      <style:text-properties fo:font-size="11.00pt" fo:font-weight="bold" fo:font-family="Calibri" style:font-family-asian="Calibri" style:font-family-complex="Calibri" fo:background-color="transparent" style:use-window-font-color="true"/>
    </style:style>
    <style:style style:name="T1145" style:family="text">
      <style:text-properties fo:font-size="11.00pt" fo:font-weight="normal" fo:font-family="Calibri" style:font-family-asian="Calibri" style:font-family-complex="Calibri" fo:background-color="transparent" style:use-window-font-color="true"/>
    </style:style>
    <style:style style:name="T1146" style:family="text">
      <style:text-properties fo:font-size="11.00pt" fo:font-weight="bold" fo:font-family="Calibri" style:font-family-asian="Calibri" style:font-family-complex="Calibri" fo:background-color="transparent" style:use-window-font-color="true"/>
    </style:style>
    <style:style style:name="T1147" style:family="text">
      <style:text-properties fo:font-size="11.00pt" fo:font-weight="normal" fo:font-family="Calibri" style:font-family-asian="Calibri" style:font-family-complex="Calibri" fo:background-color="transparent" style:use-window-font-color="true"/>
    </style:style>
    <style:style style:name="T1148" style:family="text">
      <style:text-properties fo:font-size="11.00pt" fo:font-weight="normal" fo:font-family="Calibri" style:font-family-asian="Calibri" style:font-family-complex="Calibri" fo:background-color="transparent" style:use-window-font-color="true"/>
    </style:style>
    <style:style style:name="T1149" style:family="text">
      <style:text-properties fo:font-size="11.00pt" fo:font-weight="normal" fo:font-family="Calibri" style:font-family-asian="Calibri" style:font-family-complex="Calibri" fo:background-color="transparent" style:use-window-font-color="true"/>
    </style:style>
    <style:style style:name="T1150" style:family="text">
      <style:text-properties fo:font-size="11.00pt" fo:font-weight="normal" fo:font-family="Calibri" style:font-family-asian="Calibri" style:font-family-complex="Calibri" fo:background-color="transparent" style:use-window-font-color="true"/>
    </style:style>
    <style:style style:name="T1151" style:family="text">
      <style:text-properties fo:font-size="11.00pt" fo:font-weight="bold" fo:font-family="Calibri" style:font-family-asian="Calibri" style:font-family-complex="Calibri" fo:background-color="transparent" style:use-window-font-color="true"/>
    </style:style>
    <style:style style:name="T1152" style:family="text">
      <style:text-properties fo:font-size="11.00pt" fo:font-weight="normal" fo:font-family="Calibri" style:font-family-asian="Calibri" style:font-family-complex="Calibri" fo:background-color="transparent" style:use-window-font-color="true"/>
    </style:style>
    <style:style style:name="T1153" style:family="text">
      <style:text-properties fo:font-size="11.00pt" fo:font-weight="bold" fo:font-family="Calibri" style:font-family-asian="Calibri" style:font-family-complex="Calibri" fo:background-color="transparent" style:use-window-font-color="true"/>
    </style:style>
    <style:style style:name="T1154" style:family="text">
      <style:text-properties fo:font-size="11.00pt" fo:font-weight="normal" fo:font-family="Calibri" style:font-family-asian="Calibri" style:font-family-complex="Calibri" fo:background-color="transparent" style:use-window-font-color="true"/>
    </style:style>
    <style:style style:name="T1155" style:family="text">
      <style:text-properties fo:font-size="11.00pt" fo:font-weight="bold" fo:font-family="Calibri" style:font-family-asian="Calibri" style:font-family-complex="Calibri" fo:background-color="transparent" style:use-window-font-color="true"/>
    </style:style>
    <style:style style:name="T1156" style:family="text">
      <style:text-properties fo:font-size="11.00pt" fo:font-weight="normal" fo:font-family="Calibri" style:font-family-asian="Calibri" style:font-family-complex="Calibri" fo:background-color="transparent" style:use-window-font-color="true"/>
    </style:style>
    <style:style style:name="T1157" style:family="text">
      <style:text-properties fo:font-size="11.00pt" fo:font-weight="bold" fo:font-family="Calibri" style:font-family-asian="Calibri" style:font-family-complex="Calibri" fo:background-color="transparent" style:use-window-font-color="true"/>
    </style:style>
    <style:style style:name="T1158" style:family="text">
      <style:text-properties fo:font-size="11.00pt" fo:font-weight="normal" fo:font-family="Calibri" style:font-family-asian="Calibri" style:font-family-complex="Calibri" fo:background-color="transparent" style:use-window-font-color="true"/>
    </style:style>
    <style:style style:name="T1159" style:family="text">
      <style:text-properties fo:font-size="11.00pt" fo:font-weight="bold" fo:font-family="Calibri" style:font-family-asian="Calibri" style:font-family-complex="Calibri" fo:background-color="transparent" style:use-window-font-color="true"/>
    </style:style>
    <style:style style:name="T1160" style:family="text">
      <style:text-properties fo:font-size="11.00pt" fo:font-weight="normal" fo:font-family="Calibri" style:font-family-asian="Calibri" style:font-family-complex="Calibri" fo:background-color="transparent" style:use-window-font-color="true"/>
    </style:style>
    <style:style style:name="T1161" style:family="text">
      <style:text-properties fo:font-size="11.00pt" fo:font-weight="bold" fo:font-family="Calibri" style:font-family-asian="Calibri" style:font-family-complex="Calibri" fo:background-color="transparent" style:use-window-font-color="true"/>
    </style:style>
    <style:style style:name="T1162" style:family="text">
      <style:text-properties fo:font-size="11.00pt" fo:font-weight="normal" fo:font-family="Calibri" style:font-family-asian="Calibri" style:font-family-complex="Calibri" fo:background-color="transparent" style:use-window-font-color="true"/>
    </style:style>
    <style:style style:name="T1163" style:family="text">
      <style:text-properties fo:font-size="11.00pt" fo:font-weight="normal" fo:font-family="Calibri" style:font-family-asian="Calibri" style:font-family-complex="Calibri" fo:background-color="transparent" style:use-window-font-color="true"/>
    </style:style>
    <style:style style:name="T1164" style:family="text">
      <style:text-properties fo:font-size="11.00pt" fo:font-weight="normal" fo:font-family="Calibri" style:font-family-asian="Calibri" style:font-family-complex="Calibri" fo:background-color="transparent" style:use-window-font-color="true"/>
    </style:style>
    <style:style style:name="T1165" style:family="text">
      <style:text-properties fo:font-size="11.00pt" fo:font-weight="normal" fo:font-family="Calibri" style:font-family-asian="Calibri" style:font-family-complex="Calibri" fo:background-color="transparent" style:use-window-font-color="true"/>
    </style:style>
    <style:style style:name="T1166" style:family="text">
      <style:text-properties fo:font-size="11.00pt" fo:font-weight="normal" fo:font-family="Calibri" style:font-family-asian="Calibri" style:font-family-complex="Calibri" fo:background-color="transparent" style:use-window-font-color="true"/>
    </style:style>
    <style:style style:name="T1167" style:family="text">
      <style:text-properties fo:font-size="11.00pt" fo:font-weight="bold" fo:font-family="Calibri" style:font-family-asian="Calibri" style:font-family-complex="Calibri" fo:background-color="transparent" style:use-window-font-color="true"/>
    </style:style>
    <style:style style:name="T1168" style:family="text">
      <style:text-properties fo:font-size="11.00pt" fo:font-weight="normal" fo:font-family="Calibri" style:font-family-asian="Calibri" style:font-family-complex="Calibri" fo:background-color="transparent" style:use-window-font-color="true"/>
    </style:style>
    <style:style style:name="T1169" style:family="text">
      <style:text-properties fo:font-size="11.00pt" fo:font-weight="bold" fo:font-family="Calibri" style:font-family-asian="Calibri" style:font-family-complex="Calibri" fo:background-color="transparent" style:use-window-font-color="true"/>
    </style:style>
    <style:style style:name="T1170" style:family="text">
      <style:text-properties fo:font-size="11.00pt" fo:font-weight="normal" fo:font-family="Calibri" style:font-family-asian="Calibri" style:font-family-complex="Calibri" fo:background-color="transparent" style:use-window-font-color="true"/>
    </style:style>
    <style:style style:name="T1171" style:family="text">
      <style:text-properties fo:font-size="11.00pt" fo:font-weight="bold" fo:font-family="Calibri" style:font-family-asian="Calibri" style:font-family-complex="Calibri" fo:background-color="transparent" style:use-window-font-color="true"/>
    </style:style>
    <style:style style:name="T1172" style:family="text">
      <style:text-properties fo:font-size="11.00pt" fo:font-weight="normal" fo:font-family="Calibri" style:font-family-asian="Calibri" style:font-family-complex="Calibri" fo:background-color="transparent" style:use-window-font-color="true"/>
    </style:style>
    <style:style style:name="T1173" style:family="text">
      <style:text-properties fo:font-size="11.00pt" fo:font-weight="bold" fo:font-family="Calibri" style:font-family-asian="Calibri" style:font-family-complex="Calibri" fo:background-color="transparent" style:use-window-font-color="true"/>
    </style:style>
    <style:style style:name="T1174" style:family="text">
      <style:text-properties fo:font-size="11.00pt" fo:font-weight="normal" fo:font-family="Calibri" style:font-family-asian="Calibri" style:font-family-complex="Calibri" fo:background-color="transparent" style:use-window-font-color="true"/>
    </style:style>
    <style:style style:name="T1175" style:family="text">
      <style:text-properties fo:font-size="11.00pt" fo:font-weight="bold" fo:font-family="Calibri" style:font-family-asian="Calibri" style:font-family-complex="Calibri" fo:background-color="transparent" style:use-window-font-color="true"/>
    </style:style>
    <style:style style:name="T1176" style:family="text">
      <style:text-properties fo:font-size="11.00pt" fo:font-weight="normal" fo:font-family="Calibri" style:font-family-asian="Calibri" style:font-family-complex="Calibri" fo:background-color="transparent" style:use-window-font-color="true"/>
    </style:style>
    <style:style style:name="T1177" style:family="text">
      <style:text-properties fo:font-size="11.00pt" fo:font-weight="bold" fo:font-family="Calibri" style:font-family-asian="Calibri" style:font-family-complex="Calibri" fo:background-color="transparent" style:use-window-font-color="true"/>
    </style:style>
    <style:style style:name="T1178" style:family="text">
      <style:text-properties fo:font-size="11.00pt" fo:font-weight="normal" fo:font-family="Calibri" style:font-family-asian="Calibri" style:font-family-complex="Calibri" fo:background-color="transparent" style:use-window-font-color="true"/>
    </style:style>
    <style:style style:name="T1179" style:family="text">
      <style:text-properties fo:font-size="11.00pt" fo:font-weight="bold" fo:font-family="Calibri" style:font-family-asian="Calibri" style:font-family-complex="Calibri" fo:background-color="transparent" style:use-window-font-color="true"/>
    </style:style>
    <style:style style:name="T1180" style:family="text">
      <style:text-properties fo:font-size="11.00pt" fo:font-weight="normal" fo:font-family="Calibri" style:font-family-asian="Calibri" style:font-family-complex="Calibri" fo:background-color="transparent" style:use-window-font-color="true"/>
    </style:style>
    <style:style style:name="T1181" style:family="text">
      <style:text-properties fo:font-size="11.00pt" fo:font-weight="bold" fo:font-family="Calibri" style:font-family-asian="Calibri" style:font-family-complex="Calibri" fo:background-color="transparent" style:use-window-font-color="true"/>
    </style:style>
    <style:style style:name="T1182" style:family="text">
      <style:text-properties fo:font-size="11.00pt" fo:font-weight="normal" fo:font-family="Calibri" style:font-family-asian="Calibri" style:font-family-complex="Calibri" fo:background-color="transparent" style:use-window-font-color="true"/>
    </style:style>
    <style:style style:name="T1183" style:family="text">
      <style:text-properties fo:font-size="11.00pt" fo:font-weight="normal" fo:font-family="Calibri" style:font-family-asian="Calibri" style:font-family-complex="Calibri" fo:background-color="transparent" style:use-window-font-color="true"/>
    </style:style>
    <style:style style:name="T1184" style:family="text">
      <style:text-properties fo:font-size="11.00pt" fo:font-weight="normal" fo:font-family="Calibri" style:font-family-asian="Calibri" style:font-family-complex="Calibri" fo:background-color="transparent" style:use-window-font-color="true"/>
    </style:style>
    <style:style style:name="T1185" style:family="text">
      <style:text-properties fo:font-size="11.00pt" fo:font-weight="bold" fo:font-family="Calibri" style:font-family-asian="Calibri" style:font-family-complex="Calibri" fo:background-color="transparent" style:use-window-font-color="true"/>
    </style:style>
    <style:style style:name="T1186" style:family="text">
      <style:text-properties fo:font-size="11.00pt" fo:font-weight="normal" fo:font-family="Calibri" style:font-family-asian="Calibri" style:font-family-complex="Calibri" fo:background-color="transparent" style:use-window-font-color="true"/>
    </style:style>
    <style:style style:name="T1187" style:family="text">
      <style:text-properties fo:font-size="11.00pt" fo:font-weight="bold" fo:font-family="Calibri" style:font-family-asian="Calibri" style:font-family-complex="Calibri" fo:background-color="transparent" style:use-window-font-color="true"/>
    </style:style>
    <style:style style:name="T1188" style:family="text">
      <style:text-properties fo:font-size="11.00pt" fo:font-weight="normal" fo:font-family="Calibri" style:font-family-asian="Calibri" style:font-family-complex="Calibri" fo:background-color="transparent" style:use-window-font-color="true"/>
    </style:style>
    <style:style style:name="T1189" style:family="text">
      <style:text-properties fo:font-size="11.00pt" fo:font-weight="bold" fo:font-family="Calibri" style:font-family-asian="Calibri" style:font-family-complex="Calibri" fo:background-color="transparent" style:use-window-font-color="true"/>
    </style:style>
    <style:style style:name="T1190" style:family="text">
      <style:text-properties fo:font-size="11.00pt" fo:font-weight="normal" fo:font-family="Calibri" style:font-family-asian="Calibri" style:font-family-complex="Calibri" fo:background-color="transparent" style:use-window-font-color="true"/>
    </style:style>
    <style:style style:name="T1191" style:family="text">
      <style:text-properties fo:font-size="11.00pt" fo:font-weight="bold" fo:font-family="Calibri" style:font-family-asian="Calibri" style:font-family-complex="Calibri" fo:background-color="transparent" style:use-window-font-color="true"/>
    </style:style>
    <style:style style:name="T1192" style:family="text">
      <style:text-properties fo:font-size="11.00pt" fo:font-weight="normal" fo:font-family="Calibri" style:font-family-asian="Calibri" style:font-family-complex="Calibri" fo:background-color="transparent" style:use-window-font-color="true"/>
    </style:style>
    <style:style style:name="T1193" style:family="text">
      <style:text-properties fo:font-size="11.00pt" fo:font-weight="normal" fo:font-family="Calibri" style:font-family-asian="Calibri" style:font-family-complex="Calibri" fo:background-color="transparent" style:use-window-font-color="true"/>
    </style:style>
    <style:style style:name="T1194" style:family="text">
      <style:text-properties fo:font-size="11.00pt" fo:font-weight="normal" fo:font-family="Calibri" style:font-family-asian="Calibri" style:font-family-complex="Calibri" fo:background-color="transparent" style:use-window-font-color="true"/>
    </style:style>
    <style:style style:name="T1195" style:family="text">
      <style:text-properties fo:font-size="11.00pt" fo:font-weight="bold" fo:font-family="Calibri" style:font-family-asian="Calibri" style:font-family-complex="Calibri" fo:background-color="transparent" style:use-window-font-color="true"/>
    </style:style>
    <style:style style:name="T1196" style:family="text">
      <style:text-properties fo:font-size="11.00pt" fo:font-weight="normal" fo:font-family="Calibri" style:font-family-asian="Calibri" style:font-family-complex="Calibri" fo:background-color="transparent" style:use-window-font-color="true"/>
    </style:style>
    <style:style style:name="T1197" style:family="text">
      <style:text-properties fo:font-size="11.00pt" fo:font-weight="bold" fo:font-family="Calibri" style:font-family-asian="Calibri" style:font-family-complex="Calibri" fo:background-color="transparent" style:use-window-font-color="true"/>
    </style:style>
    <style:style style:name="T1198" style:family="text">
      <style:text-properties fo:font-size="11.00pt" fo:font-weight="normal" fo:font-family="Calibri" style:font-family-asian="Calibri" style:font-family-complex="Calibri" fo:background-color="transparent" style:use-window-font-color="true"/>
    </style:style>
    <style:style style:name="T1199" style:family="text">
      <style:text-properties fo:font-size="11.00pt" fo:font-weight="bold" fo:font-family="Calibri" style:font-family-asian="Calibri" style:font-family-complex="Calibri" fo:background-color="transparent" style:use-window-font-color="true"/>
    </style:style>
    <style:style style:name="T1200" style:family="text">
      <style:text-properties fo:font-size="11.00pt" fo:font-weight="normal" fo:font-family="Calibri" style:font-family-asian="Calibri" style:font-family-complex="Calibri" fo:background-color="transparent" style:use-window-font-color="true"/>
    </style:style>
    <style:style style:name="T1201" style:family="text">
      <style:text-properties fo:font-size="11.00pt" fo:font-weight="bold" fo:font-family="Calibri" style:font-family-asian="Calibri" style:font-family-complex="Calibri" fo:background-color="transparent" style:use-window-font-color="true"/>
    </style:style>
    <style:style style:name="T1202" style:family="text">
      <style:text-properties fo:font-size="11.00pt" fo:font-weight="normal" fo:font-family="Calibri" style:font-family-asian="Calibri" style:font-family-complex="Calibri" fo:background-color="transparent" style:use-window-font-color="true"/>
    </style:style>
    <style:style style:name="T1203" style:family="text">
      <style:text-properties fo:font-size="11.00pt" fo:font-weight="bold" fo:font-family="Calibri" style:font-family-asian="Calibri" style:font-family-complex="Calibri" fo:background-color="transparent" style:use-window-font-color="true"/>
    </style:style>
    <style:style style:name="T1204" style:family="text">
      <style:text-properties fo:font-size="11.00pt" fo:font-weight="normal" fo:font-family="Calibri" style:font-family-asian="Calibri" style:font-family-complex="Calibri" fo:background-color="transparent" style:use-window-font-color="true"/>
    </style:style>
    <style:style style:name="T1205" style:family="text">
      <style:text-properties fo:font-size="11.00pt" fo:font-weight="bold" fo:font-family="Calibri" style:font-family-asian="Calibri" style:font-family-complex="Calibri" fo:background-color="transparent" style:use-window-font-color="true"/>
    </style:style>
    <style:style style:name="T1206" style:family="text">
      <style:text-properties fo:font-size="11.00pt" fo:font-weight="normal" fo:font-family="Calibri" style:font-family-asian="Calibri" style:font-family-complex="Calibri" fo:background-color="transparent" style:use-window-font-color="true"/>
    </style:style>
    <style:style style:name="T1207" style:family="text">
      <style:text-properties fo:font-size="11.00pt" fo:font-weight="normal" fo:font-family="Calibri" style:font-family-asian="Calibri" style:font-family-complex="Calibri" fo:background-color="transparent" style:use-window-font-color="true"/>
    </style:style>
    <style:style style:name="T1208" style:family="text">
      <style:text-properties fo:font-size="11.00pt" fo:font-weight="bold" fo:font-family="Calibri" style:font-family-asian="Calibri" style:font-family-complex="Calibri" fo:background-color="transparent" style:use-window-font-color="true"/>
    </style:style>
    <style:style style:name="T1209" style:family="text">
      <style:text-properties fo:font-size="11.00pt" fo:font-weight="normal" fo:font-family="Calibri" style:font-family-asian="Calibri" style:font-family-complex="Calibri" fo:background-color="transparent" style:use-window-font-color="true"/>
    </style:style>
    <style:style style:name="T1210" style:family="text">
      <style:text-properties fo:font-size="11.00pt" fo:font-weight="bold" fo:font-family="Calibri" style:font-family-asian="Calibri" style:font-family-complex="Calibri" fo:background-color="transparent" style:use-window-font-color="true"/>
    </style:style>
    <style:style style:name="T1211" style:family="text">
      <style:text-properties fo:font-size="11.00pt" fo:font-weight="normal" fo:font-family="Calibri" style:font-family-asian="Calibri" style:font-family-complex="Calibri" fo:background-color="transparent" style:use-window-font-color="true"/>
    </style:style>
    <style:style style:name="T1212" style:family="text">
      <style:text-properties fo:font-size="11.00pt" fo:font-weight="bold" fo:font-family="Calibri" style:font-family-asian="Calibri" style:font-family-complex="Calibri" fo:background-color="transparent" style:use-window-font-color="true"/>
    </style:style>
    <style:style style:name="T1213" style:family="text">
      <style:text-properties fo:font-size="11.00pt" fo:font-weight="normal" fo:font-family="Calibri" style:font-family-asian="Calibri" style:font-family-complex="Calibri" fo:background-color="transparent" style:use-window-font-color="true"/>
    </style:style>
    <style:style style:name="T1214" style:family="text">
      <style:text-properties fo:font-size="11.00pt" fo:font-weight="bold" fo:font-family="Calibri" style:font-family-asian="Calibri" style:font-family-complex="Calibri" fo:background-color="transparent" style:use-window-font-color="true"/>
    </style:style>
    <style:style style:name="T1215" style:family="text">
      <style:text-properties fo:font-size="11.00pt" fo:font-weight="normal" fo:font-family="Calibri" style:font-family-asian="Calibri" style:font-family-complex="Calibri" fo:background-color="transparent" style:use-window-font-color="true"/>
    </style:style>
    <style:style style:name="T1216" style:family="text">
      <style:text-properties fo:font-size="11.00pt" fo:font-weight="bold" fo:font-family="Calibri" style:font-family-asian="Calibri" style:font-family-complex="Calibri" fo:background-color="transparent" style:use-window-font-color="true"/>
    </style:style>
    <style:style style:name="T1217" style:family="text">
      <style:text-properties fo:font-size="11.00pt" fo:font-weight="normal" fo:font-family="Calibri" style:font-family-asian="Calibri" style:font-family-complex="Calibri" fo:background-color="transparent" style:use-window-font-color="true"/>
    </style:style>
    <style:style style:name="T1218" style:family="text">
      <style:text-properties fo:font-size="11.00pt" fo:font-weight="normal" fo:font-family="Calibri" style:font-family-asian="Calibri" style:font-family-complex="Calibri" fo:background-color="transparent" style:use-window-font-color="true"/>
    </style:style>
    <style:style style:name="T1219" style:family="text">
      <style:text-properties fo:font-size="11.00pt" fo:font-weight="normal" fo:font-family="Calibri" style:font-family-asian="Calibri" style:font-family-complex="Calibri" fo:background-color="transparent" style:use-window-font-color="true"/>
    </style:style>
    <style:style style:name="T1220" style:family="text">
      <style:text-properties fo:font-size="11.00pt" fo:font-weight="normal" fo:font-family="Calibri" style:font-family-asian="Calibri" style:font-family-complex="Calibri" fo:background-color="transparent" style:use-window-font-color="true"/>
    </style:style>
    <style:style style:name="T1221" style:family="text">
      <style:text-properties fo:font-size="11.00pt" fo:font-weight="normal" fo:font-family="Calibri" style:font-family-asian="Calibri" style:font-family-complex="Calibri" fo:background-color="transparent" style:use-window-font-color="true"/>
    </style:style>
    <style:style style:name="T1222" style:family="text">
      <style:text-properties fo:font-size="11.00pt" fo:font-weight="normal" fo:font-family="Calibri" style:font-family-asian="Calibri" style:font-family-complex="Calibri" fo:background-color="transparent" style:use-window-font-color="true"/>
    </style:style>
    <style:style style:name="T1223" style:family="text">
      <style:text-properties fo:font-size="11.00pt" fo:font-weight="normal" fo:font-family="Calibri" style:font-family-asian="Calibri" style:font-family-complex="Calibri" fo:background-color="transparent" style:use-window-font-color="true"/>
    </style:style>
    <style:style style:name="T1224" style:family="text">
      <style:text-properties fo:font-size="11.00pt" fo:font-weight="normal" fo:font-family="Calibri" style:font-family-asian="Calibri" style:font-family-complex="Calibri" fo:background-color="transparent" style:use-window-font-color="true"/>
    </style:style>
    <style:style style:name="T1225" style:family="text">
      <style:text-properties fo:font-size="11.00pt" fo:font-weight="normal" fo:font-family="Calibri" style:font-family-asian="Calibri" style:font-family-complex="Calibri" fo:background-color="transparent" style:use-window-font-color="true"/>
    </style:style>
    <style:style style:name="T1226" style:family="text">
      <style:text-properties fo:font-size="11.00pt" fo:font-weight="normal" fo:font-family="Calibri" style:font-family-asian="Calibri" style:font-family-complex="Calibri" fo:background-color="transparent" style:use-window-font-color="true"/>
    </style:style>
    <style:style style:name="T1227" style:family="text">
      <style:text-properties fo:font-size="11.00pt" fo:font-weight="normal" fo:font-family="Calibri" style:font-family-asian="Calibri" style:font-family-complex="Calibri" fo:background-color="transparent" style:use-window-font-color="true"/>
    </style:style>
    <style:style style:name="T1228" style:family="text">
      <style:text-properties fo:font-size="11.00pt" fo:font-weight="bold" fo:font-family="Calibri" style:font-family-asian="Calibri" style:font-family-complex="Calibri" fo:background-color="transparent" style:use-window-font-color="true"/>
    </style:style>
    <style:style style:name="T1229" style:family="text">
      <style:text-properties fo:font-size="11.00pt" fo:font-weight="normal" fo:font-family="Calibri" style:font-family-asian="Calibri" style:font-family-complex="Calibri" fo:background-color="transparent" style:use-window-font-color="true"/>
    </style:style>
    <style:style style:name="T1230" style:family="text">
      <style:text-properties fo:font-size="11.00pt" fo:font-weight="bold" fo:font-family="Calibri" style:font-family-asian="Calibri" style:font-family-complex="Calibri" fo:background-color="transparent" style:use-window-font-color="true"/>
    </style:style>
    <style:style style:name="T1231" style:family="text">
      <style:text-properties fo:font-size="11.00pt" fo:font-weight="normal" fo:font-family="Calibri" style:font-family-asian="Calibri" style:font-family-complex="Calibri" fo:background-color="transparent" style:use-window-font-color="true"/>
    </style:style>
    <style:style style:name="T1232" style:family="text">
      <style:text-properties fo:font-size="11.00pt" fo:font-weight="bold" fo:font-family="Calibri" style:font-family-asian="Calibri" style:font-family-complex="Calibri" fo:background-color="transparent" style:use-window-font-color="true"/>
    </style:style>
    <style:style style:name="T1233" style:family="text">
      <style:text-properties fo:font-size="11.00pt" fo:font-weight="normal" fo:font-family="Calibri" style:font-family-asian="Calibri" style:font-family-complex="Calibri" fo:background-color="transparent" style:use-window-font-color="true"/>
    </style:style>
    <style:style style:name="T1234" style:family="text">
      <style:text-properties fo:font-size="11.00pt" fo:font-weight="bold" fo:font-family="Calibri" style:font-family-asian="Calibri" style:font-family-complex="Calibri" fo:background-color="transparent" style:use-window-font-color="true"/>
    </style:style>
    <style:style style:name="T1235" style:family="text">
      <style:text-properties fo:font-size="11.00pt" fo:font-weight="normal" fo:font-family="Calibri" style:font-family-asian="Calibri" style:font-family-complex="Calibri" fo:background-color="transparent" style:use-window-font-color="true"/>
    </style:style>
    <style:style style:name="T1236" style:family="text">
      <style:text-properties fo:font-size="11.00pt" fo:font-weight="normal" fo:font-family="Calibri" style:font-family-asian="Calibri" style:font-family-complex="Calibri" fo:background-color="transparent" style:use-window-font-color="true"/>
    </style:style>
    <style:style style:name="T1237" style:family="text">
      <style:text-properties fo:font-size="11.00pt" fo:font-weight="normal" fo:font-family="Calibri" style:font-family-asian="Calibri" style:font-family-complex="Calibri" fo:background-color="transparent" style:use-window-font-color="true"/>
    </style:style>
    <style:style style:name="T1238" style:family="text">
      <style:text-properties fo:font-size="11.00pt" fo:font-weight="bold" fo:font-family="Calibri" style:font-family-asian="Calibri" style:font-family-complex="Calibri" fo:background-color="transparent" style:use-window-font-color="true"/>
    </style:style>
    <style:style style:name="T1239" style:family="text">
      <style:text-properties fo:font-size="11.00pt" fo:font-weight="normal" fo:font-family="Calibri" style:font-family-asian="Calibri" style:font-family-complex="Calibri" fo:background-color="transparent" style:use-window-font-color="true"/>
    </style:style>
    <style:style style:name="T1240" style:family="text">
      <style:text-properties fo:font-size="11.00pt" fo:font-weight="bold" fo:font-family="Calibri" style:font-family-asian="Calibri" style:font-family-complex="Calibri" fo:background-color="transparent" style:use-window-font-color="true"/>
    </style:style>
    <style:style style:name="T1241" style:family="text">
      <style:text-properties fo:font-size="11.00pt" fo:font-weight="normal" fo:font-family="Calibri" style:font-family-asian="Calibri" style:font-family-complex="Calibri" fo:background-color="transparent" style:use-window-font-color="true"/>
    </style:style>
    <style:style style:name="T1242" style:family="text">
      <style:text-properties fo:font-size="11.00pt" fo:font-weight="bold" fo:font-family="Calibri" style:font-family-asian="Calibri" style:font-family-complex="Calibri" fo:background-color="transparent" style:use-window-font-color="true"/>
    </style:style>
    <style:style style:name="T1243" style:family="text">
      <style:text-properties fo:font-size="11.00pt" fo:font-weight="normal" fo:font-family="Calibri" style:font-family-asian="Calibri" style:font-family-complex="Calibri" fo:background-color="transparent" style:use-window-font-color="true"/>
    </style:style>
    <style:style style:name="T1244" style:family="text">
      <style:text-properties fo:font-size="11.00pt" fo:font-weight="bold" fo:font-family="Calibri" style:font-family-asian="Calibri" style:font-family-complex="Calibri" fo:background-color="transparent" style:use-window-font-color="true"/>
    </style:style>
    <style:style style:name="T1245" style:family="text">
      <style:text-properties fo:font-size="11.00pt" fo:font-weight="normal" fo:font-family="Calibri" style:font-family-asian="Calibri" style:font-family-complex="Calibri" fo:background-color="transparent" style:use-window-font-color="true"/>
    </style:style>
    <style:style style:name="T1246" style:family="text">
      <style:text-properties fo:font-size="11.00pt" fo:font-weight="normal" fo:font-family="Calibri" style:font-family-asian="Calibri" style:font-family-complex="Calibri" fo:background-color="transparent" style:use-window-font-color="true"/>
    </style:style>
    <style:style style:name="T1247" style:family="text">
      <style:text-properties fo:font-size="11.00pt" fo:font-weight="normal" fo:font-family="Calibri" style:font-family-asian="Calibri" style:font-family-complex="Calibri" fo:background-color="transparent" style:use-window-font-color="true"/>
    </style:style>
    <style:style style:name="T1248" style:family="text">
      <style:text-properties fo:font-size="11.00pt" fo:font-weight="normal" fo:font-family="Calibri" style:font-family-asian="Calibri" style:font-family-complex="Calibri" fo:background-color="transparent" style:use-window-font-color="true"/>
    </style:style>
    <style:style style:name="T1249" style:family="text">
      <style:text-properties fo:font-size="11.00pt" fo:font-weight="normal" fo:font-family="Calibri" style:font-family-asian="Calibri" style:font-family-complex="Calibri" fo:background-color="transparent" style:use-window-font-color="true"/>
    </style:style>
    <style:style style:name="T1250" style:family="text">
      <style:text-properties fo:font-size="11.00pt" fo:font-weight="normal" fo:font-family="Calibri" style:font-family-asian="Calibri" style:font-family-complex="Calibri" fo:background-color="transparent" style:use-window-font-color="true"/>
    </style:style>
    <style:style style:name="T1251" style:family="text">
      <style:text-properties fo:font-size="11.00pt" fo:font-weight="normal" fo:font-family="Calibri" style:font-family-asian="Calibri" style:font-family-complex="Calibri" fo:background-color="transparent" style:use-window-font-color="true"/>
    </style:style>
    <style:style style:name="T1252" style:family="text">
      <style:text-properties fo:font-size="11.00pt" fo:font-weight="normal" fo:font-family="Calibri" style:font-family-asian="Calibri" style:font-family-complex="Calibri" fo:background-color="transparent" style:use-window-font-color="true"/>
    </style:style>
    <style:style style:name="T1253" style:family="text">
      <style:text-properties fo:font-size="11.00pt" fo:font-weight="normal" fo:font-family="Calibri" style:font-family-asian="Calibri" style:font-family-complex="Calibri" fo:background-color="transparent" style:use-window-font-color="true"/>
    </style:style>
    <style:style style:name="T1254" style:family="text">
      <style:text-properties fo:font-size="11.00pt" fo:font-weight="bold" fo:font-family="Calibri" style:font-family-asian="Calibri" style:font-family-complex="Calibri" fo:background-color="transparent" style:use-window-font-color="true"/>
    </style:style>
    <style:style style:name="T1255" style:family="text">
      <style:text-properties fo:font-size="11.00pt" fo:font-weight="normal" fo:font-family="Calibri" style:font-family-asian="Calibri" style:font-family-complex="Calibri" fo:background-color="transparent" style:use-window-font-color="true"/>
    </style:style>
    <style:style style:name="T1256" style:family="text">
      <style:text-properties fo:font-size="11.00pt" fo:font-weight="normal" fo:font-family="Calibri" style:font-family-asian="Calibri" style:font-family-complex="Calibri" fo:background-color="transparent" style:use-window-font-color="true"/>
    </style:style>
    <style:style style:name="T1257" style:family="text">
      <style:text-properties fo:font-size="11.00pt" fo:font-weight="normal" fo:font-family="Calibri" style:font-family-asian="Calibri" style:font-family-complex="Calibri" fo:background-color="transparent" style:use-window-font-color="true"/>
    </style:style>
    <style:style style:name="T1258" style:family="text">
      <style:text-properties fo:font-size="11.00pt" fo:font-weight="bold" fo:font-family="Calibri" style:font-family-asian="Calibri" style:font-family-complex="Calibri" fo:background-color="transparent" style:use-window-font-color="true"/>
    </style:style>
    <style:style style:name="T1259" style:family="text">
      <style:text-properties fo:font-size="11.00pt" fo:font-weight="normal" fo:font-family="Calibri" style:font-family-asian="Calibri" style:font-family-complex="Calibri" fo:background-color="transparent" style:use-window-font-color="true"/>
    </style:style>
    <style:style style:name="T1260" style:family="text">
      <style:text-properties fo:font-size="11.00pt" fo:font-weight="normal" fo:font-family="Calibri" style:font-family-asian="Calibri" style:font-family-complex="Calibri" fo:background-color="transparent" style:use-window-font-color="true"/>
    </style:style>
    <style:style style:name="T1261" style:family="text">
      <style:text-properties fo:font-size="11.00pt" fo:font-weight="normal" fo:font-family="Calibri" style:font-family-asian="Calibri" style:font-family-complex="Calibri" fo:background-color="transparent" style:use-window-font-color="true"/>
    </style:style>
    <style:style style:name="T1262" style:family="text">
      <style:text-properties fo:font-size="11.00pt" fo:font-weight="normal" fo:font-family="Calibri" style:font-family-asian="Calibri" style:font-family-complex="Calibri" fo:background-color="transparent" style:use-window-font-color="true"/>
    </style:style>
    <style:style style:name="T1263" style:family="text">
      <style:text-properties fo:font-size="11.00pt" fo:font-weight="normal" fo:font-family="Calibri" style:font-family-asian="Calibri" style:font-family-complex="Calibri" fo:background-color="transparent" style:use-window-font-color="true"/>
    </style:style>
    <style:style style:name="T1264" style:family="text">
      <style:text-properties fo:font-size="11.00pt" fo:font-weight="bold" fo:font-family="Calibri" style:font-family-asian="Calibri" style:font-family-complex="Calibri" fo:background-color="transparent" style:use-window-font-color="true"/>
    </style:style>
    <style:style style:name="T1265" style:family="text">
      <style:text-properties fo:font-size="11.00pt" fo:font-weight="normal" fo:font-family="Calibri" style:font-family-asian="Calibri" style:font-family-complex="Calibri" fo:background-color="transparent" style:use-window-font-color="true"/>
    </style:style>
    <style:style style:name="T1266" style:family="text">
      <style:text-properties fo:font-size="11.00pt" fo:font-weight="bold" fo:font-family="Calibri" style:font-family-asian="Calibri" style:font-family-complex="Calibri" fo:background-color="transparent" style:use-window-font-color="true"/>
    </style:style>
    <style:style style:name="T1267" style:family="text">
      <style:text-properties fo:font-size="11.00pt" fo:font-weight="normal" fo:font-family="Calibri" style:font-family-asian="Calibri" style:font-family-complex="Calibri" fo:background-color="transparent" style:use-window-font-color="true"/>
    </style:style>
    <style:style style:name="T1268" style:family="text">
      <style:text-properties fo:font-size="11.00pt" fo:font-weight="bold" fo:font-family="Calibri" style:font-family-asian="Calibri" style:font-family-complex="Calibri" fo:background-color="transparent" style:use-window-font-color="true"/>
    </style:style>
    <style:style style:name="T1269" style:family="text">
      <style:text-properties fo:font-size="11.00pt" fo:font-weight="normal" fo:font-family="Calibri" style:font-family-asian="Calibri" style:font-family-complex="Calibri" fo:background-color="transparent" style:use-window-font-color="true"/>
    </style:style>
    <style:style style:name="T1270" style:family="text">
      <style:text-properties fo:font-size="11.00pt" fo:font-weight="normal" fo:font-family="Calibri" style:font-family-asian="Calibri" style:font-family-complex="Calibri" fo:background-color="transparent" style:use-window-font-color="true"/>
    </style:style>
    <style:style style:name="T1271" style:family="text">
      <style:text-properties fo:font-size="11.00pt" fo:font-weight="normal" fo:font-family="Calibri" style:font-family-asian="Calibri" style:font-family-complex="Calibri" fo:background-color="transparent" style:use-window-font-color="true"/>
    </style:style>
    <style:style style:name="T1272" style:family="text">
      <style:text-properties fo:font-size="11.00pt" fo:font-weight="bold" fo:font-family="Calibri" style:font-family-asian="Calibri" style:font-family-complex="Calibri" fo:background-color="transparent" style:use-window-font-color="true"/>
    </style:style>
    <style:style style:name="T1273" style:family="text">
      <style:text-properties fo:font-size="11.00pt" fo:font-weight="normal" fo:font-family="Calibri" style:font-family-asian="Calibri" style:font-family-complex="Calibri" fo:background-color="transparent" style:use-window-font-color="true"/>
    </style:style>
    <style:style style:name="T1274" style:family="text">
      <style:text-properties fo:font-size="11.00pt" fo:font-weight="normal" fo:font-family="Calibri" style:font-family-asian="Calibri" style:font-family-complex="Calibri" fo:background-color="transparent" style:use-window-font-color="true"/>
    </style:style>
    <style:style style:name="T1275" style:family="text">
      <style:text-properties fo:font-size="11.00pt" fo:font-weight="normal" fo:font-family="Calibri" style:font-family-asian="Calibri" style:font-family-complex="Calibri" fo:background-color="transparent" style:use-window-font-color="true"/>
    </style:style>
    <style:style style:name="T1276" style:family="text">
      <style:text-properties fo:font-size="11.00pt" fo:font-weight="normal" fo:font-family="Calibri" style:font-family-asian="Calibri" style:font-family-complex="Calibri" fo:background-color="transparent" style:use-window-font-color="true"/>
    </style:style>
    <style:style style:name="T1277" style:family="text">
      <style:text-properties fo:font-size="11.00pt" fo:font-weight="normal" fo:font-family="Calibri" style:font-family-asian="Calibri" style:font-family-complex="Calibri" fo:background-color="transparent" style:use-window-font-color="true"/>
    </style:style>
    <style:style style:name="T1278" style:family="text">
      <style:text-properties fo:font-size="11.00pt" fo:font-weight="normal" fo:font-family="Calibri" style:font-family-asian="Calibri" style:font-family-complex="Calibri" fo:background-color="transparent" style:use-window-font-color="true"/>
    </style:style>
    <style:style style:name="T1279" style:family="text">
      <style:text-properties fo:font-size="11.00pt" fo:font-weight="normal" fo:font-family="Calibri" style:font-family-asian="Calibri" style:font-family-complex="Calibri" fo:background-color="transparent" style:use-window-font-color="true"/>
    </style:style>
    <style:style style:name="T1280" style:family="text">
      <style:text-properties fo:font-size="11.00pt" fo:font-weight="bold" fo:font-family="Calibri" style:font-family-asian="Calibri" style:font-family-complex="Calibri" fo:background-color="transparent" style:use-window-font-color="true"/>
    </style:style>
    <style:style style:name="T1281" style:family="text">
      <style:text-properties fo:font-size="11.00pt" fo:font-weight="normal" fo:font-family="Calibri" style:font-family-asian="Calibri" style:font-family-complex="Calibri" fo:background-color="transparent" style:use-window-font-color="true"/>
    </style:style>
    <style:style style:name="T1282" style:family="text">
      <style:text-properties fo:font-size="11.00pt" fo:font-weight="bold" fo:font-family="Calibri" style:font-family-asian="Calibri" style:font-family-complex="Calibri" fo:background-color="transparent" style:use-window-font-color="true"/>
    </style:style>
    <style:style style:name="T1283" style:family="text">
      <style:text-properties fo:font-size="11.00pt" fo:font-weight="normal" fo:font-family="Calibri" style:font-family-asian="Calibri" style:font-family-complex="Calibri" fo:background-color="transparent" style:use-window-font-color="true"/>
    </style:style>
    <style:style style:name="T1284" style:family="text">
      <style:text-properties fo:font-size="11.00pt" fo:font-weight="bold" fo:font-family="Calibri" style:font-family-asian="Calibri" style:font-family-complex="Calibri" fo:background-color="transparent" style:use-window-font-color="true"/>
    </style:style>
    <style:style style:name="T1285" style:family="text">
      <style:text-properties fo:font-size="11.00pt" fo:font-weight="normal" fo:font-family="Calibri" style:font-family-asian="Calibri" style:font-family-complex="Calibri" fo:background-color="transparent" style:use-window-font-color="true"/>
    </style:style>
    <style:style style:name="T1286" style:family="text">
      <style:text-properties fo:font-size="11.00pt" fo:font-weight="bold" fo:font-family="Calibri" style:font-family-asian="Calibri" style:font-family-complex="Calibri" fo:background-color="transparent" style:use-window-font-color="true"/>
    </style:style>
    <style:style style:name="T1287" style:family="text">
      <style:text-properties fo:font-size="11.00pt" fo:font-weight="normal" fo:font-family="Calibri" style:font-family-asian="Calibri" style:font-family-complex="Calibri" fo:background-color="transparent" style:use-window-font-color="true"/>
    </style:style>
    <style:style style:name="T1288" style:family="text">
      <style:text-properties fo:font-size="11.00pt" fo:font-weight="bold" fo:font-family="Calibri" style:font-family-asian="Calibri" style:font-family-complex="Calibri" fo:background-color="transparent" style:use-window-font-color="true"/>
    </style:style>
    <style:style style:name="T1289" style:family="text">
      <style:text-properties fo:font-size="11.00pt" fo:font-weight="normal" fo:font-family="Calibri" style:font-family-asian="Calibri" style:font-family-complex="Calibri" fo:background-color="transparent" style:use-window-font-color="true"/>
    </style:style>
    <style:style style:name="T1290" style:family="text">
      <style:text-properties fo:font-size="11.00pt" fo:font-weight="bold" fo:font-family="Calibri" style:font-family-asian="Calibri" style:font-family-complex="Calibri" fo:background-color="transparent" style:use-window-font-color="true"/>
    </style:style>
    <style:style style:name="T1291" style:family="text">
      <style:text-properties fo:font-size="11.00pt" fo:font-weight="normal" fo:font-family="Calibri" style:font-family-asian="Calibri" style:font-family-complex="Calibri" fo:background-color="transparent" style:use-window-font-color="true"/>
    </style:style>
    <style:style style:name="T1292" style:family="text">
      <style:text-properties fo:font-size="11.00pt" fo:font-weight="bold" fo:font-family="Calibri" style:font-family-asian="Calibri" style:font-family-complex="Calibri" fo:background-color="transparent" style:use-window-font-color="true"/>
    </style:style>
    <style:style style:name="T1293" style:family="text">
      <style:text-properties fo:font-size="11.00pt" fo:font-weight="normal" fo:font-family="Calibri" style:font-family-asian="Calibri" style:font-family-complex="Calibri" fo:background-color="transparent" style:use-window-font-color="true"/>
    </style:style>
    <style:style style:name="T1294" style:family="text">
      <style:text-properties fo:font-size="11.00pt" fo:font-weight="bold" fo:font-family="Calibri" style:font-family-asian="Calibri" style:font-family-complex="Calibri" fo:background-color="transparent" style:use-window-font-color="true"/>
    </style:style>
    <style:style style:name="T1295" style:family="text">
      <style:text-properties fo:font-size="11.00pt" fo:font-weight="normal" fo:font-family="Calibri" style:font-family-asian="Calibri" style:font-family-complex="Calibri" fo:background-color="transparent" style:use-window-font-color="true"/>
    </style:style>
    <style:style style:name="T1296" style:family="text">
      <style:text-properties fo:font-size="11.00pt" fo:font-weight="bold" fo:font-family="Calibri" style:font-family-asian="Calibri" style:font-family-complex="Calibri" fo:background-color="transparent" style:use-window-font-color="true"/>
    </style:style>
    <style:style style:name="T1297" style:family="text">
      <style:text-properties fo:font-size="11.00pt" fo:font-weight="normal" fo:font-family="Calibri" style:font-family-asian="Calibri" style:font-family-complex="Calibri" fo:background-color="transparent" style:use-window-font-color="true"/>
    </style:style>
    <style:style style:name="T1298" style:family="text">
      <style:text-properties fo:font-size="11.00pt" fo:font-weight="bold" fo:font-family="Calibri" style:font-family-asian="Calibri" style:font-family-complex="Calibri" fo:background-color="transparent" style:use-window-font-color="true"/>
    </style:style>
    <style:style style:name="T1299" style:family="text">
      <style:text-properties fo:font-size="11.00pt" fo:font-weight="normal" fo:font-family="Calibri" style:font-family-asian="Calibri" style:font-family-complex="Calibri" fo:background-color="transparent" style:use-window-font-color="true"/>
    </style:style>
    <style:style style:name="T1300" style:family="text">
      <style:text-properties fo:font-size="11.00pt" fo:font-weight="normal" fo:font-family="Calibri" style:font-family-asian="Calibri" style:font-family-complex="Calibri" fo:background-color="transparent" style:use-window-font-color="true"/>
    </style:style>
    <style:style style:name="T1301" style:family="text">
      <style:text-properties fo:font-size="11.00pt" fo:font-weight="normal" fo:font-family="Calibri" style:font-family-asian="Calibri" style:font-family-complex="Calibri" fo:background-color="transparent" style:use-window-font-color="true"/>
    </style:style>
    <style:style style:name="T1302" style:family="text">
      <style:text-properties fo:font-size="11.00pt" fo:font-weight="bold" fo:font-family="Calibri" style:font-family-asian="Calibri" style:font-family-complex="Calibri" fo:background-color="transparent" style:use-window-font-color="true"/>
    </style:style>
    <style:style style:name="T1303" style:family="text">
      <style:text-properties fo:font-size="11.00pt" fo:font-weight="normal" fo:font-family="Calibri" style:font-family-asian="Calibri" style:font-family-complex="Calibri" fo:background-color="transparent" style:use-window-font-color="true"/>
    </style:style>
    <style:style style:name="T1304" style:family="text">
      <style:text-properties fo:font-size="11.00pt" fo:font-weight="bold" fo:font-family="Calibri" style:font-family-asian="Calibri" style:font-family-complex="Calibri" fo:background-color="transparent" style:use-window-font-color="true"/>
    </style:style>
    <style:style style:name="T1305" style:family="text">
      <style:text-properties fo:font-size="11.00pt" fo:font-weight="normal" fo:font-family="Calibri" style:font-family-asian="Calibri" style:font-family-complex="Calibri" fo:background-color="transparent" style:use-window-font-color="true"/>
    </style:style>
    <style:style style:name="T1306" style:family="text">
      <style:text-properties fo:font-size="11.00pt" fo:font-weight="bold" fo:font-family="Calibri" style:font-family-asian="Calibri" style:font-family-complex="Calibri" fo:background-color="transparent" style:use-window-font-color="true"/>
    </style:style>
    <style:style style:name="T1307" style:family="text">
      <style:text-properties fo:font-size="11.00pt" fo:font-weight="normal" fo:font-family="Calibri" style:font-family-asian="Calibri" style:font-family-complex="Calibri" fo:background-color="transparent" style:use-window-font-color="true"/>
    </style:style>
    <style:style style:name="T1308" style:family="text">
      <style:text-properties fo:font-size="11.00pt" fo:font-weight="bold" fo:font-family="Calibri" style:font-family-asian="Calibri" style:font-family-complex="Calibri" fo:background-color="transparent" style:use-window-font-color="true"/>
    </style:style>
    <style:style style:name="T1309" style:family="text">
      <style:text-properties fo:font-size="11.00pt" fo:font-weight="normal" fo:font-family="Calibri" style:font-family-asian="Calibri" style:font-family-complex="Calibri" fo:background-color="transparent" style:use-window-font-color="true"/>
    </style:style>
    <style:style style:name="T1310" style:family="text">
      <style:text-properties fo:font-size="11.00pt" fo:font-weight="normal" fo:font-family="Calibri" style:font-family-asian="Calibri" style:font-family-complex="Calibri" fo:background-color="transparent" style:use-window-font-color="true"/>
    </style:style>
    <style:style style:name="T1311" style:family="text">
      <style:text-properties fo:font-size="11.00pt" fo:font-weight="normal" fo:font-family="Calibri" style:font-family-asian="Calibri" style:font-family-complex="Calibri" fo:background-color="transparent" style:use-window-font-color="true"/>
    </style:style>
    <style:style style:name="T1312" style:family="text">
      <style:text-properties fo:font-size="11.00pt" fo:font-weight="normal" fo:font-family="Calibri" style:font-family-asian="Calibri" style:font-family-complex="Calibri" fo:background-color="transparent" style:use-window-font-color="true"/>
    </style:style>
    <style:style style:name="T1313" style:family="text">
      <style:text-properties fo:font-size="11.00pt" fo:font-weight="normal" fo:font-family="Calibri" style:font-family-asian="Calibri" style:font-family-complex="Calibri" fo:background-color="transparent" style:use-window-font-color="true"/>
    </style:style>
    <style:style style:name="T1314" style:family="text">
      <style:text-properties fo:font-size="11.00pt" fo:font-weight="bold" fo:font-family="Calibri" style:font-family-asian="Calibri" style:font-family-complex="Calibri" fo:background-color="transparent" style:use-window-font-color="true"/>
    </style:style>
    <style:style style:name="T1315" style:family="text">
      <style:text-properties fo:font-size="11.00pt" fo:font-weight="normal" fo:font-family="Calibri" style:font-family-asian="Calibri" style:font-family-complex="Calibri" fo:background-color="transparent" style:use-window-font-color="true"/>
    </style:style>
    <style:style style:name="T1316" style:family="text">
      <style:text-properties fo:font-size="11.00pt" fo:font-weight="bold" fo:font-family="Calibri" style:font-family-asian="Calibri" style:font-family-complex="Calibri" fo:background-color="transparent" style:use-window-font-color="true"/>
    </style:style>
    <style:style style:name="T1317" style:family="text">
      <style:text-properties fo:font-size="11.00pt" fo:font-weight="normal" fo:font-family="Calibri" style:font-family-asian="Calibri" style:font-family-complex="Calibri" fo:background-color="transparent" style:use-window-font-color="true"/>
    </style:style>
    <style:style style:name="T1318" style:family="text">
      <style:text-properties fo:font-size="11.00pt" fo:font-weight="bold" fo:font-family="Calibri" style:font-family-asian="Calibri" style:font-family-complex="Calibri" fo:background-color="transparent" style:use-window-font-color="true"/>
    </style:style>
    <style:style style:name="T1319" style:family="text">
      <style:text-properties fo:font-size="11.00pt" fo:font-weight="normal" fo:font-family="Calibri" style:font-family-asian="Calibri" style:font-family-complex="Calibri" fo:background-color="transparent" style:use-window-font-color="true"/>
    </style:style>
    <style:style style:name="T1320" style:family="text">
      <style:text-properties fo:font-size="11.00pt" fo:font-weight="normal" fo:font-family="Calibri" style:font-family-asian="Calibri" style:font-family-complex="Calibri" fo:background-color="transparent" style:use-window-font-color="true"/>
    </style:style>
    <style:style style:name="T1321" style:family="text">
      <style:text-properties fo:font-size="11.00pt" fo:font-weight="bold" fo:font-family="Calibri" style:font-family-asian="Calibri" style:font-family-complex="Calibri" fo:background-color="transparent" style:use-window-font-color="true"/>
    </style:style>
    <style:style style:name="T1322" style:family="text">
      <style:text-properties fo:font-size="11.00pt" fo:font-weight="normal" fo:font-family="Calibri" style:font-family-asian="Calibri" style:font-family-complex="Calibri" fo:background-color="transparent" style:use-window-font-color="true"/>
    </style:style>
    <style:style style:name="T1323" style:family="text">
      <style:text-properties fo:font-size="11.00pt" fo:font-weight="bold" fo:font-family="Calibri" style:font-family-asian="Calibri" style:font-family-complex="Calibri" fo:background-color="transparent" style:use-window-font-color="true"/>
    </style:style>
    <style:style style:name="T1324" style:family="text">
      <style:text-properties fo:font-size="11.00pt" fo:font-weight="normal" fo:font-family="Calibri" style:font-family-asian="Calibri" style:font-family-complex="Calibri" fo:background-color="transparent" style:use-window-font-color="true"/>
    </style:style>
    <style:style style:name="T1325" style:family="text">
      <style:text-properties fo:font-size="11.00pt" fo:font-weight="bold" fo:font-family="Calibri" style:font-family-asian="Calibri" style:font-family-complex="Calibri" fo:background-color="transparent" style:use-window-font-color="true"/>
    </style:style>
    <style:style style:name="T1326" style:family="text">
      <style:text-properties fo:font-size="11.00pt" fo:font-weight="normal" fo:font-family="Calibri" style:font-family-asian="Calibri" style:font-family-complex="Calibri" fo:background-color="transparent" style:use-window-font-color="true"/>
    </style:style>
    <style:style style:name="T1327" style:family="text">
      <style:text-properties fo:font-size="11.00pt" fo:font-weight="bold" fo:font-family="Calibri" style:font-family-asian="Calibri" style:font-family-complex="Calibri" fo:background-color="transparent" style:use-window-font-color="true"/>
    </style:style>
    <style:style style:name="T1328" style:family="text">
      <style:text-properties fo:font-size="11.00pt" fo:font-weight="normal" fo:font-family="Calibri" style:font-family-asian="Calibri" style:font-family-complex="Calibri" fo:background-color="transparent" style:use-window-font-color="true"/>
    </style:style>
    <style:style style:name="T1329" style:family="text">
      <style:text-properties fo:font-size="11.00pt" fo:font-weight="normal" fo:font-family="Calibri" style:font-family-asian="Calibri" style:font-family-complex="Calibri" fo:background-color="transparent" style:use-window-font-color="true"/>
    </style:style>
    <style:style style:name="T1330" style:family="text">
      <style:text-properties fo:font-size="11.00pt" fo:font-weight="normal" fo:font-family="Calibri" style:font-family-asian="Calibri" style:font-family-complex="Calibri" fo:background-color="transparent" style:use-window-font-color="true"/>
    </style:style>
    <style:style style:name="T1331" style:family="text">
      <style:text-properties fo:font-size="11.00pt" fo:font-weight="bold" fo:font-family="Calibri" style:font-family-asian="Calibri" style:font-family-complex="Calibri" fo:background-color="transparent" style:use-window-font-color="true"/>
    </style:style>
    <style:style style:name="T1332" style:family="text">
      <style:text-properties fo:font-size="11.00pt" fo:font-weight="normal" fo:font-family="Calibri" style:font-family-asian="Calibri" style:font-family-complex="Calibri" fo:background-color="transparent" style:use-window-font-color="true"/>
    </style:style>
    <style:style style:name="T1333" style:family="text">
      <style:text-properties fo:font-size="11.00pt" fo:font-weight="bold" fo:font-family="Calibri" style:font-family-asian="Calibri" style:font-family-complex="Calibri" fo:background-color="transparent" style:use-window-font-color="true"/>
    </style:style>
    <style:style style:name="T1334" style:family="text">
      <style:text-properties fo:font-size="11.00pt" fo:font-weight="normal" fo:font-family="Calibri" style:font-family-asian="Calibri" style:font-family-complex="Calibri" fo:background-color="transparent" style:use-window-font-color="true"/>
    </style:style>
    <style:style style:name="T1335" style:family="text">
      <style:text-properties fo:font-size="11.00pt" fo:font-weight="bold" fo:font-family="Calibri" style:font-family-asian="Calibri" style:font-family-complex="Calibri" fo:background-color="transparent" style:use-window-font-color="true"/>
    </style:style>
    <style:style style:name="T1336" style:family="text">
      <style:text-properties fo:font-size="11.00pt" fo:font-weight="normal" fo:font-family="Calibri" style:font-family-asian="Calibri" style:font-family-complex="Calibri" fo:background-color="transparent" style:use-window-font-color="true"/>
    </style:style>
    <style:style style:name="T1337" style:family="text">
      <style:text-properties fo:font-size="11.00pt" fo:font-weight="bold" fo:font-family="Calibri" style:font-family-asian="Calibri" style:font-family-complex="Calibri" fo:background-color="transparent" style:use-window-font-color="true"/>
    </style:style>
    <style:style style:name="T1338" style:family="text">
      <style:text-properties fo:font-size="11.00pt" fo:font-weight="normal" fo:font-family="Calibri" style:font-family-asian="Calibri" style:font-family-complex="Calibri" fo:background-color="transparent" style:use-window-font-color="true"/>
    </style:style>
    <style:style style:name="T1339" style:family="text">
      <style:text-properties fo:font-size="11.00pt" fo:font-weight="bold" fo:font-family="Calibri" style:font-family-asian="Calibri" style:font-family-complex="Calibri" fo:background-color="transparent" style:use-window-font-color="true"/>
    </style:style>
    <style:style style:name="T1340" style:family="text">
      <style:text-properties fo:font-size="11.00pt" fo:font-weight="normal" fo:font-family="Calibri" style:font-family-asian="Calibri" style:font-family-complex="Calibri" fo:background-color="transparent" style:use-window-font-color="true"/>
    </style:style>
    <style:style style:name="T1341" style:family="text">
      <style:text-properties fo:font-size="11.00pt" fo:font-weight="normal" fo:font-family="Calibri" style:font-family-asian="Calibri" style:font-family-complex="Calibri" fo:background-color="transparent" style:use-window-font-color="true"/>
    </style:style>
    <style:style style:name="T1342" style:family="text">
      <style:text-properties fo:font-size="11.00pt" fo:font-weight="normal" fo:font-family="Calibri" style:font-family-asian="Calibri" style:font-family-complex="Calibri" fo:background-color="transparent" style:use-window-font-color="true"/>
    </style:style>
    <style:style style:name="T1343" style:family="text">
      <style:text-properties fo:font-size="11.00pt" fo:font-weight="normal" fo:font-family="Calibri" style:font-family-asian="Calibri" style:font-family-complex="Calibri" fo:background-color="transparent" style:use-window-font-color="true"/>
    </style:style>
    <style:style style:name="T1344" style:family="text">
      <style:text-properties fo:font-size="11.00pt" fo:font-weight="normal" fo:font-family="Calibri" style:font-family-asian="Calibri" style:font-family-complex="Calibri" fo:background-color="transparent" style:use-window-font-color="true"/>
    </style:style>
    <style:style style:name="T1345" style:family="text">
      <style:text-properties fo:font-size="11.00pt" fo:font-weight="bold" fo:font-family="Calibri" style:font-family-asian="Calibri" style:font-family-complex="Calibri" fo:background-color="transparent" style:use-window-font-color="true"/>
    </style:style>
    <style:style style:name="T1346" style:family="text">
      <style:text-properties fo:font-size="11.00pt" fo:font-weight="normal" fo:font-family="Calibri" style:font-family-asian="Calibri" style:font-family-complex="Calibri" fo:background-color="transparent" style:use-window-font-color="true"/>
    </style:style>
    <style:style style:name="T1347" style:family="text">
      <style:text-properties fo:font-size="11.00pt" fo:font-weight="bold" fo:font-family="Calibri" style:font-family-asian="Calibri" style:font-family-complex="Calibri" fo:background-color="transparent" style:use-window-font-color="true"/>
    </style:style>
    <style:style style:name="T1348" style:family="text">
      <style:text-properties fo:font-size="11.00pt" fo:font-weight="normal" fo:font-family="Calibri" style:font-family-asian="Calibri" style:font-family-complex="Calibri" fo:background-color="transparent" style:use-window-font-color="true"/>
    </style:style>
    <style:style style:name="T1349" style:family="text">
      <style:text-properties fo:font-size="11.00pt" fo:font-weight="bold" fo:font-family="Calibri" style:font-family-asian="Calibri" style:font-family-complex="Calibri" fo:background-color="transparent" style:use-window-font-color="true"/>
    </style:style>
    <style:style style:name="T1350" style:family="text">
      <style:text-properties fo:font-size="11.00pt" fo:font-weight="normal" fo:font-family="Calibri" style:font-family-asian="Calibri" style:font-family-complex="Calibri" fo:background-color="transparent" style:use-window-font-color="true"/>
    </style:style>
    <style:style style:name="T1351" style:family="text">
      <style:text-properties fo:font-size="11.00pt" fo:font-weight="bold" fo:font-family="Calibri" style:font-family-asian="Calibri" style:font-family-complex="Calibri" fo:background-color="transparent" style:use-window-font-color="true"/>
    </style:style>
    <style:style style:name="T1352" style:family="text">
      <style:text-properties fo:font-size="11.00pt" fo:font-weight="normal" fo:font-family="Calibri" style:font-family-asian="Calibri" style:font-family-complex="Calibri" fo:background-color="transparent" style:use-window-font-color="true"/>
    </style:style>
    <style:style style:name="T1353" style:family="text">
      <style:text-properties fo:font-size="11.00pt" fo:font-weight="bold" fo:font-family="Calibri" style:font-family-asian="Calibri" style:font-family-complex="Calibri" fo:background-color="transparent" style:use-window-font-color="true"/>
    </style:style>
    <style:style style:name="T1354" style:family="text">
      <style:text-properties fo:font-size="11.00pt" fo:font-weight="normal" fo:font-family="Calibri" style:font-family-asian="Calibri" style:font-family-complex="Calibri" fo:background-color="transparent" style:use-window-font-color="true"/>
    </style:style>
    <style:style style:name="T1355" style:family="text">
      <style:text-properties fo:font-size="11.00pt" fo:font-weight="bold" fo:font-family="Calibri" style:font-family-asian="Calibri" style:font-family-complex="Calibri" fo:background-color="transparent" style:use-window-font-color="true"/>
    </style:style>
    <style:style style:name="T1356" style:family="text">
      <style:text-properties fo:font-size="11.00pt" fo:font-weight="normal" fo:font-family="Calibri" style:font-family-asian="Calibri" style:font-family-complex="Calibri" fo:background-color="transparent" style:use-window-font-color="true"/>
    </style:style>
    <style:style style:name="T1357" style:family="text">
      <style:text-properties fo:font-size="11.00pt" fo:font-weight="bold" fo:font-family="Calibri" style:font-family-asian="Calibri" style:font-family-complex="Calibri" fo:background-color="transparent" style:use-window-font-color="true"/>
    </style:style>
    <style:style style:name="T1358" style:family="text">
      <style:text-properties fo:font-size="11.00pt" fo:font-weight="normal" fo:font-family="Calibri" style:font-family-asian="Calibri" style:font-family-complex="Calibri" fo:background-color="transparent" style:use-window-font-color="true"/>
    </style:style>
    <style:style style:name="T1359" style:family="text">
      <style:text-properties fo:font-size="11.00pt" fo:font-weight="normal" fo:font-family="Calibri" style:font-family-asian="Calibri" style:font-family-complex="Calibri" fo:background-color="transparent" style:use-window-font-color="true"/>
    </style:style>
    <style:style style:name="T1360" style:family="text">
      <style:text-properties fo:font-size="11.00pt" fo:font-weight="normal" fo:font-family="Calibri" style:font-family-asian="Calibri" style:font-family-complex="Calibri" fo:background-color="transparent" style:use-window-font-color="true"/>
    </style:style>
    <style:style style:name="T136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text:list-style style:name="L2">
      <text:list-level-style-bullet text:level="1" text:bullet-char="•">
        <style:list-level-properties text:space-before="18.00pt" text:min-label-width="18.00pt"/>
        <style:text-properties fo:font-family="Symbol"/>
      </text:list-level-style-bullet>
    </text:list-style>
    <style:style style:name="P2" style:family="paragraph">
      <style:paragraph-properties fo:line-height="115.00%" fo:text-align="left" fo:margin-bottom="10.00pt"/>
    </style:style>
    <style:style style:name="P3" style:family="paragraph">
      <style:paragraph-properties fo:line-height="115.00%" fo:text-align="left" fo:margin-left="18.00pt" fo:text-indent="0.00pt" fo:margin-bottom="10.00pt"/>
    </style:style>
    <style:style style:name="P4" style:family="paragraph">
      <style:paragraph-properties fo:line-height="115.00%" fo:text-align="left" fo:margin-bottom="10.00pt"/>
    </style:style>
    <text:list-style style:name="L5">
      <text:list-level-style-bullet text:level="1" text:bullet-char="•">
        <style:list-level-properties text:space-before="18.00pt" text:min-label-width="18.00pt"/>
        <style:text-properties fo:font-family="Symbol"/>
      </text:list-level-style-bullet>
    </text:list-style>
    <style:style style:name="P5" style:family="paragraph">
      <style:paragraph-properties fo:line-height="115.00%" fo:text-align="left" fo:margin-bottom="10.00pt"/>
    </style:style>
    <style:style style:name="P6" style:family="paragraph">
      <style:paragraph-properties fo:line-height="115.00%" fo:text-align="left" fo:margin-left="18.00pt" fo:text-indent="0.00pt" fo:margin-bottom="10.00pt"/>
    </style:style>
    <style:style style:name="P7" style:family="paragraph">
      <style:paragraph-properties fo:line-height="115.00%" fo:text-align="left" fo:margin-left="18.00pt" fo:text-indent="0.00pt" fo:margin-bottom="10.00pt"/>
    </style:style>
    <text:list-style style:name="L8">
      <text:list-level-style-bullet text:level="1" text:bullet-char="•">
        <style:list-level-properties text:space-before="36.00pt" text:min-label-width="18.00pt"/>
        <style:text-properties fo:font-family="Symbol"/>
      </text:list-level-style-bullet>
    </text:list-style>
    <style:style style:name="P8" style:family="paragraph">
      <style:paragraph-properties fo:line-height="115.00%" fo:text-align="left" fo:margin-bottom="10.00pt"/>
    </style:style>
    <style:style style:name="P9" style:family="paragraph">
      <style:paragraph-properties fo:line-height="115.00%" fo:text-align="left" fo:margin-bottom="10.00pt"/>
    </style:style>
    <style:style style:name="P10" style:family="paragraph">
      <style:paragraph-properties fo:line-height="115.00%" fo:text-align="left" fo:margin-bottom="10.00pt"/>
    </style:style>
    <text:list-style style:name="L11">
      <text:list-level-style-bullet text:level="1" text:bullet-char="•">
        <style:list-level-properties text:space-before="18.00pt" text:min-label-width="18.00pt"/>
        <style:text-properties fo:font-family="Symbol"/>
      </text:list-level-style-bullet>
    </text:list-style>
    <style:style style:name="P11" style:family="paragraph">
      <style:paragraph-properties fo:line-height="115.00%" fo:text-align="left" fo:margin-bottom="10.00pt"/>
    </style:style>
    <style:style style:name="P12" style:family="paragraph">
      <style:paragraph-properties fo:line-height="115.00%" fo:text-align="left" fo:margin-bottom="10.00pt"/>
    </style:style>
    <style:style style:name="P13" style:family="paragraph">
      <style:paragraph-properties fo:line-height="115.00%" fo:text-align="left" fo:margin-bottom="10.00pt"/>
    </style:style>
    <text:list-style style:name="L14">
      <text:list-level-style-bullet text:level="1" text:bullet-char="•">
        <style:list-level-properties text:space-before="18.00pt" text:min-label-width="18.00pt"/>
        <style:text-properties fo:font-family="Symbol"/>
      </text:list-level-style-bullet>
    </text:list-style>
    <style:style style:name="P14" style:family="paragraph">
      <style:paragraph-properties fo:line-height="115.00%" fo:text-align="left" fo:margin-bottom="10.00pt"/>
    </style:style>
    <style:style style:name="P15" style:family="paragraph">
      <style:paragraph-properties fo:line-height="115.00%" fo:text-align="left" fo:margin-bottom="10.00pt"/>
    </style:style>
    <style:style style:name="P16" style:family="paragraph">
      <style:paragraph-properties fo:line-height="115.00%" fo:text-align="left" fo:margin-bottom="10.00pt"/>
    </style:style>
    <text:list-style style:name="L17">
      <text:list-level-style-bullet text:level="1" text:bullet-char="•">
        <style:list-level-properties text:space-before="18.00pt" text:min-label-width="18.00pt"/>
        <style:text-properties fo:font-family="Symbol"/>
      </text:list-level-style-bullet>
    </text:list-style>
    <style:style style:name="P17" style:family="paragraph">
      <style:paragraph-properties fo:line-height="115.00%" fo:text-align="left" fo:margin-bottom="10.00pt"/>
    </style:style>
    <style:style style:name="P18" style:family="paragraph">
      <style:paragraph-properties fo:line-height="115.00%" fo:text-align="left" fo:margin-bottom="10.00pt"/>
    </style:style>
    <style:style style:name="P19" style:family="paragraph">
      <style:paragraph-properties fo:line-height="115.00%" fo:text-align="left" fo:margin-bottom="10.00pt"/>
    </style:style>
    <text:list-style style:name="L20">
      <text:list-level-style-bullet text:level="1" text:bullet-char="•">
        <style:list-level-properties text:space-before="18.00pt" text:min-label-width="18.00pt"/>
        <style:text-properties fo:font-family="Symbol"/>
      </text:list-level-style-bullet>
    </text:list-style>
    <style:style style:name="P20" style:family="paragraph">
      <style:paragraph-properties fo:line-height="115.00%" fo:text-align="left" fo:margin-bottom="10.00pt"/>
    </style:style>
    <style:style style:name="P21" style:family="paragraph">
      <style:paragraph-properties fo:line-height="115.00%" fo:text-align="left" fo:margin-left="18.00pt" fo:text-indent="0.00pt" fo:margin-bottom="10.00pt"/>
    </style:style>
    <style:style style:name="P22" style:family="paragraph">
      <style:paragraph-properties fo:line-height="115.00%" fo:text-align="left" fo:margin-bottom="10.00pt"/>
    </style:style>
    <text:list-style style:name="L23">
      <text:list-level-style-bullet text:level="1" text:bullet-char="•">
        <style:list-level-properties text:space-before="18.00pt" text:min-label-width="18.00pt"/>
        <style:text-properties fo:font-family="Symbol"/>
      </text:list-level-style-bullet>
    </text:list-style>
    <style:style style:name="P23" style:family="paragraph">
      <style:paragraph-properties fo:line-height="115.00%" fo:text-align="left" fo:margin-bottom="10.00pt"/>
    </style:style>
    <style:style style:name="P24" style:family="paragraph">
      <style:paragraph-properties fo:line-height="115.00%" fo:text-align="left" fo:margin-left="18.00pt" fo:text-indent="0.00pt" fo:margin-bottom="10.00pt"/>
    </style:style>
    <style:style style:name="P25" style:family="paragraph">
      <style:paragraph-properties fo:line-height="115.00%" fo:text-align="left" fo:margin-bottom="10.00pt"/>
    </style:style>
    <text:list-style style:name="L26">
      <text:list-level-style-bullet text:level="1" text:bullet-char="•">
        <style:list-level-properties text:space-before="18.00pt" text:min-label-width="18.00pt"/>
        <style:text-properties fo:font-family="Symbol"/>
      </text:list-level-style-bullet>
    </text:list-style>
    <style:style style:name="P26" style:family="paragraph">
      <style:paragraph-properties fo:line-height="115.00%" fo:text-align="left" fo:margin-bottom="10.00pt"/>
    </style:style>
    <style:style style:name="P27" style:family="paragraph">
      <style:paragraph-properties fo:line-height="115.00%" fo:text-align="left" fo:margin-bottom="10.00pt"/>
    </style:style>
    <text:list-style style:name="L28">
      <text:list-level-style-bullet text:level="1" text:bullet-char="•">
        <style:list-level-properties text:space-before="18.00pt" text:min-label-width="18.00pt"/>
        <style:text-properties fo:font-family="Symbol"/>
      </text:list-level-style-bullet>
    </text:list-style>
    <style:style style:name="P28" style:family="paragraph">
      <style:paragraph-properties fo:line-height="115.00%" fo:text-align="left" fo:margin-bottom="10.00pt"/>
    </style:style>
    <style:style style:name="P29" style:family="paragraph">
      <style:paragraph-properties fo:line-height="100.00%" fo:text-align="left" fo:margin-left="18.00pt" fo:text-indent="0.00pt" fo:margin-bottom="10.00pt"/>
    </style:style>
    <style:style style:name="P30" style:family="paragraph">
      <style:paragraph-properties fo:line-height="115.00%" fo:text-align="left" fo:margin-left="18.00pt" fo:text-indent="0.00pt" fo:margin-bottom="10.00pt"/>
    </style:style>
    <style:style style:name="P31" style:family="paragraph">
      <style:paragraph-properties fo:line-height="115.00%" fo:text-align="left" fo:margin-bottom="10.00pt"/>
    </style:style>
    <style:style style:name="P32" style:family="paragraph">
      <style:paragraph-properties fo:line-height="115.00%" fo:text-align="left" fo:margin-bottom="10.00pt"/>
    </style:style>
    <style:style style:name="P33" style:family="paragraph">
      <style:paragraph-properties fo:line-height="100.00%" fo:text-align="left" fo:margin-bottom="10.00pt"/>
    </style:style>
    <style:style style:name="P34" style:family="paragraph">
      <style:paragraph-properties fo:line-height="115.00%" fo:text-align="left" fo:margin-bottom="10.00pt"/>
    </style:style>
    <style:style style:name="P35" style:family="paragraph">
      <style:paragraph-properties fo:line-height="100.00%" fo:text-align="left" fo:margin-bottom="10.00pt"/>
    </style:style>
    <style:style style:name="P36" style:family="paragraph">
      <style:paragraph-properties fo:line-height="115.00%" fo:text-align="left" fo:margin-bottom="10.00pt"/>
    </style:style>
    <text:list-style style:name="L37">
      <text:list-level-style-bullet text:level="1" text:bullet-char="•">
        <style:list-level-properties text:space-before="18.00pt" text:min-label-width="18.00pt"/>
        <style:text-properties fo:font-family="Symbol"/>
      </text:list-level-style-bullet>
    </text:list-style>
    <style:style style:name="P37" style:family="paragraph">
      <style:paragraph-properties fo:line-height="115.00%" fo:text-align="left" fo:margin-bottom="10.00pt"/>
    </style:style>
    <style:style style:name="P38" style:family="paragraph">
      <style:paragraph-properties fo:line-height="115.00%" fo:text-align="left" fo:margin-bottom="10.00pt"/>
    </style:style>
    <text:list-style style:name="L39">
      <text:list-level-style-bullet text:level="1" text:bullet-char="•">
        <style:list-level-properties text:space-before="18.00pt" text:min-label-width="18.00pt"/>
        <style:text-properties fo:font-family="Symbol"/>
      </text:list-level-style-bullet>
    </text:list-style>
    <style:style style:name="P39" style:family="paragraph">
      <style:paragraph-properties fo:line-height="115.00%" fo:text-align="left" fo:margin-bottom="10.00pt"/>
    </style:style>
    <style:style style:name="P40" style:family="paragraph">
      <style:paragraph-properties fo:line-height="115.00%" fo:text-align="left" fo:margin-bottom="10.00pt"/>
    </style:style>
    <text:list-style style:name="L41">
      <text:list-level-style-bullet text:level="1" text:bullet-char="•">
        <style:list-level-properties text:space-before="18.00pt" text:min-label-width="18.00pt"/>
        <style:text-properties fo:font-family="Symbol"/>
      </text:list-level-style-bullet>
    </text:list-style>
    <style:style style:name="P41" style:family="paragraph">
      <style:paragraph-properties fo:line-height="115.00%" fo:text-align="left" fo:margin-bottom="10.00pt"/>
    </style:style>
    <style:style style:name="P42" style:family="paragraph">
      <style:paragraph-properties fo:line-height="115.00%" fo:text-align="left" fo:margin-bottom="10.00pt"/>
    </style:style>
    <style:style style:name="P43" style:family="paragraph">
      <style:paragraph-properties fo:line-height="115.00%" fo:text-align="left" fo:margin-bottom="10.00pt"/>
    </style:style>
    <style:style style:name="P44" style:family="paragraph">
      <style:paragraph-properties fo:line-height="100.00%" fo:text-align="left" fo:margin-bottom="10.00pt"/>
    </style:style>
    <style:style style:name="P45" style:family="paragraph">
      <style:paragraph-properties fo:line-height="115.00%" fo:text-align="left" fo:margin-bottom="10.00pt"/>
    </style:style>
    <text:list-style style:name="L46">
      <text:list-level-style-bullet text:level="1" text:bullet-char="•">
        <style:list-level-properties text:space-before="18.00pt" text:min-label-width="18.00pt"/>
        <style:text-properties fo:font-family="Symbol"/>
      </text:list-level-style-bullet>
    </text:list-style>
    <style:style style:name="P46" style:family="paragraph">
      <style:paragraph-properties fo:line-height="115.00%" fo:text-align="left" fo:margin-bottom="10.00pt"/>
    </style:style>
    <style:style style:name="P47" style:family="paragraph">
      <style:paragraph-properties fo:line-height="115.00%" fo:text-align="left" fo:margin-bottom="10.00pt"/>
    </style:style>
    <style:style style:name="P48" style:family="paragraph">
      <style:paragraph-properties fo:line-height="115.00%" fo:text-align="left" fo:margin-bottom="10.00pt"/>
    </style:style>
    <text:list-style style:name="L49">
      <text:list-level-style-bullet text:level="1" text:bullet-char="•">
        <style:list-level-properties text:space-before="18.00pt" text:min-label-width="18.00pt"/>
        <style:text-properties fo:font-family="Symbol"/>
      </text:list-level-style-bullet>
    </text:list-style>
    <style:style style:name="P49" style:family="paragraph">
      <style:paragraph-properties fo:line-height="115.00%" fo:text-align="left" fo:margin-bottom="10.00pt"/>
    </style:style>
    <style:style style:name="P50" style:family="paragraph">
      <style:paragraph-properties fo:line-height="115.00%" fo:text-align="left" fo:margin-bottom="10.00pt"/>
    </style:style>
    <style:style style:name="P51" style:family="paragraph">
      <style:paragraph-properties fo:line-height="115.00%" fo:text-align="left" fo:margin-bottom="10.00pt"/>
    </style:style>
    <text:list-style style:name="L52">
      <text:list-level-style-bullet text:level="1" text:bullet-char="•">
        <style:list-level-properties text:space-before="18.00pt" text:min-label-width="18.00pt"/>
        <style:text-properties fo:font-family="Symbol"/>
      </text:list-level-style-bullet>
    </text:list-style>
    <style:style style:name="P52" style:family="paragraph">
      <style:paragraph-properties fo:line-height="115.00%" fo:text-align="left" fo:margin-bottom="10.00pt"/>
    </style:style>
    <style:style style:name="P53" style:family="paragraph">
      <style:paragraph-properties fo:line-height="115.00%" fo:text-align="left" fo:margin-bottom="10.00pt"/>
    </style:style>
    <style:style style:name="P54" style:family="paragraph">
      <style:paragraph-properties fo:line-height="115.00%" fo:text-align="left" fo:margin-bottom="10.00pt"/>
    </style:style>
    <text:list-style style:name="L55">
      <text:list-level-style-bullet text:level="1" text:bullet-char="•">
        <style:list-level-properties text:space-before="18.00pt" text:min-label-width="18.00pt"/>
        <style:text-properties fo:font-family="Symbol"/>
      </text:list-level-style-bullet>
    </text:list-style>
    <style:style style:name="P55" style:family="paragraph">
      <style:paragraph-properties fo:line-height="115.00%" fo:text-align="left" fo:margin-bottom="10.00pt"/>
    </style:style>
    <style:style style:name="P56" style:family="paragraph">
      <style:paragraph-properties fo:line-height="115.00%" fo:text-align="left" fo:margin-bottom="10.00pt"/>
    </style:style>
    <style:style style:name="P57" style:family="paragraph">
      <style:paragraph-properties fo:line-height="115.00%" fo:text-align="left" fo:margin-bottom="10.00pt"/>
    </style:style>
    <text:list-style style:name="L58">
      <text:list-level-style-bullet text:level="1" text:bullet-char="•">
        <style:list-level-properties text:space-before="18.00pt" text:min-label-width="18.00pt"/>
        <style:text-properties fo:font-family="Symbol"/>
      </text:list-level-style-bullet>
    </text:list-style>
    <style:style style:name="P58" style:family="paragraph">
      <style:paragraph-properties fo:line-height="115.00%" fo:text-align="left" fo:margin-bottom="10.00pt"/>
    </style:style>
    <style:style style:name="P59" style:family="paragraph">
      <style:paragraph-properties fo:line-height="115.00%" fo:text-align="left" fo:margin-bottom="10.00pt"/>
    </style:style>
    <text:list-style style:name="L60">
      <text:list-level-style-bullet text:level="1" text:bullet-char="•">
        <style:list-level-properties text:space-before="18.00pt" text:min-label-width="18.00pt"/>
        <style:text-properties fo:font-family="Symbol"/>
      </text:list-level-style-bullet>
    </text:list-style>
    <style:style style:name="P60" style:family="paragraph">
      <style:paragraph-properties fo:line-height="115.00%" fo:text-align="left" fo:margin-bottom="10.00pt"/>
    </style:style>
    <style:style style:name="P61" style:family="paragraph">
      <style:paragraph-properties fo:line-height="115.00%" fo:text-align="left" fo:margin-bottom="10.00pt"/>
    </style:style>
    <style:style style:name="P62" style:family="paragraph">
      <style:paragraph-properties fo:line-height="115.00%" fo:text-align="left" fo:margin-bottom="10.00pt"/>
    </style:style>
    <text:list-style style:name="L63">
      <text:list-level-style-bullet text:level="1" text:bullet-char="•">
        <style:list-level-properties text:space-before="18.00pt" text:min-label-width="18.00pt"/>
        <style:text-properties fo:font-family="Symbol"/>
      </text:list-level-style-bullet>
    </text:list-style>
    <style:style style:name="P63" style:family="paragraph">
      <style:paragraph-properties fo:line-height="115.00%" fo:text-align="left" fo:margin-bottom="10.00pt"/>
    </style:style>
    <style:style style:name="P64" style:family="paragraph">
      <style:paragraph-properties fo:line-height="115.00%" fo:text-align="left" fo:margin-bottom="10.00pt"/>
    </style:style>
    <text:list-style style:name="L65">
      <text:list-level-style-bullet text:level="1" text:bullet-char="•">
        <style:list-level-properties text:space-before="18.00pt" text:min-label-width="18.00pt"/>
        <style:text-properties fo:font-family="Symbol"/>
      </text:list-level-style-bullet>
    </text:list-style>
    <style:style style:name="P65" style:family="paragraph">
      <style:paragraph-properties fo:line-height="115.00%" fo:text-align="left" fo:margin-bottom="10.00pt"/>
    </style:style>
    <style:style style:name="P66" style:family="paragraph">
      <style:paragraph-properties fo:line-height="115.00%" fo:text-align="left" fo:margin-bottom="10.00pt"/>
    </style:style>
    <style:style style:name="P67" style:family="paragraph">
      <style:paragraph-properties fo:line-height="115.00%" fo:text-align="left" fo:margin-bottom="10.00pt"/>
    </style:style>
    <text:list-style style:name="L68">
      <text:list-level-style-bullet text:level="1" text:bullet-char="•">
        <style:list-level-properties text:space-before="18.00pt" text:min-label-width="18.00pt"/>
        <style:text-properties fo:font-family="Symbol"/>
      </text:list-level-style-bullet>
    </text:list-style>
    <style:style style:name="P68" style:family="paragraph">
      <style:paragraph-properties fo:line-height="115.00%" fo:text-align="left" fo:margin-bottom="10.00pt"/>
    </style:style>
    <style:style style:name="P69" style:family="paragraph">
      <style:paragraph-properties fo:line-height="115.00%" fo:text-align="left" fo:margin-bottom="10.00pt"/>
    </style:style>
    <text:list-style style:name="L70">
      <text:list-level-style-bullet text:level="1" text:bullet-char="•">
        <style:list-level-properties text:space-before="18.00pt" text:min-label-width="18.00pt"/>
        <style:text-properties fo:font-family="Symbol"/>
      </text:list-level-style-bullet>
    </text:list-style>
    <style:style style:name="P70" style:family="paragraph">
      <style:paragraph-properties fo:line-height="115.00%" fo:text-align="left" fo:margin-bottom="10.00pt"/>
    </style:style>
    <style:style style:name="P71" style:family="paragraph">
      <style:paragraph-properties fo:line-height="115.00%" fo:text-align="left" fo:margin-bottom="10.00pt"/>
    </style:style>
    <style:style style:name="P72" style:family="paragraph">
      <style:paragraph-properties fo:line-height="115.00%" fo:text-align="left" fo:margin-bottom="10.00pt"/>
    </style:style>
    <style:style style:name="P73" style:family="paragraph">
      <style:paragraph-properties fo:line-height="100.00%" fo:text-align="left" fo:margin-bottom="10.00pt"/>
    </style:style>
    <style:style style:name="P74" style:family="paragraph">
      <style:paragraph-properties fo:line-height="115.00%" fo:text-align="left" fo:margin-bottom="10.00pt"/>
    </style:style>
    <text:list-style style:name="L75">
      <text:list-level-style-bullet text:level="1" text:bullet-char="•">
        <style:list-level-properties text:space-before="18.00pt" text:min-label-width="18.00pt"/>
        <style:text-properties fo:font-family="Symbol"/>
      </text:list-level-style-bullet>
    </text:list-style>
    <style:style style:name="P75" style:family="paragraph">
      <style:paragraph-properties fo:line-height="115.00%" fo:text-align="left" fo:margin-bottom="10.00pt"/>
    </style:style>
    <style:style style:name="P76" style:family="paragraph">
      <style:paragraph-properties fo:line-height="115.00%" fo:text-align="left" fo:margin-bottom="10.00pt"/>
    </style:style>
    <style:style style:name="P77" style:family="paragraph">
      <style:paragraph-properties fo:line-height="115.00%" fo:text-align="left" fo:margin-bottom="10.00pt"/>
    </style:style>
    <text:list-style style:name="L78">
      <text:list-level-style-bullet text:level="1" text:bullet-char="•">
        <style:list-level-properties text:space-before="18.00pt" text:min-label-width="18.00pt"/>
        <style:text-properties fo:font-family="Symbol"/>
      </text:list-level-style-bullet>
    </text:list-style>
    <style:style style:name="P78" style:family="paragraph">
      <style:paragraph-properties fo:line-height="115.00%" fo:text-align="left" fo:margin-bottom="10.00pt"/>
    </style:style>
    <style:style style:name="P79" style:family="paragraph">
      <style:paragraph-properties fo:line-height="115.00%" fo:text-align="left" fo:margin-left="18.00pt" fo:text-indent="0.00pt" fo:margin-bottom="10.00pt"/>
    </style:style>
    <text:list-style style:name="L80">
      <text:list-level-style-bullet text:level="1" text:bullet-char="•">
        <style:list-level-properties text:space-before="36.00pt" text:min-label-width="18.00pt"/>
        <style:text-properties fo:font-family="Symbol"/>
      </text:list-level-style-bullet>
    </text:list-style>
    <style:style style:name="P80" style:family="paragraph">
      <style:paragraph-properties fo:line-height="115.00%" fo:text-align="left" fo:margin-bottom="10.00pt"/>
    </style:style>
    <style:style style:name="P81" style:family="paragraph">
      <style:paragraph-properties fo:line-height="115.00%" fo:text-align="left" fo:margin-bottom="10.00pt"/>
    </style:style>
    <style:style style:name="P82" style:family="paragraph">
      <style:paragraph-properties fo:line-height="115.00%" fo:text-align="left" fo:margin-bottom="10.00pt"/>
    </style:style>
    <text:list-style style:name="L83">
      <text:list-level-style-bullet text:level="1" text:bullet-char="•">
        <style:list-level-properties text:space-before="18.00pt" text:min-label-width="18.00pt"/>
        <style:text-properties fo:font-family="Symbol"/>
      </text:list-level-style-bullet>
    </text:list-style>
    <style:style style:name="P83" style:family="paragraph">
      <style:paragraph-properties fo:line-height="115.00%" fo:text-align="left" fo:margin-bottom="10.00pt"/>
    </style:style>
    <style:style style:name="P84" style:family="paragraph">
      <style:paragraph-properties fo:line-height="115.00%" fo:text-align="left" fo:margin-bottom="10.00pt"/>
    </style:style>
    <text:list-style style:name="L85">
      <text:list-level-style-bullet text:level="1" text:bullet-char="•">
        <style:list-level-properties text:space-before="18.00pt" text:min-label-width="18.00pt"/>
        <style:text-properties fo:font-family="Symbol"/>
      </text:list-level-style-bullet>
    </text:list-style>
    <style:style style:name="P85" style:family="paragraph">
      <style:paragraph-properties fo:line-height="115.00%" fo:text-align="left" fo:margin-bottom="10.00pt"/>
    </style:style>
    <style:style style:name="P86" style:family="paragraph">
      <style:paragraph-properties fo:line-height="115.00%" fo:text-align="left" fo:margin-left="18.00pt" fo:text-indent="0.00pt" fo:margin-bottom="10.00pt"/>
    </style:style>
    <style:style style:name="P87" style:family="paragraph">
      <style:paragraph-properties fo:line-height="115.00%" fo:text-align="left" fo:margin-bottom="10.00pt"/>
    </style:style>
    <text:list-style style:name="L88">
      <text:list-level-style-bullet text:level="1" text:bullet-char="•">
        <style:list-level-properties text:space-before="18.00pt" text:min-label-width="18.00pt"/>
        <style:text-properties fo:font-family="Symbol"/>
      </text:list-level-style-bullet>
    </text:list-style>
    <style:style style:name="P88" style:family="paragraph">
      <style:paragraph-properties fo:line-height="115.00%" fo:text-align="left" fo:margin-bottom="10.00pt"/>
    </style:style>
    <style:style style:name="P89" style:family="paragraph">
      <style:paragraph-properties fo:line-height="115.00%" fo:text-align="left" fo:margin-left="18.00pt" fo:text-indent="0.00pt" fo:margin-bottom="10.00pt"/>
    </style:style>
    <style:style style:name="P90" style:family="paragraph">
      <style:paragraph-properties fo:line-height="115.00%" fo:text-align="left" fo:margin-left="18.00pt" fo:text-indent="0.00pt" fo:margin-bottom="10.00pt"/>
    </style:style>
    <text:list-style style:name="L91">
      <text:list-level-style-bullet text:level="1" text:bullet-char="•">
        <style:list-level-properties text:space-before="36.00pt" text:min-label-width="18.00pt"/>
        <style:text-properties fo:font-family="Symbol"/>
      </text:list-level-style-bullet>
    </text:list-style>
    <style:style style:name="P91" style:family="paragraph">
      <style:paragraph-properties fo:line-height="115.00%" fo:text-align="left" fo:margin-bottom="10.00pt"/>
    </style:style>
    <style:style style:name="P92" style:family="paragraph">
      <style:paragraph-properties fo:line-height="115.00%" fo:text-align="left" fo:margin-left="36.00pt" fo:text-indent="0.00pt" fo:margin-bottom="10.00pt"/>
    </style:style>
    <style:style style:name="P93" style:family="paragraph">
      <style:paragraph-properties fo:line-height="115.00%" fo:text-align="left" fo:margin-left="36.00pt" fo:text-indent="0.00pt" fo:margin-bottom="10.00pt"/>
    </style:style>
    <text:list-style style:name="L94">
      <text:list-level-style-bullet text:level="1" text:bullet-char="•">
        <style:list-level-properties text:space-before="18.00pt" text:min-label-width="18.00pt"/>
        <style:text-properties fo:font-family="Symbol"/>
      </text:list-level-style-bullet>
    </text:list-style>
    <style:style style:name="P94" style:family="paragraph">
      <style:paragraph-properties fo:line-height="115.00%" fo:text-align="left" fo:margin-bottom="10.00pt"/>
    </style:style>
    <style:style style:name="P95" style:family="paragraph">
      <style:paragraph-properties fo:line-height="115.00%" fo:text-align="left" fo:margin-left="18.00pt" fo:text-indent="0.00pt" fo:margin-bottom="10.00pt"/>
    </style:style>
    <style:style style:name="P96" style:family="paragraph">
      <style:paragraph-properties fo:line-height="115.00%" fo:text-align="left" fo:margin-bottom="10.00pt"/>
    </style:style>
    <text:list-style style:name="L97">
      <text:list-level-style-bullet text:level="1" text:bullet-char="•">
        <style:list-level-properties text:space-before="18.00pt" text:min-label-width="18.00pt"/>
        <style:text-properties fo:font-family="Symbol"/>
      </text:list-level-style-bullet>
    </text:list-style>
    <style:style style:name="P97" style:family="paragraph">
      <style:paragraph-properties fo:line-height="115.00%" fo:text-align="left" fo:margin-bottom="10.00pt"/>
    </style:style>
    <style:style style:name="P98" style:family="paragraph">
      <style:paragraph-properties fo:line-height="115.00%" fo:text-align="left" fo:margin-left="18.00pt" fo:text-indent="0.00pt" fo:margin-bottom="10.00pt"/>
    </style:style>
    <style:style style:name="P99" style:family="paragraph">
      <style:paragraph-properties fo:line-height="115.00%" fo:text-align="left" fo:margin-left="18.00pt" fo:text-indent="0.00pt" fo:margin-bottom="10.00pt"/>
    </style:style>
    <text:list-style style:name="L100">
      <text:list-level-style-bullet text:level="1" text:bullet-char="•">
        <style:list-level-properties text:space-before="36.00pt" text:min-label-width="18.00pt"/>
        <style:text-properties fo:font-family="Symbol"/>
      </text:list-level-style-bullet>
    </text:list-style>
    <style:style style:name="P100" style:family="paragraph">
      <style:paragraph-properties fo:line-height="115.00%" fo:text-align="left" fo:margin-bottom="10.00pt"/>
    </style:style>
    <style:style style:name="P101" style:family="paragraph">
      <style:paragraph-properties fo:line-height="115.00%" fo:text-align="left" fo:margin-bottom="10.00pt"/>
    </style:style>
    <style:style style:name="P102" style:family="paragraph">
      <style:paragraph-properties fo:line-height="115.00%" fo:text-align="left" fo:margin-bottom="10.00pt"/>
    </style:style>
    <style:style style:name="P103" style:family="paragraph">
      <style:paragraph-properties fo:line-height="100.00%" fo:text-align="left" fo:margin-bottom="10.00pt"/>
    </style:style>
    <style:style style:name="P104" style:family="paragraph">
      <style:paragraph-properties fo:line-height="115.00%" fo:text-align="left" fo:margin-bottom="10.00pt"/>
    </style:style>
    <style:style style:name="P105" style:family="paragraph">
      <style:paragraph-properties fo:line-height="100.00%" fo:text-align="left" fo:margin-bottom="10.00pt"/>
    </style:style>
    <style:style style:name="P106" style:family="paragraph">
      <style:paragraph-properties fo:line-height="115.00%" fo:text-align="left" fo:margin-bottom="10.00pt"/>
    </style:style>
    <style:style style:name="P107" style:family="paragraph">
      <style:paragraph-properties fo:line-height="100.00%" fo:text-align="left" fo:margin-bottom="10.00pt"/>
    </style:style>
    <style:style style:name="P108" style:family="paragraph">
      <style:paragraph-properties fo:line-height="115.00%" fo:text-align="left" fo:margin-bottom="10.00pt"/>
    </style:style>
    <text:list-style style:name="L109">
      <text:list-level-style-bullet text:level="1" text:bullet-char="•">
        <style:list-level-properties text:space-before="18.00pt" text:min-label-width="18.00pt"/>
        <style:text-properties fo:font-family="Symbol"/>
      </text:list-level-style-bullet>
    </text:list-style>
    <style:style style:name="P109" style:family="paragraph">
      <style:paragraph-properties fo:line-height="115.00%" fo:text-align="left" fo:margin-bottom="10.00pt"/>
    </style:style>
    <style:style style:name="P110" style:family="paragraph">
      <style:paragraph-properties fo:line-height="100.00%" fo:text-align="left" fo:margin-bottom="10.00pt"/>
    </style:style>
    <style:style style:name="P111" style:family="paragraph">
      <style:paragraph-properties fo:line-height="115.00%" fo:text-align="left" fo:margin-bottom="10.00pt"/>
    </style:style>
    <style:style style:name="P112" style:family="paragraph">
      <style:paragraph-properties fo:line-height="115.00%" fo:text-align="left" fo:margin-bottom="10.00pt"/>
    </style:style>
    <text:list-style style:name="L113">
      <text:list-level-style-bullet text:level="1" text:bullet-char="•">
        <style:list-level-properties text:space-before="18.00pt" text:min-label-width="18.00pt"/>
        <style:text-properties fo:font-family="Symbol"/>
      </text:list-level-style-bullet>
    </text:list-style>
    <style:style style:name="P113" style:family="paragraph">
      <style:paragraph-properties fo:line-height="115.00%" fo:text-align="left" fo:margin-bottom="10.00pt"/>
    </style:style>
    <style:style style:name="P114" style:family="paragraph">
      <style:paragraph-properties fo:line-height="115.00%" fo:text-align="left" fo:margin-left="18.00pt" fo:text-indent="0.00pt" fo:margin-bottom="10.00pt"/>
    </style:style>
    <style:style style:name="P115" style:family="paragraph">
      <style:paragraph-properties fo:line-height="115.00%" fo:text-align="left" fo:margin-bottom="10.00pt"/>
    </style:style>
    <text:list-style style:name="L116">
      <text:list-level-style-bullet text:level="1" text:bullet-char="•">
        <style:list-level-properties text:space-before="18.00pt" text:min-label-width="18.00pt"/>
        <style:text-properties fo:font-family="Symbol"/>
      </text:list-level-style-bullet>
    </text:list-style>
    <style:style style:name="P116" style:family="paragraph">
      <style:paragraph-properties fo:line-height="115.00%" fo:text-align="left" fo:margin-bottom="10.00pt"/>
    </style:style>
    <style:style style:name="P117" style:family="paragraph">
      <style:paragraph-properties fo:line-height="115.00%" fo:text-align="left" fo:margin-left="18.00pt" fo:text-indent="0.00pt" fo:margin-bottom="10.00pt"/>
    </style:style>
    <style:style style:name="P118" style:family="paragraph">
      <style:paragraph-properties fo:line-height="115.00%" fo:text-align="left" fo:margin-left="18.00pt" fo:text-indent="0.00pt" fo:margin-bottom="10.00pt"/>
    </style:style>
    <text:list-style style:name="L119">
      <text:list-level-style-bullet text:level="1" text:bullet-char="•">
        <style:list-level-properties text:space-before="36.00pt" text:min-label-width="18.00pt"/>
        <style:text-properties fo:font-family="Symbol"/>
      </text:list-level-style-bullet>
    </text:list-style>
    <style:style style:name="P119" style:family="paragraph">
      <style:paragraph-properties fo:line-height="115.00%" fo:text-align="left" fo:margin-bottom="10.00pt"/>
    </style:style>
    <style:style style:name="P120" style:family="paragraph">
      <style:paragraph-properties fo:line-height="115.00%" fo:text-align="left" fo:margin-left="36.00pt" fo:text-indent="0.00pt" fo:margin-bottom="10.00pt"/>
    </style:style>
    <style:style style:name="P121" style:family="paragraph">
      <style:paragraph-properties fo:line-height="115.00%" fo:text-align="left" fo:margin-left="36.00pt" fo:text-indent="0.00pt" fo:margin-bottom="10.00pt"/>
    </style:style>
    <style:style style:name="P122" style:family="paragraph">
      <style:paragraph-properties fo:line-height="115.00%" fo:text-align="left" fo:margin-bottom="10.00pt"/>
    </style:style>
    <text:list-style style:name="L123">
      <text:list-level-style-bullet text:level="1" text:bullet-char="•">
        <style:list-level-properties text:space-before="18.00pt" text:min-label-width="18.00pt"/>
        <style:text-properties fo:font-family="Symbol"/>
      </text:list-level-style-bullet>
    </text:list-style>
    <style:style style:name="P123" style:family="paragraph">
      <style:paragraph-properties fo:line-height="115.00%" fo:text-align="left" fo:margin-bottom="10.00pt"/>
    </style:style>
    <style:style style:name="P124" style:family="paragraph">
      <style:paragraph-properties fo:line-height="115.00%" fo:text-align="left" fo:margin-bottom="10.00pt"/>
    </style:style>
    <style:style style:name="P125" style:family="paragraph">
      <style:paragraph-properties fo:line-height="115.00%" fo:text-align="left" fo:margin-bottom="10.00pt"/>
    </style:style>
    <style:style style:name="P126" style:family="paragraph">
      <style:paragraph-properties fo:line-height="100.00%" fo:text-align="left" fo:margin-bottom="10.00pt"/>
    </style:style>
    <style:style style:name="P127" style:family="paragraph">
      <style:paragraph-properties fo:line-height="115.00%" fo:text-align="left" fo:margin-bottom="10.00pt"/>
    </style:style>
    <style:style style:name="P128" style:family="paragraph">
      <style:paragraph-properties fo:line-height="100.00%" fo:text-align="left" fo:margin-bottom="10.00pt"/>
    </style:style>
    <style:style style:name="P129" style:family="paragraph">
      <style:paragraph-properties fo:line-height="115.00%" fo:text-align="left" fo:margin-bottom="10.00pt"/>
    </style:style>
    <text:list-style style:name="L130">
      <text:list-level-style-bullet text:level="1" text:bullet-char="•">
        <style:list-level-properties text:space-before="18.00pt" text:min-label-width="18.00pt"/>
        <style:text-properties fo:font-family="Symbol"/>
      </text:list-level-style-bullet>
    </text:list-style>
    <style:style style:name="P130" style:family="paragraph">
      <style:paragraph-properties fo:line-height="115.00%" fo:text-align="left" fo:margin-bottom="10.00pt"/>
    </style:style>
    <style:style style:name="P131" style:family="paragraph">
      <style:paragraph-properties fo:line-height="115.00%" fo:text-align="left" fo:margin-bottom="10.00pt"/>
    </style:style>
    <text:list-style style:name="L132">
      <text:list-level-style-bullet text:level="1" text:bullet-char="•">
        <style:list-level-properties text:space-before="18.00pt" text:min-label-width="18.00pt"/>
        <style:text-properties fo:font-family="Symbol"/>
      </text:list-level-style-bullet>
    </text:list-style>
    <style:style style:name="P132" style:family="paragraph">
      <style:paragraph-properties fo:line-height="115.00%" fo:text-align="left" fo:margin-bottom="10.00pt"/>
    </style:style>
    <style:style style:name="P133" style:family="paragraph">
      <style:paragraph-properties fo:line-height="115.00%" fo:text-align="left" fo:margin-left="18.00pt" fo:text-indent="0.00pt" fo:margin-bottom="10.00pt"/>
    </style:style>
    <style:style style:name="P134" style:family="paragraph">
      <style:paragraph-properties fo:line-height="115.00%" fo:text-align="left" fo:margin-bottom="10.00pt"/>
    </style:style>
    <text:list-style style:name="L135">
      <text:list-level-style-bullet text:level="1" text:bullet-char="•">
        <style:list-level-properties text:space-before="18.00pt" text:min-label-width="18.00pt"/>
        <style:text-properties fo:font-family="Symbol"/>
      </text:list-level-style-bullet>
    </text:list-style>
    <style:style style:name="P135" style:family="paragraph">
      <style:paragraph-properties fo:line-height="115.00%" fo:text-align="left" fo:margin-bottom="10.00pt"/>
    </style:style>
    <style:style style:name="P136" style:family="paragraph">
      <style:paragraph-properties fo:line-height="115.00%" fo:text-align="left" fo:margin-left="18.00pt" fo:text-indent="0.00pt" fo:margin-bottom="10.00pt"/>
    </style:style>
    <style:style style:name="P137" style:family="paragraph">
      <style:paragraph-properties fo:line-height="115.00%" fo:text-align="left" fo:margin-left="18.00pt" fo:text-indent="0.00pt" fo:margin-bottom="10.00pt"/>
    </style:style>
    <text:list-style style:name="L138">
      <text:list-level-style-bullet text:level="1" text:bullet-char="•">
        <style:list-level-properties text:space-before="36.00pt" text:min-label-width="18.00pt"/>
        <style:text-properties fo:font-family="Symbol"/>
      </text:list-level-style-bullet>
    </text:list-style>
    <style:style style:name="P138" style:family="paragraph">
      <style:paragraph-properties fo:line-height="115.00%" fo:text-align="left" fo:margin-bottom="10.00pt"/>
    </style:style>
    <style:style style:name="P139" style:family="paragraph">
      <style:paragraph-properties fo:line-height="115.00%" fo:text-align="left" fo:margin-left="36.00pt" fo:text-indent="0.00pt" fo:margin-bottom="10.00pt"/>
    </style:style>
    <style:style style:name="P140" style:family="paragraph">
      <style:paragraph-properties fo:line-height="115.00%" fo:text-align="left" fo:margin-left="36.00pt" fo:text-indent="0.00pt" fo:margin-bottom="10.00pt"/>
    </style:style>
    <text:list-style style:name="L141">
      <text:list-level-style-bullet text:level="1" text:bullet-char="•">
        <style:list-level-properties text:space-before="54.00pt" text:min-label-width="18.00pt"/>
        <style:text-properties fo:font-family="Symbol"/>
      </text:list-level-style-bullet>
    </text:list-style>
    <style:style style:name="P141" style:family="paragraph">
      <style:paragraph-properties fo:line-height="115.00%" fo:text-align="left" fo:margin-bottom="10.00pt"/>
    </style:style>
    <style:style style:name="P142" style:family="paragraph">
      <style:paragraph-properties fo:line-height="115.00%" fo:text-align="left" fo:margin-left="36.00pt" fo:text-indent="0.00pt" fo:margin-bottom="10.00pt"/>
    </style:style>
    <text:list-style style:name="L143">
      <text:list-level-style-bullet text:level="1" text:bullet-char="•">
        <style:list-level-properties text:space-before="54.00pt" text:min-label-width="18.00pt"/>
        <style:text-properties fo:font-family="Symbol"/>
      </text:list-level-style-bullet>
    </text:list-style>
    <style:style style:name="P143" style:family="paragraph">
      <style:paragraph-properties fo:line-height="115.00%" fo:text-align="left" fo:margin-bottom="10.00pt"/>
    </style:style>
    <style:style style:name="P144" style:family="paragraph">
      <style:paragraph-properties fo:line-height="115.00%" fo:text-align="left" fo:margin-left="36.00pt" fo:text-indent="0.00pt" fo:margin-bottom="10.00pt"/>
    </style:style>
    <text:list-style style:name="L145">
      <text:list-level-style-bullet text:level="1" text:bullet-char="•">
        <style:list-level-properties text:space-before="54.00pt" text:min-label-width="18.00pt"/>
        <style:text-properties fo:font-family="Symbol"/>
      </text:list-level-style-bullet>
    </text:list-style>
    <style:style style:name="P145" style:family="paragraph">
      <style:paragraph-properties fo:line-height="115.00%" fo:text-align="left" fo:margin-bottom="10.00pt"/>
    </style:style>
    <style:style style:name="P146" style:family="paragraph">
      <style:paragraph-properties fo:line-height="115.00%" fo:text-align="left" fo:margin-bottom="10.00pt"/>
    </style:style>
    <style:style style:name="P147" style:family="paragraph">
      <style:paragraph-properties fo:line-height="115.00%" fo:text-align="left" fo:margin-bottom="10.00pt"/>
    </style:style>
    <text:list-style style:name="L148">
      <text:list-level-style-bullet text:level="1" text:bullet-char="•">
        <style:list-level-properties text:space-before="18.00pt" text:min-label-width="18.00pt"/>
        <style:text-properties fo:font-family="Symbol"/>
      </text:list-level-style-bullet>
    </text:list-style>
    <style:style style:name="P148" style:family="paragraph">
      <style:paragraph-properties fo:line-height="115.00%" fo:text-align="left" fo:margin-bottom="10.00pt"/>
    </style:style>
    <style:style style:name="P149" style:family="paragraph">
      <style:paragraph-properties fo:line-height="115.00%" fo:text-align="left" fo:margin-bottom="10.00pt"/>
    </style:style>
    <text:list-style style:name="L150">
      <text:list-level-style-bullet text:level="1" text:bullet-char="•">
        <style:list-level-properties text:space-before="18.00pt" text:min-label-width="18.00pt"/>
        <style:text-properties fo:font-family="Symbol"/>
      </text:list-level-style-bullet>
    </text:list-style>
    <style:style style:name="P150" style:family="paragraph">
      <style:paragraph-properties fo:line-height="115.00%" fo:text-align="left" fo:margin-bottom="10.00pt"/>
    </style:style>
    <style:style style:name="P151" style:family="paragraph">
      <style:paragraph-properties fo:line-height="115.00%" fo:text-align="left" fo:margin-bottom="10.00pt"/>
    </style:style>
    <style:style style:name="P152" style:family="paragraph">
      <style:paragraph-properties fo:line-height="115.00%" fo:text-align="left" fo:margin-bottom="10.00pt"/>
    </style:style>
    <text:list-style style:name="L153">
      <text:list-level-style-bullet text:level="1" text:bullet-char="•">
        <style:list-level-properties text:space-before="18.00pt" text:min-label-width="18.00pt"/>
        <style:text-properties fo:font-family="Symbol"/>
      </text:list-level-style-bullet>
    </text:list-style>
    <style:style style:name="P153" style:family="paragraph">
      <style:paragraph-properties fo:line-height="115.00%" fo:text-align="left" fo:margin-bottom="10.00pt"/>
    </style:style>
    <style:style style:name="P154" style:family="paragraph">
      <style:paragraph-properties fo:line-height="115.00%" fo:text-align="left" fo:margin-bottom="10.00pt"/>
    </style:style>
    <text:list-style style:name="L155">
      <text:list-level-style-bullet text:level="1" text:bullet-char="•">
        <style:list-level-properties text:space-before="18.00pt" text:min-label-width="18.00pt"/>
        <style:text-properties fo:font-family="Symbol"/>
      </text:list-level-style-bullet>
    </text:list-style>
    <style:style style:name="P155" style:family="paragraph">
      <style:paragraph-properties fo:line-height="115.00%" fo:text-align="left" fo:margin-bottom="10.00pt"/>
    </style:style>
    <style:style style:name="P156" style:family="paragraph">
      <style:paragraph-properties fo:line-height="115.00%" fo:text-align="left" fo:margin-bottom="10.00pt"/>
    </style:style>
    <text:list-style style:name="L157">
      <text:list-level-style-bullet text:level="1" text:bullet-char="•">
        <style:list-level-properties text:space-before="18.00pt" text:min-label-width="18.00pt"/>
        <style:text-properties fo:font-family="Symbol"/>
      </text:list-level-style-bullet>
    </text:list-style>
    <style:style style:name="P157" style:family="paragraph">
      <style:paragraph-properties fo:line-height="115.00%" fo:text-align="left" fo:margin-bottom="10.00pt"/>
    </style:style>
    <style:style style:name="P158" style:family="paragraph">
      <style:paragraph-properties fo:line-height="115.00%" fo:text-align="left" fo:margin-bottom="10.00pt"/>
    </style:style>
    <text:list-style style:name="L159">
      <text:list-level-style-bullet text:level="1" text:bullet-char="•">
        <style:list-level-properties text:space-before="18.00pt" text:min-label-width="18.00pt"/>
        <style:text-properties fo:font-family="Symbol"/>
      </text:list-level-style-bullet>
    </text:list-style>
    <style:style style:name="P159" style:family="paragraph">
      <style:paragraph-properties fo:line-height="115.00%" fo:text-align="left" fo:margin-bottom="10.00pt"/>
    </style:style>
    <style:style style:name="P160" style:family="paragraph">
      <style:paragraph-properties fo:line-height="115.00%" fo:text-align="left" fo:margin-bottom="10.00pt"/>
    </style:style>
    <text:list-style style:name="L161">
      <text:list-level-style-bullet text:level="1" text:bullet-char="•">
        <style:list-level-properties text:space-before="18.00pt" text:min-label-width="18.00pt"/>
        <style:text-properties fo:font-family="Symbol"/>
      </text:list-level-style-bullet>
    </text:list-style>
    <style:style style:name="P161" style:family="paragraph">
      <style:paragraph-properties fo:line-height="115.00%" fo:text-align="left" fo:margin-bottom="10.00pt"/>
    </style:style>
    <style:style style:name="P162" style:family="paragraph">
      <style:paragraph-properties fo:line-height="115.00%" fo:text-align="left" fo:margin-bottom="10.00pt"/>
    </style:style>
    <text:list-style style:name="L163">
      <text:list-level-style-bullet text:level="1" text:bullet-char="•">
        <style:list-level-properties text:space-before="18.00pt" text:min-label-width="18.00pt"/>
        <style:text-properties fo:font-family="Symbol"/>
      </text:list-level-style-bullet>
    </text:list-style>
    <style:style style:name="P163" style:family="paragraph">
      <style:paragraph-properties fo:line-height="115.00%" fo:text-align="left" fo:margin-bottom="10.00pt"/>
    </style:style>
    <style:style style:name="P164" style:family="paragraph">
      <style:paragraph-properties fo:line-height="115.00%" fo:text-align="left" fo:margin-bottom="10.00pt"/>
    </style:style>
    <text:list-style style:name="L165">
      <text:list-level-style-bullet text:level="1" text:bullet-char="•">
        <style:list-level-properties text:space-before="18.00pt" text:min-label-width="18.00pt"/>
        <style:text-properties fo:font-family="Symbol"/>
      </text:list-level-style-bullet>
    </text:list-style>
    <style:style style:name="P165" style:family="paragraph">
      <style:paragraph-properties fo:line-height="115.00%" fo:text-align="left" fo:margin-bottom="10.00pt"/>
    </style:style>
    <style:style style:name="P166" style:family="paragraph">
      <style:paragraph-properties fo:line-height="115.00%" fo:text-align="left" fo:margin-bottom="10.00pt"/>
    </style:style>
    <text:list-style style:name="L167">
      <text:list-level-style-bullet text:level="1" text:bullet-char="•">
        <style:list-level-properties text:space-before="18.00pt" text:min-label-width="18.00pt"/>
        <style:text-properties fo:font-family="Symbol"/>
      </text:list-level-style-bullet>
    </text:list-style>
    <style:style style:name="P167" style:family="paragraph">
      <style:paragraph-properties fo:line-height="115.00%" fo:text-align="left" fo:margin-bottom="10.00pt"/>
    </style:style>
    <style:style style:name="P168" style:family="paragraph">
      <style:paragraph-properties fo:line-height="115.00%" fo:text-align="left" fo:margin-bottom="10.00pt"/>
    </style:style>
    <style:style style:name="P169" style:family="paragraph">
      <style:paragraph-properties fo:line-height="115.00%" fo:text-align="left" fo:margin-bottom="10.00pt"/>
    </style:style>
    <text:list-style style:name="L170">
      <text:list-level-style-bullet text:level="1" text:bullet-char="•">
        <style:list-level-properties text:space-before="18.00pt" text:min-label-width="18.00pt"/>
        <style:text-properties fo:font-family="Symbol"/>
      </text:list-level-style-bullet>
    </text:list-style>
    <style:style style:name="P170" style:family="paragraph">
      <style:paragraph-properties fo:line-height="115.00%" fo:text-align="left" fo:margin-bottom="10.00pt"/>
    </style:style>
    <style:style style:name="P171" style:family="paragraph">
      <style:paragraph-properties fo:line-height="115.00%" fo:text-align="left" fo:margin-left="18.00pt" fo:text-indent="0.00pt" fo:margin-bottom="10.00pt"/>
    </style:style>
    <style:style style:name="P172" style:family="paragraph">
      <style:paragraph-properties fo:line-height="115.00%" fo:text-align="left" fo:margin-left="18.00pt" fo:text-indent="0.00pt" fo:margin-bottom="10.00pt"/>
    </style:style>
    <style:style style:name="P173" style:family="paragraph">
      <style:paragraph-properties fo:line-height="115.00%" fo:text-align="left" fo:margin-bottom="10.00pt"/>
    </style:style>
    <style:style style:name="P174" style:family="paragraph">
      <style:paragraph-properties fo:line-height="100.00%" fo:text-align="left" fo:margin-bottom="10.00pt"/>
    </style:style>
    <style:style style:name="P175" style:family="paragraph">
      <style:paragraph-properties fo:line-height="115.00%" fo:text-align="left" fo:margin-bottom="10.00pt"/>
    </style:style>
    <text:list-style style:name="L176">
      <text:list-level-style-bullet text:level="1" text:bullet-char="•">
        <style:list-level-properties text:space-before="18.00pt" text:min-label-width="18.00pt"/>
        <style:text-properties fo:font-family="Symbol"/>
      </text:list-level-style-bullet>
    </text:list-style>
    <style:style style:name="P176" style:family="paragraph">
      <style:paragraph-properties fo:line-height="115.00%" fo:text-align="left" fo:margin-bottom="10.00pt"/>
    </style:style>
    <style:style style:name="P177" style:family="paragraph">
      <style:paragraph-properties fo:line-height="115.00%" fo:text-align="left" fo:margin-bottom="10.00pt"/>
    </style:style>
    <style:style style:name="P178" style:family="paragraph">
      <style:paragraph-properties fo:line-height="115.00%" fo:text-align="left" fo:margin-bottom="10.00pt"/>
    </style:style>
    <text:list-style style:name="L179">
      <text:list-level-style-bullet text:level="1" text:bullet-char="•">
        <style:list-level-properties text:space-before="18.00pt" text:min-label-width="18.00pt"/>
        <style:text-properties fo:font-family="Symbol"/>
      </text:list-level-style-bullet>
    </text:list-style>
    <style:style style:name="P179" style:family="paragraph">
      <style:paragraph-properties fo:line-height="115.00%" fo:text-align="left" fo:margin-bottom="10.00pt"/>
    </style:style>
    <style:style style:name="P180" style:family="paragraph">
      <style:paragraph-properties fo:line-height="115.00%" fo:text-align="left" fo:margin-left="18.00pt" fo:text-indent="0.00pt" fo:margin-bottom="10.00pt"/>
    </style:style>
    <style:style style:name="P181" style:family="paragraph">
      <style:paragraph-properties fo:line-height="115.00%" fo:text-align="left" fo:margin-left="18.00pt" fo:text-indent="0.00pt" fo:margin-bottom="10.00pt"/>
    </style:style>
    <style:style style:name="P182" style:family="paragraph">
      <style:paragraph-properties fo:line-height="115.00%" fo:text-align="left" fo:margin-bottom="10.00pt"/>
    </style:style>
    <text:list-style style:name="L183">
      <text:list-level-style-bullet text:level="1" text:bullet-char="•">
        <style:list-level-properties text:space-before="18.00pt" text:min-label-width="18.00pt"/>
        <style:text-properties fo:font-family="Symbol"/>
      </text:list-level-style-bullet>
    </text:list-style>
    <style:style style:name="P183" style:family="paragraph">
      <style:paragraph-properties fo:line-height="115.00%" fo:text-align="left" fo:margin-bottom="10.00pt"/>
    </style:style>
    <style:style style:name="P184" style:family="paragraph">
      <style:paragraph-properties fo:line-height="115.00%" fo:text-align="left" fo:margin-bottom="10.00pt"/>
    </style:style>
    <style:style style:name="P185" style:family="paragraph">
      <style:paragraph-properties fo:line-height="115.00%" fo:text-align="left" fo:margin-bottom="10.00pt"/>
    </style:style>
    <text:list-style style:name="L186">
      <text:list-level-style-bullet text:level="1" text:bullet-char="•">
        <style:list-level-properties text:space-before="18.00pt" text:min-label-width="18.00pt"/>
        <style:text-properties fo:font-family="Symbol"/>
      </text:list-level-style-bullet>
    </text:list-style>
    <style:style style:name="P186" style:family="paragraph">
      <style:paragraph-properties fo:line-height="115.00%" fo:text-align="left" fo:margin-bottom="10.00pt"/>
    </style:style>
    <style:style style:name="P187" style:family="paragraph">
      <style:paragraph-properties fo:line-height="115.00%" fo:text-align="left" fo:margin-bottom="10.00pt"/>
    </style:style>
    <text:list-style style:name="L188">
      <text:list-level-style-number text:level="1" style:num-suffix="." style:num-format="1">
        <style:list-level-properties text:space-before="18.00pt" text:min-label-width="18.00pt"/>
      </text:list-level-style-number>
    </text:list-style>
    <style:style style:name="P188" style:family="paragraph">
      <style:paragraph-properties fo:line-height="115.00%" fo:text-align="left" fo:margin-bottom="10.00pt"/>
    </style:style>
    <style:style style:name="P189" style:family="paragraph">
      <style:paragraph-properties fo:line-height="115.00%" fo:text-align="left" fo:margin-bottom="10.00pt"/>
    </style:style>
    <style:style style:name="P190" style:family="paragraph">
      <style:paragraph-properties fo:line-height="115.00%" fo:text-align="left" fo:margin-bottom="10.00pt"/>
    </style:style>
    <style:style style:name="P191" style:family="paragraph">
      <style:paragraph-properties fo:line-height="100.00%" fo:text-align="left" fo:margin-bottom="10.00pt"/>
    </style:style>
    <style:style style:name="P192" style:family="paragraph">
      <style:paragraph-properties fo:line-height="115.00%" fo:text-align="left" fo:margin-bottom="10.00pt"/>
    </style:style>
    <text:list-style style:name="L193">
      <text:list-level-style-bullet text:level="1" text:bullet-char="•">
        <style:list-level-properties text:space-before="18.00pt" text:min-label-width="18.00pt"/>
        <style:text-properties fo:font-family="Symbol"/>
      </text:list-level-style-bullet>
    </text:list-style>
    <style:style style:name="P193" style:family="paragraph">
      <style:paragraph-properties fo:line-height="115.00%" fo:text-align="left" fo:margin-bottom="10.00pt"/>
    </style:style>
    <text:list-style style:name="L194">
      <text:list-level-style-number text:level="1" style:num-suffix="." style:num-format="a">
        <style:list-level-properties text:space-before="4626.00pt" text:min-label-width="18.00pt"/>
      </text:list-level-style-number>
    </text:list-style>
    <style:style style:name="P194" style:family="paragraph">
      <style:paragraph-properties fo:line-height="115.00%" fo:text-align="left" fo:margin-left="4608.00pt" fo:text-indent="0.00pt" fo:margin-bottom="10.00pt"/>
    </style:style>
    <text:list-style style:name="L195">
      <text:list-level-style-bullet text:level="1" text:bullet-char="•">
        <style:list-level-properties text:space-before="18.00pt" text:min-label-width="18.00pt"/>
        <style:text-properties fo:font-family="Symbol"/>
      </text:list-level-style-bullet>
    </text:list-style>
    <style:style style:name="P195" style:family="paragraph">
      <style:paragraph-properties fo:line-height="115.00%" fo:text-align="left" fo:margin-bottom="10.00pt"/>
    </style:style>
    <style:style style:name="P196" style:family="paragraph">
      <style:paragraph-properties fo:line-height="115.00%" fo:text-align="left" fo:margin-bottom="10.00pt"/>
    </style:style>
    <style:style style:name="P197" style:family="paragraph">
      <style:paragraph-properties fo:line-height="115.00%" fo:text-align="left" fo:margin-bottom="10.00pt"/>
    </style:style>
    <text:list-style style:name="L198">
      <text:list-level-style-bullet text:level="1" text:bullet-char="•">
        <style:list-level-properties text:space-before="18.00pt" text:min-label-width="18.00pt"/>
        <style:text-properties fo:font-family="Symbol"/>
      </text:list-level-style-bullet>
    </text:list-style>
    <style:style style:name="P198" style:family="paragraph">
      <style:paragraph-properties fo:line-height="115.00%" fo:text-align="left" fo:margin-bottom="10.00pt"/>
    </style:style>
    <style:style style:name="P199" style:family="paragraph">
      <style:paragraph-properties fo:line-height="115.00%" fo:text-align="left" fo:margin-bottom="10.00pt"/>
    </style:style>
    <style:style style:name="P200" style:family="paragraph">
      <style:paragraph-properties fo:line-height="115.00%" fo:text-align="left" fo:margin-bottom="10.00pt"/>
    </style:style>
    <text:list-style style:name="L201">
      <text:list-level-style-bullet text:level="1" text:bullet-char="•">
        <style:list-level-properties text:space-before="18.00pt" text:min-label-width="18.00pt"/>
        <style:text-properties fo:font-family="Symbol"/>
      </text:list-level-style-bullet>
    </text:list-style>
    <style:style style:name="P201" style:family="paragraph">
      <style:paragraph-properties fo:line-height="115.00%" fo:text-align="left" fo:margin-bottom="10.00pt"/>
    </style:style>
    <style:style style:name="P202" style:family="paragraph">
      <style:paragraph-properties fo:line-height="115.00%" fo:text-align="left" fo:margin-bottom="10.00pt"/>
    </style:style>
    <text:list-style style:name="L203">
      <text:list-level-style-bullet text:level="1" text:bullet-char="•">
        <style:list-level-properties text:space-before="18.00pt" text:min-label-width="18.00pt"/>
        <style:text-properties fo:font-family="Symbol"/>
      </text:list-level-style-bullet>
    </text:list-style>
    <style:style style:name="P203" style:family="paragraph">
      <style:paragraph-properties fo:line-height="115.00%" fo:text-align="left" fo:margin-bottom="10.00pt"/>
    </style:style>
    <style:style style:name="P204" style:family="paragraph">
      <style:paragraph-properties fo:line-height="115.00%" fo:text-align="left" fo:margin-bottom="10.00pt"/>
    </style:style>
    <style:style style:name="P205" style:family="paragraph">
      <style:paragraph-properties fo:line-height="100.00%" fo:text-align="left" fo:margin-bottom="10.00pt"/>
    </style:style>
    <style:style style:name="P206" style:family="paragraph">
      <style:paragraph-properties fo:line-height="115.00%" fo:text-align="left" fo:margin-bottom="10.00pt"/>
    </style:style>
  </office:automatic-styles>
  <office:body>
    <office:text>
      <text:p text:style-name="P1"><text:span text:style-name="T1">Interview Questions:</text:span></text:p>
      <text:p text:style-name="P1"><text:span text:style-name="T2"/></text:p>
      <text:p text:style-name="P1"><text:span text:style-name="T3">1. Given input prince123, find the sum of integers[o/p: 6]</text:span></text:p>
      <text:p text:style-name="P1"><text:span text:style-name="T3">Answer:</text:span></text:p>
      <text:p text:style-name="P1"><text:span text:style-name="T4"/></text:p>
      <text:p text:style-name="P1"><text:span text:style-name="T5">public static void main(String[] args) {</text:span></text:p>
      <text:p text:style-name="P1"><text:span text:style-name="T5"><text:s text:c="8"/>// Input string</text:span></text:p>
      <text:p text:style-name="P1"><text:span text:style-name="T5"><text:s text:c="8"/>String input = "prince123";</text:span></text:p>
      <text:p text:style-name="P1"><text:span text:style-name="T5"><text:s text:c="8"/>// Variable to hold the sum of integers</text:span></text:p>
      <text:p text:style-name="P1"><text:span text:style-name="T5"><text:s text:c="8"/>int sum = 0;</text:span></text:p>
      <text:p text:style-name="P1"><text:span text:style-name="T5"><text:s text:c="8"/>// Loop through the string to extract digits and calculate the sum</text:span></text:p>
      <text:p text:style-name="P1"><text:span text:style-name="T5"><text:s text:c="8"/>for (int i = 0; i &lt; input.length(); i++) {</text:span></text:p>
      <text:p text:style-name="P1"><text:span text:style-name="T5"><text:s text:c="12"/>char ch = input.charAt(i);</text:span></text:p>
      <text:p text:style-name="P1"><text:span text:style-name="T5"><text:s text:c="12"/>// Check if the character is a digit</text:span></text:p>
      <text:p text:style-name="P1"><text:span text:style-name="T5"><text:s text:c="12"/>if (Character.isDigit(ch)) {</text:span></text:p>
      <text:p text:style-name="P1"><text:span text:style-name="T5"><text:s text:c="16"/>// Convert the character to its numeric value and add to the sum</text:span></text:p>
      <text:p text:style-name="P1"><text:span text:style-name="T5"><text:s text:c="16"/>sum += Character.getNumericValue(ch);</text:span></text:p>
      <text:p text:style-name="P1"><text:span text:style-name="T5"><text:s text:c="12"/>}</text:span></text:p>
      <text:p text:style-name="P1"><text:span text:style-name="T5"><text:s text:c="8"/>}</text:span></text:p>
      <text:p text:style-name="P1"><text:span text:style-name="T5"><text:s text:c="7"/>// Print the result</text:span></text:p>
      <text:p text:style-name="P1"><text:span text:style-name="T5"><text:s text:c="8"/>System.out.println("The sum of integers in the string is: " + sum);</text:span></text:p>
      <text:p text:style-name="P1"><text:span text:style-name="T5"><text:s text:c="4"/>}</text:span></text:p>
      <text:p text:style-name="P1"><text:span text:style-name="T6"/></text:p>
      <text:p text:style-name="P1"><text:span text:style-name="T7">2.Given input prince, print 0 for e, 1 for c, 2 for n, 3 for i, 4 for r, 5 for p.</text:span></text:p>
      <text:p text:style-name="P1"><text:span text:style-name="T7">Answer:</text:span></text:p>
      <text:p text:style-name="P1"><text:span text:style-name="T8"/></text:p>
      <text:p text:style-name="P1"><text:span text:style-name="T9">public class CharacterMapping {</text:span></text:p>
      <text:p text:style-name="P1"><text:span text:style-name="T9"><text:s text:c="4"/>public static void main(String[] args) {</text:span></text:p>
      <text:p text:style-name="P1"><text:span text:style-name="T9"><text:s text:c="8"/>// Input string</text:span></text:p>
      <text:p text:style-name="P1"><text:span text:style-name="T9"><text:s text:c="8"/>String input = "prince";</text:span></text:p>
      <text:p text:style-name="P1"><text:span text:style-name="T10"/></text:p>
      <text:p text:style-name="P1"><text:span text:style-name="T11"><text:s text:c="8"/>// Loop through the string and print the mapped values using switch case</text:span></text:p>
      <text:p text:style-name="P1"><text:span text:style-name="T11"><text:s text:c="8"/>for (int i = 0; i &lt; input.length(); i++) {</text:span></text:p>
      <text:p text:style-name="P1"><text:span text:style-name="T11"><text:s text:c="12"/>char ch = input.charAt(i);</text:span></text:p>
      <text:p text:style-name="P1"><text:span text:style-name="T11"><text:s text:c="12"/>switch (ch) {</text:span></text:p>
      <text:p text:style-name="P1"><text:span text:style-name="T11"><text:s text:c="16"/>case 'e':</text:span></text:p>
      <text:p text:style-name="P1"><text:span text:style-name="T11"><text:s text:c="20"/>System.out.print(0);</text:span></text:p>
      <text:p text:style-name="P1"><text:span text:style-name="T11"><text:s text:c="20"/>break;</text:span></text:p>
      <text:p text:style-name="P1"><text:span text:style-name="T11"><text:s text:c="16"/>case 'c':</text:span></text:p>
      <text:p text:style-name="P1"><text:span text:style-name="T11"><text:s text:c="20"/>System.out.print(1);</text:span></text:p>
      <text:p text:style-name="P1"><text:span text:style-name="T11"><text:s text:c="20"/>break;</text:span></text:p>
      <text:p text:style-name="P1"><text:span text:style-name="T11"><text:s text:c="16"/>case 'n':</text:span></text:p>
      <text:p text:style-name="P1"><text:span text:style-name="T11"><text:s text:c="20"/>System.out.print(2);</text:span></text:p>
      <text:p text:style-name="P1"><text:span text:style-name="T11"><text:s text:c="20"/>break;</text:span></text:p>
      <text:p text:style-name="P1"><text:span text:style-name="T11"><text:s text:c="16"/>case 'i':</text:span></text:p>
      <text:p text:style-name="P1"><text:span text:style-name="T11"><text:s text:c="20"/>System.out.print(3);</text:span></text:p>
      <text:p text:style-name="P1"><text:span text:style-name="T11"><text:s text:c="20"/>break;</text:span></text:p>
      <text:p text:style-name="P1"><text:span text:style-name="T11"><text:s text:c="16"/>case 'r':</text:span></text:p>
      <text:p text:style-name="P1"><text:span text:style-name="T11"><text:s text:c="20"/>System.out.print(4);</text:span></text:p>
      <text:p text:style-name="P1"><text:span text:style-name="T11"><text:s text:c="20"/>break;</text:span></text:p>
      <text:p text:style-name="P1"><text:span text:style-name="T11"><text:s text:c="16"/>case 'p':</text:span></text:p>
      <text:p text:style-name="P1"><text:span text:style-name="T11"><text:s text:c="20"/>System.out.print(5);</text:span></text:p>
      <text:p text:style-name="P1"><text:span text:style-name="T11"><text:s text:c="20"/>break;</text:span></text:p>
      <text:p text:style-name="P1"><text:span text:style-name="T11"><text:s text:c="16"/>default:</text:span></text:p>
      <text:p text:style-name="P1"><text:span text:style-name="T11"><text:s text:c="20"/>System.out.print(" "); // For characters not in the mapping</text:span></text:p>
      <text:p text:style-name="P1"><text:span text:style-name="T11"><text:s text:c="20"/>break;</text:span></text:p>
      <text:p text:style-name="P1"><text:span text:style-name="T11"><text:s text:c="12"/>}</text:span></text:p>
      <text:p text:style-name="P1"><text:span text:style-name="T11"><text:s text:c="8"/>}</text:span></text:p>
      <text:p text:style-name="P1"><text:span text:style-name="T11"><text:s text:c="4"/>}</text:span></text:p>
      <text:p text:style-name="P1"><text:span text:style-name="T12"/></text:p>
      <text:p text:style-name="P1"><text:span text:style-name="T13">3.WAP to get all the broken links on a Page using selenium.</text:span></text:p>
      <text:p text:style-name="P1"><text:span text:style-name="T14"/></text:p>
      <text:p text:style-name="P1"><text:span text:style-name="T15">4.Entered username and password and when clicking on submit button,automation script fail how do you debug/handle it?</text:span></text:p>
      <text:list text:style-name="L2">
        <text:list-item>
          <text:p text:style-name="P2"><text:span text:style-name="T15">Check Element Locators</text:span></text:p>
        </text:list-item>
        <text:list-item>
          <text:p text:style-name="P2"><text:span text:style-name="T15">Explicit wait</text:span></text:p>
        </text:list-item>
        <text:list-item>
          <text:p text:style-name="P2"><text:span text:style-name="T15">Check input values(as per format)</text:span></text:p>
        </text:list-item>
        <text:list-item>
          <text:p text:style-name="P2"><text:span text:style-name="T15">Capture Error message</text:span></text:p>
        </text:list-item>
        <text:list-item>
          <text:p text:style-name="P2"><text:span text:style-name="T15">Capture Screenshot</text:span></text:p>
        </text:list-item>
        <text:list-item>
          <text:p text:style-name="P2"><text:span text:style-name="T15">Verify Server-side validation or backend errors.</text:span></text:p>
        </text:list-item>
      </text:list>
      <text:p text:style-name="P3"><text:span text:style-name="T16"/></text:p>
      <text:p text:style-name="P3"><text:span text:style-name="T16"/></text:p>
      <text:p text:style-name="P4"><text:span text:style-name="T17">5.How do you perform parallel testing in selenium?</text:span></text:p>
      <text:p text:style-name="P4"><text:span text:style-name="T17">Answer:</text:span></text:p>
      <text:p text:style-name="P4"><text:span text:style-name="T17">&lt;suite name="ParallelTests" parallel="methods" thread-count="3"&gt;</text:span></text:p>
      <text:p text:style-name="P4"><text:span text:style-name="T18"/></text:p>
      <text:p text:style-name="P4"><text:span text:style-name="T19">6.Difference between constructor and interface.</text:span></text:p>
      <text:p text:style-name="P4"><text:span text:style-name="T19">Answer:</text:span></text:p>
      <text:p text:style-name="P4"><text:span text:style-name="T19">Constructor:</text:span></text:p>
      <text:list text:style-name="L5">
        <text:list-item>
          <text:p text:style-name="P5"><text:span text:style-name="T19">Use to initialize<text:s text:c="2"/>Object of a Class</text:span></text:p>
        </text:list-item>
        <text:list-item>
          <text:p text:style-name="P5"><text:span text:style-name="T19">Same as the Class name</text:span></text:p>
        </text:list-item>
        <text:list-item>
          <text:p text:style-name="P5"><text:span text:style-name="T19">No return Type</text:span></text:p>
        </text:list-item>
        <text:list-item>
          <text:p text:style-name="P5"><text:span text:style-name="T19">Not inherited by subclasses. Each class defines its own constructors.</text:span></text:p>
        </text:list-item>
        <text:list-item>
          <text:p text:style-name="P5"><text:span text:style-name="T19">Can be explicitly called from a subclass using super().</text:span></text:p>
        </text:list-item>
        <text:list-item>
          <text:p text:style-name="P5"><text:span text:style-name="T19">Can have access modifiers (public, private, protected, or default).</text:span></text:p>
        </text:list-item>
        <text:list-item>
          <text:p text:style-name="P5"><text:span text:style-name="T19">A private constructor can restrict object creation (e.g., singleton pattern)</text:span></text:p>
        </text:list-item>
      </text:list>
      <text:p text:style-name="P6"><text:span text:style-name="T20"/></text:p>
      <text:p text:style-name="P7"><text:span text:style-name="T21">Interface:</text:span></text:p>
      <text:list text:style-name="L8">
        <text:list-item>
          <text:p text:style-name="P8"><text:span text:style-name="T21">A blueprint for a class that specifies a set of methods that the implementing class must define.</text:span></text:p>
        </text:list-item>
        <text:list-item>
          <text:p text:style-name="P8"><text:span text:style-name="T21">Enables abstraction and multiple inheritance</text:span></text:p>
        </text:list-item>
        <text:list-item>
          <text:p text:style-name="P8"><text:span text:style-name="T21">Declared using the interface keyword.</text:span></text:p>
        </text:list-item>
        <text:list-item>
          <text:p text:style-name="P8"><text:span text:style-name="T21">Methods are public and abstract by default.</text:span></text:p>
        </text:list-item>
      </text:list>
      <text:p text:style-name="P9"><text:span text:style-name="T22"/></text:p>
      <text:p text:style-name="P10"><text:span text:style-name="T23">7.How many suits can be there in testNG, what if i run all the suits?</text:span></text:p>
      <text:p text:style-name="P10"><text:span text:style-name="T23">Answer:</text:span></text:p>
      <text:p text:style-name="P10"><text:span text:style-name="T23">No limit for the suits.</text:span></text:p>
      <text:p text:style-name="P10"><text:span text:style-name="T23">When you run all the suites in TestNG, all the tests and classes defined in each suite will be executed in the order in which they are defined in the XML file</text:span></text:p>
      <text:p text:style-name="P10"><text:span text:style-name="T24"/></text:p>
      <text:p text:style-name="P10"><text:span text:style-name="T25">8.How do you define quality of product before release?</text:span></text:p>
      <text:p text:style-name="P10"><text:span text:style-name="T25">Answer: Functionality,Performance,Security,Compatibility,</text:span><text:span text:style-name="T26">Usability Testing.</text:span></text:p>
      <text:list text:style-name="L11">
        <text:list-item>
          <text:p text:style-name="P11"><text:span text:style-name="T27">Verifying that all major and critical issues have been addressed.</text:span></text:p>
        </text:list-item>
        <text:list-item>
          <text:p text:style-name="P11"><text:span text:style-name="T27">Confirming that the product meets the defined quality criteria.</text:span></text:p>
        </text:list-item>
        <text:list-item>
          <text:p text:style-name="P11"><text:span text:style-name="T27">Ensuring the product aligns with both business and user needs.</text:span></text:p>
        </text:list-item>
      </text:list>
      <text:p text:style-name="P12"><text:span text:style-name="T28"/></text:p>
      <text:p text:style-name="P13"><text:span text:style-name="T29">9.Do we have multiple suits in one XML file and what if i want to run all suits?</text:span></text:p>
      <text:p text:style-name="P13"><text:span text:style-name="T29">Answer : same as question 7.</text:span></text:p>
      <text:p text:style-name="P13"><text:span text:style-name="T29">10.Which component of selenium is more important?</text:span></text:p>
      <text:p text:style-name="P13"><text:span text:style-name="T29">Answer:</text:span></text:p>
      <text:p text:style-name="P13"><text:span text:style-name="T29">WebDriver is arguably the most critical component of Selenium because it is the core tool that allows you to interact with the browser, automate actions, and test web applications.</text:span></text:p>
      <text:p text:style-name="P13"><text:span text:style-name="T30"/></text:p>
      <text:p text:style-name="P13"><text:span text:style-name="T31">11.Which keywords use in gherkin?</text:span></text:p>
      <text:p text:style-name="P13"><text:span text:style-name="T31">Answer: Feature, Scenario, scenario Outline, Given, When, Then, And, But, Examples, Background, Tags</text:span></text:p>
      <text:p text:style-name="P13"><text:span text:style-name="T32"/></text:p>
      <text:p text:style-name="P13"><text:span text:style-name="T33">12.How many Locators does selenium have?</text:span></text:p>
      <text:p text:style-name="P13"><text:span text:style-name="T33">Answer: 8</text:span></text:p>
      <text:p text:style-name="P13"><text:span text:style-name="T33">Id, name,Classname, tagname,Css selector,Xpath, Linktext,PartialLinktext</text:span></text:p>
      <text:p text:style-name="P13"><text:span text:style-name="T34"/></text:p>
      <text:p text:style-name="P13"><text:span text:style-name="T35">13.What is UI testing?</text:span></text:p>
      <text:p text:style-name="P13"><text:span text:style-name="T35">Answer:</text:span></text:p>
      <text:p text:style-name="P13"><text:span text:style-name="T35">UI testing (User Interface Testing) is the process of testing the graphical user interface (GUI) of an application to ensure that it behaves as expected, meets design specifications, and provides a smooth and intuitive experience for users.</text:span></text:p>
      <text:p text:style-name="P13"><text:span text:style-name="T35">Key aspects:</text:span></text:p>
      <text:list text:style-name="L14">
        <text:list-item>
          <text:p text:style-name="P14"><text:span text:style-name="T35">Visual appearances</text:span></text:p>
        </text:list-item>
        <text:list-item>
          <text:p text:style-name="P14"><text:span text:style-name="T35">Functionality</text:span></text:p>
        </text:list-item>
        <text:list-item>
          <text:p text:style-name="P14"><text:span text:style-name="T35">Usability</text:span></text:p>
        </text:list-item>
        <text:list-item>
          <text:p text:style-name="P14"><text:span text:style-name="T35">Performance</text:span></text:p>
        </text:list-item>
        <text:list-item>
          <text:p text:style-name="P14"><text:span text:style-name="T35">Cross Browser and Cross Device compatibility</text:span></text:p>
        </text:list-item>
      </text:list>
      <text:p text:style-name="P15"><text:span text:style-name="T36"/></text:p>
      <text:p text:style-name="P16"><text:span text:style-name="T37">14.Which Xpath search dissimilar nodes in XML document from the current node?</text:span></text:p>
      <text:p text:style-name="P16"><text:span text:style-name="T37">Answer:</text:span></text:p>
      <text:p text:style-name="P16"><text:span text:style-name="T37">In XPath, axes like<text:s/></text:span><text:span text:style-name="T38">ancestor, descendant, following, preceding, and sibling<text:s/></text:span><text:span text:style-name="T39">are used to navigate and find nodes that are not part of the direct path or relationship with the current node.</text:span></text:p>
      <text:p text:style-name="P16"><text:span text:style-name="T39"><text:s/>15.Which method are present in POM to locate WebElement?</text:span></text:p>
      <text:p text:style-name="P16"><text:span text:style-name="T39">Answer:</text:span></text:p>
      <text:p text:style-name="P16"><text:span text:style-name="T39">findElement(), findElements(),By(),Click(),clear(),sendKeys()</text:span></text:p>
      <text:p text:style-name="P16"><text:span text:style-name="T40"/></text:p>
      <text:p text:style-name="P16"><text:span text:style-name="T41">16.Which waits take timeout and pooling frequency as its parameter?</text:span></text:p>
      <text:p text:style-name="P16"><text:span text:style-name="T41">Answer:</text:span></text:p>
      <text:p text:style-name="P16"><text:span text:style-name="T42">WebDriverWait<text:s/></text:span><text:span text:style-name="T43">and<text:s/></text:span><text:span text:style-name="T44">FluentWait<text:s/></text:span><text:span text:style-name="T45">are the primary waits that take timeout and polling frequency as parameters.</text:span></text:p>
      <text:p text:style-name="P16"><text:span text:style-name="T45">17.Convert String to Integer without using inbuilt(integer.parse)</text:span></text:p>
      <text:p text:style-name="P16"><text:span text:style-name="T45">Answer:</text:span></text:p>
      <text:p text:style-name="P16"><text:span text:style-name="T45">using built-in method:</text:span></text:p>
      <text:p text:style-name="P16"><text:span text:style-name="T45">a)public static void main(String[] args) {</text:span></text:p>
      <text:p text:style-name="P16"><text:span text:style-name="T45"><text:s text:c="8"/>String str = "12345";<text:s text:c="2"/>// Example input string</text:span></text:p>
      <text:p text:style-name="P16"><text:span text:style-name="T45"><text:s text:c="8"/>int result =<text:s/></text:span><text:span text:style-name="T46">Integer.parseInt(str);<text:s text:c="2"/></text:span><text:span text:style-name="T47">// Convert String to int using parseInt</text:span></text:p>
      <text:p text:style-name="P16"><text:span text:style-name="T47"><text:s text:c="8"/>System.out.println("Converted Integer: " + result);</text:span></text:p>
      <text:p text:style-name="P16"><text:span text:style-name="T47"><text:s text:c="4"/>}</text:span></text:p>
      <text:p text:style-name="P16"><text:span text:style-name="T47">b)public static void main(String[] args) {</text:span></text:p>
      <text:p text:style-name="P16"><text:span text:style-name="T47"><text:s text:c="8"/>String str = "12345";<text:s text:c="2"/>// Example input string</text:span></text:p>
      <text:p text:style-name="P16"><text:span text:style-name="T47"><text:s text:c="8"/>Integer result =<text:s/></text:span><text:span text:style-name="T48">Integer.valueOf(str);<text:s text:c="2"/></text:span><text:span text:style-name="T49">// Convert String to Integer object</text:span></text:p>
      <text:p text:style-name="P16"><text:span text:style-name="T49"><text:s text:c="8"/>System.out.println("Converted Integer Object: " + result);</text:span></text:p>
      <text:p text:style-name="P16"><text:span text:style-name="T49"><text:s text:c="4"/>}</text:span></text:p>
      <text:p text:style-name="P16"><text:span text:style-name="T50"/></text:p>
      <text:p text:style-name="P16"><text:span text:style-name="T51">18.Reverse word at same place of given string,i/p: Test Automation and o/p: tesT noitamotuA</text:span></text:p>
      <text:p text:style-name="P16"><text:span text:style-name="T51">19.Get minimum and maximum occurence of a string(i/p: Tesssst Automaaaaaation, o/p: max-a, min-e)</text:span></text:p>
      <text:p text:style-name="P16"><text:span text:style-name="T51">20.Describe about some challenges faced during your project and how can you resolve the same?</text:span></text:p>
      <text:p text:style-name="P16"><text:span text:style-name="T51">Answer:</text:span></text:p>
      <text:p text:style-name="P16"><text:span text:style-name="T51">21.Write Test Scenario for Search Box in Amazon.</text:span></text:p>
      <text:p text:style-name="P16"><text:span text:style-name="T51">Answer:</text:span></text:p>
      <text:p text:style-name="P16"><text:span text:style-name="T51">22.What will be the authentication request method: Post or Get?</text:span></text:p>
      <text:p text:style-name="P16"><text:span text:style-name="T51">Answer: Post method</text:span></text:p>
      <text:p text:style-name="P16"><text:span text:style-name="T52">POST<text:s/></text:span><text:span text:style-name="T53">is the preferred method for authentication requests as it provides better<text:s/></text:span><text:span text:style-name="T54">security<text:s/></text:span><text:span text:style-name="T55">and avoids limitations of GET.</text:span></text:p>
      <text:p text:style-name="P16"><text:span text:style-name="T56">GET<text:s/></text:span><text:span text:style-name="T57">should generally not be used for authentication, as it<text:s/></text:span><text:span text:style-name="T58">exposes sensitive information</text:span><text:span text:style-name="T59"><text:s/>in the URL.</text:span></text:p>
      <text:p text:style-name="P16"><text:span text:style-name="T60"/></text:p>
      <text:p text:style-name="P16"><text:span text:style-name="T61">23.What is Accessibility Testing and provide real time examples.</text:span></text:p>
      <text:p text:style-name="P16"><text:span text:style-name="T61">Answer:</text:span></text:p>
      <text:p text:style-name="P16"><text:span text:style-name="T62"/></text:p>
      <text:p text:style-name="P16"><text:span text:style-name="T63">24.When do you use Xpath over CSS Locators?</text:span></text:p>
      <text:p text:style-name="P16"><text:span text:style-name="T63">Answer:</text:span></text:p>
      <text:p text:style-name="P16"><text:span text:style-name="T63">Use<text:s/></text:span><text:span text:style-name="T64">XPath<text:s/></text:span><text:span text:style-name="T65">when you need advanced<text:s/></text:span><text:span text:style-name="T66">DOM traversal, work with dynamic content</text:span><text:span text:style-name="T67">, or need text-based matching.</text:span></text:p>
      <text:p text:style-name="P16"><text:span text:style-name="T67">Use<text:s/></text:span><text:span text:style-name="T68">CSS selectors</text:span><text:span text:style-name="T69"><text:s/>for faster<text:s/></text:span><text:span text:style-name="T70">performance, simpler syntax</text:span><text:span text:style-name="T71">, and straightforward element selection.</text:span></text:p>
      <text:p text:style-name="P16"><text:span text:style-name="T72"/></text:p>
      <text:p text:style-name="P16"><text:span text:style-name="T73">25.How to get a specific value from the dropdown and reuse it in verifications?</text:span></text:p>
      <text:p text:style-name="P16"><text:span text:style-name="T73">Answer:</text:span></text:p>
      <text:p text:style-name="P16"><text:span text:style-name="T73">Using Select Class</text:span></text:p>
      <text:p text:style-name="P16"><text:span text:style-name="T74"/></text:p>
      <text:p text:style-name="P16"><text:span text:style-name="T75">26.Is it possible to validate the Captcha in selenium, if yes how?</text:span></text:p>
      <text:p text:style-name="P16"><text:span text:style-name="T75">Answer:Validating CAPTCHA in Selenium is challenging</text:span></text:p>
      <text:p text:style-name="P16"><text:span text:style-name="T75">Approaches:</text:span></text:p>
      <text:list text:style-name="L17">
        <text:list-item>
          <text:p text:style-name="P17"><text:span text:style-name="T75">Disable CAPTCHA for Testing Environments(Use a test flag to disable CAPTCHA during automation testing).</text:span></text:p>
        </text:list-item>
        <text:list-item>
          <text:p text:style-name="P17"><text:span text:style-name="T75">bypass the CAPTCHA logic on the backend.</text:span></text:p>
        </text:list-item>
      </text:list>
      <text:p text:style-name="P18"><text:span text:style-name="T76"/></text:p>
      <text:p text:style-name="P19"><text:span text:style-name="T77">27.What happens if you receive browser notifications in between the Test automation Execution?</text:span></text:p>
      <text:p text:style-name="P19"><text:span text:style-name="T77">Answer:</text:span></text:p>
      <text:list text:style-name="L20">
        <text:list-item>
          <text:p text:style-name="P20"><text:span text:style-name="T77">Disable Notification by Configuration(options.addArguments("--disable-notifications").</text:span></text:p>
        </text:list-item>
        <text:list-item>
          <text:p text:style-name="P20"><text:span text:style-name="T77">Handle the Alerts</text:span></text:p>
        </text:list-item>
        <text:list-item>
          <text:p text:style-name="P20"><text:span text:style-name="T77">Run tests in Headless Mode</text:span></text:p>
        </text:list-item>
      </text:list>
      <text:p text:style-name="P21"><text:span text:style-name="T78"/></text:p>
      <text:p text:style-name="P21"><text:span text:style-name="T78"/></text:p>
      <text:p text:style-name="P22"><text:span text:style-name="T79">28.Why does Stale Element Exception occurs and how to handle it?</text:span></text:p>
      <text:p text:style-name="P22"><text:span text:style-name="T79">Answer:</text:span></text:p>
      <text:p text:style-name="P22"><text:span text:style-name="T79">A StaleElementReferenceException in Selenium occurs when the web element you are trying to interact with is<text:s/></text:span><text:span text:style-name="T80">no longer valid in the DOM.</text:span></text:p>
      <text:p text:style-name="P22"><text:span text:style-name="T81">Key Aspects:</text:span></text:p>
      <text:list text:style-name="L23">
        <text:list-item>
          <text:p text:style-name="P23"><text:span text:style-name="T81">Use explicit waits with conditions like presence_of_element_located or element_to_be_clickable</text:span></text:p>
        </text:list-item>
      </text:list>
      <text:p text:style-name="P24"><text:span text:style-name="T82"/></text:p>
      <text:p text:style-name="P24"><text:span text:style-name="T82"/></text:p>
      <text:p text:style-name="P25"><text:span text:style-name="T83">29.What is Invalid Certificate Exception?</text:span></text:p>
      <text:p text:style-name="P25"><text:span text:style-name="T83">Answer:</text:span></text:p>
      <text:p text:style-name="P25"><text:span text:style-name="T83">chrome_options = Options()</text:span></text:p>
      <text:p text:style-name="P25"><text:span text:style-name="T83">chrome_options.add_argument("--ignore-certificate-errors")</text:span></text:p>
      <text:p text:style-name="P25"><text:span text:style-name="T84"/></text:p>
      <text:p text:style-name="P25"><text:span text:style-name="T85">30.Difference between API and unit Testing?</text:span></text:p>
      <text:p text:style-name="P25"><text:span text:style-name="T85">Answer:</text:span></text:p>
      <text:p text:style-name="P25"><text:span text:style-name="T85">API:</text:span></text:p>
      <text:list text:style-name="L26">
        <text:list-item>
          <text:p text:style-name="P26"><text:span text:style-name="T85">Focuses on testing the functionality, reliability, performance, and security of application programming interfaces (APIs).</text:span></text:p>
        </text:list-item>
        <text:list-item>
          <text:p text:style-name="P26"><text:span text:style-name="T85">Ensures that the API meets functional requirements and performs as expected when integrated with other systems</text:span></text:p>
        </text:list-item>
      </text:list>
      <text:p text:style-name="P27"><text:span text:style-name="T85">Unit Testing:</text:span></text:p>
      <text:list text:style-name="L28">
        <text:list-item>
          <text:p text:style-name="P28"><text:span text:style-name="T85">Focuses on testing individual components or units of the software, such as a specific function or method, in isolation.</text:span></text:p>
        </text:list-item>
        <text:list-item>
          <text:p text:style-name="P28"><text:span text:style-name="T85">Ensures that the smallest building blocks of the application work correctly.</text:span></text:p>
        </text:list-item>
      </text:list>
      <text:p text:style-name="P29"><text:span text:style-name="T86"/></text:p>
      <text:p text:style-name="P30"><text:span text:style-name="T86"/></text:p>
      <text:p text:style-name="P31"><text:span text:style-name="T86"/></text:p>
      <text:p text:style-name="P32"><text:span text:style-name="T87">31.Components of Http Request?</text:span></text:p>
      <text:p text:style-name="P32"><text:span text:style-name="T87">Answer:</text:span></text:p>
      <text:p text:style-name="P33"><text:span text:style-name="T88"/></text:p>
      <text:p text:style-name="P34"><text:span text:style-name="T88"/></text:p>
      <text:p text:style-name="P34"><text:span text:style-name="T88"/></text:p>
      <text:p text:style-name="P34"><text:span text:style-name="T89">32.What is HTTP response?</text:span></text:p>
      <text:p text:style-name="P34"><text:span text:style-name="T89">Answer:</text:span></text:p>
      <text:p text:style-name="P35"><text:span text:style-name="T90"/></text:p>
      <text:p text:style-name="P36"><text:span text:style-name="T90"/></text:p>
      <text:p text:style-name="P36"><text:span text:style-name="T90"/></text:p>
      <text:p text:style-name="P36"><text:span text:style-name="T91">33.What do you understand by Server-side Validation?</text:span></text:p>
      <text:p text:style-name="P36"><text:span text:style-name="T91">Answer:</text:span></text:p>
      <text:p text:style-name="P36"><text:span text:style-name="T91">Key Concepts:</text:span></text:p>
      <text:p text:style-name="P36"><text:span text:style-name="T92">Data Integrity</text:span><text:span text:style-name="T93">:</text:span></text:p>
      <text:list text:style-name="L37">
        <text:list-item>
          <text:p text:style-name="P37"><text:span text:style-name="T93">Server-side validation ensures that the data received from the client is in the expected format and meets the business rules. This prevents invalid or corrupted data from entering the system, which can cause issues later.</text:span></text:p>
        </text:list-item>
      </text:list>
      <text:p text:style-name="P38"><text:span text:style-name="T94">Security:</text:span></text:p>
      <text:list text:style-name="L39">
        <text:list-item>
          <text:p text:style-name="P39"><text:span text:style-name="T95">It plays a crucial role in preventing security issues such as:</text:span></text:p>
        </text:list-item>
        <text:list-item>
          <text:p text:style-name="P39"><text:span text:style-name="T95">SQL Injection: Ensuring user inputs are sanitized to avoid malicious SQL code execution.</text:span></text:p>
        </text:list-item>
        <text:list-item>
          <text:p text:style-name="P39"><text:span text:style-name="T95">Cross-Site Scripting (XSS): Validating inputs to avoid malicious scripts being executed on the client side.</text:span></text:p>
        </text:list-item>
        <text:list-item>
          <text:p text:style-name="P39"><text:span text:style-name="T95">Cross-Site Request Forgery (CSRF): Validating tokens to ensure that requests are legitimate and initiated by authenticated users.</text:span></text:p>
        </text:list-item>
      </text:list>
      <text:p text:style-name="P40"><text:span text:style-name="T96">Business Rules Enforcement:</text:span></text:p>
      <text:list text:style-name="L41">
        <text:list-item>
          <text:p text:style-name="P41"><text:span text:style-name="T97">It enforces the specific business rules of the application that must be adhered to. This may include:</text:span></text:p>
        </text:list-item>
        <text:list-item>
          <text:p text:style-name="P41"><text:span text:style-name="T97">Required fields: Ensuring mandatory fields are not left empty (e.g., username, email).</text:span></text:p>
        </text:list-item>
        <text:list-item>
          <text:p text:style-name="P41"><text:span text:style-name="T97">Field length constraints: Ensuring data fits within specified lengths (e.g., password must be at least 8 characters).</text:span></text:p>
        </text:list-item>
        <text:list-item>
          <text:p text:style-name="P41"><text:span text:style-name="T97">Value ranges: Ensuring numerical inputs fall within specific ranges (e.g., age should be between 18 and 100).</text:span></text:p>
        </text:list-item>
        <text:list-item>
          <text:p text:style-name="P41"><text:span text:style-name="T97">Unique values: Ensuring that values like usernames or email addresses are not duplicated in the database.</text:span></text:p>
        </text:list-item>
      </text:list>
      <text:p text:style-name="P42"><text:span text:style-name="T98"/></text:p>
      <text:p text:style-name="P43"><text:span text:style-name="T99">34.Difference between API and Webservices</text:span></text:p>
      <text:p text:style-name="P43"><text:span text:style-name="T99">Answer:</text:span></text:p>
      <text:p text:style-name="P44"><text:span text:style-name="T100"/></text:p>
      <text:p text:style-name="P45"><text:span text:style-name="T100"/></text:p>
      <text:p text:style-name="P45"><text:span text:style-name="T100"/></text:p>
      <text:p text:style-name="P45"><text:span text:style-name="T100"/></text:p>
      <text:p text:style-name="P45"><text:span text:style-name="T101">35.What is 3-tier architecture?</text:span></text:p>
      <text:p text:style-name="P45"><text:span text:style-name="T101">Answer:The 3-Tier Architecture is a well-known design pattern that enhances the scalability, maintainability, and modularity of applications. By separating the concerns of the user interface, business logic, and data management, it makes systems more flexible and easier to develop and maintain over time.</text:span></text:p>
      <text:p text:style-name="P45"><text:span text:style-name="T102">1</text:span><text:span text:style-name="T103">.<text:s/></text:span><text:span text:style-name="T104">Presentation Tier (User Interface Layer)</text:span></text:p>
      <text:p text:style-name="P45"><text:span text:style-name="T104">2. Business Logic Tier (Application Layer)</text:span></text:p>
      <text:p text:style-name="P45"><text:span text:style-name="T104">3. Data Tier (Database Layer)</text:span></text:p>
      <text:p text:style-name="P45"><text:span text:style-name="T104">How It Works:</text:span></text:p>
      <text:list text:style-name="L46">
        <text:list-item>
          <text:p text:style-name="P46"><text:span text:style-name="T104">User Request</text:span><text:span text:style-name="T105">: The user interacts with the presentation tier (e.g., submitting a form, clicking a button on a web page).</text:span></text:p>
        </text:list-item>
        <text:list-item>
          <text:p text:style-name="P46"><text:span text:style-name="T106">Request Processing</text:span><text:span text:style-name="T107">: The presentation tier sends the request to the business logic tier, which processes the input (e.g., validating the form, performing calculations).</text:span></text:p>
        </text:list-item>
        <text:list-item>
          <text:p text:style-name="P46"><text:span text:style-name="T108">Data Access</text:span><text:span text:style-name="T109">: If necessary, the business logic tier communicates with the data tier to retrieve or store data (e.g., querying the database).</text:span></text:p>
        </text:list-item>
        <text:list-item>
          <text:p text:style-name="P46"><text:span text:style-name="T110">Response</text:span><text:span text:style-name="T111">: Once the data is processed, the business logic tier sends the results back to the presentation tier, which updates the user interface accordingly.</text:span></text:p>
        </text:list-item>
      </text:list>
      <text:p text:style-name="P47"><text:span text:style-name="T112"/></text:p>
      <text:p text:style-name="P48"><text:span text:style-name="T113">36.Whast is Rest, Soap and GraphQL in API's?</text:span></text:p>
      <text:p text:style-name="P48"><text:span text:style-name="T113">Answer:</text:span></text:p>
      <text:p text:style-name="P48"><text:span text:style-name="T113">1.<text:s/></text:span><text:span text:style-name="T114">REST (Representational State Transfer)</text:span></text:p>
      <text:p text:style-name="P48"><text:span text:style-name="T115">REST is an architectural style for building web services that interact over HTTP. It relies on standard HTTP methods (GET, POST, PUT, DELETE) and is widely used for web services due to its simplicity and scalability.</text:span></text:p>
      <text:list text:style-name="L49">
        <text:list-item>
          <text:p text:style-name="P49"><text:span text:style-name="T115">Resource-based:RESTful APIs operate on resources</text:span></text:p>
        </text:list-item>
        <text:list-item>
          <text:p text:style-name="P49"><text:span text:style-name="T115">Stateless: Each API call is independent</text:span></text:p>
        </text:list-item>
        <text:list-item>
          <text:p text:style-name="P49"><text:span text:style-name="T115">Standard Data Formats:JSON or XML</text:span></text:p>
        </text:list-item>
      </text:list>
      <text:p text:style-name="P50"><text:span text:style-name="T116"/></text:p>
      <text:p text:style-name="P51"><text:span text:style-name="T117">2.<text:s/></text:span><text:span text:style-name="T118">SOAP (Simple Object Access Protocol)</text:span></text:p>
      <text:p text:style-name="P51"><text:span text:style-name="T119">SOAP is a protocol for exchanging structured information in the implementation of web services. It relies on XML for message formatting and typically uses HTTP or SMTP as the transport protocol.</text:span></text:p>
      <text:list text:style-name="L52">
        <text:list-item>
          <text:p text:style-name="P52"><text:span text:style-name="T119">Protocol-based: SOAP is a protocol with strict rules for communication, including the use of XML for message format and WSDL (Web Services Description Language) for defining the API.</text:span></text:p>
        </text:list-item>
        <text:list-item>
          <text:p text:style-name="P52"><text:span text:style-name="T119">Stateful or Stateless: SOAP supports both stateful and stateless</text:span></text:p>
        </text:list-item>
        <text:list-item>
          <text:p text:style-name="P52"><text:span text:style-name="T119">Built-in Security: SOAP supports WS-Security, providing a standardized way to ensure message confidentiality, integrity, and authentication.</text:span></text:p>
        </text:list-item>
      </text:list>
      <text:p text:style-name="P53"><text:span text:style-name="T120"/></text:p>
      <text:p text:style-name="P54"><text:span text:style-name="T121">3.<text:s/></text:span><text:span text:style-name="T122">GraphQL(Query Based)</text:span></text:p>
      <text:p text:style-name="P54"><text:span text:style-name="T123">GraphQL is a query language for APIs and a runtime for executing those queries against a schema. It was developed by Facebook and provides a more flexible and efficient way to interact with APIs compared to REST.</text:span></text:p>
      <text:p text:style-name="P54"><text:span text:style-name="T124"/></text:p>
      <text:p text:style-name="P54"><text:span text:style-name="T125">37.What do you test in standAlone API?</text:span></text:p>
      <text:p text:style-name="P54"><text:span text:style-name="T125">Answer:</text:span></text:p>
      <text:list text:style-name="L55">
        <text:list-item>
          <text:p text:style-name="P55"><text:span text:style-name="T125">Authentication &amp; Authorization</text:span></text:p>
        </text:list-item>
        <text:list-item>
          <text:p text:style-name="P55"><text:span text:style-name="T125">Endpoint Functionality</text:span></text:p>
        </text:list-item>
        <text:list-item>
          <text:p text:style-name="P55"><text:span text:style-name="T125">Data Integrity</text:span></text:p>
        </text:list-item>
        <text:list-item>
          <text:p text:style-name="P55"><text:span text:style-name="T125">Security Testing</text:span></text:p>
        </text:list-item>
        <text:list-item>
          <text:p text:style-name="P55"><text:span text:style-name="T125">Compatibility &amp; Interoperability Testing</text:span></text:p>
        </text:list-item>
        <text:list-item>
          <text:p text:style-name="P55"><text:span text:style-name="T125">Performance Testing</text:span></text:p>
        </text:list-item>
      </text:list>
      <text:p text:style-name="P56"><text:span text:style-name="T126"/></text:p>
      <text:p text:style-name="P57"><text:span text:style-name="T127">38.What do test in 3rd Party integrated API?</text:span></text:p>
      <text:p text:style-name="P57"><text:span text:style-name="T127">Answer:</text:span></text:p>
      <text:list text:style-name="L58">
        <text:list-item>
          <text:p text:style-name="P58"><text:span text:style-name="T127">Authentication &amp; Authorization</text:span></text:p>
        </text:list-item>
        <text:list-item>
          <text:p text:style-name="P58"><text:span text:style-name="T127">Endpoint Functionality</text:span></text:p>
        </text:list-item>
        <text:list-item>
          <text:p text:style-name="P58"><text:span text:style-name="T127">Data Integrity</text:span></text:p>
        </text:list-item>
        <text:list-item>
          <text:p text:style-name="P58"><text:span text:style-name="T127">Security Testing</text:span></text:p>
        </text:list-item>
        <text:list-item>
          <text:p text:style-name="P58"><text:span text:style-name="T127">Compatibility &amp; Interoperability Testing</text:span></text:p>
        </text:list-item>
        <text:list-item>
          <text:p text:style-name="P58"><text:span text:style-name="T127">Performance Testing</text:span></text:p>
        </text:list-item>
      </text:list>
      <text:p text:style-name="P59"><text:span text:style-name="T127">39.When to use Collection, environment and global variables?</text:span></text:p>
      <text:p text:style-name="P59"><text:span text:style-name="T127">Answer:</text:span></text:p>
      <text:p text:style-name="P59"><text:span text:style-name="T128">1. Collection Variables</text:span></text:p>
      <text:p text:style-name="P59"><text:span text:style-name="T129">When to Use:</text:span></text:p>
      <text:p text:style-name="P59"><text:span text:style-name="T130">Scope-specific testing</text:span><text:span text:style-name="T131">: Use collection variables when you want to define variables that apply specifically to a collection of API requests (usually a group of related requests).</text:span></text:p>
      <text:p text:style-name="P59"><text:span text:style-name="T132">Collection-level parameters</text:span><text:span text:style-name="T133">: For example, API base URLs, authentication tokens, or headers that are shared across multiple requests within the collection.</text:span></text:p>
      <text:p text:style-name="P59"><text:span text:style-name="T134"/></text:p>
      <text:p text:style-name="P59"><text:span text:style-name="T135">2.Environment Variables</text:span></text:p>
      <text:p text:style-name="P59"><text:span text:style-name="T136">When to Use:</text:span></text:p>
      <text:p text:style-name="P59"><text:span text:style-name="T137">Different environments or stages</text:span><text:span text:style-name="T138">: Use environment variables when you need to manage variables that change based on different environments (e.g., Development, Staging, Production).</text:span></text:p>
      <text:p text:style-name="P59"><text:span text:style-name="T139">Context-specific settings</text:span><text:span text:style-name="T140">: If you're testing the same API but with different sets of credentials, URLs, or configurations for different environments, environment variables are ideal.</text:span></text:p>
      <text:p text:style-name="P59"><text:span text:style-name="T141"/></text:p>
      <text:p text:style-name="P59"><text:span text:style-name="T142">3. Global Variables</text:span></text:p>
      <text:p text:style-name="P59"><text:span text:style-name="T143">When to Use:</text:span></text:p>
      <text:p text:style-name="P59"><text:span text:style-name="T144">Global settings or values</text:span><text:span text:style-name="T145">: Use global variables when you need to store values that are available across all collections and environments in Postman.</text:span></text:p>
      <text:p text:style-name="P59"><text:span text:style-name="T146">Cross-collection or cross-environment sharing</text:span><text:span text:style-name="T147">: If a variable needs to be shared across multiple collections or environments, global variables are the most appropriate choice.</text:span></text:p>
      <text:p text:style-name="P59"><text:span text:style-name="T148"/></text:p>
      <text:p text:style-name="P59"><text:span text:style-name="T149">40.How to execute a Collection end to end?</text:span></text:p>
      <text:p text:style-name="P59"><text:span text:style-name="T149">Answer:</text:span></text:p>
      <text:p text:style-name="P59"><text:span text:style-name="T149">To execute a Postman Collection end-to-end (meaning running all requests in the collection in sequence).</text:span></text:p>
      <text:list text:style-name="L60">
        <text:list-item>
          <text:p text:style-name="P60"><text:span text:style-name="T149">Open Postman and go to the Collections tab on the left side.</text:span></text:p>
        </text:list-item>
        <text:list-item>
          <text:p text:style-name="P60"><text:span text:style-name="T149">Select the Collection you want to run. Click on the three dots (...) next to the collection name to reveal the options.</text:span></text:p>
        </text:list-item>
        <text:list-item>
          <text:p text:style-name="P60"><text:span text:style-name="T149">Click on "Run": This opens the Collection Runner interface.</text:span></text:p>
        </text:list-item>
      </text:list>
      <text:p text:style-name="P61"><text:span text:style-name="T150"/></text:p>
      <text:p text:style-name="P62"><text:span text:style-name="T151">41.What happens when API response returns Form-data instead of JSON, how to validate it?</text:span></text:p>
      <text:p text:style-name="P62"><text:span text:style-name="T151">Answer:</text:span></text:p>
      <text:p text:style-name="P62"><text:span text:style-name="T151">Key aspects:</text:span></text:p>
      <text:list text:style-name="L63">
        <text:list-item>
          <text:p text:style-name="P63"><text:span text:style-name="T151">Content-Type is crucial in identifying how to handle the response (multipart/form-data).</text:span></text:p>
        </text:list-item>
        <text:list-item>
          <text:p text:style-name="P63"><text:span text:style-name="T151">Text data within a form-data response can be validated using string assertions in Postman tests.</text:span></text:p>
        </text:list-item>
      </text:list>
      <text:p text:style-name="P64"><text:span text:style-name="T152">Note</text:span><text:span text:style-name="T153">:Form-data responses are typically used in scenarios like file uploads/downloads, or when submitting forms with multiple fields (e.g., text, files, images).</text:span></text:p>
      <text:p text:style-name="P64"><text:span text:style-name="T154"/></text:p>
      <text:p text:style-name="P64"><text:span text:style-name="T155">42.How will you validate the API request if VPN is required for it to work?</text:span></text:p>
      <text:p text:style-name="P64"><text:span text:style-name="T155">Answer:</text:span></text:p>
      <text:list text:style-name="L65">
        <text:list-item>
          <text:p text:style-name="P65"><text:span text:style-name="T155">Ensure VPN is Active: Confirm the VPN connection is established before testing.</text:span></text:p>
        </text:list-item>
        <text:list-item>
          <text:p text:style-name="P65"><text:span text:style-name="T155">Send API Request: Execute the API request while the VPN is connected.</text:span></text:p>
        </text:list-item>
        <text:list-item>
          <text:p text:style-name="P65"><text:span text:style-name="T155">Check Response: Validate the response as usual (status code, response data).</text:span></text:p>
        </text:list-item>
        <text:list-item>
          <text:p text:style-name="P65"><text:span text:style-name="T155">Negative Test: Test the API without the VPN to ensure it fails correctly.</text:span></text:p>
        </text:list-item>
        <text:list-item>
          <text:p text:style-name="P65"><text:span text:style-name="T155">IP Address Verification (optional): Verify that the IP address seen by the API is the one expected (coming from the VPN).</text:span></text:p>
        </text:list-item>
      </text:list>
      <text:p text:style-name="P66"><text:span text:style-name="T156"/></text:p>
      <text:p text:style-name="P67"><text:span text:style-name="T157">43.How do you filter results in API requests using Postman?</text:span></text:p>
      <text:p text:style-name="P67"><text:span text:style-name="T157">Answer:</text:span></text:p>
      <text:p text:style-name="P67"><text:span text:style-name="T158">Request Filtering</text:span><text:span text:style-name="T159">: Use query parameters, body content, or headers to filter the data sent in the API request.</text:span></text:p>
      <text:p text:style-name="P67"><text:span text:style-name="T160">Response Filtering</text:span><text:span text:style-name="T161">: Use Postman Tests (JavaScript) to filter and validate the API response. You can parse JSON or XML responses, apply filters, and validate conditions.</text:span></text:p>
      <text:p text:style-name="P67"><text:span text:style-name="T162"/></text:p>
      <text:p text:style-name="P67"><text:span text:style-name="T163">44. How to setUp Custom Headers in Postman?</text:span></text:p>
      <text:p text:style-name="P67"><text:span text:style-name="T163">Answer:</text:span></text:p>
      <text:p text:style-name="P67"><text:span text:style-name="T163">Click the Header tab and setup a key-value pair</text:span></text:p>
      <text:p text:style-name="P67"><text:span text:style-name="T163">45.)What are the different stages in committing the code to GitHub?</text:span></text:p>
      <text:p text:style-name="P67"><text:span text:style-name="T163">Answer:</text:span></text:p>
      <text:p text:style-name="P67"><text:span text:style-name="T164">1. Set Up Repository:</text:span></text:p>
      <text:p text:style-name="P67"><text:span text:style-name="T165">Local Repository: Initialize a Git repository in your project directory using<text:s/></text:span><text:span text:style-name="T166">git init</text:span><text:span text:style-name="T167">.</text:span></text:p>
      <text:p text:style-name="P67"><text:span text:style-name="T167">Remote Repository: Create a repository on GitHub via the GitHub website or CLI.</text:span></text:p>
      <text:p text:style-name="P67"><text:span text:style-name="T168"/></text:p>
      <text:p text:style-name="P67"><text:span text:style-name="T169">2. Make Code Changes:</text:span></text:p>
      <text:p text:style-name="P67"><text:span text:style-name="T170">Modify or create files in your project directory. These changes are made in your working directory.</text:span></text:p>
      <text:p text:style-name="P67"><text:span text:style-name="T171">3. Check the Status:</text:span></text:p>
      <text:p text:style-name="P67"><text:span text:style-name="T172">Use<text:s/></text:span><text:span text:style-name="T173">git status<text:s/></text:span><text:span text:style-name="T174">to view changes in your working directory and identify files that have been modified, added, or deleted.</text:span></text:p>
      <text:p text:style-name="P67"><text:span text:style-name="T175">4. Stage Changes:</text:span></text:p>
      <text:p text:style-name="P67"><text:span text:style-name="T176">Add files to the staging area using<text:s/></text:span><text:span text:style-name="T177">git add</text:span><text:span text:style-name="T178">:</text:span></text:p>
      <text:p text:style-name="P67"><text:span text:style-name="T178">To stage specific files:<text:s/></text:span><text:span text:style-name="T179">git add &lt;filename&gt;</text:span><text:span text:style-name="T180">.</text:span></text:p>
      <text:p text:style-name="P67"><text:span text:style-name="T180">To stage all changes:<text:s/></text:span><text:span text:style-name="T181">git add.</text:span></text:p>
      <text:p text:style-name="P67"><text:span text:style-name="T182">Staging prepares the files to be included in the next commit.</text:span></text:p>
      <text:p text:style-name="P67"><text:span text:style-name="T183">5. Commit Changes:</text:span></text:p>
      <text:p text:style-name="P67"><text:span text:style-name="T184">Record the changes in the local repository using<text:s/></text:span><text:span text:style-name="T185">git commit -m "&lt;commit message&gt;".</text:span></text:p>
      <text:p text:style-name="P67"><text:span text:style-name="T186">The commit message should be descriptive and explain the purpose of the changes.</text:span></text:p>
      <text:p text:style-name="P67"><text:span text:style-name="T187">6. Connect to GitHub (if not already connected):</text:span></text:p>
      <text:p text:style-name="P67"><text:span text:style-name="T188">Link your local repository to a GitHub repository:</text:span></text:p>
      <text:p text:style-name="P67"><text:span text:style-name="T189">git remote add origin &lt;repository-URL&gt;</text:span></text:p>
      <text:p text:style-name="P67"><text:span text:style-name="T190">Verify the remote connection using git remote -v.</text:span></text:p>
      <text:p text:style-name="P67"><text:span text:style-name="T191">7. Push Changes:</text:span></text:p>
      <text:p text:style-name="P67"><text:span text:style-name="T192">Upload your commits to the GitHub repository using:</text:span></text:p>
      <text:p text:style-name="P67"><text:span text:style-name="T193">git push origin &lt;branch-name&gt;</text:span></text:p>
      <text:p text:style-name="P67"><text:span text:style-name="T194">Typically, you push to the main or master branch, or a feature branch.</text:span></text:p>
      <text:p text:style-name="P67"><text:span text:style-name="T195">8. Optional: Handle Branching:</text:span></text:p>
      <text:p text:style-name="P67"><text:span text:style-name="T196">Create and switch to a new branch for feature development:</text:span></text:p>
      <text:p text:style-name="P67"><text:span text:style-name="T197">git checkout -b &lt;branch-name&gt;</text:span></text:p>
      <text:p text:style-name="P67"><text:span text:style-name="T198">Push the branch to GitHub:</text:span></text:p>
      <text:p text:style-name="P67"><text:span text:style-name="T199">git push -u origin &lt;branch-name&gt;</text:span></text:p>
      <text:p text:style-name="P67"><text:span text:style-name="T199">9. Open a Pull Request (if using branches):</text:span></text:p>
      <text:p text:style-name="P67"><text:span text:style-name="T200">On GitHub, open a Pull Request (PR) to merge changes from a feature branch to the main branch.</text:span></text:p>
      <text:p text:style-name="P67"><text:span text:style-name="T200">Collaborators can review, discuss, and approve changes before merging.</text:span></text:p>
      <text:p text:style-name="P67"><text:span text:style-name="T201">10. Merge and Close:</text:span></text:p>
      <text:p text:style-name="P67"><text:span text:style-name="T202">Merge the PR via GitHub or locally using<text:s/></text:span><text:span text:style-name="T203">git merge</text:span><text:span text:style-name="T204">.</text:span></text:p>
      <text:p text:style-name="P67"><text:span text:style-name="T204">Delete the branch if it’s no longer needed.</text:span></text:p>
      <text:p text:style-name="P67"><text:span text:style-name="T205">11. Repeat:</text:span></text:p>
      <text:p text:style-name="P67"><text:span text:style-name="T206">Continue making changes, committing, and pushing updates.</text:span></text:p>
      <text:p text:style-name="P67"><text:span text:style-name="T207"/></text:p>
      <text:p text:style-name="P67"><text:span text:style-name="T208">46.)Is it possible to revert back changes in a remote repo? if yes how?</text:span></text:p>
      <text:p text:style-name="P67"><text:span text:style-name="T208">Answer: Yes</text:span></text:p>
      <text:p text:style-name="P67"><text:span text:style-name="T209"/></text:p>
      <text:p text:style-name="P67"><text:span text:style-name="T210">Revert a Commit:</text:span></text:p>
      <text:p text:style-name="P67"><text:span text:style-name="T211">Use<text:s/></text:span><text:span text:style-name="T212">git revert<text:s/></text:span><text:span text:style-name="T213">to create a new commit that undoes the changes introduced by a specific commit.</text:span></text:p>
      <text:p text:style-name="P67"><text:span text:style-name="T213">This method is safe for collaborative environments because it doesn’t rewrite history; it just adds a new commit.</text:span></text:p>
      <text:p text:style-name="P67"><text:span text:style-name="T214">Steps:</text:span></text:p>
      <text:p text:style-name="P67"><text:span text:style-name="T215">a)Identify the commit hash:</text:span></text:p>
      <text:p text:style-name="P67"><text:span text:style-name="T215">git log</text:span></text:p>
      <text:p text:style-name="P67"><text:span text:style-name="T215">b)Revert the commit:</text:span></text:p>
      <text:p text:style-name="P67"><text:span text:style-name="T216">git revert &lt;commit-hash&gt;</text:span></text:p>
      <text:p text:style-name="P67"><text:span text:style-name="T217">c)Push the changes to the remote repository:</text:span></text:p>
      <text:p text:style-name="P67"><text:span text:style-name="T217">git push origin &lt;branch-name&gt;</text:span></text:p>
      <text:p text:style-name="P67"><text:span text:style-name="T218"/></text:p>
      <text:p text:style-name="P67"><text:span text:style-name="T219">47.)When do you commit your code?After commit how do you validate everyone has the updated code now?</text:span></text:p>
      <text:p text:style-name="P67"><text:span text:style-name="T219">Answer: You should commit your code at meaningful points in your workflow, ensuring that the changes are logical, complete, and well-documented.</text:span></text:p>
      <text:p text:style-name="P67"><text:span text:style-name="T220"/></text:p>
      <text:p text:style-name="P67"><text:span text:style-name="T221">After committing and pushing your changes to the remote repository, you can validate that your team or collaborators have the updated code by following these steps:</text:span></text:p>
      <text:p text:style-name="P67"><text:span text:style-name="T222">1. Push Changes to the Remote Repository:</text:span></text:p>
      <text:p text:style-name="P67"><text:span text:style-name="T223">Push your commits to the shared repository:</text:span></text:p>
      <text:p text:style-name="P67"><text:span text:style-name="T224">git push origin &lt;branch-name&gt;</text:span></text:p>
      <text:p text:style-name="P67"><text:span text:style-name="T225"/></text:p>
      <text:p text:style-name="P67"><text:span text:style-name="T226">2. Communicate the Changes:</text:span></text:p>
      <text:p text:style-name="P67"><text:span text:style-name="T227">Notify your team about the update via a messaging platform, email, or GitHub pull request.</text:span></text:p>
      <text:p text:style-name="P67"><text:span text:style-name="T228"/></text:p>
      <text:p text:style-name="P67"><text:span text:style-name="T229">3. Team Members Pull the Latest Changes:</text:span></text:p>
      <text:p text:style-name="P67"><text:span text:style-name="T230">Other team members should pull the changes:</text:span></text:p>
      <text:p text:style-name="P67"><text:span text:style-name="T231">git pull origin &lt;branch-name&gt;</text:span></text:p>
      <text:p text:style-name="P67"><text:span text:style-name="T232">If they are on a different branch, they should first switch to the updated branch:</text:span></text:p>
      <text:p text:style-name="P67"><text:span text:style-name="T233">git checkout &lt;branch-name&gt;</text:span></text:p>
      <text:p text:style-name="P67"><text:span text:style-name="T233">git pull</text:span></text:p>
      <text:p text:style-name="P67"><text:span text:style-name="T233">4. Validate Changes on Their End:</text:span></text:p>
      <text:p text:style-name="P67"><text:span text:style-name="T234">Team members should validate the updates by:</text:span></text:p>
      <text:p text:style-name="P67"><text:span text:style-name="T235"/></text:p>
      <text:p text:style-name="P67"><text:span text:style-name="T236">Checking the commit history to ensure they have the latest commits:</text:span></text:p>
      <text:p text:style-name="P67"><text:span text:style-name="T237">git log</text:span></text:p>
      <text:p text:style-name="P67"><text:span text:style-name="T238">Verifying that their local files reflect the recent changes.</text:span></text:p>
      <text:p text:style-name="P67"><text:span text:style-name="T239">5. Run Tests</text:span></text:p>
      <text:p text:style-name="P67"><text:span text:style-name="T240">Validate the code functionality by running automated tests (e.g., unit tests or integration tests).</text:span></text:p>
      <text:p text:style-name="P67"><text:span text:style-name="T240">Use CI/CD pipelines if configured, which can automatically test and deploy code after a push.</text:span></text:p>
      <text:p text:style-name="P67"><text:span text:style-name="T241">6. Check the GitHub Repository:</text:span></text:p>
      <text:p text:style-name="P67"><text:span text:style-name="T242">Validate on GitHub to ensure the code is correctly pushed:</text:span></text:p>
      <text:p text:style-name="P67"><text:span text:style-name="T242">Review the commit history on the repository.</text:span></text:p>
      <text:p text:style-name="P67"><text:span text:style-name="T242">Check the pull request (if applicable) to confirm all changes are merged.</text:span></text:p>
      <text:p text:style-name="P67"><text:span text:style-name="T243">7. Handle Conflicts (if any):</text:span></text:p>
      <text:p text:style-name="P67"><text:span text:style-name="T244">If someone else pushed changes in parallel, conflicts might arise when others pull.</text:span></text:p>
      <text:p text:style-name="P67"><text:span text:style-name="T244">Conflicts can be resolved using:</text:span></text:p>
      <text:p text:style-name="P67"><text:span text:style-name="T244">git merge &lt;branch-name&gt;</text:span></text:p>
      <text:p text:style-name="P67"><text:span text:style-name="T244">Then, resolve the conflicts manually and commit the resolved changes.</text:span></text:p>
      <text:p text:style-name="P67"><text:span text:style-name="T245"/></text:p>
      <text:p text:style-name="P67"><text:span text:style-name="T245"/></text:p>
      <text:p text:style-name="P67"><text:span text:style-name="T246">48.How to Merge stashed changes in local repo?</text:span></text:p>
      <text:p text:style-name="P67"><text:span text:style-name="T246">Answer:</text:span></text:p>
      <text:p text:style-name="P67"><text:span text:style-name="T247">git stash</text:span></text:p>
      <text:p text:style-name="P67"><text:span text:style-name="T248">49.Why do we need GitIgnore file? how to add ignore files in it?</text:span></text:p>
      <text:p text:style-name="P67"><text:span text:style-name="T248">Answer:</text:span></text:p>
      <text:p text:style-name="P67"><text:span text:style-name="T248">The .gitignore file is an essential part of managing a Git repository, as it tells Git which files or directories to ignore and not track. This helps in keeping the repository clean, avoiding unnecessary or sensitive files, and improving collaboration.</text:span></text:p>
      <text:p text:style-name="P67"><text:span text:style-name="T249"/></text:p>
      <text:p text:style-name="P67"><text:span text:style-name="T250">50.What is the Execution format of Tests in testNG?</text:span></text:p>
      <text:p text:style-name="P67"><text:span text:style-name="T250">Answer: The execution format determines the<text:s/></text:span><text:span text:style-name="T251">Sequential order<text:s/></text:span><text:span text:style-name="T252">and</text:span><text:span text:style-name="T253"><text:s/></text:span><text:span text:style-name="T254">behavior of test cases, taking into account<text:s/></text:span><text:span text:style-name="T255">dependencies, priorities, groups, and parallelism, Reports and Logs.</text:span></text:p>
      <text:p text:style-name="P67"><text:span text:style-name="T256"/></text:p>
      <text:p text:style-name="P67"><text:span text:style-name="T257">&lt;suite name="MySuite" parallel="methods" thread-count="5"&gt;</text:span></text:p>
      <text:p text:style-name="P67"><text:span text:style-name="T257"><text:s text:c="4"/>&lt;test name="ParallelTest"&gt;</text:span></text:p>
      <text:p text:style-name="P67"><text:span text:style-name="T257"><text:s text:c="8"/>&lt;classes&gt;</text:span></text:p>
      <text:p text:style-name="P67"><text:span text:style-name="T257"><text:s text:c="12"/>&lt;class name="com.example.TestClass"/&gt;</text:span></text:p>
      <text:p text:style-name="P67"><text:span text:style-name="T257"><text:s text:c="8"/>&lt;/classes&gt;</text:span></text:p>
      <text:p text:style-name="P67"><text:span text:style-name="T257"><text:s text:c="4"/>&lt;/test&gt;</text:span></text:p>
      <text:p text:style-name="P67"><text:span text:style-name="T257">&lt;/suite&gt;</text:span></text:p>
      <text:p text:style-name="P67"><text:span text:style-name="T258"/></text:p>
      <text:p text:style-name="P67"><text:span text:style-name="T258"/></text:p>
      <text:p text:style-name="P67"><text:span text:style-name="T259">51.Difference between dependsOnMethod and dependsOnGroups?</text:span></text:p>
      <text:p text:style-name="P67"><text:span text:style-name="T259">Answer:</text:span></text:p>
      <text:p text:style-name="P67"><text:span text:style-name="T260">dependsOnMethod</text:span><text:span text:style-name="T261">:Specifies that a test method depends on<text:s/></text:span><text:span text:style-name="T262">one or more specific test<text:s/></text:span><text:span text:style-name="T263">methods. If the dependent method(s)<text:s/></text:span><text:span text:style-name="T264">fail or are skipped</text:span><text:span text:style-name="T265">, the current test method is<text:s/></text:span><text:span text:style-name="T266">skipped</text:span><text:span text:style-name="T267">.Best for direct dependencies between a few methods.</text:span></text:p>
      <text:p text:style-name="P67"><text:span text:style-name="T268">dependsOnGroups</text:span><text:span text:style-name="T269">:Specifies that a test method depends on<text:s/></text:span><text:span text:style-name="T270">all methods<text:s/></text:span><text:span text:style-name="T271">in one or more groups. If any method in the dependent group(s)<text:s/></text:span><text:span text:style-name="T272">fails or is skipped</text:span><text:span text:style-name="T273">, the current test method is<text:s/></text:span><text:span text:style-name="T274">skipped</text:span><text:span text:style-name="T275">.Best for managing dependencies in<text:s/></text:span><text:span text:style-name="T276">larger test suites</text:span><text:span text:style-name="T277">.</text:span></text:p>
      <text:p text:style-name="P67"><text:span text:style-name="T278"/></text:p>
      <text:p text:style-name="P67"><text:span text:style-name="T279">52.What are different ways to exclude the tests in testNG?</text:span></text:p>
      <text:p text:style-name="P67"><text:span text:style-name="T279">Answer:</text:span></text:p>
      <text:p text:style-name="P67"><text:span text:style-name="T280">1.)enabled=false</text:span><text:span text:style-name="T281">:</text:span></text:p>
      <text:p text:style-name="P67"><text:span text:style-name="T281">@Test(enabled = false)</text:span></text:p>
      <text:p text:style-name="P67"><text:span text:style-name="T281">public void excludedTest() {</text:span></text:p>
      <text:p text:style-name="P67"><text:span text:style-name="T281"><text:s text:c="4"/>System.out.println("This test will not run");</text:span></text:p>
      <text:p text:style-name="P67"><text:span text:style-name="T281">}</text:span></text:p>
      <text:p text:style-name="P67"><text:span text:style-name="T282">2.)exclude group</text:span><text:span text:style-name="T283">:</text:span></text:p>
      <text:p text:style-name="P67"><text:span text:style-name="T284"/></text:p>
      <text:p text:style-name="P67"><text:span text:style-name="T285">&lt;suite name="Suite"&gt;</text:span></text:p>
      <text:p text:style-name="P67"><text:span text:style-name="T285"><text:s text:c="4"/>&lt;test name="Test"&gt;</text:span></text:p>
      <text:p text:style-name="P67"><text:span text:style-name="T285"><text:s text:c="8"/>&lt;groups&gt;</text:span></text:p>
      <text:p text:style-name="P67"><text:span text:style-name="T285"><text:s text:c="11"/></text:span><text:span text:style-name="T286"><text:s/>&lt;exclude&gt;</text:span></text:p>
      <text:p text:style-name="P67"><text:span text:style-name="T286"><text:s text:c="16"/>&lt;group name="regression" /&gt;</text:span></text:p>
      <text:p text:style-name="P67"><text:span text:style-name="T286"><text:s text:c="12"/>&lt;/exclude&gt;</text:span></text:p>
      <text:p text:style-name="P67"><text:span text:style-name="T287"><text:s text:c="8"/>&lt;/groups&gt;</text:span></text:p>
      <text:p text:style-name="P67"><text:span text:style-name="T287"><text:s text:c="8"/>&lt;classes&gt;</text:span></text:p>
      <text:p text:style-name="P67"><text:span text:style-name="T287"><text:s text:c="12"/>&lt;class name="com.example.TestClass" /&gt;</text:span></text:p>
      <text:p text:style-name="P67"><text:span text:style-name="T287"><text:s text:c="8"/>&lt;/classes&gt;</text:span></text:p>
      <text:p text:style-name="P67"><text:span text:style-name="T287"><text:s text:c="4"/>&lt;/test&gt;</text:span></text:p>
      <text:p text:style-name="P67"><text:span text:style-name="T287">&lt;/suite&gt;</text:span></text:p>
      <text:p text:style-name="P67"><text:span text:style-name="T288"/></text:p>
      <text:p text:style-name="P67"><text:span text:style-name="T289">3.)exclude method</text:span><text:span text:style-name="T290">:</text:span></text:p>
      <text:p text:style-name="P67"><text:span text:style-name="T291"/></text:p>
      <text:p text:style-name="P67"><text:span text:style-name="T292">&lt;suite name="Suite"&gt;</text:span></text:p>
      <text:p text:style-name="P67"><text:span text:style-name="T292"><text:s text:c="4"/>&lt;test name="Test"&gt;</text:span></text:p>
      <text:p text:style-name="P67"><text:span text:style-name="T292"><text:s text:c="8"/>&lt;classes&gt;</text:span></text:p>
      <text:p text:style-name="P67"><text:span text:style-name="T292"><text:s text:c="12"/>&lt;class name="com.example.TestClass"&gt;</text:span></text:p>
      <text:p text:style-name="P67"><text:span text:style-name="T292"><text:s text:c="16"/>&lt;methods&gt;</text:span></text:p>
      <text:p text:style-name="P67"><text:span text:style-name="T292"><text:s text:c="20"/></text:span><text:span text:style-name="T293">&lt;exclude name="test2" /&gt;</text:span></text:p>
      <text:p text:style-name="P67"><text:span text:style-name="T294"><text:s text:c="16"/>&lt;/methods&gt;</text:span></text:p>
      <text:p text:style-name="P67"><text:span text:style-name="T294"><text:s text:c="12"/>&lt;/class&gt;</text:span></text:p>
      <text:p text:style-name="P67"><text:span text:style-name="T294"><text:s text:c="8"/>&lt;/classes&gt;</text:span></text:p>
      <text:p text:style-name="P67"><text:span text:style-name="T294"><text:s text:c="4"/>&lt;/test&gt;</text:span></text:p>
      <text:p text:style-name="P67"><text:span text:style-name="T294">&lt;/suite&gt;</text:span></text:p>
      <text:p text:style-name="P67"><text:span text:style-name="T295"/></text:p>
      <text:p text:style-name="P67"><text:span text:style-name="T296">4.)exclude Maven Surefire plugin:</text:span></text:p>
      <text:p text:style-name="P67"><text:span text:style-name="T297"/></text:p>
      <text:p text:style-name="P67"><text:span text:style-name="T298">&lt;plugin&gt;</text:span></text:p>
      <text:p text:style-name="P67"><text:span text:style-name="T298"><text:s text:c="4"/>&lt;groupId&gt;org.apache.maven.plugins&lt;/groupId&gt;</text:span></text:p>
      <text:p text:style-name="P67"><text:span text:style-name="T298"><text:s text:c="4"/>&lt;artifactId&gt;maven-surefire-plugin&lt;/artifactId&gt;</text:span></text:p>
      <text:p text:style-name="P67"><text:span text:style-name="T298"><text:s text:c="4"/></text:span><text:span text:style-name="T299">&lt;configuration&gt;</text:span></text:p>
      <text:p text:style-name="P67"><text:span text:style-name="T299"><text:s text:c="8"/>&lt;excludedGroups&gt;regression&lt;/excludedGroups&gt;</text:span></text:p>
      <text:p text:style-name="P67"><text:span text:style-name="T299"><text:s text:c="4"/>&lt;/configuration&gt;</text:span></text:p>
      <text:p text:style-name="P67"><text:span text:style-name="T300">&lt;/plugin&gt;</text:span></text:p>
      <text:p text:style-name="P67"><text:span text:style-name="T301"/></text:p>
      <text:p text:style-name="P67"><text:span text:style-name="T302">53.Why do we need BeforeSuite and AfterSuite in testNG?</text:span></text:p>
      <text:p text:style-name="P67"><text:span text:style-name="T302">Answer: In TestNG, the @BeforeSuite and @AfterSuite annotations are used to execute specific methods before and after the entire test suite. </text:span></text:p>
      <text:p text:style-name="P67"><text:span text:style-name="T303">@BeforeSuite</text:span><text:span text:style-name="T304">: The @BeforeSuite annotation is ideal for<text:s/></text:span><text:span text:style-name="T305">initializing resources<text:s/></text:span><text:span text:style-name="T306">or configurations that are required for the entire test suite.</text:span></text:p>
      <text:p text:style-name="P67"><text:span text:style-name="T307">@afterSuite</text:span><text:span text:style-name="T308">: The @AfterSuite annotation is used to<text:s/></text:span><text:span text:style-name="T309">clean up resources<text:s/></text:span><text:span text:style-name="T310">or finalize operations after all tests in the suite have run</text:span></text:p>
      <text:p text:style-name="P67"><text:span text:style-name="T310">Note: Using @BeforeSuite and @AfterSuite avoids the need to<text:s/></text:span><text:span text:style-name="T311">repeat setup or teardown<text:s/></text:span><text:span text:style-name="T312">logic in each test class, improving maintainability and</text:span><text:span text:style-name="T313"><text:s/>reducing redundancy</text:span><text:span text:style-name="T314">.</text:span></text:p>
      <text:p text:style-name="P67"><text:span text:style-name="T315"/></text:p>
      <text:p text:style-name="P67"><text:span text:style-name="T316">54.What are the commonly used tools for API Testing?</text:span></text:p>
      <text:p text:style-name="P67"><text:span text:style-name="T316">Answer: Postman, SoapUI, Swagger,Jmeter, RestAssured(Automation),Postman CLI/Newman,Insomnia</text:span></text:p>
      <text:p text:style-name="P67"><text:span text:style-name="T317"/></text:p>
      <text:p text:style-name="P67"><text:span text:style-name="T318">The choice of API testing tool depends on the requirements of your project:</text:span></text:p>
      <text:list text:style-name="L68">
        <text:list-item>
          <text:p text:style-name="P68"><text:span text:style-name="T319">For manual testing</text:span><text:span text:style-name="T320">, Postman and RestClient are popular choices.</text:span></text:p>
        </text:list-item>
        <text:list-item>
          <text:p text:style-name="P68"><text:span text:style-name="T321">For automated API tests</text:span><text:span text:style-name="T322">, RestAssured, SoapUI, and Katalon Studio are great options.</text:span></text:p>
        </text:list-item>
        <text:list-item>
          <text:p text:style-name="P68"><text:span text:style-name="T323">For performance testing</text:span><text:span text:style-name="T324">, JMeter is widely used.</text:span></text:p>
        </text:list-item>
        <text:list-item>
          <text:p text:style-name="P68"><text:span text:style-name="T325">For continuous integration</text:span><text:span text:style-name="T326">, Newman (Postman CLI) and Jenkins integration are ideal.</text:span></text:p>
        </text:list-item>
        <text:list-item>
          <text:p text:style-name="P68"><text:span text:style-name="T327"/></text:p>
        </text:list-item>
      </text:list>
      <text:p text:style-name="P69"><text:span text:style-name="T328">55.What is Mock API?</text:span></text:p>
      <text:p text:style-name="P69"><text:span text:style-name="T328">Answer: </text:span></text:p>
      <text:p text:style-name="P69"><text:span text:style-name="T328">A Mock API is a simulated API that mimics the behavior of a real API by returning predefined responses to requests. It is used in development and testing environments when the actual API is unavailable, incomplete, or under development.</text:span></text:p>
      <text:p text:style-name="P69"><text:span text:style-name="T328">Key Aspects:</text:span></text:p>
      <text:list text:style-name="L70">
        <text:list-item>
          <text:p text:style-name="P70"><text:span text:style-name="T329">API Development in Progress</text:span><text:span text:style-name="T330">: When the actual API is not ready, a mock API allows frontend or testing teams to proceed.</text:span></text:p>
        </text:list-item>
        <text:list-item>
          <text:p text:style-name="P70"><text:span text:style-name="T331">Unavailable Third-Party APIs</text:span><text:span text:style-name="T332">: Simulate third-party APIs during testing to avoid overuse or dependency.</text:span></text:p>
        </text:list-item>
        <text:list-item>
          <text:p text:style-name="P70"><text:span text:style-name="T333">Cost Efficiency</text:span><text:span text:style-name="T334">: Avoid costs associated with hitting production APIs or third-party APIs.</text:span></text:p>
        </text:list-item>
        <text:list-item>
          <text:p text:style-name="P70"><text:span text:style-name="T335">Testing Edge Cases</text:span><text:span text:style-name="T336">: Easily simulate error responses, timeouts, and other edge cases.</text:span></text:p>
        </text:list-item>
      </text:list>
      <text:p text:style-name="P71"><text:span text:style-name="T337"/></text:p>
      <text:p text:style-name="P72"><text:span text:style-name="T338">56.WAP to find duplicate elements in an array?</text:span></text:p>
      <text:p text:style-name="P72"><text:span text:style-name="T338">57.Diff b/w Xpath and CSS?</text:span></text:p>
      <text:p text:style-name="P72"><text:span text:style-name="T338">Answer:</text:span></text:p>
      <text:p text:style-name="P73"><text:span text:style-name="T339"/></text:p>
      <text:p text:style-name="P73"><text:span text:style-name="T339"/></text:p>
      <text:p text:style-name="P74"><text:span text:style-name="T339"/></text:p>
      <text:p text:style-name="P74"><text:span text:style-name="T339"/></text:p>
      <text:p text:style-name="P74"><text:span text:style-name="T340">58.What changes or setup do you perform before starting execution in your framework?</text:span></text:p>
      <text:p text:style-name="P74"><text:span text:style-name="T340">Answer:</text:span></text:p>
      <text:p text:style-name="P74"><text:span text:style-name="T341">Setup Activities:</text:span></text:p>
      <text:list text:style-name="L75">
        <text:list-item>
          <text:p text:style-name="P75"><text:span text:style-name="T342">Configure Test Tools &amp; Framework (Selenium, TestNG, Appium, etc.).</text:span></text:p>
        </text:list-item>
        <text:list-item>
          <text:p text:style-name="P75"><text:span text:style-name="T342">Set Up Configuration Files (browser, test environments, URLs).</text:span></text:p>
        </text:list-item>
        <text:list-item>
          <text:p text:style-name="P75"><text:span text:style-name="T342">Prepare Test Data (mock data, databases, files).</text:span></text:p>
        </text:list-item>
        <text:list-item>
          <text:p text:style-name="P75"><text:span text:style-name="T342">Initialize WebDriver (set up browsers and devices).</text:span></text:p>
        </text:list-item>
        <text:list-item>
          <text:p text:style-name="P75"><text:span text:style-name="T342">Set Up Logging &amp; Reporting (for visibility and diagnostics).</text:span></text:p>
        </text:list-item>
        <text:list-item>
          <text:p text:style-name="P75"><text:span text:style-name="T342">Configure Listeners &amp; Hooks (for test setup and teardown).</text:span></text:p>
        </text:list-item>
        <text:list-item>
          <text:p text:style-name="P75"><text:span text:style-name="T342">Set Up CI/CD Pipeline (for automated execution).</text:span></text:p>
        </text:list-item>
        <text:list-item>
          <text:p text:style-name="P75"><text:span text:style-name="T342">Initialize the Test Runner (execute the tests).</text:span></text:p>
        </text:list-item>
        <text:list-item>
          <text:p text:style-name="P75"><text:span text:style-name="T342">Implement Error Handling &amp; Fail-Safe Mechanisms.</text:span></text:p>
        </text:list-item>
        <text:list-item>
          <text:p text:style-name="P75"><text:span text:style-name="T342">Ensure Environment-Specific Configurations (handling multiple environments).</text:span></text:p>
        </text:list-item>
      </text:list>
      <text:p text:style-name="P76"><text:span text:style-name="T343"/></text:p>
      <text:p text:style-name="P77"><text:span text:style-name="T344">59.How do you handle change requests in your application?</text:span></text:p>
      <text:p text:style-name="P77"><text:span text:style-name="T344">Answer: Analyze the change request to understand its<text:s/></text:span><text:span text:style-name="T345">scope, objective, and requirements</text:span><text:span text:style-name="T346">.</text:span></text:p>
      <text:p text:style-name="P77"><text:span text:style-name="T346">Impact Analysis: Effort, Risk and Testing.</text:span></text:p>
      <text:p text:style-name="P77"><text:span text:style-name="T347"/></text:p>
      <text:p text:style-name="P77"><text:span text:style-name="T347"/></text:p>
      <text:p text:style-name="P77"><text:span text:style-name="T348">60.How often do you trigger Regression test scripts? How do you manage them in your repository?</text:span></text:p>
      <text:p text:style-name="P77"><text:span text:style-name="T348">Answer: depends on the development and release cycle of the application, as well as the type of changes made during the development process.</text:span></text:p>
      <text:p text:style-name="P77"><text:span text:style-name="T349"/></text:p>
      <text:list text:style-name="L78">
        <text:list-item>
          <text:p text:style-name="P78"><text:span text:style-name="T350">After each code change or feature addition.</text:span></text:p>
        </text:list-item>
        <text:list-item>
          <text:p text:style-name="P78"><text:span text:style-name="T350">Before major releases.</text:span></text:p>
        </text:list-item>
        <text:list-item>
          <text:p text:style-name="P78"><text:span text:style-name="T350">After hotfixes or patches.</text:span></text:p>
        </text:list-item>
        <text:list-item>
          <text:p text:style-name="P78"><text:span text:style-name="T350">After code refactoring or restructuring.</text:span></text:p>
        </text:list-item>
        <text:list-item>
          <text:p text:style-name="P78"><text:span text:style-name="T350">On a regular schedule (nightly, weekly).</text:span></text:p>
        </text:list-item>
        <text:list-item>
          <text:p text:style-name="P78"><text:span text:style-name="T350">After merging code to the main branch.</text:span></text:p>
        </text:list-item>
        <text:list-item>
          <text:p text:style-name="P78"><text:span text:style-name="T350">After database or schema changes.</text:span></text:p>
        </text:list-item>
        <text:list-item>
          <text:p text:style-name="P78"><text:span text:style-name="T350">After integrating third-party services.</text:span></text:p>
        </text:list-item>
        <text:list-item>
          <text:p text:style-name="P78"><text:span text:style-name="T350">Post-deployment to production.</text:span></text:p>
        </text:list-item>
      </text:list>
      <text:p text:style-name="P79"><text:span text:style-name="T351">How to manage</text:span><text:span text:style-name="T352">:</text:span></text:p>
      <text:p text:style-name="P79"><text:span text:style-name="T352">Managing regression tests in a repository is crucial to ensure that tests are organized, easy to run, and properly integrated into the development workflow.</text:span></text:p>
      <text:list text:style-name="L80">
        <text:list-item>
          <text:p text:style-name="P80"><text:span text:style-name="T353">Organize tests<text:s/></text:span><text:span text:style-name="T354">in dedicated directories, grouping them by type (e.g., regression, unit, integration).</text:span></text:p>
        </text:list-item>
        <text:list-item>
          <text:p text:style-name="P80"><text:span text:style-name="T355">Use version control<text:s/></text:span><text:span text:style-name="T356">(e.g., Git) to track test scripts and tie them with the application code.</text:span></text:p>
        </text:list-item>
        <text:list-item>
          <text:p text:style-name="P80"><text:span text:style-name="T357">Automate regression tests through a CI/CD pipeline<text:s/></text:span><text:span text:style-name="T358">to run tests on every commit, merge, or at scheduled intervals.</text:span></text:p>
        </text:list-item>
        <text:list-item>
          <text:p text:style-name="P80"><text:span text:style-name="T359">Manage test data<text:s/></text:span><text:span text:style-name="T360">by using mock data, setup scripts, and database snapshots.</text:span></text:p>
        </text:list-item>
        <text:list-item>
          <text:p text:style-name="P80"><text:span text:style-name="T361">Maintain and update tests<text:s/></text:span><text:span text:style-name="T362">as the application evolves to ensure ongoing coverage and reliability.</text:span></text:p>
        </text:list-item>
      </text:list>
      <text:p text:style-name="P81"><text:span text:style-name="T363"/></text:p>
      <text:p text:style-name="P82"><text:span text:style-name="T364">61.What formats do you use for Assertions in your tests?</text:span></text:p>
      <text:p text:style-name="P82"><text:span text:style-name="T364">Answer:</text:span></text:p>
      <text:p text:style-name="P82"><text:span text:style-name="T364">assertEquals(expected, actual);</text:span></text:p>
      <text:p text:style-name="P82"><text:span text:style-name="T364">assertNotEquals(unexpected, actual);</text:span></text:p>
      <text:p text:style-name="P82"><text:span text:style-name="T364">assertTrue(condition);</text:span></text:p>
      <text:p text:style-name="P82"><text:span text:style-name="T364">assertFalse(condition);</text:span></text:p>
      <text:p text:style-name="P82"><text:span text:style-name="T364">assertNull(object);</text:span></text:p>
      <text:p text:style-name="P82"><text:span text:style-name="T364">assertNotNull(object);</text:span></text:p>
      <text:p text:style-name="P82"><text:span text:style-name="T365"/></text:p>
      <text:p text:style-name="P82"><text:span text:style-name="T366">62.Difference between Junit and TestNG?</text:span></text:p>
      <text:p text:style-name="P82"><text:span text:style-name="T366">Answer:</text:span></text:p>
      <text:p text:style-name="P82"><text:span text:style-name="T367">When to Use :</text:span></text:p>
      <text:p text:style-name="P82"><text:span text:style-name="T367">Choose JUnit:</text:span></text:p>
      <text:list text:style-name="L83">
        <text:list-item>
          <text:p text:style-name="P83"><text:span text:style-name="T368">For unit testing and simpler projects.</text:span></text:p>
        </text:list-item>
        <text:list-item>
          <text:p text:style-name="P83"><text:span text:style-name="T368">When you need<text:s/></text:span><text:span text:style-name="T369">compatibility with tools</text:span><text:span text:style-name="T370"><text:s/>that heavily rely on JUnit (e.g., Spring Boot testing).</text:span></text:p>
        </text:list-item>
        <text:list-item>
          <text:p text:style-name="P83"><text:span text:style-name="T370">If you prefer<text:s/></text:span><text:span text:style-name="T371">lightweight setups</text:span><text:span text:style-name="T372">.</text:span></text:p>
        </text:list-item>
      </text:list>
      <text:p text:style-name="P84"><text:span text:style-name="T373">Choose TestNG:</text:span></text:p>
      <text:list text:style-name="L85">
        <text:list-item>
          <text:p text:style-name="P85"><text:span text:style-name="T374">For complex testing scenarios, including<text:s/></text:span><text:span text:style-name="T375">functional, integration, and end-to-end testing</text:span><text:span text:style-name="T376">.</text:span></text:p>
        </text:list-item>
        <text:list-item>
          <text:p text:style-name="P85"><text:span text:style-name="T376">When you need advanced features like<text:s/></text:span><text:span text:style-name="T377">parallelism, data-driven testing, and method dependencies.</text:span></text:p>
        </text:list-item>
        <text:list-item>
          <text:p text:style-name="P85"><text:span text:style-name="T378">If you prefer</text:span><text:span text:style-name="T379"><text:s/>XML-based configurations<text:s/></text:span><text:span text:style-name="T380">for organizing tests.</text:span></text:p>
        </text:list-item>
      </text:list>
      <text:p text:style-name="P86"><text:span text:style-name="T381"/></text:p>
      <text:p text:style-name="P86"><text:span text:style-name="T381"/></text:p>
      <text:p text:style-name="P87"><text:span text:style-name="T382">63.How can you re-run the failed test cases in testNG?</text:span></text:p>
      <text:p text:style-name="P87"><text:span text:style-name="T382">Answer: TestNG automatically generates a<text:s/></text:span><text:span text:style-name="T383">testng-failed.xml<text:s/></text:span><text:span text:style-name="T384">file after a test run if there are any failed test cases. You can execute this file to re-run only the failed tests.</text:span></text:p>
      <text:p text:style-name="P87"><text:span text:style-name="T384">Locate the testng-failed.xml file in the output directory (typically<text:s/></text:span><text:span text:style-name="T385">test-output</text:span><text:span text:style-name="T386">).</text:span></text:p>
      <text:p text:style-name="P87"><text:span text:style-name="T387"/></text:p>
      <text:p text:style-name="P87"><text:span text:style-name="T388">64.WAP to validate Username(alphanumeric, no specialcharacters, no duplicates)</text:span></text:p>
      <text:p text:style-name="P87"><text:span text:style-name="T388">Answer:</text:span></text:p>
      <text:p text:style-name="P87"><text:span text:style-name="T389"/></text:p>
      <text:p text:style-name="P87"><text:span text:style-name="T390">65.WAP to occurence of a characters in string.</text:span></text:p>
      <text:p text:style-name="P87"><text:span text:style-name="T390">Answer:</text:span></text:p>
      <text:p text:style-name="P87"><text:span text:style-name="T391"/></text:p>
      <text:p text:style-name="P87"><text:span text:style-name="T392">66.reverse a String without using inbuild methods.</text:span></text:p>
      <text:p text:style-name="P87"><text:span text:style-name="T392">67.Diff b/w HashTable, HashSet and HashMap</text:span></text:p>
      <text:p text:style-name="P87"><text:span text:style-name="T392">Answer:</text:span></text:p>
      <text:p text:style-name="P87"><text:span text:style-name="T393">HashTable</text:span><text:span text:style-name="T394">:</text:span></text:p>
      <text:list text:style-name="L88">
        <text:list-item>
          <text:p text:style-name="P88"><text:span text:style-name="T394">A collection of key-value pairs.</text:span></text:p>
        </text:list-item>
        <text:list-item>
          <text:p text:style-name="P88"><text:span text:style-name="T394">Implements the Map interface.</text:span></text:p>
        </text:list-item>
        <text:list-item>
          <text:p text:style-name="P88"><text:span text:style-name="T394">Does not allow null keys or values.</text:span></text:p>
        </text:list-item>
        <text:list-item>
          <text:p text:style-name="P88"><text:span text:style-name="T394">Each key is unique, and values can be duplicated.</text:span></text:p>
        </text:list-item>
        <text:list-item>
          <text:p text:style-name="P88"><text:span text:style-name="T394">In Java, Hashtable is synchronized and thread-safe</text:span></text:p>
        </text:list-item>
      </text:list>
      <text:p text:style-name="P89"><text:span text:style-name="T395"/></text:p>
      <text:p text:style-name="P90"><text:span text:style-name="T396">HashSet</text:span><text:span text:style-name="T397">:</text:span></text:p>
      <text:list text:style-name="L91">
        <text:list-item>
          <text:p text:style-name="P91"><text:span text:style-name="T397">A collection of unique values.</text:span></text:p>
        </text:list-item>
        <text:list-item>
          <text:p text:style-name="P91"><text:span text:style-name="T397">Implements the Set interface.</text:span></text:p>
        </text:list-item>
        <text:list-item>
          <text:p text:style-name="P91"><text:span text:style-name="T397">Allows one null value</text:span></text:p>
        </text:list-item>
        <text:list-item>
          <text:p text:style-name="P91"><text:span text:style-name="T397">No duplicates allowed</text:span></text:p>
        </text:list-item>
        <text:list-item>
          <text:p text:style-name="P91"><text:span text:style-name="T397">HashSet is not synchronized by default but can be synchronized externally if needed.</text:span></text:p>
        </text:list-item>
      </text:list>
      <text:p text:style-name="P92"><text:span text:style-name="T398"/></text:p>
      <text:p text:style-name="P92"><text:span text:style-name="T399">HashMap:<text:line-break/></text:span><text:span text:style-name="T400"/></text:p>
      <text:list text:style-name="L94">
        <text:list-item>
          <text:p text:style-name="P94"><text:span text:style-name="T401">A collection of key-value pairs.</text:span></text:p>
        </text:list-item>
        <text:list-item>
          <text:p text:style-name="P94"><text:span text:style-name="T401">Not synchronized (not thread-safe).</text:span></text:p>
        </text:list-item>
        <text:list-item>
          <text:p text:style-name="P94"><text:span text:style-name="T401">Allows one null key and multiple null values.</text:span></text:p>
        </text:list-item>
        <text:list-item>
          <text:p text:style-name="P94"><text:span text:style-name="T401">Preferred in modern applications for better performance and flexibility.</text:span></text:p>
        </text:list-item>
      </text:list>
      <text:p text:style-name="P95"><text:span text:style-name="T402"/></text:p>
      <text:p text:style-name="P96"><text:span text:style-name="T403">68.Diff b/w hashTable and Hashmap.</text:span></text:p>
      <text:p text:style-name="P96"><text:span text:style-name="T403">Answer:</text:span></text:p>
      <text:p text:style-name="P96"><text:span text:style-name="T403">Refer question 67.</text:span></text:p>
      <text:p text:style-name="P96"><text:span text:style-name="T403">69.Why abstract class allowed to have a Constructor?</text:span></text:p>
      <text:p text:style-name="P96"><text:span text:style-name="T403">Answer:</text:span></text:p>
      <text:p text:style-name="P96"><text:span text:style-name="T403">Even though an abstract class cannot be directly instantiated, its constructor is still invoked as part of the subclass's construction process.</text:span></text:p>
      <text:p text:style-name="P96"><text:span text:style-name="T403">This ensures that the abstract class's fields or any required logic in the constructor is executed.</text:span></text:p>
      <text:p text:style-name="P96"><text:span text:style-name="T404"/></text:p>
      <text:p text:style-name="P96"><text:span text:style-name="T405">70.Diff b/w Abstract Class and Interface?</text:span></text:p>
      <text:p text:style-name="P96"><text:span text:style-name="T405">Answer:</text:span></text:p>
      <text:p text:style-name="P96"><text:span text:style-name="T406">Abstarct Class</text:span><text:span text:style-name="T407">:</text:span></text:p>
      <text:list text:style-name="L97">
        <text:list-item>
          <text:p text:style-name="P97"><text:span text:style-name="T407">A class that may contain both abstract (unimplemented) and concrete (implemented) methods.</text:span></text:p>
        </text:list-item>
        <text:list-item>
          <text:p text:style-name="P97"><text:span text:style-name="T407">Supports single inheritance</text:span></text:p>
        </text:list-item>
        <text:list-item>
          <text:p text:style-name="P97"><text:span text:style-name="T407">abstract keyword is used to declare an abstract class.</text:span></text:p>
        </text:list-item>
        <text:list-item>
          <text:p text:style-name="P97"><text:span text:style-name="T407">Can have constructors.</text:span></text:p>
        </text:list-item>
      </text:list>
      <text:p text:style-name="P98"><text:span text:style-name="T408"/></text:p>
      <text:p text:style-name="P99"><text:span text:style-name="T409">Interface:</text:span></text:p>
      <text:list text:style-name="L100">
        <text:list-item>
          <text:p text:style-name="P100"><text:span text:style-name="T410">only abstract methods</text:span></text:p>
        </text:list-item>
        <text:list-item>
          <text:p text:style-name="P100"><text:span text:style-name="T410">Supports multiple inheritance </text:span></text:p>
        </text:list-item>
        <text:list-item>
          <text:p text:style-name="P100"><text:span text:style-name="T410">interface keyword is used to declare an interface.</text:span></text:p>
        </text:list-item>
        <text:list-item>
          <text:p text:style-name="P100"><text:span text:style-name="T410">Cannot have constructors.</text:span></text:p>
        </text:list-item>
      </text:list>
      <text:p text:style-name="P101"><text:span text:style-name="T411"/></text:p>
      <text:p text:style-name="P102"><text:span text:style-name="T412">71.WAP to Override a function?</text:span></text:p>
      <text:p text:style-name="P102"><text:span text:style-name="T412">72.Diff b/w git rebase and git merge?</text:span></text:p>
      <text:p text:style-name="P102"><text:span text:style-name="T412">Answer: Both achieve similar goals but differ in methodology.</text:span></text:p>
      <text:p text:style-name="P103"><text:span text:style-name="T413"/></text:p>
      <text:p text:style-name="P104"><text:span text:style-name="T414">Note: Git merge is recommended.</text:span></text:p>
      <text:p text:style-name="P104"><text:span text:style-name="T415"/></text:p>
      <text:p text:style-name="P104"><text:span text:style-name="T416">73.When to use git rebase?</text:span></text:p>
      <text:p text:style-name="P104"><text:span text:style-name="T416">Answer: You should use git rebase when you want to achieve a clean, linear history and incorporate changes from one branch into another without creating a merge commit.</text:span></text:p>
      <text:p text:style-name="P104"><text:span text:style-name="T417"/></text:p>
      <text:p text:style-name="P104"><text:span text:style-name="T418">74.What is the Content-Type in Oauth 2.0?</text:span></text:p>
      <text:p text:style-name="P104"><text:span text:style-name="T418">Answer:</text:span></text:p>
      <text:p text:style-name="P104"><text:span text:style-name="T418">The most common Content-Type used in OAuth 2.0 is "</text:span><text:span text:style-name="T419">application/x-www-form-urlencoded"</text:span><text:span text:style-name="T420">, as specified in the OAuth 2.0 specification(</text:span><text:span text:style-name="T421">Access token<text:s/></text:span><text:span text:style-name="T422">requests to the token endpoint.</text:span></text:p>
      <text:p text:style-name="P104"><text:span text:style-name="T423">Authorization</text:span><text:span text:style-name="T424"><text:s/>code exchanges). However, "</text:span><text:span text:style-name="T425">application/json"<text:s/></text:span><text:span text:style-name="T426">may also be used in certain extensions or custom implementations.Rarely used "</text:span><text:span text:style-name="T427">multipart/form-data"</text:span></text:p>
      <text:p text:style-name="P104"><text:span text:style-name="T428"/></text:p>
      <text:p text:style-name="P104"><text:span text:style-name="T429">75.Read/Write data from Exceldata?</text:span></text:p>
      <text:p text:style-name="P104"><text:span text:style-name="T429">Answer:</text:span></text:p>
      <text:p text:style-name="P104"><text:span text:style-name="T430"/></text:p>
      <text:p text:style-name="P104"><text:span text:style-name="T430"/></text:p>
      <text:p text:style-name="P104"><text:span text:style-name="T431">76.Different stages of an automation test?</text:span></text:p>
      <text:p text:style-name="P104"><text:span text:style-name="T431">Answer:</text:span></text:p>
      <text:p text:style-name="P104"><text:span text:style-name="T432">1. Requirement Analysis</text:span></text:p>
      <text:p text:style-name="P104"><text:span text:style-name="T432">2. Tool Selection</text:span></text:p>
      <text:p text:style-name="P104"><text:span text:style-name="T432">3. Automation Strategy Development</text:span></text:p>
      <text:p text:style-name="P104"><text:span text:style-name="T432">4. Test Environment Setup</text:span></text:p>
      <text:p text:style-name="P104"><text:span text:style-name="T432">5. Test Case Development</text:span></text:p>
      <text:p text:style-name="P104"><text:span text:style-name="T432">6. Test Script Execution</text:span></text:p>
      <text:p text:style-name="P104"><text:span text:style-name="T432">7. Test Result Analysis</text:span></text:p>
      <text:p text:style-name="P104"><text:span text:style-name="T432">8. Maintenance of Test Scripts</text:span></text:p>
      <text:p text:style-name="P104"><text:span text:style-name="T432">9. Continuous Integration/Continuous Testing (CI/CT)</text:span></text:p>
      <text:p text:style-name="P104"><text:span text:style-name="T432">10. Test Closure</text:span></text:p>
      <text:p text:style-name="P104"><text:span text:style-name="T433"/></text:p>
      <text:p text:style-name="P104"><text:span text:style-name="T434">77.Difference<text:s text:c="2"/>b/w Priority and Severity?</text:span></text:p>
      <text:p text:style-name="P104"><text:span text:style-name="T434">Answer:</text:span></text:p>
      <text:p text:style-name="P105"><text:span text:style-name="T435"/></text:p>
      <text:p text:style-name="P105"><text:span text:style-name="T436">Relationship Between Priority and Severity:</text:span></text:p>
      <text:p text:style-name="P105"><text:span text:style-name="T437">High Priority, High Severity</text:span><text:span text:style-name="T438">: Critical defect that must be fixed immediately (e.g., system crash on startup).</text:span></text:p>
      <text:p text:style-name="P105"><text:span text:style-name="T439">High Priority, Low Severity</text:span><text:span text:style-name="T440">: Cosmetic issue with high business importance (e.g., logo missing on the homepage).</text:span></text:p>
      <text:p text:style-name="P105"><text:span text:style-name="T441">Low Priority, High Severity</text:span><text:span text:style-name="T442">: Major defect in a rarely used feature (e.g., crash in an admin-only tool).</text:span></text:p>
      <text:p text:style-name="P105"><text:span text:style-name="T443">Low Priority, Low Severity</text:span><text:span text:style-name="T444">: Minor visual defect in a rarely used section (e.g., alignment issue in a footer link).</text:span></text:p>
      <text:p text:style-name="P106"><text:span text:style-name="T445"/></text:p>
      <text:p text:style-name="P106"><text:span text:style-name="T445"/></text:p>
      <text:p text:style-name="P106"><text:span text:style-name="T446">78.Fields required to log a Bug/defect.</text:span></text:p>
      <text:p text:style-name="P106"><text:span text:style-name="T446">Answer:</text:span></text:p>
      <text:p text:style-name="P106"><text:span text:style-name="T447">Example of a Well-Logged Bug</text:span><text:span text:style-name="T448">:</text:span></text:p>
      <text:p text:style-name="P106"><text:span text:style-name="T449">Title</text:span><text:span text:style-name="T450">:</text:span></text:p>
      <text:p text:style-name="P106"><text:span text:style-name="T450">"500 Error displayed when logging in with valid credentials."</text:span></text:p>
      <text:p text:style-name="P106"><text:span text:style-name="T451">Description</text:span><text:span text:style-name="T452">:</text:span></text:p>
      <text:p text:style-name="P106"><text:span text:style-name="T452">"The login page displays a 500 internal server error when entering valid credentials. This prevents users from accessing the application."</text:span></text:p>
      <text:p text:style-name="P106"><text:span text:style-name="T453">Steps to Reproduce:</text:span></text:p>
      <text:p text:style-name="P106"><text:span text:style-name="T454">Open the application in Chrome (v110).</text:span></text:p>
      <text:p text:style-name="P106"><text:span text:style-name="T454">Navigate to the login page.</text:span></text:p>
      <text:p text:style-name="P106"><text:span text:style-name="T454">Enter valid credentials (user@example.com / password123).</text:span></text:p>
      <text:p text:style-name="P106"><text:span text:style-name="T454">Click on the "Login" button.</text:span></text:p>
      <text:p text:style-name="P106"><text:span text:style-name="T455">Expected Result</text:span><text:span text:style-name="T456">:</text:span></text:p>
      <text:p text:style-name="P106"><text:span text:style-name="T456">"The user should be redirected to the dashboard."</text:span></text:p>
      <text:p text:style-name="P106"><text:span text:style-name="T457">Actual Result</text:span><text:span text:style-name="T458">:</text:span></text:p>
      <text:p text:style-name="P106"><text:span text:style-name="T458">"A 500 internal server error is displayed."</text:span></text:p>
      <text:p text:style-name="P106"><text:span text:style-name="T459">Environment:</text:span></text:p>
      <text:p text:style-name="P106"><text:span text:style-name="T460">OS: Windows 11</text:span></text:p>
      <text:p text:style-name="P106"><text:span text:style-name="T460">Browser: Chrome v110</text:span></text:p>
      <text:p text:style-name="P106"><text:span text:style-name="T460">Test Environment: QA</text:span></text:p>
      <text:p text:style-name="P106"><text:span text:style-name="T461">Priority</text:span><text:span text:style-name="T462">: High</text:span></text:p>
      <text:p text:style-name="P106"><text:span text:style-name="T463">Severity</text:span><text:span text:style-name="T464">: Critical</text:span></text:p>
      <text:p text:style-name="P106"><text:span text:style-name="T465">Attachments</text:span><text:span text:style-name="T466">: Screenshot of the error page.</text:span></text:p>
      <text:p text:style-name="P106"><text:span text:style-name="T467"/></text:p>
      <text:p text:style-name="P106"><text:span text:style-name="T467"/></text:p>
      <text:p text:style-name="P106"><text:span text:style-name="T468">79.Scenario and Scenario Outline in Cucumber?</text:span></text:p>
      <text:p text:style-name="P106"><text:span text:style-name="T468">Answer:</text:span></text:p>
      <text:p text:style-name="P107"><text:span text:style-name="T469"/></text:p>
      <text:p text:style-name="P108"><text:span text:style-name="T469"/></text:p>
      <text:p text:style-name="P108"><text:span text:style-name="T469"/></text:p>
      <text:p text:style-name="P108"><text:span text:style-name="T470">80.WAP to remove a duplicate elements in an array?</text:span></text:p>
      <text:p text:style-name="P108"><text:span text:style-name="T470">81.WAP to insert an element in an array?</text:span></text:p>
      <text:p text:style-name="P108"><text:span text:style-name="T470">82.Phases of Maven Life Cycle?</text:span></text:p>
      <text:p text:style-name="P108"><text:span text:style-name="T470">Answer:</text:span></text:p>
      <text:p text:style-name="P108"><text:span text:style-name="T470">1.<text:s/></text:span><text:span text:style-name="T471">Default Life Cycle (Build Life Cycle)</text:span></text:p>
      <text:p text:style-name="P108"><text:span text:style-name="T472">This is the main life cycle that handles project building, including compiling, testing, packaging, and deploying the project.</text:span></text:p>
      <text:p text:style-name="P108"><text:span text:style-name="T473">validate</text:span><text:span text:style-name="T474">:Validates the project structure and ensures all necessary information is available.</text:span></text:p>
      <text:p text:style-name="P108"><text:span text:style-name="T475">compile</text:span><text:span text:style-name="T476">:Compiles the source code of the project.</text:span></text:p>
      <text:p text:style-name="P108"><text:span text:style-name="T477">test</text:span><text:span text:style-name="T478">:Runs unit tests using a suitable testing framework (e.g., JUnit, TestNG).</text:span></text:p>
      <text:p text:style-name="P108"><text:span text:style-name="T479">package</text:span><text:span text:style-name="T480">:Packages the compiled code into a distributable format, such as a JAR or WAR.</text:span></text:p>
      <text:p text:style-name="P108"><text:span text:style-name="T481">verify</text:span><text:span text:style-name="T482">:Runs checks on the results of integration tests to ensure quality criteria are met.</text:span></text:p>
      <text:p text:style-name="P108"><text:span text:style-name="T483">install</text:span><text:span text:style-name="T484">:Installs the package into the local repository for use as a dependency in other projects.</text:span></text:p>
      <text:p text:style-name="P108"><text:span text:style-name="T485">deploy</text:span><text:span text:style-name="T486">:Copies the final package to a remote repository for sharing with other developers or teams.</text:span></text:p>
      <text:p text:style-name="P108"><text:span text:style-name="T487">Important Notes</text:span><text:span text:style-name="T488">:</text:span></text:p>
      <text:p text:style-name="P108"><text:span text:style-name="T489">Phase Order:</text:span></text:p>
      <text:p text:style-name="P108"><text:span text:style-name="T490">Maven phases are<text:s/></text:span><text:span text:style-name="T491">sequential</text:span><text:span text:style-name="T492">; when you invoke a specific phase, Maven will execute all preceding phases in the lifecycle automatically.</text:span></text:p>
      <text:p text:style-name="P108"><text:span text:style-name="T492">Example: Running mvn package will also execute validate, compile, test, and all intermediate phases.</text:span></text:p>
      <text:p text:style-name="P108"><text:span text:style-name="T493"/></text:p>
      <text:p text:style-name="P108"><text:span text:style-name="T494">Plugins:</text:span></text:p>
      <text:p text:style-name="P108"><text:span text:style-name="T495">Most Maven phases rely on plugins to perform their tasks. For instance:</text:span></text:p>
      <text:p text:style-name="P108"><text:span text:style-name="T496"/></text:p>
      <text:p text:style-name="P108"><text:span text:style-name="T497">maven-compiler-plugin<text:s/></text:span><text:span text:style-name="T498">is used during the compile phase.</text:span></text:p>
      <text:p text:style-name="P108"><text:span text:style-name="T499">maven-surefire-plugin<text:s/></text:span><text:span text:style-name="T500">is used during the test phase.</text:span></text:p>
      <text:p text:style-name="P108"><text:span text:style-name="T501"/></text:p>
      <text:p text:style-name="P108"><text:span text:style-name="T501"/></text:p>
      <text:p text:style-name="P108"><text:span text:style-name="T502">83.Can you develop a Framework from scratch?</text:span></text:p>
      <text:p text:style-name="P108"><text:span text:style-name="T502">Answer: Yes</text:span></text:p>
      <text:p text:style-name="P108"><text:span text:style-name="T502">Refer question 58</text:span></text:p>
      <text:p text:style-name="P108"><text:span text:style-name="T503"/></text:p>
      <text:p text:style-name="P108"><text:span text:style-name="T504">84.Requirement Traceability Matrix </text:span></text:p>
      <text:p text:style-name="P108"><text:span text:style-name="T504">Answer: A Requirement Traceability Matrix (RTM) is a document used in software development and project management to ensure that all project requirements are traced throughout the lifecycle of the project.</text:span></text:p>
      <text:p text:style-name="P108"><text:span text:style-name="T505"/></text:p>
      <text:p text:style-name="P108"><text:span text:style-name="T505"/></text:p>
      <text:p text:style-name="P108"><text:span text:style-name="T506">Benefits of an RTM:</text:span></text:p>
      <text:list text:style-name="L109">
        <text:list-item>
          <text:p text:style-name="P109"><text:span text:style-name="T507">Ensures all requirements are addressed.</text:span></text:p>
        </text:list-item>
        <text:list-item>
          <text:p text:style-name="P109"><text:span text:style-name="T507">Helps in identifying missing functionality.</text:span></text:p>
        </text:list-item>
        <text:list-item>
          <text:p text:style-name="P109"><text:span text:style-name="T507">Simplifies impact analysis for changes.</text:span></text:p>
        </text:list-item>
        <text:list-item>
          <text:p text:style-name="P109"><text:span text:style-name="T507">Provides a clear view of project progress.</text:span></text:p>
        </text:list-item>
      </text:list>
      <text:p text:style-name="P110"><text:span text:style-name="T508"/></text:p>
      <text:p text:style-name="P111"><text:span text:style-name="T508"/></text:p>
      <text:p text:style-name="P111"><text:span text:style-name="T508"/></text:p>
      <text:p text:style-name="P112"><text:span text:style-name="T509">85.Different types of Exception faced in your framework?</text:span></text:p>
      <text:p text:style-name="P112"><text:span text:style-name="T509">Answer:</text:span></text:p>
      <text:p text:style-name="P112"><text:span text:style-name="T509">NoSuchElementException </text:span></text:p>
      <text:p text:style-name="P112"><text:span text:style-name="T509">TimeoutException</text:span></text:p>
      <text:p text:style-name="P112"><text:span text:style-name="T509">ElementNotInteractableException</text:span></text:p>
      <text:p text:style-name="P112"><text:span text:style-name="T509">StaleElementReferenceException</text:span></text:p>
      <text:p text:style-name="P112"><text:span text:style-name="T509">FileNotFoundException</text:span></text:p>
      <text:p text:style-name="P112"><text:span text:style-name="T509">NullPointerException</text:span></text:p>
      <text:p text:style-name="P112"><text:span text:style-name="T510"/></text:p>
      <text:p text:style-name="P112"><text:span text:style-name="T510"/></text:p>
      <text:p text:style-name="P112"><text:span text:style-name="T511">86.Why webDriver driver= new ChromeDriver() is more preferred?</text:span></text:p>
      <text:p text:style-name="P112"><text:span text:style-name="T511">Answer:</text:span></text:p>
      <text:list text:style-name="L113">
        <text:list-item>
          <text:p text:style-name="P113"><text:span text:style-name="T511">WebDriver is an interface in Selenium, and ChromeDriver is its implementation. By referencing the driver object with the WebDriver interface, your code can leverage<text:s/></text:span><text:span text:style-name="T512">polymorphism</text:span><text:span text:style-name="T513">.</text:span></text:p>
        </text:list-item>
        <text:list-item>
          <text:p text:style-name="P113"><text:span text:style-name="T513">This means the same variable (driver) can later be used with<text:s/></text:span><text:span text:style-name="T514">other browser drivers<text:s/></text:span><text:span text:style-name="T515">(e.g., FirefoxDriver, EdgeDriver).</text:span></text:p>
        </text:list-item>
        <text:list-item>
          <text:p text:style-name="P113"><text:span text:style-name="T515">Support<text:s/></text:span><text:span text:style-name="T516">Cross-Browser Testing</text:span><text:span text:style-name="T517">.</text:span></text:p>
        </text:list-item>
        <text:list-item>
          <text:p text:style-name="P113"><text:span text:style-name="T517">Code<text:s/></text:span><text:span text:style-name="T518">Re-usability<text:s/></text:span><text:span text:style-name="T519">and Maintenance.</text:span></text:p>
        </text:list-item>
      </text:list>
      <text:p text:style-name="P114"><text:span text:style-name="T520"/></text:p>
      <text:p text:style-name="P114"><text:span text:style-name="T520"/></text:p>
      <text:p text:style-name="P115"><text:span text:style-name="T521">87.How will you take Fullpage screenshot in selenium</text:span></text:p>
      <text:p text:style-name="P115"><text:span text:style-name="T521">Answer:<text:s/></text:span><text:span text:style-name="T522">Ashot dependency</text:span></text:p>
      <text:p text:style-name="P115"><text:span text:style-name="T523">88.Parent class of all the exception in java?</text:span></text:p>
      <text:p text:style-name="P115"><text:span text:style-name="T523">Answer:<text:s/></text:span><text:span text:style-name="T524">Throwable</text:span></text:p>
      <text:p text:style-name="P115"><text:span text:style-name="T524">java.lang.Object</text:span></text:p>
      <text:p text:style-name="P115"><text:span text:style-name="T525"><text:s text:c="3"/>└──<text:s/></text:span><text:span text:style-name="T526">java.lang.Throwable</text:span></text:p>
      <text:p text:style-name="P115"><text:span text:style-name="T527"><text:s text:c="9"/>├──<text:s/></text:span><text:span text:style-name="T528">java.lang.Error</text:span></text:p>
      <text:p text:style-name="P115"><text:span text:style-name="T529"><text:s text:c="9"/>│<text:s text:c="6"/>├── OutOfMemoryError</text:span></text:p>
      <text:p text:style-name="P115"><text:span text:style-name="T529"><text:s text:c="9"/>│<text:s text:c="6"/>├── StackOverflowError</text:span></text:p>
      <text:p text:style-name="P115"><text:span text:style-name="T529"><text:s text:c="9"/>│<text:s text:c="6"/>└── ... (other errors)</text:span></text:p>
      <text:p text:style-name="P115"><text:span text:style-name="T529"><text:s text:c="9"/>└──</text:span><text:span text:style-name="T530"><text:s/>java.lang.Exception</text:span></text:p>
      <text:p text:style-name="P115"><text:span text:style-name="T531"><text:s text:c="15"/>├── RuntimeException</text:span></text:p>
      <text:p text:style-name="P115"><text:span text:style-name="T531"><text:s text:c="15"/>│<text:s text:c="6"/>├── NullPointerException</text:span></text:p>
      <text:p text:style-name="P115"><text:span text:style-name="T531"><text:s text:c="15"/>│<text:s text:c="6"/>├── IndexOutOfBoundsException</text:span></text:p>
      <text:p text:style-name="P115"><text:span text:style-name="T531"><text:s text:c="15"/>│<text:s text:c="6"/>└── ... (other unchecked exceptions)</text:span></text:p>
      <text:p text:style-name="P115"><text:span text:style-name="T531">89.xpath Axes?</text:span></text:p>
      <text:p text:style-name="P115"><text:span text:style-name="T531">90.Request Specification and Response Specification in RestAssured?</text:span></text:p>
      <text:p text:style-name="P115"><text:span text:style-name="T531">Answer:</text:span></text:p>
      <text:p text:style-name="P115"><text:span text:style-name="T532">1. RequestSpecification:</text:span></text:p>
      <text:p text:style-name="P115"><text:span text:style-name="T533">A RequestSpecification is used to define and configure the common parameters, headers, authentication, base URI, base path, and other settings for API requests. It serves as a reusable template for multiple requests.</text:span></text:p>
      <text:p text:style-name="P115"><text:span text:style-name="T534"/></text:p>
      <text:p text:style-name="P115"><text:span text:style-name="T535">Key Components of RequestSpecification:</text:span></text:p>
      <text:list text:style-name="L116">
        <text:list-item>
          <text:p text:style-name="P116"><text:span text:style-name="T535">Base URI</text:span><text:span text:style-name="T536">: The root address of the API (e.g.,<text:s/></text:span><text:a xlink:href="https://api.example.com/"><text:span text:style-name="T538">https://api.example.com</text:span></text:a><text:span text:style-name="T539">).</text:span></text:p>
        </text:list-item>
        <text:list-item>
          <text:p text:style-name="P116"><text:span text:style-name="T540">Base Path</text:span><text:span text:style-name="T541">: A common path segment for all endpoints (e.g., /v1).</text:span></text:p>
        </text:list-item>
        <text:list-item>
          <text:p text:style-name="P116"><text:span text:style-name="T542">Headers</text:span><text:span text:style-name="T543">: Common HTTP headers like Content-Type or Authorization.</text:span></text:p>
        </text:list-item>
        <text:list-item>
          <text:p text:style-name="P116"><text:span text:style-name="T544">Query Parameters</text:span><text:span text:style-name="T545">: Parameters sent in the query string.</text:span></text:p>
        </text:list-item>
        <text:list-item>
          <text:p text:style-name="P116"><text:span text:style-name="T546">Body</text:span><text:span text:style-name="T547">: The payload for POST/PUT requests.</text:span></text:p>
        </text:list-item>
        <text:list-item>
          <text:p text:style-name="P116"><text:span text:style-name="T548">Authentication</text:span><text:span text:style-name="T549">: Configuration for Basic, OAuth, etc</text:span></text:p>
        </text:list-item>
      </text:list>
      <text:p text:style-name="P117"><text:span text:style-name="T550"/></text:p>
      <text:p text:style-name="P118"><text:span text:style-name="T551">2. ResponseSpecification</text:span></text:p>
      <text:p text:style-name="P118"><text:span text:style-name="T552">A ResponseSpecification is used to validate common response aspects such as status codes, headers, content types, and response times. It provides reusable response validation logic.</text:span></text:p>
      <text:p text:style-name="P118"><text:span text:style-name="T553"/></text:p>
      <text:p text:style-name="P118"><text:span text:style-name="T554">Key Components of ResponseSpecification:</text:span></text:p>
      <text:list text:style-name="L119">
        <text:list-item>
          <text:p text:style-name="P119"><text:span text:style-name="T554">Status Code</text:span><text:span text:style-name="T555">: Expected HTTP response status.</text:span></text:p>
        </text:list-item>
        <text:list-item>
          <text:p text:style-name="P119"><text:span text:style-name="T556">Headers</text:span><text:span text:style-name="T557">: Validation of response headers.</text:span></text:p>
        </text:list-item>
        <text:list-item>
          <text:p text:style-name="P119"><text:span text:style-name="T558">Content Type</text:span><text:span text:style-name="T559">: Ensures the response has the correct format.</text:span></text:p>
        </text:list-item>
        <text:list-item>
          <text:p text:style-name="P119"><text:span text:style-name="T560">Response Body:<text:s/></text:span><text:span text:style-name="T561">Validates expected fields or values in the body.</text:span></text:p>
        </text:list-item>
        <text:list-item>
          <text:p text:style-name="P119"><text:span text:style-name="T562">Response Time</text:span><text:span text:style-name="T563">: Ensures the response is returned within a defined threshold.</text:span></text:p>
        </text:list-item>
      </text:list>
      <text:p text:style-name="P120"><text:span text:style-name="T564"/></text:p>
      <text:p text:style-name="P121"><text:span text:style-name="T565">Program:</text:span></text:p>
      <text:p text:style-name="P121"><text:span text:style-name="T565">import io.restassured.RestAssured;</text:span></text:p>
      <text:p text:style-name="P121"><text:span text:style-name="T565">import io.restassured.specification.RequestSpecification;</text:span></text:p>
      <text:p text:style-name="P121"><text:span text:style-name="T565">import io.restassured.specification.ResponseSpecification;</text:span></text:p>
      <text:p text:style-name="P121"><text:span text:style-name="T565">import static org.hamcrest.Matchers.*;</text:span></text:p>
      <text:p text:style-name="P121"><text:span text:style-name="T566"/></text:p>
      <text:p text:style-name="P121"><text:span text:style-name="T567">public class ApiTest {</text:span></text:p>
      <text:p text:style-name="P121"><text:span text:style-name="T567"><text:s text:c="4"/>public static void main(String[] args) {</text:span></text:p>
      <text:p text:style-name="P121"><text:span text:style-name="T567"><text:s text:c="8"/>//<text:s/></text:span><text:span text:style-name="T568">Create RequestSpecification</text:span></text:p>
      <text:p text:style-name="P121"><text:span text:style-name="T569"><text:s text:c="8"/>RequestSpecification requestSpec = RestAssured.given()</text:span></text:p>
      <text:p text:style-name="P121"><text:span text:style-name="T569"><text:s text:c="12"/>.baseUri("https://api.example.com")</text:span></text:p>
      <text:p text:style-name="P121"><text:span text:style-name="T569"><text:s text:c="12"/>.basePath("/v1")</text:span></text:p>
      <text:p text:style-name="P121"><text:span text:style-name="T569"><text:s text:c="12"/>.header("Content-Type", "application/json")</text:span></text:p>
      <text:p text:style-name="P121"><text:span text:style-name="T569"><text:s text:c="12"/>.header("Authorization", "Bearer my-token");</text:span></text:p>
      <text:p text:style-name="P121"><text:span text:style-name="T570"/></text:p>
      <text:p text:style-name="P121"><text:span text:style-name="T571"><text:s text:c="8"/>//<text:s/></text:span><text:span text:style-name="T572">Create ResponseSpecification</text:span></text:p>
      <text:p text:style-name="P121"><text:span text:style-name="T573"><text:s text:c="8"/>ResponseSpecification responseSpec = RestAssured.expect()</text:span></text:p>
      <text:p text:style-name="P121"><text:span text:style-name="T573"><text:s text:c="12"/>.statusCode(200)</text:span></text:p>
      <text:p text:style-name="P121"><text:span text:style-name="T573"><text:s text:c="12"/>.contentType("application/json")</text:span></text:p>
      <text:p text:style-name="P121"><text:span text:style-name="T573"><text:s text:c="12"/>.time(lessThan(2000L));</text:span></text:p>
      <text:p text:style-name="P121"><text:span text:style-name="T574"/></text:p>
      <text:p text:style-name="P121"><text:span text:style-name="T575"><text:s text:c="8"/>//<text:s/></text:span><text:span text:style-name="T576">Use both specifications in a test</text:span></text:p>
      <text:p text:style-name="P121"><text:span text:style-name="T577"><text:s text:c="8"/>RestAssured.given()</text:span></text:p>
      <text:p text:style-name="P121"><text:span text:style-name="T577"><text:s text:c="12"/>.spec(requestSpec)</text:span></text:p>
      <text:p text:style-name="P121"><text:span text:style-name="T577"><text:s text:c="12"/>.queryParam("type", "example")</text:span></text:p>
      <text:p text:style-name="P121"><text:span text:style-name="T577"><text:s text:c="12"/>.when()</text:span></text:p>
      <text:p text:style-name="P121"><text:span text:style-name="T577"><text:s text:c="12"/>.get("/resource")</text:span></text:p>
      <text:p text:style-name="P121"><text:span text:style-name="T577"><text:s text:c="12"/>.then()</text:span></text:p>
      <text:p text:style-name="P121"><text:span text:style-name="T577"><text:s text:c="12"/>.spec(responseSpec);</text:span></text:p>
      <text:p text:style-name="P121"><text:span text:style-name="T577"><text:s text:c="4"/>}</text:span></text:p>
      <text:p text:style-name="P121"><text:span text:style-name="T577">}</text:span></text:p>
      <text:p text:style-name="P122"><text:span text:style-name="T577">91.Can you use multiple catch block with single try block?</text:span></text:p>
      <text:p text:style-name="P122"><text:span text:style-name="T577">Answer: Yes</text:span></text:p>
      <text:p text:style-name="P122"><text:span text:style-name="T577">92.final, finally and finalize?</text:span></text:p>
      <text:p text:style-name="P122"><text:span text:style-name="T577">Answer:</text:span></text:p>
      <text:list text:style-name="L123">
        <text:list-item>
          <text:p text:style-name="P123"><text:span text:style-name="T578">final</text:span><text:span text:style-name="T579">: Used to define constants (variables), prevent method overriding, and prevent inheritance of classes. A<text:s/></text:span><text:span text:style-name="T580">final method/varaiable<text:s/></text:span><text:span text:style-name="T581">can be inherited by subclasses,but cannot be overriden and<text:s/></text:span><text:span text:style-name="T582">final class<text:s/></text:span><text:span text:style-name="T583">cannot be inherited.</text:span></text:p>
        </text:list-item>
        <text:list-item>
          <text:p text:style-name="P123"><text:span text:style-name="T584">finally</text:span><text:span text:style-name="T585">: A<text:s/></text:span><text:span text:style-name="T586">block<text:s/></text:span><text:span text:style-name="T587">used in exception handling to ensure that some code is always executed, whether an exception occurs or not.</text:span></text:p>
        </text:list-item>
        <text:list-item>
          <text:p text:style-name="P123"><text:span text:style-name="T588">finalize():<text:s/></text:span><text:span text:style-name="T589">A method in the<text:s/></text:span><text:span text:style-name="T590">Object class<text:s/></text:span><text:span text:style-name="T591">that was used for cleaning up before an object is garbage collected, but it is deprecated and generally not recommended for use anymore.</text:span></text:p>
        </text:list-item>
      </text:list>
      <text:p text:style-name="P124"><text:span text:style-name="T592"/></text:p>
      <text:p text:style-name="P125"><text:span text:style-name="T593">93.WAP to find common elements between two Array Lists?</text:span></text:p>
      <text:p text:style-name="P125"><text:span text:style-name="T593">94.Can we have a Catch block without a try block?</text:span></text:p>
      <text:p text:style-name="P125"><text:span text:style-name="T593">Answer: No</text:span></text:p>
      <text:p text:style-name="P125"><text:span text:style-name="T593">95.Can we have a try block without a Catch block?</text:span></text:p>
      <text:p text:style-name="P125"><text:span text:style-name="T593">Answer: Yes</text:span></text:p>
      <text:p text:style-name="P125"><text:span text:style-name="T593">96.What are the major Exception get in selenium?</text:span></text:p>
      <text:p text:style-name="P125"><text:span text:style-name="T593">Answer: Refer question 85</text:span></text:p>
      <text:p text:style-name="P125"><text:span text:style-name="T594"/></text:p>
      <text:p text:style-name="P125"><text:span text:style-name="T595">97.Where have you implemented OOPS concepts in your project?</text:span></text:p>
      <text:p text:style-name="P125"><text:span text:style-name="T595">Answer:</text:span></text:p>
      <text:p text:style-name="P125"><text:span text:style-name="T595">1. Encapsulation</text:span></text:p>
      <text:p text:style-name="P125"><text:span text:style-name="T595">Encapsulation is used to bundle data (variables) and methods that operate on that data into a single unit (class).</text:span></text:p>
      <text:p text:style-name="P125"><text:span text:style-name="T595">ex:<text:s/></text:span><text:span text:style-name="T596">Page Object Model<text:s/></text:span><text:span text:style-name="T597">(POM): </text:span></text:p>
      <text:p text:style-name="P125"><text:span text:style-name="T598"/></text:p>
      <text:p text:style-name="P125"><text:span text:style-name="T599">public class LoginPage {</text:span></text:p>
      <text:p text:style-name="P125"><text:span text:style-name="T599"><text:s text:c="4"/>//<text:s/></text:span><text:span text:style-name="T600">Encapsulated WebElement locators</text:span></text:p>
      <text:p text:style-name="P125"><text:span text:style-name="T601"><text:s text:c="4"/>private By usernameField = By.id("username");</text:span></text:p>
      <text:p text:style-name="P125"><text:span text:style-name="T601"><text:s text:c="4"/>private By passwordField = By.id("password");</text:span></text:p>
      <text:p text:style-name="P125"><text:span text:style-name="T601"><text:s text:c="4"/>private By loginButton = By.id("loginBtn");</text:span></text:p>
      <text:p text:style-name="P125"><text:span text:style-name="T602"/></text:p>
      <text:p text:style-name="P125"><text:span text:style-name="T603"><text:s text:c="4"/>WebDriver driver;</text:span></text:p>
      <text:p text:style-name="P125"><text:span text:style-name="T604"/></text:p>
      <text:p text:style-name="P125"><text:span text:style-name="T605"><text:s text:c="4"/>// Constructor to initialize WebDriver</text:span></text:p>
      <text:p text:style-name="P125"><text:span text:style-name="T605"><text:s text:c="4"/>public LoginPage(WebDriver driver) {</text:span></text:p>
      <text:p text:style-name="P125"><text:span text:style-name="T605"><text:s text:c="8"/>this.driver = driver;</text:span></text:p>
      <text:p text:style-name="P125"><text:span text:style-name="T605"><text:s text:c="4"/>}</text:span></text:p>
      <text:p text:style-name="P125"><text:span text:style-name="T606"/></text:p>
      <text:p text:style-name="P125"><text:span text:style-name="T607"><text:s text:c="4"/>//<text:s/></text:span><text:span text:style-name="T608">Encapsulated methods</text:span></text:p>
      <text:p text:style-name="P125"><text:span text:style-name="T609"><text:s text:c="4"/>public void enterUsername(String username) {</text:span></text:p>
      <text:p text:style-name="P125"><text:span text:style-name="T609"><text:s text:c="8"/>driver.findElement(usernameField).sendKeys(username);</text:span></text:p>
      <text:p text:style-name="P125"><text:span text:style-name="T609"><text:s text:c="4"/>}</text:span></text:p>
      <text:p text:style-name="P125"><text:span text:style-name="T610"/></text:p>
      <text:p text:style-name="P125"><text:span text:style-name="T611"><text:s text:c="4"/>public void enterPassword(String password) {</text:span></text:p>
      <text:p text:style-name="P125"><text:span text:style-name="T611"><text:s text:c="8"/>driver.findElement(passwordField).sendKeys(password);</text:span></text:p>
      <text:p text:style-name="P125"><text:span text:style-name="T611"><text:s text:c="4"/>}</text:span></text:p>
      <text:p text:style-name="P125"><text:span text:style-name="T612"/></text:p>
      <text:p text:style-name="P125"><text:span text:style-name="T613"><text:s text:c="4"/>public void clickLogin() {</text:span></text:p>
      <text:p text:style-name="P125"><text:span text:style-name="T613"><text:s text:c="8"/>driver.findElement(loginButton).click();</text:span></text:p>
      <text:p text:style-name="P125"><text:span text:style-name="T613"><text:s text:c="4"/>}</text:span></text:p>
      <text:p text:style-name="P125"><text:span text:style-name="T613">}</text:span></text:p>
      <text:p text:style-name="P125"><text:span text:style-name="T614"/></text:p>
      <text:p text:style-name="P125"><text:span text:style-name="T615">2.Inheritance</text:span></text:p>
      <text:p text:style-name="P125"><text:span text:style-name="T616">Inheritance allows one class to inherit the properties and methods of another class, promoting reusability.</text:span></text:p>
      <text:p text:style-name="P125"><text:span text:style-name="T616">Ex:<text:s/></text:span><text:span text:style-name="T617">Base Class</text:span></text:p>
      <text:p text:style-name="P125"><text:span text:style-name="T618"/></text:p>
      <text:p text:style-name="P125"><text:span text:style-name="T619">3. Polymorphism</text:span></text:p>
      <text:p text:style-name="P125"><text:span text:style-name="T620">Polymorphism allows methods or interfaces to behave differently based on the context. It enables method overriding and overloading.</text:span></text:p>
      <text:p text:style-name="P125"><text:span text:style-name="T620">Ex: WebDriver driver=new ChromeDriver();</text:span></text:p>
      <text:p text:style-name="P125"><text:span text:style-name="T621"/></text:p>
      <text:p text:style-name="P125"><text:span text:style-name="T622">4.</text:span><text:span text:style-name="T623">Abstraction</text:span><text:span text:style-name="T624">:</text:span></text:p>
      <text:p text:style-name="P125"><text:span text:style-name="T625"/></text:p>
      <text:p text:style-name="P125"><text:span text:style-name="T626">5.<text:s/></text:span><text:span text:style-name="T627">Method Overloading</text:span></text:p>
      <text:p text:style-name="P125"><text:span text:style-name="T628">Method overloading is used to define multiple methods with the same name but different parameters.</text:span></text:p>
      <text:p text:style-name="P125"><text:span text:style-name="T628">Ex:<text:s/></text:span><text:span text:style-name="T629">ImplicitlyWait</text:span></text:p>
      <text:p text:style-name="P125"><text:span text:style-name="T630"/></text:p>
      <text:p text:style-name="P125"><text:span text:style-name="T631">6.Method Overriding</text:span></text:p>
      <text:p text:style-name="P125"><text:span text:style-name="T632">Method overriding allows a subclass to provide a specific implementation of a method defined in its parent class.</text:span></text:p>
      <text:p text:style-name="P125"><text:span text:style-name="T633"/></text:p>
      <text:p text:style-name="P125"><text:span text:style-name="T634">Ex:</text:span><text:span text:style-name="T635"><text:s/>ExplicitWait</text:span></text:p>
      <text:p text:style-name="P125"><text:span text:style-name="T636"/></text:p>
      <text:p text:style-name="P125"><text:span text:style-name="T637">98.How will you send the Up and Down Arrow keys as input in a textbox?</text:span></text:p>
      <text:p text:style-name="P125"><text:span text:style-name="T637">Answer: Use the sendKeys() method with<text:s/></text:span><text:span text:style-name="T638">Keys.ARROW_UP<text:s/></text:span><text:span text:style-name="T639">or<text:s/></text:span><text:span text:style-name="T640">Keys.ARROW_DOWN.</text:span></text:p>
      <text:p text:style-name="P125"><text:span text:style-name="T641">textBox.sendKeys(Keys.ARROW_UP);</text:span></text:p>
      <text:p text:style-name="P125"><text:span text:style-name="T641">textBox.sendKeys(Keys.ARROW_DOWN);</text:span></text:p>
      <text:p text:style-name="P125"><text:span text:style-name="T642"/></text:p>
      <text:p text:style-name="P125"><text:span text:style-name="T643">99.How will you handle frames?</text:span></text:p>
      <text:p text:style-name="P125"><text:span text:style-name="T643">Answer:</text:span></text:p>
      <text:p text:style-name="P125"><text:span text:style-name="T643">driver.switchTo.frame(id/name);</text:span></text:p>
      <text:p text:style-name="P125"><text:span text:style-name="T643">driver.switchTo().frame(index);</text:span></text:p>
      <text:p text:style-name="P125"><text:span text:style-name="T643">driver.switchTo().frame(webElement);</text:span></text:p>
      <text:p text:style-name="P125"><text:span text:style-name="T643">driver.switchTo().defaultContent()<text:s text:c="2"/>(or) driver.switchTo().parentFrame();</text:span></text:p>
      <text:p text:style-name="P125"><text:span text:style-name="T644"/></text:p>
      <text:p text:style-name="P125"><text:span text:style-name="T645">100.Suppose you are working on a regression suite and a smoke suite.How can you Create a Trigger for both suites?</text:span></text:p>
      <text:p text:style-name="P125"><text:span text:style-name="T645">Answer:</text:span></text:p>
      <text:p text:style-name="P125"><text:span text:style-name="T645">Using Jenkins</text:span></text:p>
      <text:p text:style-name="P125"><text:span text:style-name="T645">Setup Overview</text:span></text:p>
      <text:p text:style-name="P125"><text:span text:style-name="T645">Jenkins can be configured with two separate jobs (or pipelines) for your regression and smoke suites, each with its own trigger conditions.</text:span></text:p>
      <text:p text:style-name="P125"><text:span text:style-name="T646"/></text:p>
      <text:p text:style-name="P125"><text:span text:style-name="T647">Steps to Configure Jenkins Triggers</text:span></text:p>
      <text:p text:style-name="P125"><text:span text:style-name="T648">1.Create Separate Jobs or Pipelines:</text:span></text:p>
      <text:p text:style-name="P125"><text:span text:style-name="T649"/></text:p>
      <text:p text:style-name="P125"><text:span text:style-name="T650">Smoke Suite Job: Contains test cases for high-priority, critical functionalities.</text:span></text:p>
      <text:p text:style-name="P125"><text:span text:style-name="T650">Regression Suite Job: Contains all test cases to ensure system stability.</text:span></text:p>
      <text:p text:style-name="P125"><text:span text:style-name="T651"/></text:p>
      <text:p text:style-name="P125"><text:span text:style-name="T652">2.Define Triggers:</text:span></text:p>
      <text:p text:style-name="P125"><text:span text:style-name="T653"/></text:p>
      <text:p text:style-name="P125"><text:span text:style-name="T654">Smoke Suite:</text:span></text:p>
      <text:p text:style-name="P125"><text:span text:style-name="T654">Trigger on every code commit to a specific branch (e.g., main or develop).</text:span></text:p>
      <text:p text:style-name="P125"><text:span text:style-name="T654">Trigger before deploying to any environment.</text:span></text:p>
      <text:p text:style-name="P125"><text:span text:style-name="T654">Regression Suite:</text:span></text:p>
      <text:p text:style-name="P125"><text:span text:style-name="T654">Trigger on scheduled times (e.g., nightly runs).</text:span></text:p>
      <text:p text:style-name="P125"><text:span text:style-name="T654">Trigger on-demand for complete regression testing.</text:span></text:p>
      <text:p text:style-name="P125"><text:span text:style-name="T655"/></text:p>
      <text:p text:style-name="P125"><text:span text:style-name="T656">3.Configuration:</text:span></text:p>
      <text:p text:style-name="P125"><text:span text:style-name="T657"/></text:p>
      <text:p text:style-name="P125"><text:span text:style-name="T658">Use the Build Triggers section in Jenkins:</text:span></text:p>
      <text:p text:style-name="P125"><text:span text:style-name="T658">Smoke Suite:</text:span></text:p>
      <text:p text:style-name="P125"><text:span text:style-name="T658">Enable the "Build when a change is pushed to GitHub" or "Poll SCM" option.</text:span></text:p>
      <text:p text:style-name="P125"><text:span text:style-name="T658">Regression Suite:</text:span></text:p>
      <text:p text:style-name="P125"><text:span text:style-name="T658">Use "Build periodically" with a Cron schedule (e.g., H 22 * * * for nightly runs).</text:span></text:p>
      <text:p text:style-name="P125"><text:span text:style-name="T659"/></text:p>
      <text:p text:style-name="P125"><text:span text:style-name="T660">101.There is a Dropdown list on a webpage along with a link to another page.Upon clicking the link,a new tab opens and there is another dropdown.How will you find the common options between these dropdowns?</text:span></text:p>
      <text:p text:style-name="P125"><text:span text:style-name="T660">Answer:</text:span></text:p>
      <text:p text:style-name="P125"><text:span text:style-name="T661"/></text:p>
      <text:p text:style-name="P125"><text:span text:style-name="T662">public static void main(String[] args) {</text:span></text:p>
      <text:p text:style-name="P125"><text:span text:style-name="T662"><text:s text:c="8"/>// Set the path for the ChromeDriver</text:span></text:p>
      <text:p text:style-name="P125"><text:span text:style-name="T662"><text:s text:c="8"/>System.setProperty("webdriver.chrome.driver", "path/to/chromedriver");</text:span></text:p>
      <text:p text:style-name="P125"><text:span text:style-name="T663"/></text:p>
      <text:p text:style-name="P125"><text:span text:style-name="T664"><text:s text:c="8"/>// Initialize the WebDriver</text:span></text:p>
      <text:p text:style-name="P125"><text:span text:style-name="T664"><text:s text:c="8"/>WebDriver driver = new ChromeDriver();</text:span></text:p>
      <text:p text:style-name="P125"><text:span text:style-name="T665"/></text:p>
      <text:p text:style-name="P125"><text:span text:style-name="T666"><text:s text:c="8"/>try {</text:span></text:p>
      <text:p text:style-name="P125"><text:span text:style-name="T666"><text:s text:c="12"/>// Navigate to the main page</text:span></text:p>
      <text:p text:style-name="P125"><text:span text:style-name="T666"><text:s text:c="12"/>driver.get("https://example.com");</text:span></text:p>
      <text:p text:style-name="P125"><text:span text:style-name="T667"/></text:p>
      <text:p text:style-name="P125"><text:span text:style-name="T668"><text:s text:c="12"/>//<text:s/></text:span><text:span text:style-name="T669">Locate the first dropdown and extract options</text:span></text:p>
      <text:p text:style-name="P125"><text:span text:style-name="T670"><text:s text:c="12"/>Select dropdown1 = new Select(driver.findElement(By.id("dropdown1"))); // Adjust the locator</text:span></text:p>
      <text:p text:style-name="P125"><text:span text:style-name="T670"><text:s text:c="12"/>List&lt;WebElement&gt; options1 = dropdown1.getOptions();</text:span></text:p>
      <text:p text:style-name="P125"><text:span text:style-name="T670"><text:s text:c="12"/>Set&lt;String&gt; dropdown1Options = new HashSet&lt;&gt;();</text:span></text:p>
      <text:p text:style-name="P125"><text:span text:style-name="T670"><text:s text:c="12"/>for (WebElement option : options1) {</text:span></text:p>
      <text:p text:style-name="P125"><text:span text:style-name="T670"><text:s text:c="16"/>dropdown1Options.add(option.getText());</text:span></text:p>
      <text:p text:style-name="P125"><text:span text:style-name="T670"><text:s text:c="12"/>}</text:span></text:p>
      <text:p text:style-name="P125"><text:span text:style-name="T671"/></text:p>
      <text:p text:style-name="P125"><text:span text:style-name="T672"><text:s text:c="12"/>// Click the link to open a new tab</text:span></text:p>
      <text:p text:style-name="P125"><text:span text:style-name="T672"><text:s text:c="12"/>driver.findElement(By.linkText("Open New Tab")).click();</text:span></text:p>
      <text:p text:style-name="P125"><text:span text:style-name="T673"/></text:p>
      <text:p text:style-name="P125"><text:span text:style-name="T674"><text:s text:c="12"/>// Switch to the new tab</text:span></text:p>
      <text:p text:style-name="P125"><text:span text:style-name="T674"><text:s text:c="12"/>ArrayList&lt;String&gt; tabs = new ArrayList&lt;&gt;(driver.getWindowHandles());</text:span></text:p>
      <text:p text:style-name="P125"><text:span text:style-name="T674"><text:s text:c="12"/>driver.switchTo().window(tabs.get(1)); // Switch to the second tab</text:span></text:p>
      <text:p text:style-name="P125"><text:span text:style-name="T675"/></text:p>
      <text:p text:style-name="P125"><text:span text:style-name="T676"><text:s text:c="12"/>//<text:s/></text:span><text:span text:style-name="T677">Locate the second dropdown and extract options</text:span></text:p>
      <text:p text:style-name="P125"><text:span text:style-name="T678"><text:s text:c="12"/>Select dropdown2 = new Select(driver.findElement(By.id("dropdown2"))); // Adjust the locator</text:span></text:p>
      <text:p text:style-name="P125"><text:span text:style-name="T678"><text:s text:c="12"/>List&lt;WebElement&gt; options2 = dropdown2.getOptions();</text:span></text:p>
      <text:p text:style-name="P125"><text:span text:style-name="T678"><text:s text:c="12"/>Set&lt;String&gt; dropdown2Options = new HashSet&lt;&gt;();</text:span></text:p>
      <text:p text:style-name="P125"><text:span text:style-name="T678"><text:s text:c="12"/>for (WebElement option : options2) {</text:span></text:p>
      <text:p text:style-name="P125"><text:span text:style-name="T678"><text:s text:c="16"/>dropdown2Options.add(option.getText());</text:span></text:p>
      <text:p text:style-name="P125"><text:span text:style-name="T678"><text:s text:c="12"/>}</text:span></text:p>
      <text:p text:style-name="P125"><text:span text:style-name="T679"/></text:p>
      <text:p text:style-name="P125"><text:span text:style-name="T680"><text:s text:c="12"/>//<text:s/></text:span><text:span text:style-name="T681">Find common options</text:span></text:p>
      <text:p text:style-name="P125"><text:span text:style-name="T682"><text:s text:c="12"/>dropdown1Options.</text:span><text:span text:style-name="T683">retainAll</text:span><text:span text:style-name="T684">(dropdown2Options);</text:span></text:p>
      <text:p text:style-name="P125"><text:span text:style-name="T684"><text:s text:c="12"/>System.out.println("Common options: " + dropdown1Options);</text:span></text:p>
      <text:p text:style-name="P125"><text:span text:style-name="T685"/></text:p>
      <text:p text:style-name="P125"><text:span text:style-name="T686"><text:s text:c="8"/>} </text:span></text:p>
      <text:p text:style-name="P125"><text:span text:style-name="T687"/></text:p>
      <text:p text:style-name="P125"><text:span text:style-name="T688">102.WAP anagrams or not?</text:span></text:p>
      <text:p text:style-name="P125"><text:span text:style-name="T688">103.What is the strategy to start failure analysis from day 1 itself in current release?</text:span></text:p>
      <text:p text:style-name="P125"><text:span text:style-name="T688">Answer:</text:span></text:p>
      <text:p text:style-name="P125"><text:span text:style-name="T689">Identify High-Risk Areas:</text:span></text:p>
      <text:p text:style-name="P125"><text:span text:style-name="T690">Analyze new features, changes, or modules with historical failure trends.</text:span></text:p>
      <text:p text:style-name="P125"><text:span text:style-name="T691">Develop Risk-Based Test Plans:</text:span></text:p>
      <text:p text:style-name="P125"><text:span text:style-name="T692">Focus early testing efforts on high-risk areas.</text:span></text:p>
      <text:p text:style-name="P125"><text:span text:style-name="T693">Plan for Edge Cases:</text:span></text:p>
      <text:p text:style-name="P125"><text:span text:style-name="T694">Include test scenarios for corner cases that might lead to failures.</text:span></text:p>
      <text:p text:style-name="P125"><text:span text:style-name="T695"/></text:p>
      <text:p text:style-name="P125"><text:span text:style-name="T696">104.How to perform Cross browser testing?</text:span></text:p>
      <text:p text:style-name="P125"><text:span text:style-name="T696">Answer:</text:span></text:p>
      <text:p text:style-name="P125"><text:span text:style-name="T696">program:</text:span></text:p>
      <text:p text:style-name="P125"><text:span text:style-name="T696">public class CrossBrowserTest {</text:span></text:p>
      <text:p text:style-name="P125"><text:span text:style-name="T696"><text:s text:c="4"/>WebDriver driver;</text:span></text:p>
      <text:p text:style-name="P125"><text:span text:style-name="T697"/></text:p>
      <text:p text:style-name="P125"><text:span text:style-name="T698"><text:s text:c="4"/>// This method will set up the browser before each test</text:span></text:p>
      <text:p text:style-name="P125"><text:span text:style-name="T698"><text:s text:c="4"/>@BeforeMethod</text:span></text:p>
      <text:p text:style-name="P125"><text:span text:style-name="T698"><text:s text:c="4"/>@Parameters("browser") // Pass the browser name from the test suite</text:span></text:p>
      <text:p text:style-name="P125"><text:span text:style-name="T698"><text:s text:c="4"/>public void setUp(String browser) {</text:span></text:p>
      <text:p text:style-name="P125"><text:span text:style-name="T698"><text:s text:c="8"/>if (browser.equalsIgnoreCase("chrome")) {</text:span></text:p>
      <text:p text:style-name="P125"><text:span text:style-name="T698"><text:s text:c="24"/>driver = new ChromeDriver();</text:span></text:p>
      <text:p text:style-name="P125"><text:span text:style-name="T698"><text:s text:c="8"/>} else if (browser.equalsIgnoreCase("firefox")) {</text:span></text:p>
      <text:p text:style-name="P125"><text:span text:style-name="T698"><text:s text:c="23"/>driver = new FirefoxDriver();</text:span></text:p>
      <text:p text:style-name="P125"><text:span text:style-name="T698"><text:s text:c="8"/>} else if (browser.equalsIgnoreCase("edge")) {</text:span></text:p>
      <text:p text:style-name="P125"><text:span text:style-name="T698"><text:s text:c="24"/>driver = new EdgeDriver();</text:span></text:p>
      <text:p text:style-name="P125"><text:span text:style-name="T698"><text:s text:c="8"/>} else {</text:span></text:p>
      <text:p text:style-name="P125"><text:span text:style-name="T698"><text:s text:c="12"/>throw new IllegalArgumentException("Invalid browser: " + browser);</text:span></text:p>
      <text:p text:style-name="P125"><text:span text:style-name="T698"><text:s text:c="8"/>}</text:span></text:p>
      <text:p text:style-name="P125"><text:span text:style-name="T699"/></text:p>
      <text:p text:style-name="P125"><text:span text:style-name="T700">105.Diff B/w remote Driver and WebDriver?</text:span></text:p>
      <text:p text:style-name="P125"><text:span text:style-name="T700">Answer:</text:span></text:p>
      <text:p text:style-name="P125"><text:span text:style-name="T700">WebDriver: A core interface in Selenium used to control browsers locally</text:span></text:p>
      <text:p text:style-name="P125"><text:span text:style-name="T700">remoteDriver: A concrete class in Selenium that implements WebDriver and allows communication with a remote server.</text:span></text:p>
      <text:p text:style-name="P126"><text:span text:style-name="T701"/></text:p>
      <text:p text:style-name="P127"><text:span text:style-name="T701"/></text:p>
      <text:p text:style-name="P127"><text:span text:style-name="T701"/></text:p>
      <text:p text:style-name="P127"><text:span text:style-name="T702">106.Architecture of selenium 3 and selenium 4?</text:span></text:p>
      <text:p text:style-name="P127"><text:span text:style-name="T702">Answer:</text:span></text:p>
      <text:p text:style-name="P127"><text:span text:style-name="T703">Selenium 3<text:s/></text:span><text:span text:style-name="T704">relies on the<text:s/></text:span><text:span text:style-name="T705">JSON Wire Protocol</text:span><text:span text:style-name="T706">, which involves an<text:s/></text:span><text:span text:style-name="T707">extra translation layer<text:s/></text:span><text:span text:style-name="T708">between the Selenium client and the browser, leading to performance overhead.</text:span></text:p>
      <text:p text:style-name="P127"><text:span text:style-name="T708">[Selenium Client Library] → [JSON Wire Protocol] → [Browser Driver] → [Browser]</text:span></text:p>
      <text:p text:style-name="P127"><text:span text:style-name="T709"/></text:p>
      <text:p text:style-name="P127"><text:span text:style-name="T710">Selenium 4<text:s/></text:span><text:span text:style-name="T711">eliminates this translation layer by adopting the<text:s/></text:span><text:span text:style-name="T712">W3C WebDriver Protocol</text:span><text:span text:style-name="T713">, providing faster and more reliable communication.</text:span></text:p>
      <text:p text:style-name="P127"><text:span text:style-name="T714"/></text:p>
      <text:p text:style-name="P127"><text:span text:style-name="T715">[Selenium Client Library] → [W3C WebDriver Protocol] → [Browser Driver] → [Browser]</text:span></text:p>
      <text:p text:style-name="P127"><text:span text:style-name="T716"/></text:p>
      <text:p text:style-name="P127"><text:span text:style-name="T717">107.topmost interface in selenium</text:span></text:p>
      <text:p text:style-name="P127"><text:span text:style-name="T717">Answer:<text:s/></text:span><text:span text:style-name="T718">WebDriver</text:span></text:p>
      <text:p text:style-name="P127"><text:span text:style-name="T719">108.How to do testing in Headless mode in selenium?</text:span></text:p>
      <text:p text:style-name="P127"><text:span text:style-name="T719">Answer:</text:span></text:p>
      <text:p text:style-name="P127"><text:span text:style-name="T719">ChromeOptions options = new ChromeOptions();</text:span></text:p>
      <text:p text:style-name="P127"><text:span text:style-name="T719">options.addArguments("--headless"); // Enable headless mode</text:span></text:p>
      <text:p text:style-name="P127"><text:span text:style-name="T719">WebDriver driver = new ChromeDriver(options);</text:span></text:p>
      <text:p text:style-name="P127"><text:span text:style-name="T720"/></text:p>
      <text:p text:style-name="P127"><text:span text:style-name="T721">109.How will you test the broken link on a webpage?</text:span></text:p>
      <text:p text:style-name="P127"><text:span text:style-name="T721">Answer:</text:span></text:p>
      <text:p text:style-name="P127"><text:span text:style-name="T722"/></text:p>
      <text:p text:style-name="P127"><text:span text:style-name="T723">110.Selenium code to test the number of notifications from linkedIn account?</text:span></text:p>
      <text:p text:style-name="P127"><text:span text:style-name="T723">Answer:</text:span></text:p>
      <text:p text:style-name="P127"><text:span text:style-name="T724"/></text:p>
      <text:p text:style-name="P127"><text:span text:style-name="T725"><text:s/>WebElement notificationCount = driver.findElement(By.cssSelector(".notification-badge__count"));</text:span></text:p>
      <text:p text:style-name="P127"><text:span text:style-name="T725">String notificationNumber = notificationCount.getText();</text:span></text:p>
      <text:p text:style-name="P127"><text:span text:style-name="T725">System.out.println("Number of Notifications: " + notificationNumber);</text:span></text:p>
      <text:p text:style-name="P127"><text:span text:style-name="T726"/></text:p>
      <text:p text:style-name="P127"><text:span text:style-name="T727">111.How do you handle Response header in Rest assured Test?</text:span></text:p>
      <text:p text:style-name="P127"><text:span text:style-name="T727">Answer:</text:span></text:p>
      <text:p text:style-name="P127"><text:span text:style-name="T727">1.Extract Specific Header value:</text:span></text:p>
      <text:p text:style-name="P127"><text:span text:style-name="T727">You can extract the value of a particular header using the " getHeader"<text:s text:c="2"/>method.</text:span></text:p>
      <text:p text:style-name="P127"><text:span text:style-name="T727"><text:s/>public static void main(String[] args) {</text:span></text:p>
      <text:p text:style-name="P127"><text:span text:style-name="T727"><text:s text:c="8"/>Response response = RestAssured</text:span></text:p>
      <text:p text:style-name="P127"><text:span text:style-name="T727"><text:s text:c="32"/>.given()</text:span></text:p>
      <text:p text:style-name="P127"><text:span text:style-name="T727"><text:s text:c="32"/>.baseUri("https://example.com/api")</text:span></text:p>
      <text:p text:style-name="P127"><text:span text:style-name="T727"><text:s text:c="32"/>.when()</text:span></text:p>
      <text:p text:style-name="P127"><text:span text:style-name="T727"><text:s text:c="32"/>.get("/endpoint");</text:span></text:p>
      <text:p text:style-name="P127"><text:span text:style-name="T728"/></text:p>
      <text:p text:style-name="P127"><text:span text:style-name="T729"><text:s text:c="8"/>// Extract a specific header</text:span></text:p>
      <text:p text:style-name="P127"><text:span text:style-name="T729"><text:s text:c="8"/>String contentType =<text:s/></text:span><text:span text:style-name="T730">response.getHeader</text:span><text:span text:style-name="T731">("Content-Type");</text:span></text:p>
      <text:p text:style-name="P127"><text:span text:style-name="T731"><text:s text:c="8"/>System.out.println("Content-Type: " + contentType);</text:span></text:p>
      <text:p text:style-name="P127"><text:span text:style-name="T731"><text:s text:c="4"/>}</text:span></text:p>
      <text:p text:style-name="P127"><text:span text:style-name="T732"/></text:p>
      <text:p text:style-name="P127"><text:span text:style-name="T733">2.Extract all Headers value:</text:span></text:p>
      <text:p text:style-name="P127"><text:span text:style-name="T733">You can retrieve all headers and iterate over them using the<text:s text:c="2"/>"getHeaders"<text:s text:c="2"/>method.</text:span></text:p>
      <text:p text:style-name="P127"><text:span text:style-name="T734"/></text:p>
      <text:p text:style-name="P127"><text:span text:style-name="T735">public static void main(String[] args) {</text:span></text:p>
      <text:p text:style-name="P127"><text:span text:style-name="T735"><text:s text:c="8"/>Response response = RestAssured</text:span></text:p>
      <text:p text:style-name="P127"><text:span text:style-name="T735"><text:s text:c="32"/>.given()</text:span></text:p>
      <text:p text:style-name="P127"><text:span text:style-name="T735"><text:s text:c="32"/>.baseUri("https://example.com/api")</text:span></text:p>
      <text:p text:style-name="P127"><text:span text:style-name="T735"><text:s text:c="32"/>.when()</text:span></text:p>
      <text:p text:style-name="P127"><text:span text:style-name="T735"><text:s text:c="32"/>.get("/endpoint");</text:span></text:p>
      <text:p text:style-name="P127"><text:span text:style-name="T736"/></text:p>
      <text:p text:style-name="P127"><text:span text:style-name="T737"><text:s text:c="8"/>// Extract all header</text:span></text:p>
      <text:p text:style-name="P127"><text:span text:style-name="T738"/></text:p>
      <text:p text:style-name="P127"><text:span text:style-name="T739">Headers headers =<text:s/></text:span><text:span text:style-name="T740">response.getHeaders();</text:span></text:p>
      <text:p text:style-name="P127"><text:span text:style-name="T741">for (Header header : headers) {</text:span></text:p>
      <text:p text:style-name="P127"><text:span text:style-name="T741"><text:s text:c="4"/>System.out.println(header.getName() + ": " + header.getValue());</text:span></text:p>
      <text:p text:style-name="P127"><text:span text:style-name="T741">}</text:span></text:p>
      <text:p text:style-name="P127"><text:span text:style-name="T742"/></text:p>
      <text:p text:style-name="P127"><text:span text:style-name="T743">3.Validate the Header:</text:span></text:p>
      <text:p text:style-name="P127"><text:span text:style-name="T743">You can validate headers using the "then()"<text:s text:c="2"/>method with the "header" assertion.</text:span></text:p>
      <text:p text:style-name="P127"><text:span text:style-name="T743">RestAssured</text:span></text:p>
      <text:p text:style-name="P127"><text:span text:style-name="T743"><text:s text:c="4"/>.given()</text:span></text:p>
      <text:p text:style-name="P127"><text:span text:style-name="T743"><text:s text:c="4"/>.baseUri("https://example.com/api")</text:span></text:p>
      <text:p text:style-name="P127"><text:span text:style-name="T743"><text:s text:c="4"/>.when()</text:span></text:p>
      <text:p text:style-name="P127"><text:span text:style-name="T743"><text:s text:c="4"/>.get("/endpoint")</text:span></text:p>
      <text:p text:style-name="P127"><text:span text:style-name="T743"><text:s text:c="4"/>.</text:span><text:span text:style-name="T744">then</text:span><text:span text:style-name="T745">()</text:span></text:p>
      <text:p text:style-name="P127"><text:span text:style-name="T745"><text:s text:c="4"/>.assertThat()</text:span></text:p>
      <text:p text:style-name="P127"><text:span text:style-name="T745"><text:s text:c="4"/>.</text:span><text:span text:style-name="T746">headers</text:span><text:span text:style-name="T747">("Content-Type", "application/json",</text:span></text:p>
      <text:p text:style-name="P127"><text:span text:style-name="T747"><text:s text:c="13"/>"Cache-Control", "no-cache");</text:span></text:p>
      <text:p text:style-name="P127"><text:span text:style-name="T748"/></text:p>
      <text:p text:style-name="P127"><text:span text:style-name="T749">112.Purpose of Matcher class in Rest Assured?</text:span></text:p>
      <text:p text:style-name="P127"><text:span text:style-name="T749">Answer: The Matcher class in Rest Assured, which leverages the Hamcrest library.It used for validating response bodies, headers, and other elements of an HTTP response.</text:span></text:p>
      <text:p text:style-name="P127"><text:span text:style-name="T750"/></text:p>
      <text:p text:style-name="P128"><text:span text:style-name="T750"/></text:p>
      <text:p text:style-name="P129"><text:span text:style-name="T750"/></text:p>
      <text:p text:style-name="P129"><text:span text:style-name="T750"/></text:p>
      <text:p text:style-name="P129"><text:span text:style-name="T751">113.Purpose of relaxed HTTPSValidation() in Rest Assured?</text:span></text:p>
      <text:p text:style-name="P129"><text:span text:style-name="T751">Answer:</text:span></text:p>
      <text:p text:style-name="P129"><text:span text:style-name="T751">The<text:s/></text:span><text:span text:style-name="T752">relaxedHTTPSValidation()<text:s/></text:span><text:span text:style-name="T753">method in Rest Assured is used to "</text:span><text:span text:style-name="T754">bypass SSL certificate validation"</text:span><text:span text:style-name="T755"><text:s/>when testing APIs over HTTPS. This is particularly useful when interacting with endpoints that use self-signed or invalid SSL certificates during development or testing environments.</text:span></text:p>
      <text:p text:style-name="P129"><text:span text:style-name="T756">Note</text:span><text:span text:style-name="T757">: Avoid using relaxedHTTPSValidation() in production environments because it compromises security.</text:span></text:p>
      <text:p text:style-name="P129"><text:span text:style-name="T757">public static void main(String[] args) {</text:span></text:p>
      <text:p text:style-name="P129"><text:span text:style-name="T757"><text:s text:c="8"/>RestAssured</text:span></text:p>
      <text:p text:style-name="P129"><text:span text:style-name="T757"><text:s text:c="12"/>.given()</text:span></text:p>
      <text:p text:style-name="P129"><text:span text:style-name="T757"><text:s text:c="12"/>.</text:span><text:span text:style-name="T758">relaxedHTTPSValidation()<text:s/></text:span><text:span text:style-name="T759">// Bypass SSL validation</text:span></text:p>
      <text:p text:style-name="P129"><text:span text:style-name="T759"><text:s text:c="12"/>.baseUri("https://self-signed.badssl.com/")</text:span></text:p>
      <text:p text:style-name="P129"><text:span text:style-name="T759"><text:s text:c="12"/>.when()</text:span></text:p>
      <text:p text:style-name="P129"><text:span text:style-name="T759"><text:s text:c="12"/>.get()</text:span></text:p>
      <text:p text:style-name="P129"><text:span text:style-name="T759"><text:s text:c="12"/>.then()</text:span></text:p>
      <text:p text:style-name="P129"><text:span text:style-name="T759"><text:s text:c="12"/>.statusCode(200); // Validate response</text:span></text:p>
      <text:p text:style-name="P129"><text:span text:style-name="T759"><text:s text:c="4"/>}</text:span></text:p>
      <text:p text:style-name="P129"><text:span text:style-name="T760"/></text:p>
      <text:p text:style-name="P129"><text:span text:style-name="T761">114.Purpose of config(JsonConfig.jsonConfig()) method in Rest Assured?</text:span></text:p>
      <text:p text:style-name="P129"><text:span text:style-name="T761">Answer: This method in Rest Assured is used to configure how JSON responses are parsed, serialized, or validated during API testing.</text:span></text:p>
      <text:p text:style-name="P129"><text:span text:style-name="T761">Use JsonConfig to align with the API's expected behavior (e.g., number precision or null value handling).</text:span></text:p>
      <text:p text:style-name="P129"><text:span text:style-name="T762">Configure Number Representation:</text:span></text:p>
      <text:p text:style-name="P129"><text:span text:style-name="T763">public static void main(String[] args) {</text:span></text:p>
      <text:p text:style-name="P129"><text:span text:style-name="T763"><text:s text:c="8"/>given()</text:span></text:p>
      <text:p text:style-name="P129"><text:span text:style-name="T763"><text:s text:c="12"/>.config(config().jsonConfig(JsonConfig.jsonConfig().</text:span><text:span text:style-name="T764">numberReturnType(NumberReturnType.BIG_DECIMAL)))</text:span></text:p>
      <text:p text:style-name="P129"><text:span text:style-name="T765"><text:s text:c="12"/>.baseUri("https://api.example.com")</text:span></text:p>
      <text:p text:style-name="P129"><text:span text:style-name="T765"><text:s text:c="8"/>.when()</text:span></text:p>
      <text:p text:style-name="P129"><text:span text:style-name="T765"><text:s text:c="12"/>.get("/endpoint")</text:span></text:p>
      <text:p text:style-name="P129"><text:span text:style-name="T765"><text:s text:c="8"/>.then()</text:span></text:p>
      <text:p text:style-name="P129"><text:span text:style-name="T765"><text:s text:c="12"/>.body("amount", equalTo(new BigDecimal("123.45"))); // Validate precise value</text:span></text:p>
      <text:p text:style-name="P129"><text:span text:style-name="T765"><text:s text:c="4"/>}</text:span></text:p>
      <text:p text:style-name="P129"><text:span text:style-name="T766"/></text:p>
      <text:p text:style-name="P129"><text:span text:style-name="T767">2. Handle Null Values:</text:span></text:p>
      <text:p text:style-name="P129"><text:span text:style-name="T768">public static void main(String[] args) {</text:span></text:p>
      <text:p text:style-name="P129"><text:span text:style-name="T768"><text:s text:c="8"/>given()</text:span></text:p>
      <text:p text:style-name="P129"><text:span text:style-name="T768"><text:s text:c="12"/>.config(config().jsonConfig(JsonConfig.jsonConfig().with().</text:span><text:span text:style-name="T769">ignoreNullValues()))</text:span></text:p>
      <text:p text:style-name="P129"><text:span text:style-name="T770"><text:s text:c="12"/>.baseUri("https://api.example.com")</text:span></text:p>
      <text:p text:style-name="P129"><text:span text:style-name="T770"><text:s text:c="8"/>.when()</text:span></text:p>
      <text:p text:style-name="P129"><text:span text:style-name="T770"><text:s text:c="12"/>.get("/endpoint")</text:span></text:p>
      <text:p text:style-name="P129"><text:span text:style-name="T770"><text:s text:c="8"/>.then()</text:span></text:p>
      <text:p text:style-name="P129"><text:span text:style-name="T770"><text:s text:c="12"/>.body("key", notNullValue()); // Ensure the field is not null</text:span></text:p>
      <text:p text:style-name="P129"><text:span text:style-name="T770"><text:s text:c="4"/>}</text:span></text:p>
      <text:p text:style-name="P129"><text:span text:style-name="T771"/></text:p>
      <text:p text:style-name="P129"><text:span text:style-name="T772">115.Purpose of auth().none() method in Rest Assured?</text:span></text:p>
      <text:p text:style-name="P129"><text:span text:style-name="T772">Answer: The auth().none() method in Rest Assured is used to specify that no authentication is required for an API request. </text:span></text:p>
      <text:p text:style-name="P129"><text:span text:style-name="T773">Purpose of auth().none():</text:span></text:p>
      <text:p text:style-name="P129"><text:span text:style-name="T774">1.Explicitly Indicate No Authentication:</text:span></text:p>
      <text:p text:style-name="P129"><text:span text:style-name="T774">Even though Rest Assured sends unauthenticated requests by default, using auth().none() explicitly states that the request does not require any authentication.</text:span></text:p>
      <text:p text:style-name="P129"><text:span text:style-name="T774">2.Override Default Authentication Configurations:</text:span></text:p>
      <text:p text:style-name="P129"><text:span text:style-name="T774">If a global authentication mechanism (e.g., basic authentication or OAuth) is configured in Rest Assured, auth().none() overrides it for specific requests.</text:span></text:p>
      <text:p text:style-name="P129"><text:span text:style-name="T774">This is useful when some endpoints in an API require authentication while others do not.</text:span></text:p>
      <text:p text:style-name="P129"><text:span text:style-name="T775"/></text:p>
      <text:p text:style-name="P129"><text:span text:style-name="T776">116.WAP to prove that String Objects are immutable?</text:span></text:p>
      <text:p text:style-name="P129"><text:span text:style-name="T776">117.WAP to find a FirstNon Repetative Word in a String?</text:span></text:p>
      <text:p text:style-name="P129"><text:span text:style-name="T776">118.What is Singleton Design Pattern? How do you implement that in your framework?</text:span></text:p>
      <text:p text:style-name="P129"><text:span text:style-name="T776">Answer: The Singleton Design Pattern is a creational design pattern that ensures a class has only<text:s/></text:span><text:span text:style-name="T777">one instance<text:s/></text:span><text:span text:style-name="T778">throughout the application's lifecycle and provides a<text:s/></text:span><text:span text:style-name="T779">global access point to that instance</text:span><text:span text:style-name="T780">. This pattern is commonly used to manage<text:s/></text:span><text:span text:style-name="T781">shared resources<text:s/></text:span><text:span text:style-name="T782">such as configuration settings,</text:span></text:p>
      <text:p text:style-name="P129"><text:span text:style-name="T783">Implementation Steps:</text:span></text:p>
      <text:p text:style-name="P129"><text:span text:style-name="T784">1.</text:span><text:span text:style-name="T785">Private Constructor</text:span><text:span text:style-name="T786">:</text:span></text:p>
      <text:p text:style-name="P129"><text:span text:style-name="T786">Prevents direct instantiation of the class from outside.</text:span></text:p>
      <text:p text:style-name="P129"><text:span text:style-name="T786">2.</text:span><text:span text:style-name="T787">Static Instance Variable</text:span><text:span text:style-name="T788">:</text:span></text:p>
      <text:p text:style-name="P129"><text:span text:style-name="T788">Holds the single instance of the class.</text:span></text:p>
      <text:p text:style-name="P129"><text:span text:style-name="T788">3.</text:span><text:span text:style-name="T789">Public Static Method</text:span><text:span text:style-name="T790">:</text:span></text:p>
      <text:p text:style-name="P129"><text:span text:style-name="T790">Provides access to the single instance and creates it if it doesn't already exist.</text:span></text:p>
      <text:p text:style-name="P129"><text:span text:style-name="T791"/></text:p>
      <text:p text:style-name="P129"><text:span text:style-name="T791"/></text:p>
      <text:p text:style-name="P129"><text:span text:style-name="T792">Sample Selenium Program</text:span><text:span text:style-name="T793">:</text:span></text:p>
      <text:p text:style-name="P129"><text:span text:style-name="T794"/></text:p>
      <text:p text:style-name="P129"><text:span text:style-name="T795">public class WebDriverManager {</text:span></text:p>
      <text:p text:style-name="P129"><text:span text:style-name="T795"><text:s text:c="4"/>private static WebDriverManager instance;</text:span></text:p>
      <text:p text:style-name="P129"><text:span text:style-name="T795"><text:s text:c="4"/>private WebDriver driver;</text:span></text:p>
      <text:p text:style-name="P129"><text:span text:style-name="T796"/></text:p>
      <text:p text:style-name="P129"><text:span text:style-name="T797"><text:s text:c="4"/>private WebDriverManager() {</text:span></text:p>
      <text:p text:style-name="P129"><text:span text:style-name="T797"><text:s text:c="8"/>System.setProperty("webdriver.chrome.driver", "path/to/chromedriver");</text:span></text:p>
      <text:p text:style-name="P129"><text:span text:style-name="T797"><text:s text:c="8"/>driver = new ChromeDriver();</text:span></text:p>
      <text:p text:style-name="P129"><text:span text:style-name="T797"><text:s text:c="4"/>}</text:span></text:p>
      <text:p text:style-name="P129"><text:span text:style-name="T798"/></text:p>
      <text:p text:style-name="P129"><text:span text:style-name="T799"><text:s text:c="4"/>public static WebDriverManager getInstance() {</text:span></text:p>
      <text:p text:style-name="P129"><text:span text:style-name="T799"><text:s text:c="8"/>if (instance == null) {</text:span></text:p>
      <text:p text:style-name="P129"><text:span text:style-name="T799"><text:s text:c="12"/>synchronized (WebDriverManager.class) {</text:span></text:p>
      <text:p text:style-name="P129"><text:span text:style-name="T799"><text:s text:c="16"/>if (instance == null) {</text:span></text:p>
      <text:p text:style-name="P129"><text:span text:style-name="T799"><text:s text:c="20"/>instance = new WebDriverManager();</text:span></text:p>
      <text:p text:style-name="P129"><text:span text:style-name="T799"><text:s text:c="16"/>}</text:span></text:p>
      <text:p text:style-name="P129"><text:span text:style-name="T799"><text:s text:c="12"/>}</text:span></text:p>
      <text:p text:style-name="P129"><text:span text:style-name="T799"><text:s text:c="8"/>}</text:span></text:p>
      <text:p text:style-name="P129"><text:span text:style-name="T799"><text:s text:c="8"/>return instance;</text:span></text:p>
      <text:p text:style-name="P129"><text:span text:style-name="T799"><text:s text:c="4"/>}</text:span></text:p>
      <text:p text:style-name="P129"><text:span text:style-name="T800"/></text:p>
      <text:p text:style-name="P129"><text:span text:style-name="T801"><text:s text:c="4"/>public WebDriver getDriver() {</text:span></text:p>
      <text:p text:style-name="P129"><text:span text:style-name="T801"><text:s text:c="8"/>return driver;</text:span></text:p>
      <text:p text:style-name="P129"><text:span text:style-name="T801"><text:s text:c="4"/>}</text:span></text:p>
      <text:p text:style-name="P129"><text:span text:style-name="T801">}</text:span></text:p>
      <text:p text:style-name="P129"><text:span text:style-name="T802"/></text:p>
      <text:p text:style-name="P129"><text:span text:style-name="T803">119.Maximum How many Thread-Pool can open in the TestNG?</text:span></text:p>
      <text:p text:style-name="P129"><text:span text:style-name="T803">Answer:<text:s/></text:span><text:span text:style-name="T804">No Hard Limit in TestNG</text:span><text:span text:style-name="T805">: The thread-count is user-configurable and theoretically unlimited.</text:span></text:p>
      <text:p text:style-name="P129"><text:span text:style-name="T806">System Resources</text:span><text:span text:style-name="T807">: A high thread-count can overload the CPU or memory, causing the tests to slow down or fail.</text:span></text:p>
      <text:p text:style-name="P129"><text:span text:style-name="T808"/></text:p>
      <text:p text:style-name="P129"><text:span text:style-name="T809">120.Write the Test cases for Booking Coupons?</text:span></text:p>
      <text:p text:style-name="P129"><text:span text:style-name="T809">Answer:</text:span></text:p>
      <text:p text:style-name="P129"><text:span text:style-name="T810"/></text:p>
      <text:p text:style-name="P129"><text:span text:style-name="T811">121.What are the major Challenges we are facing while doing parallel testing using TestNG with Grid?</text:span></text:p>
      <text:p text:style-name="P129"><text:span text:style-name="T811">Answer:</text:span></text:p>
      <text:p text:style-name="P129"><text:span text:style-name="T812">1. Environment Setup and Maintenance</text:span></text:p>
      <text:p text:style-name="P129"><text:span text:style-name="T813">Complex Configuration: Setting up Selenium Grid with multiple nodes and maintaining the configurations (browser versions, OS, etc.) can be time-consuming and error-prone.</text:span></text:p>
      <text:p text:style-name="P129"><text:span text:style-name="T813">Node Failures: Nodes may become unresponsive or crash, disrupting test execution.</text:span></text:p>
      <text:p text:style-name="P129"><text:span text:style-name="T813">Network Issues: Communication between the Hub and Nodes might be affected by network latency or connectivity issues.</text:span></text:p>
      <text:p text:style-name="P129"><text:span text:style-name="T814">2. Thread Safety</text:span></text:p>
      <text:p text:style-name="P129"><text:span text:style-name="T815">Shared Resources: If tests are not properly isolated, shared resources (e.g., configuration files, data sources, or static variables) can cause test failures due to race conditions or overwriting data.</text:span></text:p>
      <text:p text:style-name="P129"><text:span text:style-name="T815">WebDriver Instances: Each thread needs its own WebDriver instance. Sharing WebDriver instances across threads can result in inconsistent behavior.</text:span></text:p>
      <text:p text:style-name="P129"><text:span text:style-name="T816">3. Test Dependencies</text:span></text:p>
      <text:p text:style-name="P129"><text:span text:style-name="T817">Interdependent Tests: Parallel execution may fail if tests are not independent. If one test depends on the outcome of another, results can be unreliable.</text:span></text:p>
      <text:p text:style-name="P129"><text:span text:style-name="T817">Order of Execution: Parallel execution doesn’t guarantee the order of tests, which might lead to issues if ordering is required.</text:span></text:p>
      <text:p text:style-name="P129"><text:span text:style-name="T818">4.Browser and OS Compatibility</text:span></text:p>
      <text:p text:style-name="P129"><text:span text:style-name="T819">Different Configurations: Ensuring compatibility across different browsers, versions, and operating systems can be complex.</text:span></text:p>
      <text:p text:style-name="P129"><text:span text:style-name="T820"/></text:p>
      <text:p text:style-name="P129"><text:span text:style-name="T821">5.Cross-Browser Issues</text:span></text:p>
      <text:p text:style-name="P129"><text:span text:style-name="T822">Inconsistent Behavior: Some tests might pass on one browser and fail on another due to browser-specific quirks, requiring additional handling in the test scripts.</text:span></text:p>
      <text:p text:style-name="P129"><text:span text:style-name="T823"/></text:p>
      <text:p text:style-name="P129"><text:span text:style-name="T824">122.How many ways we can create an Object?</text:span></text:p>
      <text:p text:style-name="P129"><text:span text:style-name="T824">Answer: </text:span></text:p>
      <text:p text:style-name="P129"><text:span text:style-name="T824">1.Using the<text:s/></text:span><text:span text:style-name="T825">new Keyword<text:s/></text:span><text:span text:style-name="T826">(Standard Approach):</text:span></text:p>
      <text:p text:style-name="P129"><text:span text:style-name="T826">Student student = new Student();</text:span></text:p>
      <text:p text:style-name="P129"><text:span text:style-name="T827"/></text:p>
      <text:p text:style-name="P129"><text:span text:style-name="T828">2.Using<text:s/></text:span><text:span text:style-name="T829">Class.forName()<text:s/></text:span><text:span text:style-name="T830">(Reflection):</text:span></text:p>
      <text:p text:style-name="P129"><text:span text:style-name="T830">Student student = (Student) Class.forName("Student").newInstance();</text:span></text:p>
      <text:p text:style-name="P129"><text:span text:style-name="T831"/></text:p>
      <text:p text:style-name="P129"><text:span text:style-name="T832">3.Using<text:s/></text:span><text:span text:style-name="T833">clone()<text:s/></text:span><text:span text:style-name="T834">Method:</text:span></text:p>
      <text:p text:style-name="P129"><text:span text:style-name="T834">Student student1 = new Student();</text:span></text:p>
      <text:p text:style-name="P129"><text:span text:style-name="T834">Student student2 = (Student) student1.clone();</text:span></text:p>
      <text:p text:style-name="P129"><text:span text:style-name="T835"/></text:p>
      <text:p text:style-name="P129"><text:span text:style-name="T836">123.How do you set the Priority for Test Automation?</text:span></text:p>
      <text:p text:style-name="P129"><text:span text:style-name="T836">Answer:</text:span></text:p>
      <text:p text:style-name="P129"><text:span text:style-name="T837">Summary of Prioritization Criteria:</text:span></text:p>
      <text:list text:style-name="L130">
        <text:list-item>
          <text:p text:style-name="P130"><text:span text:style-name="T837">Critical Business Flows</text:span><text:span text:style-name="T838">: Tests impacting core functionality or revenue streams.</text:span></text:p>
        </text:list-item>
        <text:list-item>
          <text:p text:style-name="P130"><text:span text:style-name="T839">Risk Level</text:span><text:span text:style-name="T840">: High-risk and defect-prone areas.</text:span></text:p>
        </text:list-item>
        <text:list-item>
          <text:p text:style-name="P130"><text:span text:style-name="T841">Execution Frequency</text:span><text:span text:style-name="T842">: Tests that run often.</text:span></text:p>
        </text:list-item>
        <text:list-item>
          <text:p text:style-name="P130"><text:span text:style-name="T843">Stability</text:span><text:span text:style-name="T844">: Features unlikely to change frequently.</text:span></text:p>
        </text:list-item>
        <text:list-item>
          <text:p text:style-name="P130"><text:span text:style-name="T845">Complexity vs. ROI:</text:span><text:span text:style-name="T846"><text:s/>Low-effort, high-return tests first.</text:span></text:p>
        </text:list-item>
        <text:list-item>
          <text:p text:style-name="P130"><text:span text:style-name="T847">Stakeholder Inputs</text:span><text:span text:style-name="T848">: Align automation priorities with business goals.</text:span></text:p>
        </text:list-item>
      </text:list>
      <text:p text:style-name="P131"><text:span text:style-name="T848">By combining these criteria and using structured methods, such as a scoring system, teams can efficiently prioritize test automation to maximize productivity and minimize risk.</text:span></text:p>
      <text:p text:style-name="P131"><text:span text:style-name="T849"/></text:p>
      <text:p text:style-name="P131"><text:span text:style-name="T850">124.How do you deal with Browser compatibility issues?</text:span></text:p>
      <text:p text:style-name="P131"><text:span text:style-name="T850">Answer:</text:span></text:p>
      <text:p text:style-name="P131"><text:span text:style-name="T851">Understand the Target Audience</text:span><text:span text:style-name="T852">: Determine which browsers and versions are most commonly used by your users. Tools like Google Analytics can help identify the browsers and platforms your audience uses.</text:span></text:p>
      <text:p text:style-name="P131"><text:span text:style-name="T853">Use Cross-Browser Testing Tools: </text:span></text:p>
      <text:list text:style-name="L132">
        <text:list-item>
          <text:p text:style-name="P132"><text:span text:style-name="T854">BrowserStack</text:span></text:p>
        </text:list-item>
        <text:list-item>
          <text:p text:style-name="P132"><text:span text:style-name="T854">Sauce Labs</text:span></text:p>
        </text:list-item>
        <text:list-item>
          <text:p text:style-name="P132"><text:span text:style-name="T854">LambdaTest</text:span></text:p>
        </text:list-item>
        <text:list-item>
          <text:p text:style-name="P132"><text:span text:style-name="T854">CrossBrowserTesting</text:span></text:p>
        </text:list-item>
      </text:list>
      <text:p text:style-name="P133"><text:span text:style-name="T855">Graceful Degradation</text:span><text:span text:style-name="T856">: Ensure the application provides basic functionality in older browsers while offering advanced features in modern ones.</text:span></text:p>
      <text:p text:style-name="P133"><text:span text:style-name="T857">Progressive Enhancement</text:span><text:span text:style-name="T858">: Build the core functionality first and add advanced features as enhancements.</text:span></text:p>
      <text:p text:style-name="P133"><text:span text:style-name="T859">Browser Developer Tools</text:span><text:span text:style-name="T860">: Use built-in browser developer tools (e.g., Chrome DevTools, Firefox Developer Tools) to debug layout or functionality issues.</text:span></text:p>
      <text:p text:style-name="P133"><text:span text:style-name="T861"/></text:p>
      <text:p text:style-name="P134"><text:span text:style-name="T861"/></text:p>
      <text:p text:style-name="P134"><text:span text:style-name="T862">125.How do you handle file uploads and downloads in Selenium?</text:span></text:p>
      <text:p text:style-name="P134"><text:span text:style-name="T862">Answer:</text:span></text:p>
      <text:p text:style-name="P134"><text:span text:style-name="T863">Handle File Uploads Steps:</text:span></text:p>
      <text:list text:style-name="L135">
        <text:list-item>
          <text:p text:style-name="P135"><text:span text:style-name="T864">Locate the file input element using WebDriver locators.</text:span></text:p>
        </text:list-item>
        <text:list-item>
          <text:p text:style-name="P135"><text:span text:style-name="T864">Use the<text:s/></text:span><text:span text:style-name="T865">sendKeys()<text:s/></text:span><text:span text:style-name="T866">method to input the file's absolute path.</text:span></text:p>
        </text:list-item>
      </text:list>
      <text:p text:style-name="P136"><text:span text:style-name="T867"/></text:p>
      <text:p text:style-name="P137"><text:span text:style-name="T868">Example:</text:span></text:p>
      <text:p text:style-name="P137"><text:span text:style-name="T868"><text:s/>// Locate the file input element</text:span></text:p>
      <text:p text:style-name="P137"><text:span text:style-name="T868"><text:s text:c="8"/>WebElement fileInput = driver.findElement(By.id("file-upload"));</text:span></text:p>
      <text:p text:style-name="P137"><text:span text:style-name="T869"/></text:p>
      <text:p text:style-name="P137"><text:span text:style-name="T870"><text:s text:c="8"/>// Provide the absolute path of the file</text:span></text:p>
      <text:p text:style-name="P137"><text:span text:style-name="T870"><text:s text:c="8"/>fileInput.sendKeys("C:\\path\\to\\file.txt");</text:span></text:p>
      <text:p text:style-name="P137"><text:span text:style-name="T871"/></text:p>
      <text:p text:style-name="P137"><text:span text:style-name="T872">Handle File Download Steps:</text:span></text:p>
      <text:list text:style-name="L138">
        <text:list-item>
          <text:p text:style-name="P138"><text:span text:style-name="T873">Set up<text:s/></text:span><text:span text:style-name="T874">browser preferences<text:s/></text:span><text:span text:style-name="T875">for file downloads.</text:span></text:p>
        </text:list-item>
        <text:list-item>
          <text:p text:style-name="P138"><text:span text:style-name="T875">Use WebDriver to interact with the download link or button.</text:span></text:p>
        </text:list-item>
      </text:list>
      <text:p text:style-name="P139"><text:span text:style-name="T876"/></text:p>
      <text:p text:style-name="P140"><text:span text:style-name="T877">Example:</text:span></text:p>
      <text:p text:style-name="P140"><text:span text:style-name="T877">public static void main(String[] args) {</text:span></text:p>
      <text:p text:style-name="P140"><text:span text:style-name="T877"><text:s text:c="8"/>// Set up ChromeOptions to configure download preferences</text:span></text:p>
      <text:p text:style-name="P140"><text:span text:style-name="T877"><text:s text:c="8"/>ChromeOptions options = new ChromeOptions();</text:span></text:p>
      <text:p text:style-name="P140"><text:span text:style-name="T877"><text:s text:c="8"/>Map&lt;String, Object&gt; prefs = new HashMap&lt;&gt;();</text:span></text:p>
      <text:p text:style-name="P140"><text:span text:style-name="T877"><text:s text:c="7"/></text:span><text:span text:style-name="T878"><text:s/>prefs.put("download.default_directory", "C:\\path\\to\\download\\directory");</text:span></text:p>
      <text:p text:style-name="P140"><text:span text:style-name="T878"><text:s text:c="8"/>prefs.put("download.prompt_for_download", false);</text:span></text:p>
      <text:p text:style-name="P140"><text:span text:style-name="T878"><text:s text:c="8"/>prefs.put("safebrowsing.enabled", true);</text:span></text:p>
      <text:p text:style-name="P140"><text:span text:style-name="T878"><text:s text:c="8"/>options.setExperimentalOption("prefs", prefs);</text:span></text:p>
      <text:p text:style-name="P140"><text:span text:style-name="T879"/></text:p>
      <text:p text:style-name="P140"><text:span text:style-name="T880"><text:s text:c="8"/>// Initialize WebDriver with ChromeOptions</text:span></text:p>
      <text:p text:style-name="P140"><text:span text:style-name="T880"><text:s text:c="16"/>WebDriver driver = new ChromeDriver(options);</text:span></text:p>
      <text:p text:style-name="P140"><text:span text:style-name="T881"/></text:p>
      <text:p text:style-name="P140"><text:span text:style-name="T882"><text:s text:c="8"/>// Open the target webpage</text:span></text:p>
      <text:p text:style-name="P140"><text:span text:style-name="T882"><text:s text:c="8"/>driver.get("https://example.com/download");</text:span></text:p>
      <text:p text:style-name="P140"><text:span text:style-name="T883"/></text:p>
      <text:p text:style-name="P140"><text:span text:style-name="T884"><text:s text:c="8"/>// Locate and click the download link or button</text:span></text:p>
      <text:p text:style-name="P140"><text:span text:style-name="T884"><text:s text:c="8"/>WebElement downloadLink = driver.findElement(By.id("download"));</text:span></text:p>
      <text:p text:style-name="P140"><text:span text:style-name="T884"><text:s text:c="8"/>downloadLink.click();</text:span></text:p>
      <text:p text:style-name="P140"><text:span text:style-name="T885"/></text:p>
      <text:p text:style-name="P140"><text:span text:style-name="T886">Key Points to Consider</text:span><text:span text:style-name="T887">:</text:span></text:p>
      <text:p text:style-name="P140"><text:span text:style-name="T887">1.File Paths:</text:span></text:p>
      <text:list text:style-name="L141">
        <text:list-item>
          <text:p text:style-name="P141"><text:span text:style-name="T887">Use absolute file paths for file uploads.</text:span></text:p>
        </text:list-item>
        <text:list-item>
          <text:p text:style-name="P141"><text:span text:style-name="T887">Ensure the target directory for downloads exists.</text:span></text:p>
        </text:list-item>
      </text:list>
      <text:p text:style-name="P142"><text:span text:style-name="T887">2.Waits:</text:span></text:p>
      <text:list text:style-name="L143">
        <text:list-item>
          <text:p text:style-name="P143"><text:span text:style-name="T887">Use WebDriverWait if the upload or download process takes time.</text:span></text:p>
        </text:list-item>
      </text:list>
      <text:p text:style-name="P144"><text:span text:style-name="T887">3.MIME Types:</text:span></text:p>
      <text:list text:style-name="L145">
        <text:list-item>
          <text:p text:style-name="P145"><text:span text:style-name="T887">For downloads, set the correct MIME types for the file to be handled automatically.</text:span></text:p>
        </text:list-item>
      </text:list>
      <text:p text:style-name="P146"><text:span text:style-name="T888"/></text:p>
      <text:p text:style-name="P147"><text:span text:style-name="T889">126.Explain the Structure and purpose of TestNG XML file?</text:span></text:p>
      <text:p text:style-name="P147"><text:span text:style-name="T889">Answer:</text:span></text:p>
      <text:p text:style-name="P147"><text:span text:style-name="T890">Purpose of a TestNG XML File:</text:span></text:p>
      <text:p text:style-name="P147"><text:span text:style-name="T890">1.Organizing Test Suites and Tests:</text:span></text:p>
      <text:list text:style-name="L148">
        <text:list-item>
          <text:p text:style-name="P148"><text:span text:style-name="T891">Allows grouping of related test cases into logical test suites.</text:span></text:p>
        </text:list-item>
        <text:list-item>
          <text:p text:style-name="P148"><text:span text:style-name="T891">Supports hierarchical execution of multiple test suites.</text:span></text:p>
        </text:list-item>
      </text:list>
      <text:p text:style-name="P149"><text:span text:style-name="T892">2.Specifying Test Groups:</text:span></text:p>
      <text:p text:style-name="P149"><text:span text:style-name="T893">Enables running a specific subset of tests using groups.</text:span></text:p>
      <text:p text:style-name="P149"><text:span text:style-name="T894">3.Parallel Execution:</text:span></text:p>
      <text:p text:style-name="P149"><text:span text:style-name="T895">Facilitates parallel execution of tests for improved performance.</text:span></text:p>
      <text:p text:style-name="P149"><text:span text:style-name="T896">4.Custom Execution Order:</text:span></text:p>
      <text:p text:style-name="P149"><text:span text:style-name="T897">Helps define the order of test class or method execution.</text:span></text:p>
      <text:p text:style-name="P149"><text:span text:style-name="T898">5.Parameterization</text:span><text:span text:style-name="T899">:</text:span></text:p>
      <text:p text:style-name="P149"><text:span text:style-name="T899">Allows passing parameters to tests, enabling data-driven testing.</text:span></text:p>
      <text:p text:style-name="P149"><text:span text:style-name="T900">6.Flexible Method Inclusion/Exclusion</text:span><text:span text:style-name="T901">:</text:span></text:p>
      <text:p text:style-name="P149"><text:span text:style-name="T901">Provides fine-grained control over which methods to include or exclude during execution.</text:span></text:p>
      <text:p text:style-name="P149"><text:span text:style-name="T902">7.Reusable Configuration</text:span><text:span text:style-name="T903">:</text:span></text:p>
      <text:p text:style-name="P149"><text:span text:style-name="T904"/></text:p>
      <text:p text:style-name="P149"><text:span text:style-name="T905">Acts as a reusable configuration file to avoid hardcoding settings in the test code.</text:span></text:p>
      <text:p text:style-name="P149"><text:span text:style-name="T906"/></text:p>
      <text:p text:style-name="P149"><text:span text:style-name="T907">Structure</text:span><text:span text:style-name="T908">:</text:span></text:p>
      <text:p text:style-name="P149"><text:span text:style-name="T908">&lt;</text:span><text:span text:style-name="T909">suite</text:span><text:span text:style-name="T910"><text:s/>name="MyTestSuite" parallel="classes" thread-count="2"&gt;</text:span></text:p>
      <text:p text:style-name="P149"><text:span text:style-name="T910"><text:s text:c="4"/>&lt;</text:span><text:span text:style-name="T911">parameter</text:span><text:span text:style-name="T912"><text:s/>name="browser" value="firefox" /&gt;</text:span></text:p>
      <text:p text:style-name="P149"><text:span text:style-name="T912"><text:s text:c="4"/>&lt;</text:span><text:span text:style-name="T913">groups&gt;</text:span></text:p>
      <text:p text:style-name="P149"><text:span text:style-name="T914"><text:s text:c="8"/>&lt;run&gt;</text:span></text:p>
      <text:p text:style-name="P149"><text:span text:style-name="T914"><text:s text:c="12"/>&lt;include name="smoke" /&gt;</text:span></text:p>
      <text:p text:style-name="P149"><text:span text:style-name="T914"><text:s text:c="20"/>&lt;/run&gt;</text:span></text:p>
      <text:p text:style-name="P149"><text:span text:style-name="T914"><text:s text:c="4"/>&lt;/groups&gt;</text:span></text:p>
      <text:p text:style-name="P149"><text:span text:style-name="T914"><text:s text:c="4"/>&lt;</text:span><text:span text:style-name="T915">test</text:span><text:span text:style-name="T916"><text:s/>name="LoginTests"&gt;</text:span></text:p>
      <text:p text:style-name="P149"><text:span text:style-name="T916"><text:s text:c="8"/>&lt;</text:span><text:span text:style-name="T917">classes</text:span><text:span text:style-name="T918">&gt;</text:span></text:p>
      <text:p text:style-name="P149"><text:span text:style-name="T918"><text:s text:c="12"/>&lt;class name="com.example.tests.LoginTests"&gt;</text:span></text:p>
      <text:p text:style-name="P149"><text:span text:style-name="T918"><text:s text:c="16"/>&lt;</text:span><text:span text:style-name="T919">methods</text:span><text:span text:style-name="T920">&gt;</text:span></text:p>
      <text:p text:style-name="P149"><text:span text:style-name="T920"><text:s text:c="20"/>&lt;include name="testLoginWithValidCredentials" /&gt;</text:span></text:p>
      <text:p text:style-name="P149"><text:span text:style-name="T920"><text:s text:c="20"/>&lt;exclude name="testLoginWithInvalidCredentials" /&gt;</text:span></text:p>
      <text:p text:style-name="P149"><text:span text:style-name="T920"><text:s text:c="16"/>&lt;/methods&gt;</text:span></text:p>
      <text:p text:style-name="P149"><text:span text:style-name="T920"><text:s text:c="12"/>&lt;/class&gt;</text:span></text:p>
      <text:p text:style-name="P149"><text:span text:style-name="T920"><text:s text:c="8"/>&lt;/classes&gt;</text:span></text:p>
      <text:p text:style-name="P149"><text:span text:style-name="T920"><text:s text:c="4"/>&lt;/test&gt;</text:span></text:p>
      <text:p text:style-name="P149"><text:span text:style-name="T920">&lt;/suite&gt;</text:span></text:p>
      <text:p text:style-name="P149"><text:span text:style-name="T921"/></text:p>
      <text:p text:style-name="P149"><text:span text:style-name="T922">127.How reports are generated in TestNG and what types of reports can be produced?</text:span></text:p>
      <text:p text:style-name="P149"><text:span text:style-name="T922">Answer:</text:span></text:p>
      <text:p text:style-name="P149"><text:span text:style-name="T923">1.Default Reports Are Generated:</text:span></text:p>
      <text:p text:style-name="P149"><text:span text:style-name="T924">By default, TestNG creates a directory called test-output in the project's root directory after executing the tests.</text:span></text:p>
      <text:p text:style-name="P149"><text:span text:style-name="T924">The<text:s/></text:span><text:span text:style-name="T925">test-output<text:s/></text:span><text:span text:style-name="T926">directory contains:</text:span></text:p>
      <text:p text:style-name="P149"><text:span text:style-name="T927">index.html</text:span><text:span text:style-name="T928">: The main HTML report that summarizes the results.</text:span></text:p>
      <text:p text:style-name="P149"><text:span text:style-name="T929">emailable-report.html</text:span><text:span text:style-name="T930">: A detailed HTML report that can be shared via email.</text:span></text:p>
      <text:p text:style-name="P149"><text:span text:style-name="T931">testng-results.xml</text:span><text:span text:style-name="T932">: An XML report containing the results in a structured format.</text:span></text:p>
      <text:p text:style-name="P149"><text:span text:style-name="T933">testng-failed.xml</text:span><text:span text:style-name="T934">: An XML file listing failed tests for re-execution.</text:span></text:p>
      <text:p text:style-name="P149"><text:span text:style-name="T935"/></text:p>
      <text:p text:style-name="P149"><text:span text:style-name="T936">2.Integrate ExtentReports:</text:span></text:p>
      <text:p text:style-name="P149"><text:span text:style-name="T937">Add the ExtentReports library to your project dependencies (e.g., Maven or Gradle).</text:span></text:p>
      <text:p text:style-name="P149"><text:span text:style-name="T937">Create an instance of ExtentReports and start logging test events.</text:span></text:p>
      <text:p text:style-name="P149"><text:span text:style-name="T937">Generate the report file after test execution.</text:span></text:p>
      <text:p text:style-name="P149"><text:span text:style-name="T938">Example</text:span><text:span text:style-name="T939">:</text:span></text:p>
      <text:p text:style-name="P149"><text:span text:style-name="T939">public class ExtentReportExample {</text:span></text:p>
      <text:p text:style-name="P149"><text:span text:style-name="T939"><text:s text:c="4"/>ExtentHtmlReporter htmlReporter;</text:span></text:p>
      <text:p text:style-name="P149"><text:span text:style-name="T939"><text:s text:c="4"/>ExtentReports extent;</text:span></text:p>
      <text:p text:style-name="P149"><text:span text:style-name="T939"><text:s text:c="4"/>ExtentTest test;</text:span></text:p>
      <text:p text:style-name="P149"><text:span text:style-name="T940"/></text:p>
      <text:p text:style-name="P149"><text:span text:style-name="T941"><text:s text:c="4"/>@BeforeSuite</text:span></text:p>
      <text:p text:style-name="P149"><text:span text:style-name="T941"><text:s text:c="4"/>public void setup() {</text:span></text:p>
      <text:p text:style-name="P149"><text:span text:style-name="T941"><text:s text:c="8"/>htmlReporter = new ExtentHtmlReporter("extent-report.html");</text:span></text:p>
      <text:p text:style-name="P149"><text:span text:style-name="T941"><text:s text:c="8"/>extent = new ExtentReports();</text:span></text:p>
      <text:p text:style-name="P149"><text:span text:style-name="T941"><text:s text:c="8"/>extent.attachReporter(htmlReporter);</text:span></text:p>
      <text:p text:style-name="P149"><text:span text:style-name="T941"><text:s text:c="4"/>}</text:span></text:p>
      <text:p text:style-name="P149"><text:span text:style-name="T942"/></text:p>
      <text:p text:style-name="P149"><text:span text:style-name="T943"><text:s text:c="4"/>@Test</text:span></text:p>
      <text:p text:style-name="P149"><text:span text:style-name="T943"><text:s text:c="4"/>public void testExample() {</text:span></text:p>
      <text:p text:style-name="P149"><text:span text:style-name="T943"><text:s text:c="8"/>test = extent.createTest("Sample Test");</text:span></text:p>
      <text:p text:style-name="P149"><text:span text:style-name="T943"><text:s text:c="8"/>test.pass("Test passed successfully.");</text:span></text:p>
      <text:p text:style-name="P149"><text:span text:style-name="T943"><text:s text:c="4"/>}</text:span></text:p>
      <text:p text:style-name="P149"><text:span text:style-name="T944"/></text:p>
      <text:p text:style-name="P149"><text:span text:style-name="T945"><text:s text:c="4"/>@AfterSuite</text:span></text:p>
      <text:p text:style-name="P149"><text:span text:style-name="T945"><text:s text:c="4"/>public void teardown() {</text:span></text:p>
      <text:p text:style-name="P149"><text:span text:style-name="T945"><text:s text:c="8"/>extent.flush(); // Generate the report</text:span></text:p>
      <text:p text:style-name="P149"><text:span text:style-name="T945"><text:s text:c="4"/>}</text:span></text:p>
      <text:p text:style-name="P149"><text:span text:style-name="T945">}</text:span></text:p>
      <text:p text:style-name="P149"><text:span text:style-name="T946"/></text:p>
      <text:p text:style-name="P149"><text:span text:style-name="T947">3.</text:span><text:span text:style-name="T948">Maven Surefire Plugin Reports:</text:span></text:p>
      <text:list text:style-name="L150">
        <text:list-item>
          <text:p text:style-name="P150"><text:span text:style-name="T949">Add the Surefire plugin to your pom.xml.</text:span></text:p>
        </text:list-item>
        <text:list-item>
          <text:p text:style-name="P150"><text:span text:style-name="T949">Execute tests using the mvn test command.</text:span></text:p>
        </text:list-item>
        <text:list-item>
          <text:p text:style-name="P150"><text:span text:style-name="T949">Check the<text:s/></text:span><text:span text:style-name="T950">target/surefire-reports<text:s/></text:span><text:span text:style-name="T951">directory for the generated reports.</text:span></text:p>
        </text:list-item>
      </text:list>
      <text:p text:style-name="P151"><text:span text:style-name="T952"/></text:p>
      <text:p text:style-name="P152"><text:span text:style-name="T953">128.How do you start API Testing?</text:span></text:p>
      <text:p text:style-name="P152"><text:span text:style-name="T953">Answer:</text:span></text:p>
      <text:p text:style-name="P152"><text:span text:style-name="T954">1. Understand the API Requirements</text:span></text:p>
      <text:p text:style-name="P152"><text:span text:style-name="T955">Before testing, gather all necessary information about the API</text:span></text:p>
      <text:p text:style-name="P152"><text:span text:style-name="T956">API Documentation</text:span><text:span text:style-name="T957">: Read the API documentation (like Swagger/OpenAPI or Postman collections) to understand:</text:span></text:p>
      <text:list text:style-name="L153">
        <text:list-item>
          <text:p text:style-name="P153"><text:span text:style-name="T957">Endpoints (URLs)</text:span></text:p>
        </text:list-item>
        <text:list-item>
          <text:p text:style-name="P153"><text:span text:style-name="T957">HTTP Methods (GET, POST, PUT, DELETE, etc.)</text:span></text:p>
        </text:list-item>
        <text:list-item>
          <text:p text:style-name="P153"><text:span text:style-name="T957">Request/Response formats (JSON, XML)</text:span></text:p>
        </text:list-item>
        <text:list-item>
          <text:p text:style-name="P153"><text:span text:style-name="T957">Authentication and authorization requirements (e.g., API keys, OAuth, JWT)</text:span></text:p>
        </text:list-item>
        <text:list-item>
          <text:p text:style-name="P153"><text:span text:style-name="T957">Input parameters and their constraints</text:span></text:p>
        </text:list-item>
        <text:list-item>
          <text:p text:style-name="P153"><text:span text:style-name="T957">Expected responses and status codes (e.g., 200 OK, 404 Not Found, 500 Internal Server Error)</text:span></text:p>
        </text:list-item>
      </text:list>
      <text:p text:style-name="P154"><text:span text:style-name="T958">Business Logic</text:span><text:span text:style-name="T959">: Understand the purpose of the API and its role in the application.</text:span></text:p>
      <text:p text:style-name="P154"><text:span text:style-name="T960">2. Set Up the API Testing Environment</text:span></text:p>
      <text:p text:style-name="P154"><text:span text:style-name="T961">Prepare the environment where the API will be tested:</text:span></text:p>
      <text:p text:style-name="P154"><text:span text:style-name="T962">Environment Configuration</text:span><text:span text:style-name="T963">: Determine whether the API runs on local, test, staging, or production servers.</text:span></text:p>
      <text:p text:style-name="P154"><text:span text:style-name="T964">Test Data</text:span><text:span text:style-name="T965">: Prepare input data required for API requests.</text:span></text:p>
      <text:p text:style-name="P154"><text:span text:style-name="T966">Testing Tools</text:span><text:span text:style-name="T967">: Select an API testing tool like:</text:span></text:p>
      <text:p text:style-name="P154"><text:span text:style-name="T968">Postman</text:span><text:span text:style-name="T969">: For manual testing and creating automated test collections.</text:span></text:p>
      <text:p text:style-name="P154"><text:span text:style-name="T970">cURL</text:span><text:span text:style-name="T971">: Command-line tool for testing API requests.</text:span></text:p>
      <text:p text:style-name="P154"><text:span text:style-name="T972">SoapUI</text:span><text:span text:style-name="T973">: For functional, performance, and security testing (SOAP and REST APIs).</text:span></text:p>
      <text:p text:style-name="P154"><text:span text:style-name="T974">JMeter:<text:s/></text:span><text:span text:style-name="T975">For performance testing of APIs.</text:span></text:p>
      <text:p text:style-name="P154"><text:span text:style-name="T976">RestAssured</text:span><text:span text:style-name="T977"><text:s/>(Java), HTTPClient (Python), or other libraries for code-based testing.</text:span></text:p>
      <text:p text:style-name="P154"><text:span text:style-name="T978">3. Plan the Test Cases</text:span></text:p>
      <text:p text:style-name="P154"><text:span text:style-name="T979">Design test cases to cover various scenarios:</text:span></text:p>
      <text:p text:style-name="P154"><text:span text:style-name="T980">Positive Tests</text:span><text:span text:style-name="T981">: Ensure the API works as expected with valid inputs.</text:span></text:p>
      <text:p text:style-name="P154"><text:span text:style-name="T982">Negative Tests:</text:span><text:span text:style-name="T983"><text:s/>Test with invalid data to verify error handling.</text:span></text:p>
      <text:p text:style-name="P154"><text:span text:style-name="T984">Boundary Tests:<text:s/></text:span><text:span text:style-name="T985">Test edge cases (e.g., minimum/maximum input values).</text:span></text:p>
      <text:p text:style-name="P154"><text:span text:style-name="T986">Authorization/Authentication</text:span><text:span text:style-name="T987">: Test access control by using valid/invalid tokens, missing headers, or expired credentials.</text:span></text:p>
      <text:p text:style-name="P154"><text:span text:style-name="T988">Error Responses</text:span><text:span text:style-name="T989">: Validate how the API handles unexpected inputs or system failures.</text:span></text:p>
      <text:p text:style-name="P154"><text:span text:style-name="T990">Performance Tests</text:span><text:span text:style-name="T991">: Check the API’s response time and load-handling capabilities.</text:span></text:p>
      <text:p text:style-name="P154"><text:span text:style-name="T992">Security Tests</text:span><text:span text:style-name="T993">: Test for vulnerabilities like SQL injection, XSS, and data leaks.</text:span></text:p>
      <text:p text:style-name="P154"><text:span text:style-name="T994">4. Perform Manual Testing</text:span></text:p>
      <text:p text:style-name="P154"><text:span text:style-name="T995">Start with manual testing to validate basic functionality:</text:span></text:p>
      <text:p text:style-name="P154"><text:span text:style-name="T996">Send Requests</text:span><text:span text:style-name="T997">: Use tools like Postman or cURL to make requests to API endpoints.</text:span></text:p>
      <text:p text:style-name="P154"><text:span text:style-name="T998">Verify Responses</text:span><text:span text:style-name="T999">: Check the response status codes, headers, and body against expected results.</text:span></text:p>
      <text:p text:style-name="P154"><text:span text:style-name="T1000">Validate Error Messages</text:span><text:span text:style-name="T1001">: Test with invalid data and verify the error responses.</text:span></text:p>
      <text:p text:style-name="P154"><text:span text:style-name="T1001">Log Observations: Document any discrepancies or unexpected behaviors.</text:span></text:p>
      <text:p text:style-name="P154"><text:span text:style-name="T1002">5. Automate API Tests</text:span></text:p>
      <text:p text:style-name="P154"><text:span text:style-name="T1003">Once manual testing is successful, automate repetitive test cases:</text:span></text:p>
      <text:p text:style-name="P154"><text:span text:style-name="T1003">Use tools or frameworks like Postman Collections,<text:s/></text:span><text:span text:style-name="T1004">RestAssured</text:span><text:span text:style-name="T1005"><text:s/>(Java), Pytest (Python), or Katalon Studio.</text:span></text:p>
      <text:p text:style-name="P154"><text:span text:style-name="T1005">Create scripts to handle:</text:span></text:p>
      <text:list text:style-name="L155">
        <text:list-item>
          <text:p text:style-name="P155"><text:span text:style-name="T1005">Test case execution</text:span></text:p>
        </text:list-item>
        <text:list-item>
          <text:p text:style-name="P155"><text:span text:style-name="T1005">Data-driven testing</text:span></text:p>
        </text:list-item>
        <text:list-item>
          <text:p text:style-name="P155"><text:span text:style-name="T1005">Assertion of responses</text:span></text:p>
        </text:list-item>
        <text:list-item>
          <text:p text:style-name="P155"><text:span text:style-name="T1005">Report generation</text:span></text:p>
        </text:list-item>
      </text:list>
      <text:p text:style-name="P156"><text:span text:style-name="T1005">Schedule automated tests to run frequently, such as during CI/CD pipelines.</text:span></text:p>
      <text:p text:style-name="P156"><text:span text:style-name="T1006">6. Perform Non-Functional Testing</text:span></text:p>
      <text:p text:style-name="P156"><text:span text:style-name="T1007">Extend the scope of testing to cover:</text:span></text:p>
      <text:p text:style-name="P156"><text:span text:style-name="T1008">Performance Testing</text:span><text:span text:style-name="T1009">: Use tools like<text:s/></text:span><text:span text:style-name="T1010">JMeter, Locust, or LoadRunner<text:s/></text:span><text:span text:style-name="T1011">to test how the API performs under heavy loads or concurrent users.</text:span></text:p>
      <text:p text:style-name="P156"><text:span text:style-name="T1012">Security Testing</text:span><text:span text:style-name="T1013">: Use tools like<text:s/></text:span><text:span text:style-name="T1014">OWASP ZAP or Burp Suite<text:s/></text:span><text:span text:style-name="T1015">to identify security vulnerabilities.</text:span></text:p>
      <text:p text:style-name="P156"><text:span text:style-name="T1016">Compatibility Testing</text:span><text:span text:style-name="T1017">: Verify the API works across different environments, devices, or integrations.</text:span></text:p>
      <text:p text:style-name="P156"><text:span text:style-name="T1018">7. Validate API Test Results</text:span></text:p>
      <text:p text:style-name="P156"><text:span text:style-name="T1019">Analyze the test results to ensure the API meets all specified requirements:</text:span></text:p>
      <text:list text:style-name="L157">
        <text:list-item>
          <text:p text:style-name="P157"><text:span text:style-name="T1019">Check response time and accuracy.</text:span></text:p>
        </text:list-item>
        <text:list-item>
          <text:p text:style-name="P157"><text:span text:style-name="T1019">Verify status codes and error messages.</text:span></text:p>
        </text:list-item>
        <text:list-item>
          <text:p text:style-name="P157"><text:span text:style-name="T1019">Compare actual results with expected outcomes.</text:span></text:p>
        </text:list-item>
      </text:list>
      <text:p text:style-name="P158"><text:span text:style-name="T1020">8. Report and Fix Issues</text:span></text:p>
      <text:p text:style-name="P158"><text:span text:style-name="T1020">Log Bugs</text:span><text:span text:style-name="T1021">: Report any identified issues in the bug-tracking system.</text:span></text:p>
      <text:p text:style-name="P158"><text:span text:style-name="T1022">Communicate with Developers</text:span><text:span text:style-name="T1023">: Work closely with the development team to resolve bugs.</text:span></text:p>
      <text:p text:style-name="P158"><text:span text:style-name="T1024">Retest</text:span><text:span text:style-name="T1025">: Re-run tests after fixes to ensure the issues are resolved.</text:span></text:p>
      <text:p text:style-name="P158"><text:span text:style-name="T1026"/></text:p>
      <text:p text:style-name="P158"><text:span text:style-name="T1027">129.Purpose of pom.xml?</text:span></text:p>
      <text:p text:style-name="P158"><text:span text:style-name="T1027">Answer:</text:span></text:p>
      <text:p text:style-name="P158"><text:span text:style-name="T1027">The pom.xml file is a core component of Maven, a<text:s/></text:span><text:span text:style-name="T1028">build automation and dependency management tool</text:span></text:p>
      <text:p text:style-name="P158"><text:span text:style-name="T1029"/></text:p>
      <text:p text:style-name="P158"><text:span text:style-name="T1030">130.How to run automation script in Maven</text:span></text:p>
      <text:p text:style-name="P158"><text:span text:style-name="T1030">Answer:</text:span></text:p>
      <text:p text:style-name="P158"><text:span text:style-name="T1030">Right click the pom.xml and execute maven clean and maven test</text:span></text:p>
      <text:p text:style-name="P158"><text:span text:style-name="T1030">(or)</text:span></text:p>
      <text:p text:style-name="P158"><text:span text:style-name="T1030">Open a terminal in the project directory.</text:span></text:p>
      <text:p text:style-name="P158"><text:span text:style-name="T1030">Run the<text:s text:c="2"/>Maven command: mvn test or mvn clean test</text:span></text:p>
      <text:p text:style-name="P158"><text:span text:style-name="T1031"/></text:p>
      <text:p text:style-name="P158"><text:span text:style-name="T1032">131.What are the key consideration when preparing a regression suite?</text:span></text:p>
      <text:p text:style-name="P158"><text:span text:style-name="T1032">Answer: A regression suite is a collection of test cases designed to verify that changes in the codebase (e.g., new features, bug fixes, or enhancements) do not negatively impact existing functionality.</text:span></text:p>
      <text:p text:style-name="P158"><text:span text:style-name="T1032">132.How do you handle radio Buttons?</text:span></text:p>
      <text:p text:style-name="P158"><text:span text:style-name="T1032">Answer: mainly used method<text:s/></text:span><text:span text:style-name="T1033">Click()</text:span></text:p>
      <text:p text:style-name="P158"><text:span text:style-name="T1033">isSelected(),<text:s/></text:span><text:span text:style-name="T1034">isEnabled(), isDisplayed()</text:span></text:p>
      <text:p text:style-name="P158"><text:span text:style-name="T1035"/></text:p>
      <text:p text:style-name="P158"><text:span text:style-name="T1036">133.Where do you upload the Test Results?</text:span></text:p>
      <text:p text:style-name="P158"><text:span text:style-name="T1036">Answer:</text:span></text:p>
      <text:p text:style-name="P158"><text:span text:style-name="T1037">1. Test Management Tools</text:span></text:p>
      <text:p text:style-name="P158"><text:span text:style-name="T1038">Test management tools allow for comprehensive tracking and reporting of test cases, execution status, and results.</text:span></text:p>
      <text:p text:style-name="P158"><text:span text:style-name="T1038">Examples:JIRA (with plugins like Zephyr or Xray)</text:span></text:p>
      <text:p text:style-name="P158"><text:span text:style-name="T1039">How to Upload:</text:span></text:p>
      <text:list text:style-name="L159">
        <text:list-item>
          <text:p text:style-name="P159"><text:span text:style-name="T1040">Use APIs provided by the tool to upload results programmatically.</text:span></text:p>
        </text:list-item>
        <text:list-item>
          <text:p text:style-name="P159"><text:span text:style-name="T1040">Many test automation frameworks (e.g., TestNG, JUnit, Cucumber) have plugins or integrations to automatically push results.</text:span></text:p>
        </text:list-item>
        <text:list-item>
          <text:p text:style-name="P159"><text:span text:style-name="T1040">Export test results in a supported format (e.g., JSON, XML, CSV) and upload them manually if necessary.</text:span></text:p>
        </text:list-item>
      </text:list>
      <text:p text:style-name="P160"><text:span text:style-name="T1041">2. Continuous Integration/Continuous Deployment (CI/CD) Tools</text:span></text:p>
      <text:p text:style-name="P160"><text:span text:style-name="T1042">CI/CD tools are commonly used to run automated tests and upload results as part of the pipeline.</text:span></text:p>
      <text:p text:style-name="P160"><text:span text:style-name="T1042">Examples: Jenkins</text:span></text:p>
      <text:p text:style-name="P160"><text:span text:style-name="T1043">How to Upload:</text:span></text:p>
      <text:list text:style-name="L161">
        <text:list-item>
          <text:p text:style-name="P161"><text:span text:style-name="T1044">Store test results in a format compatible with the CI/CD tool (e.g., JUnit XML, TestNG XML, or Allure).</text:span></text:p>
        </text:list-item>
        <text:list-item>
          <text:p text:style-name="P161"><text:span text:style-name="T1044">Configure the CI/CD pipeline to publish reports after the tests run.</text:span></text:p>
        </text:list-item>
        <text:list-item>
          <text:p text:style-name="P161"><text:span text:style-name="T1044">Use plugins like JUnit Report, Allure Report, or other reporting tools to display results within the pipeline dashboard.</text:span></text:p>
        </text:list-item>
      </text:list>
      <text:p text:style-name="P162"><text:span text:style-name="T1045">3. Reporting Tools and Dashboards</text:span></text:p>
      <text:p text:style-name="P162"><text:span text:style-name="T1046">Test results are often uploaded to specialized reporting tools to visualize and analyze trends.</text:span></text:p>
      <text:p text:style-name="P162"><text:span text:style-name="T1046">Examples:Allure Report &amp;ExtentReports</text:span></text:p>
      <text:p text:style-name="P162"><text:span text:style-name="T1047">How to Upload:</text:span></text:p>
      <text:list text:style-name="L163">
        <text:list-item>
          <text:p text:style-name="P163"><text:span text:style-name="T1048">Generate the test report locally using a tool like Allure or ExtentReports.</text:span></text:p>
        </text:list-item>
        <text:list-item>
          <text:p text:style-name="P163"><text:span text:style-name="T1048">Upload the generated HTML or JSON results to a web server or cloud storage for sharing.</text:span></text:p>
        </text:list-item>
        <text:list-item>
          <text:p text:style-name="P163"><text:span text:style-name="T1048">Integrate the tool with CI/CD pipelines for automated uploads.</text:span></text:p>
        </text:list-item>
      </text:list>
      <text:p text:style-name="P164"><text:span text:style-name="T1049">4. Cloud-Based Testing Platforms</text:span></text:p>
      <text:p text:style-name="P164"><text:span text:style-name="T1050">Some cloud platforms for testing provide integrated test result storage and reporting.</text:span></text:p>
      <text:p text:style-name="P164"><text:span text:style-name="T1050">Examples:BrowserStack</text:span></text:p>
      <text:p text:style-name="P164"><text:span text:style-name="T1050">Sauce Labs</text:span></text:p>
      <text:p text:style-name="P164"><text:span text:style-name="T1050">LambdaTest</text:span></text:p>
      <text:p text:style-name="P164"><text:span text:style-name="T1051">How to Upload:</text:span></text:p>
      <text:list text:style-name="L165">
        <text:list-item>
          <text:p text:style-name="P165"><text:span text:style-name="T1052">Results are automatically captured when tests run on these platforms.</text:span></text:p>
        </text:list-item>
        <text:list-item>
          <text:p text:style-name="P165"><text:span text:style-name="T1052">Access and share the reports through the platform's dashboard or APIs.</text:span></text:p>
        </text:list-item>
      </text:list>
      <text:p text:style-name="P166"><text:span text:style-name="T1053">5.Email Notifications</text:span></text:p>
      <text:p text:style-name="P166"><text:span text:style-name="T1054">For small projects or teams, test results may be shared via email.</text:span></text:p>
      <text:p text:style-name="P166"><text:span text:style-name="T1055">How to Upload:</text:span></text:p>
      <text:list text:style-name="L167">
        <text:list-item>
          <text:p text:style-name="P167"><text:span text:style-name="T1056">Automate the generation of reports in a readable format (HTML, PDF).</text:span></text:p>
        </text:list-item>
        <text:list-item>
          <text:p text:style-name="P167"><text:span text:style-name="T1056">Use the testing framework or CI/CD pipeline to send email notifications with the results attached.</text:span></text:p>
        </text:list-item>
      </text:list>
      <text:p text:style-name="P168"><text:span text:style-name="T1057"/></text:p>
      <text:p text:style-name="P169"><text:span text:style-name="T1058">134.Which java and selenium version used in your projects?</text:span></text:p>
      <text:p text:style-name="P169"><text:span text:style-name="T1058">Answer:</text:span></text:p>
      <text:p text:style-name="P169"><text:span text:style-name="T1058">Java: 11 or 17</text:span></text:p>
      <text:p text:style-name="P169"><text:span text:style-name="T1058">Selenium: 4.9.0</text:span></text:p>
      <text:p text:style-name="P169"><text:span text:style-name="T1058">TestNG:7.7.0</text:span></text:p>
      <text:p text:style-name="P169"><text:span text:style-name="T1058">Maven:3.6.0 (maven-surefire-plugin)</text:span></text:p>
      <text:p text:style-name="P169"><text:span text:style-name="T1058">Cucumber:7.14.0</text:span></text:p>
      <text:p text:style-name="P169"><text:span text:style-name="T1058">135.What is Archetype, group Id and scope in Maven?</text:span></text:p>
      <text:p text:style-name="P169"><text:span text:style-name="T1058">Answer:</text:span></text:p>
      <text:p text:style-name="P169"><text:span text:style-name="T1059">1.Archetype</text:span><text:span text:style-name="T1060">: An archetype is a template for generating a project structure. It provides a predefined skeleton for a Maven project, including folders, files, and configuration settings.</text:span></text:p>
      <text:p text:style-name="P169"><text:span text:style-name="T1061">Common archetypes</text:span><text:span text:style-name="T1062">:</text:span></text:p>
      <text:p text:style-name="P169"><text:span text:style-name="T1062">maven-archetype-quickstart: A basic project setup..</text:span></text:p>
      <text:p text:style-name="P169"><text:span text:style-name="T1062">maven-archetype-webapp: For web applications.</text:span></text:p>
      <text:p text:style-name="P169"><text:span text:style-name="T1063">2.groupId</text:span><text:span text:style-name="T1064">: To uniquely identify the project and avoid conflicts with other dependencies.</text:span></text:p>
      <text:p text:style-name="P169"><text:span text:style-name="T1065">3.Scope</text:span><text:span text:style-name="T1066">: Scope defines the availability of a dependency during different phases of the build lifecycle (compile, test, runtime, etc.).</text:span></text:p>
      <text:p text:style-name="P169"><text:span text:style-name="T1067">test</text:span><text:span text:style-name="T1068">:</text:span></text:p>
      <text:p text:style-name="P169"><text:span text:style-name="T1068">Dependency is only available for test compilation and execution.</text:span></text:p>
      <text:p text:style-name="P169"><text:span text:style-name="T1069"/></text:p>
      <text:p text:style-name="P169"><text:span text:style-name="T1070">136.If you want to execute specific test cases from a feature in TestNG, what chanes would you make in the testng.xml file.</text:span></text:p>
      <text:p text:style-name="P169"><text:span text:style-name="T1070">Answer:</text:span></text:p>
      <text:p text:style-name="P169"><text:span text:style-name="T1071">For Cucumber</text:span><text:span text:style-name="T1072">: Use<text:s/></text:span><text:span text:style-name="T1073">tags<text:s/></text:span><text:span text:style-name="T1074">in the @CucumberOptions annotation to filter scenarios in the feature file.</text:span></text:p>
      <text:p text:style-name="P169"><text:span text:style-name="T1075">For TestNG</text:span><text:span text:style-name="T1076">: Use<text:s/></text:span><text:span text:style-name="T1077">groups<text:s/></text:span><text:span text:style-name="T1078">in testng.xml to filter test methods in your test classes.</text:span></text:p>
      <text:p text:style-name="P169"><text:span text:style-name="T1079"/></text:p>
      <text:p text:style-name="P169"><text:span text:style-name="T1080">137.Maximum number of threads allowed for parallel testing in TestNG?</text:span></text:p>
      <text:p text:style-name="P169"><text:span text:style-name="T1080">Answer: TestNG has no hardcoded limit for thread-count</text:span></text:p>
      <text:p text:style-name="P169"><text:span text:style-name="T1081"/></text:p>
      <text:p text:style-name="P169"><text:span text:style-name="T1082">138.How do you execute parallel test cases in selenium without using TestNG?</text:span></text:p>
      <text:p text:style-name="P169"><text:span text:style-name="T1082">Answer: by using other approaches like multithreading, frameworks such as JUnit.</text:span></text:p>
      <text:p text:style-name="P169"><text:span text:style-name="T1083"/></text:p>
      <text:p text:style-name="P169"><text:span text:style-name="T1084">139.Why do we need upcast WebDriver when using TakesScreenshot or JavaScriptExecutor?</text:span></text:p>
      <text:p text:style-name="P169"><text:span text:style-name="T1084">Answer: because these interfaces define additional methods that are not part of the core WebDriver interface</text:span></text:p>
      <text:p text:style-name="P169"><text:span text:style-name="T1085">Note</text:span><text:span text:style-name="T1086">:</text:span></text:p>
      <text:p text:style-name="P169"><text:span text:style-name="T1086">If the cast is invalid (e.g., casting to TakesScreenshot when the driver doesn't implement it), a "</text:span><text:span text:style-name="T1087">ClassCastException</text:span><text:span text:style-name="T1088">" will be thrown at runtime.</text:span></text:p>
      <text:p text:style-name="P169"><text:span text:style-name="T1088">140.What are the Latest Selenium WebDriver 4 Locator strategies?</text:span></text:p>
      <text:p text:style-name="P169"><text:span text:style-name="T1088">Answer:</text:span></text:p>
      <text:p text:style-name="P169"><text:span text:style-name="T1088">1.</text:span><text:span text:style-name="T1089">Relative Locators</text:span><text:span text:style-name="T1090">: These are best used for elements without unique attributes or when dealing with dynamic content.</text:span></text:p>
      <text:list text:style-name="L170">
        <text:list-item>
          <text:p text:style-name="P170"><text:span text:style-name="T1090">above(WebElement element)</text:span></text:p>
        </text:list-item>
        <text:list-item>
          <text:p text:style-name="P170"><text:span text:style-name="T1090">below(WebElement element)</text:span></text:p>
        </text:list-item>
        <text:list-item>
          <text:p text:style-name="P170"><text:span text:style-name="T1090">toLeftOf(WebElement element)</text:span></text:p>
        </text:list-item>
        <text:list-item>
          <text:p text:style-name="P170"><text:span text:style-name="T1090">toRightOf(WebElement element)</text:span></text:p>
        </text:list-item>
        <text:list-item>
          <text:p text:style-name="P170"><text:span text:style-name="T1090">near(WebElement element)</text:span></text:p>
        </text:list-item>
      </text:list>
      <text:p text:style-name="P171"><text:span text:style-name="T1091"/></text:p>
      <text:p text:style-name="P172"><text:span text:style-name="T1092">Example</text:span><text:span text:style-name="T1093">:</text:span></text:p>
      <text:p text:style-name="P172"><text:span text:style-name="T1093">WebElement referenceElement = driver.findElement(By.id("reference"));</text:span></text:p>
      <text:p text:style-name="P172"><text:span text:style-name="T1093">WebElement elementAbove = driver.findElement(with(By.tagName("button")).</text:span><text:span text:style-name="T1094">above</text:span><text:span text:style-name="T1095">(referenceElement));</text:span></text:p>
      <text:p text:style-name="P172"><text:span text:style-name="T1095">WebElement elementBelow = driver.findElement(with(By.tagName("button")).</text:span><text:span text:style-name="T1096">below</text:span><text:span text:style-name="T1097">(referenceElement));</text:span></text:p>
      <text:p text:style-name="P172"><text:span text:style-name="T1097">WebElement elementToLeft = driver.findElement(with(By.tagName("button")).</text:span><text:span text:style-name="T1098">toLeftOf</text:span><text:span text:style-name="T1099">(referenceElement));</text:span></text:p>
      <text:p text:style-name="P172"><text:span text:style-name="T1099">WebElement elementToRight = driver.findElement(with(By.tagName("button")).</text:span><text:span text:style-name="T1100">toRightOf</text:span><text:span text:style-name="T1101">(referenceElement));</text:span></text:p>
      <text:p text:style-name="P172"><text:span text:style-name="T1101">WebElement elementNear = driver.findElement(with(By.tagName("button")).</text:span><text:span text:style-name="T1102">near</text:span><text:span text:style-name="T1103">(referenceElement));</text:span></text:p>
      <text:p text:style-name="P173"><text:span text:style-name="T1103">2.</text:span><text:span text:style-name="T1104">Shadow DOM</text:span><text:span text:style-name="T1105">: Essential for working with modern web components encapsulated in Shadow DOM.</text:span></text:p>
      <text:p text:style-name="P173"><text:span text:style-name="T1106">getShadowRoot()<text:s/></text:span><text:span text:style-name="T1107">allows access to the shadow DOM of a WebElement.</text:span></text:p>
      <text:p text:style-name="P173"><text:span text:style-name="T1108"/></text:p>
      <text:p text:style-name="P173"><text:span text:style-name="T1109">3.</text:span><text:span text:style-name="T1110">CSS Selectors</text:span><text:span text:style-name="T1111">: Remain versatile and are now better supported with advanced pseudo-class selectors.</text:span></text:p>
      <text:p text:style-name="P173"><text:span text:style-name="T1111">Example: tagName with Multiple Attributes</text:span></text:p>
      <text:p text:style-name="P173"><text:span text:style-name="T1111">WebElement element = driver.findElement(By.cssSelector("input[type='text'][name='username']"));</text:span></text:p>
      <text:p text:style-name="P173"><text:span text:style-name="T1112"/></text:p>
      <text:p text:style-name="P173"><text:span text:style-name="T1113">141.How to handle No element found exception without using try catch block?</text:span></text:p>
      <text:p text:style-name="P173"><text:span text:style-name="T1113">Answer:</text:span></text:p>
      <text:p text:style-name="P173"><text:span text:style-name="T1114">1. Use findElements Instead of findElement</text:span></text:p>
      <text:p text:style-name="P173"><text:span text:style-name="T1115">The findElements method does not throw a NoSuchElementException. Instead, it returns an empty list if no matching elements are found</text:span></text:p>
      <text:p text:style-name="P173"><text:span text:style-name="T1116">2. Use Explicit Waits</text:span></text:p>
      <text:p text:style-name="P173"><text:span text:style-name="T1117">Explicit waits allow you to wait for a condition to be met, such as the presence of an element, without throwing an exception if the condition is not met within the specified time.</text:span></text:p>
      <text:p text:style-name="P173"><text:span text:style-name="T1118"/></text:p>
      <text:p text:style-name="P173"><text:span text:style-name="T1119">142.What can be issues if automation is working in head mode but errors in headless mode?</text:span></text:p>
      <text:p text:style-name="P173"><text:span text:style-name="T1119">Answer:</text:span></text:p>
      <text:p text:style-name="P173"><text:span text:style-name="T1119">Errors in headless mode often stem from differences in rendering, JavaScript execution, or browser-specific settings. By using debugging techniques,<text:s/></text:span><text:span text:style-name="T1120">configuring the browser properly, and handling visibility and timing issues</text:span><text:span text:style-name="T1121">, you can ensure consistent behavior across both headless and headed modes.</text:span></text:p>
      <text:p text:style-name="P173"><text:span text:style-name="T1121">143.Unable to click on an element then how to overcome?</text:span></text:p>
      <text:p text:style-name="P173"><text:span text:style-name="T1121">Answer: The recommended approach is to use explicit waits, JavaScript actions, or debugging methods (like screenshots) to identify and resolve the issue.</text:span></text:p>
      <text:p text:style-name="P173"><text:span text:style-name="T1122"/></text:p>
      <text:p text:style-name="P173"><text:span text:style-name="T1123">144.Is it possible to unselect the Checkbox?</text:span></text:p>
      <text:p text:style-name="P173"><text:span text:style-name="T1123">Answer: Yes, using the<text:s/></text:span><text:span text:style-name="T1124">isSelected()<text:s/></text:span><text:span text:style-name="T1125">method to determine whether it is selected or not, and the<text:s/></text:span><text:span text:style-name="T1126">click()</text:span><text:span text:style-name="T1127"><text:s/>method to toggle its state.</text:span></text:p>
      <text:p text:style-name="P173"><text:span text:style-name="T1128"/></text:p>
      <text:p text:style-name="P173"><text:span text:style-name="T1129">145.How to take element level screenshot?</text:span></text:p>
      <text:p text:style-name="P173"><text:span text:style-name="T1129">Answer: getScreenshotAs() method we can use selenium 4 versions only</text:span></text:p>
      <text:p text:style-name="P173"><text:span text:style-name="T1129">// Locate the element</text:span></text:p>
      <text:p text:style-name="P173"><text:span text:style-name="T1129"><text:s text:c="8"/>WebElement element = driver.findElement(By.id("element-id")); // Replace with your element locator</text:span></text:p>
      <text:p text:style-name="P173"><text:span text:style-name="T1130"/></text:p>
      <text:p text:style-name="P173"><text:span text:style-name="T1131"><text:s text:c="8"/>// Take a screenshot of the element</text:span></text:p>
      <text:p text:style-name="P173"><text:span text:style-name="T1131"><text:s text:c="8"/>File screenshot =<text:s/></text:span><text:span text:style-name="T1132">element.getScreenshotAs</text:span><text:span text:style-name="T1133">(OutputType.FILE);</text:span></text:p>
      <text:p text:style-name="P173"><text:span text:style-name="T1134"/></text:p>
      <text:p text:style-name="P173"><text:span text:style-name="T1135"><text:s text:c="8"/>// Save the screenshot to a file</text:span></text:p>
      <text:p text:style-name="P173"><text:span text:style-name="T1135"><text:s text:c="8"/>File destination = new File("element-screenshot.png");</text:span></text:p>
      <text:p text:style-name="P173"><text:span text:style-name="T1135"><text:s text:c="8"/></text:span><text:span text:style-name="T1136">FileHandler.copy</text:span><text:span text:style-name="T1137">(screenshot, destination);</text:span></text:p>
      <text:p text:style-name="P173"><text:span text:style-name="T1138"/></text:p>
      <text:p text:style-name="P173"><text:span text:style-name="T1139">146.Diff b/w deferred and rejected bug?</text:span></text:p>
      <text:p text:style-name="P173"><text:span text:style-name="T1139">Answer:</text:span></text:p>
      <text:p text:style-name="P173"><text:span text:style-name="T1140">Deferred Bug</text:span><text:span text:style-name="T1141">: deferred bug is one that the team acknowledges but decides not to fix immediately. It is<text:s/></text:span><text:span text:style-name="T1142">postponed for a future release or sprint</text:span><text:span text:style-name="T1143">.[because of Low priority,Out of scope,Time constraints].</text:span></text:p>
      <text:p text:style-name="P173"><text:span text:style-name="T1144">Rejected Bug</text:span><text:span text:style-name="T1145">: rejected bug is one that the team decides is<text:s/></text:span><text:span text:style-name="T1146">not valid or does not need fixing</text:span><text:span text:style-name="T1147">.[Because of Misunderstanding of Requirements, Duplicate Bug, Environmental Issue]</text:span></text:p>
      <text:p text:style-name="P173"><text:span text:style-name="T1148"/></text:p>
      <text:p text:style-name="P173"><text:span text:style-name="T1149">147.Diff b/w Test plan and Test strategy?</text:span></text:p>
      <text:p text:style-name="P173"><text:span text:style-name="T1149">Answer:</text:span></text:p>
      <text:p text:style-name="P174"><text:span text:style-name="T1150"/></text:p>
      <text:p text:style-name="P175"><text:span text:style-name="T1151">Key Analogy</text:span><text:span text:style-name="T1152">:</text:span></text:p>
      <text:p text:style-name="P175"><text:span text:style-name="T1153">Test Plan</text:span><text:span text:style-name="T1154">: A detailed recipe for a specific dish.</text:span></text:p>
      <text:p text:style-name="P175"><text:span text:style-name="T1155">Test Strategy</text:span><text:span text:style-name="T1156">: The overall philosophy or approach for how to cook in the kitchen.</text:span></text:p>
      <text:p text:style-name="P175"><text:span text:style-name="T1157">Key Takeaway</text:span><text:span text:style-name="T1158">:</text:span></text:p>
      <text:p text:style-name="P175"><text:span text:style-name="T1158">A test plan focuses on<text:s/></text:span><text:span text:style-name="T1159">what, when, who, and how for testing in a project</text:span><text:span text:style-name="T1160">.</text:span></text:p>
      <text:p text:style-name="P175"><text:span text:style-name="T1160">A test strategy focuses on the<text:s/></text:span><text:span text:style-name="T1161">general guidelines and principles of testing<text:s/></text:span><text:span text:style-name="T1162">across the organization.</text:span></text:p>
      <text:p text:style-name="P175"><text:span text:style-name="T1163"/></text:p>
      <text:p text:style-name="P175"><text:span text:style-name="T1164">148.When do you decide to stop testing?</text:span></text:p>
      <text:p text:style-name="P175"><text:span text:style-name="T1164">Answer:</text:span></text:p>
      <text:p text:style-name="P175"><text:span text:style-name="T1164">1.All planned test cases have been executed, and their results are satisfactory.</text:span></text:p>
      <text:p text:style-name="P175"><text:span text:style-name="T1164">2.Predefined exit criteria (defined in the test plan) have been met, such as:</text:span></text:p>
      <text:list text:style-name="L176">
        <text:list-item>
          <text:p text:style-name="P176"><text:span text:style-name="T1164">Required code coverage achieved.</text:span></text:p>
        </text:list-item>
        <text:list-item>
          <text:p text:style-name="P176"><text:span text:style-name="T1164">No critical or high-priority defects remaining.</text:span></text:p>
        </text:list-item>
        <text:list-item>
          <text:p text:style-name="P176"><text:span text:style-name="T1164">All priority defects resolved or deferred (with justification).</text:span></text:p>
        </text:list-item>
        <text:list-item>
          <text:p text:style-name="P176"><text:span text:style-name="T1164">Areas of high business impact have been thoroughly tested.</text:span></text:p>
        </text:list-item>
        <text:list-item>
          <text:p text:style-name="P176"><text:span text:style-name="T1164">Repeated testing no longer finds significant defects, and the system's stability and reliability are evident.</text:span></text:p>
        </text:list-item>
        <text:list-item>
          <text:p text:style-name="P176"><text:span text:style-name="T1164">Business stakeholders, product owners, or clients agree that the software meets the required quality standards and is ready for release.</text:span></text:p>
        </text:list-item>
        <text:list-item>
          <text:p text:style-name="P176"><text:span text:style-name="T1164">All testing phases (e.g., unit testing, integration testing, system testing, acceptance testing) have been completed successfully.</text:span></text:p>
        </text:list-item>
        <text:list-item>
          <text:p text:style-name="P176"><text:span text:style-name="T1164">For agile projects or iterative testing, feedback from user acceptance testing (UAT) or beta testing indicates readiness for production.</text:span></text:p>
        </text:list-item>
      </text:list>
      <text:p text:style-name="P177"><text:span text:style-name="T1165"/></text:p>
      <text:p text:style-name="P178"><text:span text:style-name="T1166">149.How do you handle the testing for a product with frozen requirements?</text:span></text:p>
      <text:p text:style-name="P178"><text:span text:style-name="T1166">Answer:</text:span></text:p>
      <text:p text:style-name="P178"><text:span text:style-name="T1166">Frozen requirements refer to a stage in the software development process where the requirements for a project are<text:s/></text:span><text:span text:style-name="T1167">finalized, approved, and locked down, meaning no further changes or additions to the requirements are allowed<text:s/></text:span><text:span text:style-name="T1168">without going through a formal change control process.</text:span></text:p>
      <text:p text:style-name="P178"><text:span text:style-name="T1168">Note: It is not suitable for agile methodologies.</text:span></text:p>
      <text:p text:style-name="P178"><text:span text:style-name="T1168">150.What are the different reports in Testing?</text:span></text:p>
      <text:p text:style-name="P178"><text:span text:style-name="T1168">151.What is WSDL?</text:span></text:p>
      <text:p text:style-name="P178"><text:span text:style-name="T1168">152.Find All permutations of a String?</text:span></text:p>
      <text:p text:style-name="P178"><text:span text:style-name="T1168">153.Implement String compression(i/p: aaabbcccc, o/p: a3b2c4)</text:span></text:p>
      <text:p text:style-name="P178"><text:span text:style-name="T1168">154.Diff b/w "==" and equals?</text:span></text:p>
      <text:p text:style-name="P178"><text:span text:style-name="T1168">Answer:</text:span></text:p>
      <text:p text:style-name="P178"><text:span text:style-name="T1168">1.Use</text:span><text:span text:style-name="T1169">"="</text:span><text:span text:style-name="T1170">for primitive types to<text:s/></text:span><text:span text:style-name="T1171">compare values</text:span><text:span text:style-name="T1172">, or for object references to check if two references point to the<text:s/></text:span><text:span text:style-name="T1173">same object</text:span><text:span text:style-name="T1174">.</text:span></text:p>
      <text:p text:style-name="P178"><text:span text:style-name="T1174">Examples:</text:span></text:p>
      <text:p text:style-name="P178"><text:span text:style-name="T1175">Primitive Types with ==:</text:span></text:p>
      <text:p text:style-name="P178"><text:span text:style-name="T1176">int a = 10;</text:span></text:p>
      <text:p text:style-name="P178"><text:span text:style-name="T1176">int b = 10;</text:span></text:p>
      <text:p text:style-name="P178"><text:span text:style-name="T1176">System.out.println(a == b);<text:s text:c="2"/>//<text:s/></text:span><text:span text:style-name="T1177">true</text:span><text:span text:style-name="T1178">, as the values are the same</text:span></text:p>
      <text:p text:style-name="P178"><text:span text:style-name="T1179">Objects with ==:</text:span></text:p>
      <text:p text:style-name="P178"><text:span text:style-name="T1180">String s1 = new String("apple");</text:span></text:p>
      <text:p text:style-name="P178"><text:span text:style-name="T1180">String s2 = new String("apple");</text:span></text:p>
      <text:p text:style-name="P178"><text:span text:style-name="T1180">System.out.println(s1 == s2);<text:s text:c="2"/>//<text:s/></text:span><text:span text:style-name="T1181">false</text:span><text:span text:style-name="T1182">, because they are different objects in memory</text:span></text:p>
      <text:p text:style-name="P178"><text:span text:style-name="T1183"/></text:p>
      <text:p text:style-name="P178"><text:span text:style-name="T1184">2.Use<text:s/></text:span><text:span text:style-name="T1185">"equals()"</text:span><text:span text:style-name="T1186">for<text:s/></text:span><text:span text:style-name="T1187">object content comparison<text:s/></text:span><text:span text:style-name="T1188">to check if two objects have the same values (e.g., for strings, lists, etc.). Not for primitive types</text:span></text:p>
      <text:p text:style-name="P178"><text:span text:style-name="T1188">Example:</text:span></text:p>
      <text:p text:style-name="P178"><text:span text:style-name="T1189">Objects with .equals():</text:span></text:p>
      <text:p text:style-name="P178"><text:span text:style-name="T1190">String s1 = new String("apple");</text:span></text:p>
      <text:p text:style-name="P178"><text:span text:style-name="T1190">String s2 = new String("apple");</text:span></text:p>
      <text:p text:style-name="P178"><text:span text:style-name="T1190">System.out.println(s1.equals(s2));<text:s text:c="2"/>//<text:s/></text:span><text:span text:style-name="T1191">true</text:span><text:span text:style-name="T1192">, because the contents are the same</text:span></text:p>
      <text:p text:style-name="P178"><text:span text:style-name="T1193"/></text:p>
      <text:p text:style-name="P178"><text:span text:style-name="T1194">155.How is String Immutable?</text:span></text:p>
      <text:p text:style-name="P178"><text:span text:style-name="T1194">156.How do you resolve a Conflict while pushing code in Git?</text:span></text:p>
      <text:p text:style-name="P178"><text:span text:style-name="T1194">157.WAP to merge two arrays and sort?</text:span></text:p>
      <text:p text:style-name="P178"><text:span text:style-name="T1194">158.What is Shift Left Testing?</text:span></text:p>
      <text:p text:style-name="P178"><text:span text:style-name="T1194">Answer:</text:span></text:p>
      <text:p text:style-name="P178"><text:span text:style-name="T1194">Shift Left emphasizes starting testing activities<text:s/></text:span><text:span text:style-name="T1195">as early as possible</text:span><text:span text:style-name="T1196">—ideally from the beginning of the project.</text:span></text:p>
      <text:p text:style-name="P178"><text:span text:style-name="T1196">This approach is aimed at</text:span><text:span text:style-name="T1197"><text:s/>identifying and fixing defects earlier</text:span><text:span text:style-name="T1198">, improving the quality of the software, reducing costs, and speeding up the overall development process.</text:span></text:p>
      <text:p text:style-name="P178"><text:span text:style-name="T1198">KeyPoints: </text:span></text:p>
      <text:list text:style-name="L179">
        <text:list-item>
          <text:p text:style-name="P179"><text:span text:style-name="T1199">Early Involvement of Testers</text:span><text:span text:style-name="T1200">:Testers are involved from the<text:s/></text:span><text:span text:style-name="T1201">requirements or design phase</text:span><text:span text:style-name="T1202">, helping to identify potential issues before the code is even written.</text:span></text:p>
        </text:list-item>
        <text:list-item>
          <text:p text:style-name="P179"><text:span text:style-name="T1203">Continuous Testing</text:span><text:span text:style-name="T1204">:Testing is performed<text:s/></text:span><text:span text:style-name="T1205">continuously</text:span><text:span text:style-name="T1206"><text:s/>throughout the development process, often with automated tests running on every code change (e.g., in CI/CD pipelines).</text:span></text:p>
        </text:list-item>
        <text:list-item>
          <text:p text:style-name="P179"><text:span text:style-name="T1206">Collaboration between Development and QA</text:span></text:p>
        </text:list-item>
      </text:list>
      <text:p text:style-name="P180"><text:span text:style-name="T1207"/></text:p>
      <text:p text:style-name="P181"><text:span text:style-name="T1208">Shift Left Testing</text:span><text:span text:style-name="T1209">: Involves testing<text:s/></text:span><text:span text:style-name="T1210">early</text:span><text:span text:style-name="T1211"><text:s/>in the software development process (requirements, design, and development stages). Focuses on finding bugs as soon as possible to reduce cost and time.</text:span></text:p>
      <text:p text:style-name="P181"><text:span text:style-name="T1212">Shift Right Testing</text:span><text:span text:style-name="T1213">: Involves testing in<text:s/></text:span><text:span text:style-name="T1214">later stages<text:s/></text:span><text:span text:style-name="T1215">of the process, particularly in<text:s/></text:span><text:span text:style-name="T1216">production or post-release</text:span><text:span text:style-name="T1217">. It focuses on monitoring and continuous validation in production environments to ensure stability and performance (e.g., A/B testing, canary releases, and user feedback).</text:span></text:p>
      <text:p text:style-name="P181"><text:span text:style-name="T1218"/></text:p>
      <text:p text:style-name="P182"><text:span text:style-name="T1219">159.Automation scripts are running slowly.How can you improve the speed?</text:span></text:p>
      <text:p text:style-name="P182"><text:span text:style-name="T1219">Answer:</text:span></text:p>
      <text:p text:style-name="P182"><text:span text:style-name="T1219"><text:s/>1.Remove Redundant Steps: Eliminate unnecessary actions, verifications, or waits in the scripts.</text:span></text:p>
      <text:p text:style-name="P182"><text:span text:style-name="T1219">2.Prioritize Critical Tests: Execute only high-priority and critical test cases in the main suite; defer lower-priority cases to separate runs.</text:span></text:p>
      <text:p text:style-name="P182"><text:span text:style-name="T1219">3.Use Parallel Testing: Run tests in parallel across multiple threads, machines, or browser instances to reduce execution time.</text:span></text:p>
      <text:p text:style-name="P182"><text:span text:style-name="T1219">4.Use Reliable Locators: Avoid unreliable locators like XPath if better options (e.g., CSS selectors, IDs) are available. XPath traversal can be slow.</text:span></text:p>
      <text:p text:style-name="P182"><text:span text:style-name="T1219">5.Run in Headless Mode: Use headless browsers like Chrome Headless or Firefox Headless for faster execution.</text:span></text:p>
      <text:p text:style-name="P182"><text:span text:style-name="T1220"/></text:p>
      <text:p text:style-name="P182"><text:span text:style-name="T1221">160.Automation script is failing due to a changes in the application.How do you handle this?</text:span></text:p>
      <text:p text:style-name="P182"><text:span text:style-name="T1221">Answer:</text:span></text:p>
      <text:p text:style-name="P182"><text:span text:style-name="T1221">1.Analyze the Failure&amp;Understand the Changes</text:span></text:p>
      <text:p text:style-name="P182"><text:span text:style-name="T1221">2.Update Locators(Use relative locators).</text:span></text:p>
      <text:p text:style-name="P182"><text:span text:style-name="T1221">3.Identify which tests are directly affected by the changes and prioritize fixing them.</text:span></text:p>
      <text:p text:style-name="P182"><text:span text:style-name="T1221">4.Some automation tools (e.g., TestProject, Katalon, SmartBear) can auto-heal locators when application changes are detected.</text:span></text:p>
      <text:p text:style-name="P182"><text:span text:style-name="T1221">5.Integrate with CI/CD pipelines to detect failures early and run tests on updated builds automatically.</text:span></text:p>
      <text:p text:style-name="P182"><text:span text:style-name="T1222"/></text:p>
      <text:p text:style-name="P182"><text:span text:style-name="T1223">161.You are asked to automate a functionality that is not yet fully developed.How do you handle This?</text:span></text:p>
      <text:p text:style-name="P182"><text:span text:style-name="T1223">Answer:</text:span></text:p>
      <text:list text:style-name="L183">
        <text:list-item>
          <text:p text:style-name="P183"><text:span text:style-name="T1223">Meet with the developers to understand the functionality's design, expected behavior, and any work-in-progress aspects.</text:span></text:p>
        </text:list-item>
        <text:list-item>
          <text:p text:style-name="P183"><text:span text:style-name="T1223">Request Mock Environments or APIs</text:span></text:p>
        </text:list-item>
        <text:list-item>
          <text:p text:style-name="P183"><text:span text:style-name="T1223">Define detailed test cases and scenarios for the planned functionality based on requirements, user stories, or specifications.</text:span></text:p>
        </text:list-item>
      </text:list>
      <text:p text:style-name="P184"><text:span text:style-name="T1224"/></text:p>
      <text:p text:style-name="P185"><text:span text:style-name="T1225">162.You have been asked to automate a legacy application.What is your approach?</text:span></text:p>
      <text:p text:style-name="P185"><text:span text:style-name="T1225">Answer:</text:span></text:p>
      <text:p text:style-name="P185"><text:span text:style-name="T1226"/></text:p>
      <text:p text:style-name="P185"><text:span text:style-name="T1227">163.What are Rest Assured Idempotent methods?</text:span></text:p>
      <text:p text:style-name="P185"><text:span text:style-name="T1227">Answer:</text:span></text:p>
      <text:list text:style-name="L186">
        <text:list-item>
          <text:p text:style-name="P186"><text:span text:style-name="T1228">GET, PUT, DELETE</text:span><text:span text:style-name="T1229">, and sometimes<text:s/></text:span><text:span text:style-name="T1230">PATCH<text:s/></text:span><text:span text:style-name="T1231">are considered idempotent methods.</text:span></text:p>
        </text:list-item>
        <text:list-item>
          <text:p text:style-name="P186"><text:span text:style-name="T1231">These methods allow for safe repetition of requests<text:s/></text:span><text:span text:style-name="T1232">without changing the outcome</text:span><text:span text:style-name="T1233">.</text:span></text:p>
        </text:list-item>
        <text:list-item>
          <text:p text:style-name="P186"><text:span text:style-name="T1233">In REST Assured, idempotent methods can be tested by repeatedly sending requests and verifying that the result remains consistent.</text:span></text:p>
        </text:list-item>
      </text:list>
      <text:p text:style-name="P187"><text:span text:style-name="T1233">164.Does Finally block always Run?</text:span></text:p>
      <text:p text:style-name="P187"><text:span text:style-name="T1233">Answer: Yes</text:span></text:p>
      <text:p text:style-name="P187"><text:span text:style-name="T1234">Note</text:span><text:span text:style-name="T1235">: The finally block will not execute if the JVM exits (e.g., through System.exit()) or if the process is forcibly terminated before the finally block is reached.</text:span></text:p>
      <text:p text:style-name="P187"><text:span text:style-name="T1235">Program:</text:span></text:p>
      <text:p text:style-name="P187"><text:span text:style-name="T1235">try {</text:span></text:p>
      <text:p text:style-name="P187"><text:span text:style-name="T1235"><text:s text:c="4"/>System.exit(0);<text:s text:c="2"/>// Exit the JVM</text:span></text:p>
      <text:p text:style-name="P187"><text:span text:style-name="T1235">} finally {</text:span></text:p>
      <text:p text:style-name="P187"><text:span text:style-name="T1235"><text:s text:c="4"/>System.out.println("Inside finally block.");</text:span></text:p>
      <text:p text:style-name="P187"><text:span text:style-name="T1235">}</text:span></text:p>
      <text:p text:style-name="P187"><text:span text:style-name="T1235">Output: No Output, as the JVM exits before the finally block can execute.</text:span></text:p>
      <text:p text:style-name="P187"><text:span text:style-name="T1236"/></text:p>
      <text:p text:style-name="P187"><text:span text:style-name="T1237">165.In Automation Framework,suppose you have 100 pages, do you create 100 page Objects?</text:span></text:p>
      <text:p text:style-name="P187"><text:span text:style-name="T1237">Answer: No, you don't need to create 100 individual Page Object classes for 100 pages in your application.</text:span></text:p>
      <text:p text:style-name="P187"><text:span text:style-name="T1238">Strategies for Managing Page Objects:</text:span></text:p>
      <text:p text:style-name="P187"><text:span text:style-name="T1238">1. Group Similar Pages:</text:span></text:p>
      <text:p text:style-name="P187"><text:span text:style-name="T1239">Shared Components: If multiple pages have common elements (e.g., headers, footers, or sidebars), you can create a separate class to handle these shared components and reuse it across multiple Page Objects.</text:span></text:p>
      <text:p text:style-name="P187"><text:span text:style-name="T1240">2.Use Inheritance and Composition:</text:span></text:p>
      <text:p text:style-name="P187"><text:span text:style-name="T1241">If several pages share a base structure, create a<text:s/></text:span><text:span text:style-name="T1242">BasePage</text:span><text:span text:style-name="T1243"><text:s/>class with shared methods and properties (e.g., navigation, common locators).</text:span></text:p>
      <text:p text:style-name="P187"><text:span text:style-name="T1244">3.Abstract Pages with Helper Methods:</text:span></text:p>
      <text:p text:style-name="P187"><text:span text:style-name="T1245">Create reusable utility classes or helper methods to handle repetitive interactions like clicking buttons, filling forms, or navigating menus, reducing the need for separate Page Objects for trivial pages.</text:span></text:p>
      <text:p text:style-name="P187"><text:span text:style-name="T1246"/></text:p>
      <text:p text:style-name="P187"><text:span text:style-name="T1247">166.Difference Between Comparable and Comparator?</text:span></text:p>
      <text:p text:style-name="P187"><text:span text:style-name="T1247">167.In TestNg, how will you ensure that screenshots will be taken only for failed test cases.</text:span></text:p>
      <text:p text:style-name="P187"><text:span text:style-name="T1247">Answer:</text:span></text:p>
      <text:p text:style-name="P187"><text:span text:style-name="T1247">1.Create a Utility Method for Taking Screenshots</text:span></text:p>
      <text:p text:style-name="P187"><text:span text:style-name="T1247">public class ScreenshotUtil {</text:span></text:p>
      <text:p text:style-name="P187"><text:span text:style-name="T1247"><text:s text:c="4"/>public static void captureScreenshot(WebDriver driver, String testName) {</text:span></text:p>
      <text:p text:style-name="P187"><text:span text:style-name="T1247"><text:s text:c="8"/>TakesScreenshot ts = (TakesScreenshot) driver;</text:span></text:p>
      <text:p text:style-name="P187"><text:span text:style-name="T1247"><text:s text:c="8"/>File source = ts.getScreenshotAs(OutputType.FILE);</text:span></text:p>
      <text:p text:style-name="P187"><text:span text:style-name="T1247"><text:s text:c="8"/>String destination = System.getProperty("user.dir") + "/screenshots/" + testName + ".png";</text:span></text:p>
      <text:p text:style-name="P187"><text:span text:style-name="T1247"><text:s text:c="8"/>try {</text:span></text:p>
      <text:p text:style-name="P187"><text:span text:style-name="T1247"><text:s text:c="12"/>FileUtils.copyFile(source, new File(destination));</text:span></text:p>
      <text:p text:style-name="P187"><text:span text:style-name="T1247"><text:s text:c="12"/>System.out.println("Screenshot taken for test: " + testName);</text:span></text:p>
      <text:p text:style-name="P187"><text:span text:style-name="T1247"><text:s text:c="8"/>} catch (IOException e) {</text:span></text:p>
      <text:p text:style-name="P187"><text:span text:style-name="T1247"><text:s text:c="12"/>e.printStackTrace();</text:span></text:p>
      <text:p text:style-name="P187"><text:span text:style-name="T1247"><text:s text:c="8"/>}</text:span></text:p>
      <text:p text:style-name="P187"><text:span text:style-name="T1247"><text:s text:c="4"/>}</text:span></text:p>
      <text:p text:style-name="P187"><text:span text:style-name="T1247">}</text:span></text:p>
      <text:p text:style-name="P187"><text:span text:style-name="T1248"/></text:p>
      <text:p text:style-name="P187"><text:span text:style-name="T1249">2.Implement a TestNG Listener (ITestListener):</text:span></text:p>
      <text:p text:style-name="P187"><text:span text:style-name="T1249">public class TestListener implements ITestListener {</text:span></text:p>
      <text:p text:style-name="P187"><text:span text:style-name="T1249"><text:s text:c="4"/>private WebDriver driver;</text:span></text:p>
      <text:p text:style-name="P187"><text:span text:style-name="T1250"/></text:p>
      <text:p text:style-name="P187"><text:span text:style-name="T1251"><text:s text:c="4"/>public TestListener(WebDriver driver) {</text:span></text:p>
      <text:p text:style-name="P187"><text:span text:style-name="T1251"><text:s text:c="8"/>this.driver = driver;</text:span></text:p>
      <text:p text:style-name="P187"><text:span text:style-name="T1251"><text:s text:c="4"/>}</text:span></text:p>
      <text:p text:style-name="P187"><text:span text:style-name="T1252"/></text:p>
      <text:p text:style-name="P187"><text:span text:style-name="T1253"><text:s text:c="4"/>@Override</text:span></text:p>
      <text:p text:style-name="P187"><text:span text:style-name="T1253"><text:s text:c="4"/>public void onTestFailure(ITestResult result) {</text:span></text:p>
      <text:p text:style-name="P187"><text:span text:style-name="T1253"><text:s text:c="8"/>String testName = result.getMethod().getMethodName();</text:span></text:p>
      <text:p text:style-name="P187"><text:span text:style-name="T1253"><text:s text:c="8"/>ScreenshotUtil.captureScreenshot(driver, testName);</text:span></text:p>
      <text:p text:style-name="P187"><text:span text:style-name="T1253"><text:s text:c="4"/>}</text:span></text:p>
      <text:p text:style-name="P187"><text:span text:style-name="T1253">}</text:span></text:p>
      <text:p text:style-name="P187"><text:span text:style-name="T1253">3.Integrate the Listener with Your TestNG Framework:</text:span></text:p>
      <text:p text:style-name="P187"><text:span text:style-name="T1253">a)Define the listener in your testng.xml file.</text:span></text:p>
      <text:p text:style-name="P187"><text:span text:style-name="T1253">&lt;suite name="Test Suite"&gt;</text:span></text:p>
      <text:p text:style-name="P187"><text:span text:style-name="T1253"><text:s text:c="4"/>&lt;listeners&gt;</text:span></text:p>
      <text:p text:style-name="P187"><text:span text:style-name="T1253"><text:s text:c="8"/></text:span><text:span text:style-name="T1254">&lt;listener class-name="TestListener" /&gt;</text:span></text:p>
      <text:p text:style-name="P187"><text:span text:style-name="T1255"><text:s text:c="4"/>&lt;/listeners&gt;</text:span></text:p>
      <text:p text:style-name="P187"><text:span text:style-name="T1255"><text:s text:c="4"/>&lt;test name="Test"&gt;</text:span></text:p>
      <text:p text:style-name="P187"><text:span text:style-name="T1255"><text:s text:c="8"/>&lt;classes&gt;</text:span></text:p>
      <text:p text:style-name="P187"><text:span text:style-name="T1255"><text:s text:c="12"/>&lt;class name="SampleTest" /&gt;</text:span></text:p>
      <text:p text:style-name="P187"><text:span text:style-name="T1255"><text:s text:c="8"/>&lt;/classes&gt;</text:span></text:p>
      <text:p text:style-name="P187"><text:span text:style-name="T1255"><text:s text:c="4"/>&lt;/test&gt;</text:span></text:p>
      <text:p text:style-name="P187"><text:span text:style-name="T1255">&lt;/suite&gt;</text:span></text:p>
      <text:p text:style-name="P187"><text:span text:style-name="T1256"/></text:p>
      <text:p text:style-name="P187"><text:span text:style-name="T1257">b)Add the @Listeners annotation to your test class.:</text:span></text:p>
      <text:p text:style-name="P187"><text:span text:style-name="T1258">@Listeners(TestListener.class)</text:span></text:p>
      <text:p text:style-name="P187"><text:span text:style-name="T1259">public class SampleTest {</text:span></text:p>
      <text:p text:style-name="P187"><text:span text:style-name="T1259"><text:s text:c="4"/>WebDriver driver;</text:span></text:p>
      <text:p text:style-name="P187"><text:span text:style-name="T1260"/></text:p>
      <text:p text:style-name="P187"><text:span text:style-name="T1261"><text:s text:c="4"/>@Test</text:span></text:p>
      <text:p text:style-name="P187"><text:span text:style-name="T1261"><text:s text:c="4"/>public void testFailure() {</text:span></text:p>
      <text:p text:style-name="P187"><text:span text:style-name="T1261"><text:s text:c="8"/>driver = new ChromeDriver();</text:span></text:p>
      <text:p text:style-name="P187"><text:span text:style-name="T1261"><text:s text:c="8"/>driver.get("https://example.com");</text:span></text:p>
      <text:p text:style-name="P187"><text:span text:style-name="T1261"><text:s text:c="8"/>// Intentionally fail the test</text:span></text:p>
      <text:p text:style-name="P187"><text:span text:style-name="T1261"><text:s text:c="8"/>assert driver.getTitle().equals("Nonexistent Title");</text:span></text:p>
      <text:p text:style-name="P187"><text:span text:style-name="T1261"><text:s text:c="8"/>driver.quit();</text:span></text:p>
      <text:p text:style-name="P187"><text:span text:style-name="T1261"><text:s text:c="4"/>}</text:span></text:p>
      <text:p text:style-name="P187"><text:span text:style-name="T1261">}</text:span></text:p>
      <text:p text:style-name="P187"><text:span text:style-name="T1262"/></text:p>
      <text:p text:style-name="P187"><text:span text:style-name="T1263">168.How to perform data-driven testing in Postman?</text:span></text:p>
      <text:p text:style-name="P187"><text:span text:style-name="T1263">169.Best way to collect the data of only failed test cases in TestNG?</text:span></text:p>
      <text:p text:style-name="P187"><text:span text:style-name="T1263">Answer:</text:span></text:p>
      <text:list text:style-name="L188">
        <text:list-item>
          <text:p text:style-name="P188"><text:span text:style-name="T1263">Use<text:s/></text:span><text:span text:style-name="T1264">ITestListener</text:span><text:span text:style-name="T1265"><text:s/>to collect data about failed test cases dynamically.</text:span></text:p>
        </text:list-item>
        <text:list-item>
          <text:p text:style-name="P188"><text:span text:style-name="T1265">Use TestNG’s Built-In Reporting:<text:s/></text:span><text:span text:style-name="T1266">test-Output(testng-failed.xml)</text:span></text:p>
        </text:list-item>
        <text:list-item>
          <text:p text:style-name="P188"><text:span text:style-name="T1267">Use<text:s/></text:span><text:span text:style-name="T1268">RetryAnalyzer</text:span><text:span text:style-name="T1269"><text:s/>for Dynamic Failure Handling</text:span></text:p>
        </text:list-item>
      </text:list>
      <text:p text:style-name="P189"><text:span text:style-name="T1270"/></text:p>
      <text:p text:style-name="P190"><text:span text:style-name="T1271">170.What is Maven Surefire Plugin?</text:span></text:p>
      <text:p text:style-name="P190"><text:span text:style-name="T1271">Answer:</text:span></text:p>
      <text:p text:style-name="P190"><text:span text:style-name="T1272">Key Features of Maven Surefire Plugin</text:span></text:p>
      <text:p text:style-name="P190"><text:span text:style-name="T1273">a)Test Execution:</text:span></text:p>
      <text:p text:style-name="P190"><text:span text:style-name="T1273">Executes unit tests (typically written with JUnit or TestNG) during the Maven test lifecycle phase.</text:span></text:p>
      <text:p text:style-name="P190"><text:span text:style-name="T1273">b)Result Reporting:</text:span></text:p>
      <text:p text:style-name="P190"><text:span text:style-name="T1273">Generates detailed test reports in various formats (e.g., XML, plain text, or HTML) in the target/surefire-reports directory.</text:span></text:p>
      <text:p text:style-name="P190"><text:span text:style-name="T1273">Includes information on passed, failed, and skipped tests.</text:span></text:p>
      <text:p text:style-name="P190"><text:span text:style-name="T1273">c)Parallel Test Execution:</text:span></text:p>
      <text:p text:style-name="P190"><text:span text:style-name="T1273">Supports parallel execution of tests, which can significantly reduce test execution time for large test suites.</text:span></text:p>
      <text:p text:style-name="P190"><text:span text:style-name="T1273">d)Test Filtering:</text:span></text:p>
      <text:p text:style-name="P190"><text:span text:style-name="T1273">Allows inclusion or exclusion of tests based on patterns, groups, or annotations.</text:span></text:p>
      <text:p text:style-name="P190"><text:span text:style-name="T1274"/></text:p>
      <text:p text:style-name="P190"><text:span text:style-name="T1275">171.Explain How do you pick which test cases to be automate?</text:span></text:p>
      <text:p text:style-name="P190"><text:span text:style-name="T1275">Answer:</text:span></text:p>
      <text:p text:style-name="P191"><text:span text:style-name="T1276"/></text:p>
      <text:p text:style-name="P192"><text:span text:style-name="T1276"/></text:p>
      <text:p text:style-name="P192"><text:span text:style-name="T1276"/></text:p>
      <text:p text:style-name="P192"><text:span text:style-name="T1277">172.How you cover end to end API Testing?</text:span></text:p>
      <text:p text:style-name="P192"><text:span text:style-name="T1277">Answer:</text:span></text:p>
      <text:list text:style-name="L193">
        <text:list-item>
          <text:p text:style-name="P193"><text:span text:style-name="T1277">Understanding the Requirements</text:span></text:p>
        </text:list-item>
        <text:list-item>
          <text:p text:style-name="P193"><text:span text:style-name="T1277">set up the Test Environment</text:span></text:p>
        </text:list-item>
        <text:list-item>
          <text:p text:style-name="P193"><text:span text:style-name="T1277">Define Test Scenarios</text:span></text:p>
        </text:list-item>
        <text:list-item>
          <text:p text:style-name="P193"><text:span text:style-name="T1277">Automate API Tests</text:span></text:p>
        </text:list-item>
        <text:list-item>
          <text:p text:style-name="P193"><text:span text:style-name="T1277">Validating API Responses</text:span></text:p>
        </text:list-item>
        <text:list-item>
          <text:p text:style-name="P193"><text:span text:style-name="T1277">Test Authentication and Authorization</text:span></text:p>
        </text:list-item>
        <text:list-item>
          <text:p text:style-name="P193"><text:span text:style-name="T1277">Validate End-to-End Workflow: Example: E-commerce Workflow:</text:span></text:p>
        </text:list-item>
      </text:list>
      <text:list text:style-name="L194">
        <text:list-item>
          <text:p text:style-name="P194"><text:span text:style-name="T1277">Create a user (POST /users).</text:span></text:p>
        </text:list-item>
        <text:list-item>
          <text:p text:style-name="P194"><text:span text:style-name="T1277">Log in to get a token (POST /auth/login).</text:span></text:p>
        </text:list-item>
        <text:list-item>
          <text:p text:style-name="P194"><text:span text:style-name="T1277">Add items to the cart (POST /cart).</text:span></text:p>
        </text:list-item>
        <text:list-item>
          <text:p text:style-name="P194"><text:span text:style-name="T1277">Place an order (POST /order).</text:span></text:p>
        </text:list-item>
        <text:list-item>
          <text:p text:style-name="P194"><text:span text:style-name="T1277">Validate the order details (GET /order/{id}).</text:span></text:p>
        </text:list-item>
      </text:list>
      <text:list text:style-name="L195">
        <text:list-item>
          <text:p text:style-name="P195"><text:span text:style-name="T1277">Conduct Performance and Security Testing</text:span></text:p>
        </text:list-item>
        <text:list-item>
          <text:p text:style-name="P195"><text:span text:style-name="T1277">Analyze Results</text:span></text:p>
        </text:list-item>
      </text:list>
      <text:p text:style-name="P196"><text:span text:style-name="T1278"/></text:p>
      <text:p text:style-name="P197"><text:span text:style-name="T1279">173.What are the Exceptions faced while API testing?</text:span></text:p>
      <text:p text:style-name="P197"><text:span text:style-name="T1279">Answer:</text:span></text:p>
      <text:p text:style-name="P197"><text:span text:style-name="T1279">1.Client-Side Exception:</text:span></text:p>
      <text:p text:style-name="P197"><text:span text:style-name="T1279">a)</text:span><text:span text:style-name="T1280">400 Bad Request</text:span><text:span text:style-name="T1281">: Invalid input or request syntax.</text:span></text:p>
      <text:p text:style-name="P197"><text:span text:style-name="T1281">Example: Missing required fields, incorrect data format (e.g., JSON vs. XML).</text:span></text:p>
      <text:p text:style-name="P197"><text:span text:style-name="T1281">b)</text:span><text:span text:style-name="T1282">401 Unauthorized</text:span><text:span text:style-name="T1283">: Missing or invalid authentication credentials.</text:span></text:p>
      <text:p text:style-name="P197"><text:span text:style-name="T1283">Example: Incorrect API keys, expired tokens, or missing Authorization headers.</text:span></text:p>
      <text:p text:style-name="P197"><text:span text:style-name="T1283">c)</text:span><text:span text:style-name="T1284">403 Forbidden</text:span><text:span text:style-name="T1285">: Access is restricted due to insufficient privileges.</text:span></text:p>
      <text:p text:style-name="P197"><text:span text:style-name="T1285">Example: User roles not permitted to perform the action.</text:span></text:p>
      <text:p text:style-name="P197"><text:span text:style-name="T1285">d)</text:span><text:span text:style-name="T1286">404 Not Found</text:span><text:span text:style-name="T1287">: Endpoint or resource does not exist.</text:span></text:p>
      <text:p text:style-name="P197"><text:span text:style-name="T1287">Example: Incorrect API endpoint URL or resource ID.</text:span></text:p>
      <text:p text:style-name="P197"><text:span text:style-name="T1287">e)</text:span><text:span text:style-name="T1288">405 Method Not Allowed:<text:s/></text:span><text:span text:style-name="T1289">HTTP method (GET, POST, PUT, DELETE) not supported by the endpoint.</text:span></text:p>
      <text:p text:style-name="P197"><text:span text:style-name="T1289">f)</text:span><text:span text:style-name="T1290">408 Request Timeout</text:span><text:span text:style-name="T1291">: The server did not respond in the expected time frame.</text:span></text:p>
      <text:p text:style-name="P197"><text:span text:style-name="T1291">Example: Slow network or server-side processing delays.</text:span></text:p>
      <text:p text:style-name="P197"><text:span text:style-name="T1291">2.Server-Side Exception:</text:span></text:p>
      <text:p text:style-name="P197"><text:span text:style-name="T1291">a)</text:span><text:span text:style-name="T1292">500 Internal Server Error</text:span><text:span text:style-name="T1293">: General error due to server-side issues.</text:span></text:p>
      <text:p text:style-name="P197"><text:span text:style-name="T1293">Example: Unhandled exceptions, misconfigured servers, or database errors.</text:span></text:p>
      <text:p text:style-name="P197"><text:span text:style-name="T1293">b)</text:span><text:span text:style-name="T1294">503 Service Unavailable</text:span><text:span text:style-name="T1295">: Server is overloaded or undergoing maintenance.</text:span></text:p>
      <text:p text:style-name="P197"><text:span text:style-name="T1295">Example: API endpoint temporarily disabled for updates.</text:span></text:p>
      <text:p text:style-name="P197"><text:span text:style-name="T1295">c)</text:span><text:span text:style-name="T1296">502 Bad Gateway</text:span><text:span text:style-name="T1297">: Invalid response received from an upstream server.</text:span></text:p>
      <text:p text:style-name="P197"><text:span text:style-name="T1297">Example: API relying on a third-party service that fails.</text:span></text:p>
      <text:p text:style-name="P197"><text:span text:style-name="T1297">d)</text:span><text:span text:style-name="T1298">504 Gateway Timeout</text:span><text:span text:style-name="T1299">: Server took too long to respond while communicating with another server.</text:span></text:p>
      <text:p text:style-name="P197"><text:span text:style-name="T1300"/></text:p>
      <text:p text:style-name="P197"><text:span text:style-name="T1301">174.WAP to find the longest Substring without repeating characters?</text:span></text:p>
      <text:p text:style-name="P197"><text:span text:style-name="T1301">175.How do you handle testing when there are continuous code changes in a sprint?</text:span></text:p>
      <text:p text:style-name="P197"><text:span text:style-name="T1301">Answer:</text:span></text:p>
      <text:list text:style-name="L198">
        <text:list-item>
          <text:p text:style-name="P198"><text:span text:style-name="T1302">Early Involvement of Testers</text:span><text:span text:style-name="T1303">:Testers are involved from the<text:s/></text:span><text:span text:style-name="T1304">requirements or design phase</text:span><text:span text:style-name="T1305">, helping to identify potential issues before the code is even written.</text:span></text:p>
        </text:list-item>
        <text:list-item>
          <text:p text:style-name="P198"><text:span text:style-name="T1306">Continuous Testing</text:span><text:span text:style-name="T1307">:Testing is performed<text:s/></text:span><text:span text:style-name="T1308">continuously</text:span><text:span text:style-name="T1309"><text:s/>throughout the development process, often with automated tests running on every code change (e.g., in CI/CD pipelines).</text:span></text:p>
        </text:list-item>
        <text:list-item>
          <text:p text:style-name="P198"><text:span text:style-name="T1309">Collaboration between Development and QA</text:span></text:p>
        </text:list-item>
      </text:list>
      <text:p text:style-name="P199"><text:span text:style-name="T1310"/></text:p>
      <text:p text:style-name="P200"><text:span text:style-name="T1311">176.) Convert Integer to string built-in methods?</text:span></text:p>
      <text:p text:style-name="P200"><text:span text:style-name="T1311">Answer:</text:span></text:p>
      <text:p text:style-name="P200"><text:span text:style-name="T1311">String.valueOf(number)</text:span></text:p>
      <text:p text:style-name="P200"><text:span text:style-name="T1311">Integer.toString(number)</text:span></text:p>
      <text:p text:style-name="P200"><text:span text:style-name="T1311">Concatenation with an empty string (number + "")</text:span></text:p>
      <text:p text:style-name="P200"><text:span text:style-name="T1311">a)public static void main(String[] args) {</text:span></text:p>
      <text:p text:style-name="P200"><text:span text:style-name="T1311"><text:s text:c="8"/>int number = 12345;<text:s text:c="2"/>// Example integer</text:span></text:p>
      <text:p text:style-name="P200"><text:span text:style-name="T1311"><text:s text:c="8"/>String str = String.valueOf(number);<text:s text:c="2"/>// Convert integer to string using valueOf</text:span></text:p>
      <text:p text:style-name="P200"><text:span text:style-name="T1311"><text:s text:c="8"/>System.out.println("Converted String: " + str);</text:span></text:p>
      <text:p text:style-name="P200"><text:span text:style-name="T1311">b)public static void main(String[] args) {</text:span></text:p>
      <text:p text:style-name="P200"><text:span text:style-name="T1311"><text:s text:c="8"/>int number = 12345;<text:s text:c="2"/>// Example integer</text:span></text:p>
      <text:p text:style-name="P200"><text:span text:style-name="T1311"><text:s text:c="8"/>String str = Integer.toString(number);<text:s text:c="2"/>// Convert integer to string using toString</text:span></text:p>
      <text:p text:style-name="P200"><text:span text:style-name="T1311"><text:s text:c="8"/>System.out.println("Converted String: " + str);</text:span></text:p>
      <text:p text:style-name="P200"><text:span text:style-name="T1311">c)public static void main(String[] args) {</text:span></text:p>
      <text:p text:style-name="P200"><text:span text:style-name="T1311"><text:s text:c="8"/>int number = 12345;<text:s text:c="2"/>// Example integer</text:span></text:p>
      <text:p text:style-name="P200"><text:span text:style-name="T1311"><text:s text:c="8"/>String str = number + "";<text:s text:c="2"/>// Convert integer to string by concatenation</text:span></text:p>
      <text:p text:style-name="P200"><text:span text:style-name="T1311"><text:s text:c="8"/>System.out.println("Converted String: " + str);</text:span></text:p>
      <text:p text:style-name="P200"><text:span text:style-name="T1312"/></text:p>
      <text:p text:style-name="P200"><text:span text:style-name="T1313">176.How to send a TestResults vie Email?</text:span></text:p>
      <text:p text:style-name="P200"><text:span text:style-name="T1313">Answer: </text:span></text:p>
      <text:p text:style-name="P200"><text:span text:style-name="T1314">a. Jenkins:</text:span></text:p>
      <text:list text:style-name="L201">
        <text:list-item>
          <text:p text:style-name="P201"><text:span text:style-name="T1315">Install Email Extension Plugin.</text:span></text:p>
        </text:list-item>
        <text:list-item>
          <text:p text:style-name="P201"><text:span text:style-name="T1315">Configure SMTP settings in Manage Jenkins &gt; Configure System.</text:span></text:p>
        </text:list-item>
        <text:list-item>
          <text:p text:style-name="P201"><text:span text:style-name="T1315">Add a Post-Build Action:</text:span></text:p>
        </text:list-item>
        <text:list-item>
          <text:p text:style-name="P201"><text:span text:style-name="T1315">Select "Editable Email Notification."</text:span></text:p>
        </text:list-item>
      </text:list>
      <text:p text:style-name="P202"><text:span text:style-name="T1315">Configure recipients and attach test result files.</text:span></text:p>
      <text:p text:style-name="P202"><text:span text:style-name="T1316">b. GitHub Actions:</text:span></text:p>
      <text:list text:style-name="L203">
        <text:list-item>
          <text:p text:style-name="P203"><text:span text:style-name="T1317">Use the actions/upload-artifact to upload test results.</text:span></text:p>
        </text:list-item>
        <text:list-item>
          <text:p text:style-name="P203"><text:span text:style-name="T1317">Use the actions/send-mail (or similar action) to send the email.</text:span></text:p>
        </text:list-item>
      </text:list>
      <text:p text:style-name="P204"><text:span text:style-name="T1318">c.Use JavaMail API</text:span><text:span text:style-name="T1319">:</text:span></text:p>
      <text:p text:style-name="P204"><text:span text:style-name="T1319">&lt;dependency&gt;</text:span></text:p>
      <text:p text:style-name="P204"><text:span text:style-name="T1319"><text:s text:c="4"/>&lt;groupId&gt;javax.mail&lt;/groupId&gt;</text:span></text:p>
      <text:p text:style-name="P204"><text:span text:style-name="T1319"><text:s text:c="4"/>&lt;artifactId&gt;javax.mail-api&lt;/artifactId&gt;</text:span></text:p>
      <text:p text:style-name="P204"><text:span text:style-name="T1319"><text:s text:c="4"/>&lt;version&gt;1.6.2&lt;/version&gt;</text:span></text:p>
      <text:p text:style-name="P204"><text:span text:style-name="T1319">&lt;/dependency&gt;</text:span></text:p>
      <text:p text:style-name="P204"><text:span text:style-name="T1320"/></text:p>
      <text:p text:style-name="P204"><text:span text:style-name="T1321">Best Practices</text:span></text:p>
      <text:p text:style-name="P204"><text:span text:style-name="T1321">Security</text:span><text:span text:style-name="T1322">: Avoid hardcoding credentials; use environment variables or secure vaults.</text:span></text:p>
      <text:p text:style-name="P204"><text:span text:style-name="T1323">Readable Reports</text:span><text:span text:style-name="T1324">: Attach results in user-friendly formats like HTML or PDF.</text:span></text:p>
      <text:p text:style-name="P204"><text:span text:style-name="T1325">Logs and Evidence</text:span><text:span text:style-name="T1326">: Include logs or screenshots for failed tests.</text:span></text:p>
      <text:p text:style-name="P204"><text:span text:style-name="T1327">Automation</text:span><text:span text:style-name="T1328">: Integrate email-sending into your automation framework or CI/CD pipeline.</text:span></text:p>
      <text:p text:style-name="P204"><text:span text:style-name="T1329"/></text:p>
      <text:p text:style-name="P204"><text:span text:style-name="T1330">177.Difference between agile and scrum?</text:span></text:p>
      <text:p text:style-name="P204"><text:span text:style-name="T1330">Answer:<text:s/></text:span><text:span text:style-name="T1331">Scrum<text:s/></text:span><text:span text:style-name="T1332">is a specific<text:s/></text:span><text:span text:style-name="T1333">framework<text:s/></text:span><text:span text:style-name="T1334">for implementing<text:s/></text:span><text:span text:style-name="T1335">Agile<text:s/></text:span><text:span text:style-name="T1336">principles.</text:span></text:p>
      <text:p text:style-name="P204"><text:span text:style-name="T1337">Key Analogy:</text:span></text:p>
      <text:p text:style-name="P204"><text:span text:style-name="T1337">Agile:<text:s/></text:span><text:span text:style-name="T1338">A philosophy or way of thinking, like a blueprint for building a house.</text:span></text:p>
      <text:p text:style-name="P204"><text:span text:style-name="T1339">Scrum:<text:s/></text:span><text:span text:style-name="T1340">One specific design of the house within that blueprint, with detailed steps on how to build it.</text:span></text:p>
      <text:p text:style-name="P204"><text:span text:style-name="T1341"/></text:p>
      <text:p text:style-name="P204"><text:span text:style-name="T1342">177.How to answer for the Career gap?</text:span></text:p>
      <text:p text:style-name="P204"><text:span text:style-name="T1342">I had to take a break from my career due to an accident that required me to focus on my recovery. Thankfully, I have fully recovered and am now eager to resume my professional journey. During this time, I also kept myself updated with industry trends and enhanced my skills through learning and self-improvement. I am excited to bring my expertise in automation testing back to the workforce and contribute effectively to a new team</text:span></text:p>
      <text:p text:style-name="P204"><text:span text:style-name="T1342">***************************************************************************</text:span></text:p>
      <text:p text:style-name="P204"><text:span text:style-name="T1343"/></text:p>
      <text:p text:style-name="P204"><text:span text:style-name="T1344">Teknorix,goa</text:span></text:p>
      <text:p text:style-name="P204"><text:span text:style-name="T1344">20,21,23,120,155,156,168</text:span></text:p>
      <text:p text:style-name="P204"><text:span text:style-name="T1345">QA Roadmap:</text:span></text:p>
      <text:p text:style-name="P205"><text:span text:style-name="T1346"/></text:p>
      <text:p text:style-name="P206"><text:span text:style-name="T1347">Testing Tools Candidates Should Be Familiar With</text:span><text:span text:style-name="T1348">:</text:span></text:p>
      <text:p text:style-name="P206"><text:span text:style-name="T1349">Selenium</text:span><text:span text:style-name="T1350"><text:s/>– Automated functional testing</text:span></text:p>
      <text:p text:style-name="P206"><text:span text:style-name="T1351">JMeter<text:s/></text:span><text:span text:style-name="T1352">– Performance and load testing</text:span></text:p>
      <text:p text:style-name="P206"><text:span text:style-name="T1353">Postman<text:s/></text:span><text:span text:style-name="T1354">– API testing</text:span></text:p>
      <text:p text:style-name="P206"><text:span text:style-name="T1354">BrowserStack / Sauce Labs – Cross-browser and cross-device testing</text:span></text:p>
      <text:p text:style-name="P206"><text:span text:style-name="T1354">Lighthouse – Website performance and SEO testing</text:span></text:p>
      <text:p text:style-name="P206"><text:span text:style-name="T1354">Google PageSpeed Insights – Speed and optimization testing</text:span></text:p>
      <text:p text:style-name="P206"><text:span text:style-name="T1354">WAVE / axe Accessibility Checker – Accessibility testing</text:span></text:p>
      <text:p text:style-name="P206"><text:span text:style-name="T1355">TestRail / Zephyr<text:s/></text:span><text:span text:style-name="T1356">– Test case management</text:span></text:p>
      <text:p text:style-name="P206"><text:span text:style-name="T1357">Bugzilla / JIRA<text:s/></text:span><text:span text:style-name="T1358">– Bug tracking and issue management</text:span></text:p>
      <text:p text:style-name="P206"><text:span text:style-name="T1359"/></text:p>
      <text:p text:style-name="P206"><text:span text:style-name="T1360">*******************************************************************</text:span></text:p>
      <text:p text:style-name="P206"><text:span text:style-name="T1361"/></text:p>
      <text:p text:style-name="P206"><text:span text:style-name="T1361"/></text:p>
      <text:p text:style-name="P206"><text:span text:style-name="T1361"/></text:p>
      <text:p text:style-name="P206"><text:span text:style-name="T1361"/></text:p>
      <text:p text:style-name="P206"><text:span text:style-name="T136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